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ArialMT" svg:font-family="ArialMT" style:font-family-generic="swiss"/>
    <style:font-face style:name="Gautami" svg:font-family="Gautami"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1.4201in"/>
    </style:style>
    <style:style style:name="co4" style:family="table-column">
      <style:table-column-properties fo:break-before="auto" style:column-width="0.6118in"/>
    </style:style>
    <style:style style:name="co5" style:family="table-column">
      <style:table-column-properties fo:break-before="auto" style:column-width="1.0484in"/>
    </style:style>
    <style:style style:name="co6" style:family="table-column">
      <style:table-column-properties fo:break-before="auto" style:column-width="7.0138in"/>
    </style:style>
    <style:style style:name="co7" style:family="table-column">
      <style:table-column-properties fo:break-before="auto" style:column-width="0.5783in"/>
    </style:style>
    <style:style style:name="co8" style:family="table-column">
      <style:table-column-properties fo:break-before="auto" style:column-width="0.9283in"/>
    </style:style>
    <style:style style:name="ro9"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6839in" fo:break-before="auto" style:use-optimal-row-height="true"/>
    </style:style>
    <style:style style:name="ro5" style:family="table-row">
      <style:table-row-properties style:row-height="0.5181in" fo:break-before="auto" style:use-optimal-row-height="true"/>
    </style:style>
    <style:style style:name="ro6" style:family="table-row">
      <style:table-row-properties style:row-height="3.6689in" fo:break-before="auto" style:use-optimal-row-height="true"/>
    </style:style>
    <style:style style:name="ro7" style:family="table-row">
      <style:table-row-properties style:row-height="1.3472in" fo:break-before="auto" style:use-optimal-row-height="true"/>
    </style:style>
    <style:style style:name="ro8" style:family="table-row">
      <style:table-row-properties style:row-height="0.8492in" fo:break-before="auto" style:use-optimal-row-height="true"/>
    </style:style>
    <style:style style:name="ro10" style:family="table-row">
      <style:table-row-properties style:row-height="1.5134in" fo:break-before="auto" style:use-optimal-row-height="true"/>
    </style:style>
    <style:style style:name="ro11" style:family="table-row">
      <style:table-row-properties style:row-height="1.1811in" fo:break-before="auto" style:use-optimal-row-height="true"/>
    </style:style>
    <style:style style:name="ro12" style:family="table-row">
      <style:table-row-properties style:row-height="1.0154in" fo:break-before="auto" style:use-optimal-row-height="true"/>
    </style:style>
    <style:style style:name="ro13" style:family="table-row">
      <style:table-row-properties style:row-height="0.7252in" fo:break-before="auto" style:use-optimal-row-height="true"/>
    </style:style>
    <style:style style:name="ro14" style:family="table-row">
      <style:table-row-properties style:row-height="0.4146in" fo:break-before="auto" style:use-optimal-row-height="true"/>
    </style:style>
    <style:style style:name="ro15" style:family="table-row">
      <style:table-row-properties style:row-height="0.3835in" fo:break-before="auto" style:use-optimal-row-height="true"/>
    </style:style>
    <style:style style:name="ro16" style:family="table-row">
      <style:table-row-properties style:row-height="0.611in" fo:break-before="auto" style:use-optimal-row-height="true"/>
    </style:style>
    <style:style style:name="ro17" style:family="table-row">
      <style:table-row-properties style:row-height="0.7146in" fo:break-before="auto" style:use-optimal-row-height="true"/>
    </style:style>
    <style:style style:name="ro18" style:family="table-row">
      <style:table-row-properties style:row-height="0.3728in" fo:break-before="auto" style:use-optimal-row-height="true"/>
    </style:style>
    <style:style style:name="ro19" style:family="table-row">
      <style:table-row-properties style:row-height="0.5492in" fo:break-before="auto" style:use-optimal-row-height="true"/>
    </style:style>
    <style:style style:name="ro20" style:family="table-row">
      <style:table-row-properties style:row-height="0.1965in" fo:break-before="auto" style:use-optimal-row-height="true"/>
    </style:style>
    <style:style style:name="ro21" style:family="table-row">
      <style:table-row-properties style:row-height="0.2173in" fo:break-before="auto" style:use-optimal-row-height="true"/>
    </style:style>
    <style:style style:name="ro22" style:family="table-row">
      <style:table-row-properties style:row-height="0.880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fix" style:repeat-content="false" fo:wrap-option="wrap" style:vertical-align="top"/>
      <style:paragraph-properties fo:text-align="start"/>
      <style:text-properties fo:language="en" fo:country="US" style:language-asian="en" style:country-asian="US" style:language-complex="en" style:country-complex="US"/>
    </style:style>
    <style:style style:name="ce4" style:family="table-cell" style:parent-style-name="Default">
      <style:table-cell-properties style:text-align-source="fix" style:repeat-content="false" fo:wrap-option="wrap" style:vertical-align="top"/>
      <style:paragraph-properties fo:text-align="start"/>
      <style:text-properties fo:color="#000000" style:font-name="ArialMT" fo:language="en" fo:country="US" style:font-name-asian="ArialMT" style:language-asian="en" style:country-asian="US" style:font-name-complex="ArialMT" style:font-size-complex="5.65000009536743pt" style:language-complex="en" style:country-complex="US"/>
    </style:style>
    <style:style style:name="ce5" style:family="table-cell" style:parent-style-name="Default">
      <style:table-cell-properties style:text-align-source="fix" style:repeat-content="false" fo:wrap-option="wrap" style:vertical-align="top"/>
      <style:paragraph-properties fo:text-align="start"/>
      <style:text-properties fo:color="#000000" fo:language="en" fo:country="US" style:font-name-asian="ArialMT" style:language-asian="en" style:country-asian="US" style:font-name-complex="ArialMT" style:font-size-complex="5.65000009536743pt" style:language-complex="en" style:country-complex="US"/>
    </style:style>
    <style:style style:name="ce6" style:family="table-cell" style:parent-style-name="Default">
      <style:table-cell-properties style:text-align-source="fix" style:repeat-content="false" fo:wrap-option="wrap" style:vertical-align="top"/>
      <style:paragraph-properties fo:text-align="start"/>
      <style:text-properties fo:color="#000000" style:font-name="ArialMT" fo:font-size="11pt" fo:language="en" fo:country="US" style:font-name-asian="ArialMT" style:font-size-asian="11pt" style:language-asian="en" style:country-asian="US" style:font-name-complex="ArialMT" style:font-size-complex="6.25pt" style:language-complex="en" style:country-complex="US"/>
    </style:style>
    <style:style style:name="ce7" style:family="table-cell" style:parent-style-name="Default">
      <style:table-cell-properties style:text-align-source="fix" style:repeat-content="false" fo:wrap-option="wrap" style:vertical-align="top"/>
      <style:paragraph-properties fo:text-align="start"/>
      <style:text-properties fo:color="#000000" fo:language="en" fo:country="US" style:font-name-asian="ArialMT" style:font-size-asian="11pt" style:language-asian="en" style:country-asian="US" style:font-name-complex="ArialMT" style:font-size-complex="6.25pt" style:language-complex="en" style:country-complex="US"/>
    </style:style>
    <style:style style:name="ce8" style:family="table-cell" style:parent-style-name="Default">
      <style:text-properties style:text-underline-style="solid" style:text-underline-width="auto" style:text-underline-color="font-color" fo:font-weight="bold" style:font-weight-asian="bold" style:font-weight-complex="bold"/>
    </style:style>
    <style:style style:name="T1" style:family="text">
      <style:text-properties style:text-position="super 58%"/>
    </style:style>
    <style:style style:name="T2" style:family="text">
      <style:text-properties fo:color="#000000" style:font-name="ArialMT" fo:font-size="11pt" fo:font-style="normal" fo:font-weight="normal" style:font-name-asian="ArialMT" style:font-size-asian="11pt" style:font-style-asian="normal" style:font-weight-asian="normal" style:font-name-complex="ArialMT" style:font-size-complex="6.30000019073486pt" style:font-style-complex="normal" style:font-weight-complex="normal"/>
    </style:style>
    <style:style style:name="T3" style:family="text">
      <style:text-properties fo:color="#000000" style:font-name="ArialMT" fo:font-size="11pt" style:font-name-asian="ArialMT" style:font-size-asian="11pt" style:font-name-complex="ArialMT" style:font-size-complex="6.30000019073486pt"/>
    </style:style>
    <style:style style:name="T4" style:family="text">
      <style:text-properties fo:color="#000000" style:font-name="ArialMT" fo:font-size="10pt" fo:font-style="normal" fo:font-weight="normal" style:letter-kerning="true" style:font-name-asian="ArialMT" style:font-size-asian="10pt" style:font-style-asian="normal" style:font-weight-asian="normal" style:font-name-complex="ArialMT" style:font-size-complex="5.69999980926514pt" style:font-style-complex="normal" style:font-weight-complex="normal"/>
    </style:style>
    <style:style style:name="T5" style:family="text">
      <style:text-properties style:font-name="F" fo:font-size="12pt"/>
    </style:style>
    <style:style style:name="T6" style:family="text">
      <style:text-properties fo:color="#000000" style:font-name="ArialMT" style:letter-kerning="true" style:font-name-asian="ArialMT" style:font-name-complex="ArialMT" style:font-size-complex="5.69999980926514pt"/>
    </style:style>
  </office:automatic-styles>
  <office:body>
    <office:spreadsheet>
      <table:content-validations>
        <table:content-validation table:name="val1" table:condition="of:cell-content-is-in-list([$Enumerations.$C$2:.$C$4])" table:allow-empty-cell="true" table:display-list="unsorted" table:base-cell-address="Keywords.B2"/>
        <table:content-validation table:name="val2" table:condition="of:cell-content-is-in-list([$Enumerations.$A$2:.$A$15])" table:allow-empty-cell="true" table:display-list="unsorted" table:base-cell-address="Keywords.B2"/>
        <table:content-validation table:name="val3" table:condition="of:cell-content-is-in-list([$Enumerations.$D$2:.$D$8])" table:allow-empty-cell="true" table:display-list="unsorted" table:base-cell-address="Keywords.D862">
          <table:error-message table:message-type="stop" table:display="true"/>
        </table:content-validation>
        <table:content-validation table:name="val4" table:condition="of:cell-content-is-in-list([$Enumerations.$B$2:.$B$6])" table:allow-empty-cell="true" table:display-list="unsorted" table:base-cell-address="Keywords.C2"/>
      </table:content-validations>
      <table:table table:name="Keywords" table:style-name="ta1" table:print="false">
        <office:forms form:automatic-focus="false" form:apply-design-mode="false"/>
        <table:table-column table:style-name="co2" table:default-cell-style-name="ce2"/>
        <table:table-column table:style-name="co4" table:number-columns-repeated="2" table:default-cell-style-name="ce2"/>
        <table:table-column table:style-name="co5" table:default-cell-style-name="ce2"/>
        <table:table-column table:style-name="co3" table:number-columns-repeated="2" table:default-cell-style-name="ce2"/>
        <table:table-column table:style-name="co6" table:default-cell-style-name="ce2"/>
        <table:table-column table:style-name="co3" table:number-columns-repeated="1017" table:default-cell-style-name="ce2"/>
        <table:table-row table:style-name="ro2">
          <table:table-cell table:style-name="ce1" office:value-type="string">
            <text:p>Keyword</text:p>
          </table:table-cell>
          <table:table-cell table:style-name="ce1" office:value-type="string">
            <text:p>Mode</text:p>
          </table:table-cell>
          <table:table-cell table:style-name="ce1" office:value-type="string">
            <text:p>Version</text:p>
          </table:table-cell>
          <table:table-cell table:style-name="ce1" office:value-type="string">
            <text:p>Edition</text:p>
          </table:table-cell>
          <table:table-cell table:style-name="ce1" office:value-type="string">
            <text:p>Type</text:p>
          </table:table-cell>
          <table:table-cell table:style-name="ce1" office:value-type="string">
            <text:p>Cost</text:p>
          </table:table-cell>
          <table:table-cell table:style-name="ce1" office:value-type="string">
            <text:p>Description</text:p>
          </table:table-cell>
          <table:table-cell table:number-columns-repeated="1017"/>
        </table:table-row>
        <table:table-row table:style-name="ro3">
          <table:table-cell office:value-type="string">
            <text:p>9 Lives</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9 Lives takes their last wound, immediately roll +1r . Remove one wound for every star rolled. If no stars are rolled the model is destroyed.</text:p>
          </table:table-cell>
          <table:table-cell table:number-columns-repeated="1017"/>
        </table:table-row>
        <table:table-row table:style-name="ro3">
          <table:table-cell office:value-type="string">
            <text:p>9 Lives</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One Use Only. When a model with 9 lives is destroyed, immediately roll 1r. Remove one wound token for each star rolled If no stars are rolled the model is destroyed as normal.</text:p>
          </table:table-cell>
          <table:table-cell table:number-columns-repeated="1017"/>
        </table:table-row>
        <table:table-row table:style-name="ro3">
          <table:table-cell office:value-type="string">
            <text:p>Active Spawn</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Spawning points with Active Spawn may activate during the Consul Turn in the same manner as 16-Bit Monsters. <text:s/>When destroyed they grant loot as normal for spawning points.</text:p>
          </table:table-cell>
          <table:table-cell table:number-columns-repeated="1017"/>
        </table:table-row>
        <table:table-row table:style-name="ro2">
          <table:table-cell office:value-type="string">
            <text:p>Alchemy</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Turn any hearts rolled into potions.</text:p>
          </table:table-cell>
          <table:table-cell table:number-columns-repeated="1017"/>
        </table:table-row>
        <table:table-row table:style-name="ro2">
          <table:table-cell office:value-type="string">
            <text:p>Alchemy</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Alchemy rolls a heart they may choose to gain a potion instead.</text:p>
          </table:table-cell>
          <table:table-cell table:number-columns-repeated="1017"/>
        </table:table-row>
        <table:table-row table:style-name="ro3">
          <table:table-cell office:value-type="string">
            <text:p>All-Seeing</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This Pet’s Master gains Hookshot on its basic Magic attack if it has one, so long as it begins its activation within 2 squares of this Pet.</text:p>
          </table:table-cell>
          <table:table-cell table:number-columns-repeated="1017"/>
        </table:table-row>
        <table:table-row table:style-name="ro3">
          <table:table-cell office:value-type="string">
            <text:p>Ambush</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this model spawns or enters play using a Princess Coin, it may be placed on any open square in the dungeon.</text:p>
          </table:table-cell>
          <table:table-cell table:number-columns-repeated="1017"/>
        </table:table-row>
        <table:table-row table:style-name="ro4">
          <table:table-cell office:value-type="string">
            <text:p>Angry Walrus</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t the end of the Consul's power-up phase, the Consul rolls 1B. If no stars are rolled, nothing happens. <text:s/>If any stars are rolled, the Consul may move the model with Angry Walrus up to one square for each star rolled and then make a basic melee offensive action against any other member of the party in range. <text:s/>Arcade: the Hero's controller rolls and must move towards and attack the closest other friendly model if stars are rolled.</text:p>
          </table:table-cell>
          <table:table-cell table:number-columns-repeated="1017"/>
        </table:table-row>
        <table:table-row table:style-name="ro5">
          <table:table-cell office:value-type="string">
            <text:p>Animate Soul</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Place a crystal token on target Hero. When the Hero is destroyed, if the model that placed the crystal is not in play, remove the crystal token to spawn the model that placed the crystal adjacent to the Hero. The model spawned in this way suffers three wounds after being placed.</text:p>
          </table:table-cell>
          <table:table-cell table:number-columns-repeated="1017"/>
        </table:table-row>
        <table:table-row table:style-name="ro2">
          <table:table-cell office:value-type="string">
            <text:p>Another Round</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During upkeep roll 1b. <text:s/>For every start rolled Deodric gains one potion.</text:p>
          </table:table-cell>
          <table:table-cell table:number-columns-repeated="1017"/>
        </table:table-row>
        <table:table-row table:style-name="ro4">
          <table:table-cell office:value-type="string">
            <text:p>Arc</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fter resolving an action with Arc, choose another model within two squares of the last model targeted and which has not already been targeted. <text:s/>Resolve the action again, rolling one less dice of the player's choice against the new target. <text:s/>Continue choosing new targets in this manner until Arc fails to inflict a wound, no dice remain, or there is no new target in range.</text:p>
          </table:table-cell>
          <table:table-cell table:number-columns-repeated="1017"/>
        </table:table-row>
        <table:table-row table:style-name="ro5">
          <table:table-cell office:value-type="string">
            <text:p>Area</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n area is drawn place the appropriate template anywhere within the tile.\r\n\r\nTrap templates may not be placed across walls, structures, or chasms. They may be placed in the same square as a friendly or enemy models.</text:p>
          </table:table-cell>
          <table:table-cell table:number-columns-repeated="1017"/>
        </table:table-row>
        <table:table-row table:style-name="ro6">
          <table:table-cell office:value-type="string">
            <text:p>Area Effects</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Definition</text:p>
          </table:table-cell>
          <table:table-cell office:value-type="string">
            <text:p>None</text:p>
          </table:table-cell>
          <table:table-cell office:value-type="string">
            <text:p>Some abilities can hit multiple models all at the same time.\r\nThese are called, area effects. Area effects have a special set of\r\nrules to govern how they function:\r\n* First determine which models are in the squares that will be\r\naffected by the area effect. This will vary depending on the\r\ntype of area effect being used.\r\n• Burst X requires that you select a single model, in line of sight\r\nto the model using the effect, as the action’s target. The area\r\neffect is centered on that target.\r\n• Cross X, Wave X, and Aura X are centered on the user. In this\r\ncase the user is considered the target but it is not affected by\r\nits own area effect unless the effect states otherwise (such as\r\nin the case of Augment).\r\n•Lance X, Spray X, and Sweep X require that you choose one\r\nsquare that is adjacent (but not diagonal) to the model using\r\nthe effect. Then determine the remaining squares affected\r\nfrom the initial square chosen, using the area effect’s rules\r\nand diagrams as a guide. Unlike other effects the initial square\r\nchosen may be empty.\r\n• If the area effect is part of an attack, make a single attack roll\r\nand apply it to every model affected. Each model affected\r\nmakes their own defense roll, comparing their result to the\r\nattack roll separately.\r\n• All models affects by an area effect are considered to be hit\r\nsimultaneously.\r\n• Friendly models, including the user, are not affected by area\r\neffects unless the area effect specifies otherwise (such as in\r\nthe case of Augment).\r\n• Area effects do not affect squares that the user cannot draw\r\nline of sight to unless the area effect specifies otherwise.\r\n• Some area effects cover a different area if the model using\r\nthem is on a large base. When this is the case, use the example\r\ndiagram as a guide.\r\n• If a model is affected by two area effects simultaneously the\r\neffects are cumaltive as long as the abilities are different --\r\neven if their effects are the same.\r\n• Some area effects replace the distance portion of a model’s\r\nspecial ability ie Magic X, Missile X, or Range X. In this case\r\nignore the ‘X’ portion of the ability that allows them to target\r\ndistant models and replace it with the area effect. The model\r\nmay still use the attribute specified by that ability when\r\nmaking an attack roll.</text:p>
          </table:table-cell>
          <table:table-cell table:number-columns-repeated="1017"/>
        </table:table-row>
        <table:table-row table:style-name="ro7">
          <table:table-cell office:value-type="string">
            <text:p>Area Effects</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Definition</text:p>
          </table:table-cell>
          <table:table-cell office:value-type="string">
            <text:p>None</text:p>
          </table:table-cell>
          <table:table-cell office:value-type="string">
            <text:p>Some actions can hit multiple models all at the same time. These actions are called area effects. To use an area effect, first determine which models are in squares that will be affected. Squares that the user cannot draw line of sight to are not affected. All models that are within the area are considered to be affected simultaneously.\r\n\r\nWith the exception of Burst X, area effects replace the range of an action. If the area effect action requires an offense roll the model using the action makes a single roll. Every model within the area is allowed to make a defense roll. Friendly models, including the user, are not affected by area effects unless they are Augment or Dangerous actions. If a model is affected by two area effects simultaneously the effects are cumulative as long as the actions’ names are different, even if their effects are the same.</text:p>
          </table:table-cell>
          <table:table-cell table:number-columns-repeated="1017"/>
        </table:table-row>
        <table:table-row table:style-name="ro2">
          <table:table-cell office:value-type="string">
            <text:p>Artillery</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n action with Artillery may target any square within range, even if no model occupies the square.</text:p>
          </table:table-cell>
          <table:table-cell table:number-columns-repeated="1017"/>
        </table:table-row>
        <table:table-row table:style-name="ro2">
          <table:table-cell office:value-type="string">
            <text:p>Augment</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bilities with Augment may only target or affect friendly models that are hit, including the user.</text:p>
          </table:table-cell>
          <table:table-cell table:number-columns-repeated="1017"/>
        </table:table-row>
        <table:table-row table:style-name="ro3">
          <table:table-cell office:value-type="string">
            <text:p>Aura X</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Definition</text:p>
          </table:table-cell>
          <table:table-cell office:value-type="string">
            <text:p>None</text:p>
          </table:table-cell>
          <table:table-cell office:value-type="string">
            <text:p>An Aura effect follows the same rules as Wave X with one important difference -- Auras remain in play, centered on and moving with the user, until the beginning of their next activation.</text:p>
          </table:table-cell>
          <table:table-cell table:number-columns-repeated="1017"/>
        </table:table-row>
        <table:table-row table:style-name="ro3">
          <table:table-cell office:value-type="string">
            <text:p>Aura X</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Definition</text:p>
          </table:table-cell>
          <table:table-cell office:value-type="string">
            <text:p>None</text:p>
          </table:table-cell>
          <table:table-cell office:value-type="string">
            <text:p>An Aura effect is centered on the user’s base and every square within X squares of the user. Auras remain in play, centered on and moving with the user, until their next upkeep.</text:p>
          </table:table-cell>
          <table:table-cell table:number-columns-repeated="1017"/>
        </table:table-row>
        <table:table-row table:style-name="ro3">
          <table:table-cell office:value-type="string">
            <text:p>Autosav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One Use Only. When this model or a friendly model within 2 squares would be destroyed, immediately roll 1G. Remove one wound token for each star rolled. If no stars are rolled, the model is destroyed as normal.</text:p>
          </table:table-cell>
          <table:table-cell table:number-columns-repeated="1017"/>
        </table:table-row>
        <table:table-row table:style-name="ro3">
          <table:table-cell office:value-type="string">
            <text:p>Backlash</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If a model with Backlash exceeds an attack roll with their defense roll the attacker takes one wound. Wounds caused by Backlash do not advance the Power Gauge.</text:p>
          </table:table-cell>
          <table:table-cell table:number-columns-repeated="1017"/>
        </table:table-row>
        <table:table-row table:style-name="ro2">
          <table:table-cell office:value-type="string">
            <text:p>Backlash</text:p>
          </table:table-cell>
          <table:table-cell table:content-validation-name="val1" office:value-type="string">
            <text:p>Dual</text:p>
          </table:table-cell>
          <table:table-cell table:content-validation-name="val2" office:value-type="float" office:value="1.5">
            <text:p>1.5</text:p>
          </table:table-cell>
          <table:table-cell table:content-validation-name="val2"/>
          <table:table-cell table:content-validation-name="val4" office:value-type="string">
            <text:p>Trait</text:p>
          </table:table-cell>
          <table:table-cell office:value-type="string">
            <text:p>None</text:p>
          </table:table-cell>
          <table:table-cell office:value-type="string">
            <text:p>If a model with Backlash exceeds an offense roll with their defense roll the attacker takes one wound</text:p>
          </table:table-cell>
          <table:table-cell table:number-columns-repeated="1017"/>
        </table:table-row>
        <table:table-row table:style-name="ro3">
          <table:table-cell office:value-type="string">
            <text:p>Backlash</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Backlash is targeted by an offensive action and wins the defense roll, the model making the Offense roll suffers one wound. A model may not draw a loot card for destroying a model due to Backlash.</text:p>
          </table:table-cell>
          <table:table-cell table:number-columns-repeated="1017"/>
        </table:table-row>
        <table:table-row table:style-name="ro2">
          <table:table-cell office:value-type="string">
            <text:p>Backstabber</text:p>
          </table:table-cell>
          <table:table-cell table:content-validation-name="val1" office:value-type="string">
            <text:p>Dual</text:p>
          </table:table-cell>
          <table:table-cell table:content-validation-name="val2" office:value-type="float" office:value="1.5">
            <text:p>1.5</text:p>
          </table:table-cell>
          <table:table-cell table:content-validation-name="val2"/>
          <table:table-cell table:content-validation-name="val4" office:value-type="string">
            <text:p>Trait</text:p>
          </table:table-cell>
          <table:table-cell office:value-type="string">
            <text:p>None</text:p>
          </table:table-cell>
          <table:table-cell office:value-type="string">
            <text:p>Whenever the Model suffers a wound can place it on a friendly model adjacent instead.</text:p>
          </table:table-cell>
          <table:table-cell table:number-columns-repeated="1017"/>
        </table:table-row>
        <table:table-row table:style-name="ro3">
          <table:table-cell office:value-type="string">
            <text:p>Backstabber</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Backstabber suffers a wound, they may place the wound token on an adjacent friendly model instead.</text:p>
          </table:table-cell>
          <table:table-cell table:number-columns-repeated="1017"/>
        </table:table-row>
        <table:table-row table:style-name="ro2">
          <table:table-cell office:value-type="string">
            <text:p>Bane</text:p>
          </table:table-cell>
          <table:table-cell table:content-validation-name="val1" office:value-type="string">
            <text:p>Dual</text:p>
          </table:table-cell>
          <table:table-cell table:content-validation-name="val2" office:value-type="float" office:value="1.5">
            <text:p>1.5</text:p>
          </table:table-cell>
          <table:table-cell table:content-validation-name="val2"/>
          <table:table-cell table:content-validation-name="val4" office:value-type="string">
            <text:p>Trait</text:p>
          </table:table-cell>
          <table:table-cell office:value-type="string">
            <text:p>None</text:p>
          </table:table-cell>
          <table:table-cell table:style-name="Default" office:value-type="string">
            <text:p>A model suffering Bane discards the highest result rolled anytime it makes an offense roll.</text:p>
          </table:table-cell>
          <table:table-cell table:number-columns-repeated="1017"/>
        </table:table-row>
        <table:table-row table:style-name="ro3">
          <table:table-cell office:value-type="string">
            <text:p>Bane</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suffering Bane discards the highest result rolled anytime it makes a defense roll. (Arcade: A monster suffering Bane Reduces its ARM by 1st.)</text:p>
          </table:table-cell>
          <table:table-cell table:number-columns-repeated="1017"/>
        </table:table-row>
        <table:table-row table:style-name="ro2">
          <table:table-cell office:value-type="string">
            <text:p>Bane Aura</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Monsters with Ruby affinity that are within 2 squares of Shallow Grave gain Bane.</text:p>
          </table:table-cell>
          <table:table-cell table:number-columns-repeated="1017"/>
        </table:table-row>
        <table:table-row table:style-name="ro2">
          <table:table-cell office:value-type="string">
            <text:p>Berserk</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During its activation a model with Berserk may make a single a single Melee Attack costing no action points.</text:p>
          </table:table-cell>
          <table:table-cell table:number-columns-repeated="1017"/>
        </table:table-row>
        <table:table-row table:style-name="ro3">
          <table:table-cell office:value-type="string">
            <text:p>Bind</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or effect with bind places a bind counter on any model it damages. A model suffering bind may not use any of its Special Actions.</text:p>
          </table:table-cell>
          <table:table-cell table:number-columns-repeated="1017"/>
        </table:table-row>
        <table:table-row table:style-name="ro3">
          <table:table-cell office:value-type="string">
            <text:p>Black Ic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Enemy models that end an activation within 2 squares of this model are moved two squares directly away from the model with Black Ice.</text:p>
          </table:table-cell>
          <table:table-cell table:number-columns-repeated="1017"/>
        </table:table-row>
        <table:table-row table:style-name="ro2">
          <table:table-cell office:value-type="string">
            <text:p>Bleed</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making an offensive roll, a model with Bleed counts any Heart rolled as both one star and one heart.</text:p>
          </table:table-cell>
          <table:table-cell table:number-columns-repeated="1017"/>
        </table:table-row>
        <table:table-row table:style-name="ro2">
          <table:table-cell office:value-type="string">
            <text:p>Blessed Strik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Blessed Strike gains +1st to all offense rolls it makes for each spent Princess Coin on its card.</text:p>
          </table:table-cell>
          <table:table-cell table:number-columns-repeated="1017"/>
        </table:table-row>
        <table:table-row table:style-name="ro3">
          <table:table-cell office:value-type="string">
            <text:p>Blessing</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tile effect with Blessing bestows a positive effect, specified on the tile effect's card, to models within the tile. Blessings only effect Hero, elite and minion models.</text:p>
          </table:table-cell>
          <table:table-cell table:number-columns-repeated="1017"/>
        </table:table-row>
        <table:table-row table:style-name="ro2">
          <table:table-cell office:value-type="string">
            <text:p>Blood Drinker</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Blood Dinker rolls a heart they gain one heart in exactly the same manor as a Hero.</text:p>
          </table:table-cell>
          <table:table-cell table:number-columns-repeated="1017"/>
        </table:table-row>
        <table:table-row table:style-name="ro3">
          <table:table-cell office:value-type="string">
            <text:p>Blood Drinker</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Blood Drinker inflicts a wound they may remove one wound or one status effect for every wound rolled.</text:p>
          </table:table-cell>
          <table:table-cell table:number-columns-repeated="1017"/>
        </table:table-row>
        <table:table-row table:style-name="ro3">
          <table:table-cell office:value-type="string">
            <text:p>Bob-omb!</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If another Hero activates after this Hero, during the same turn, that Hero gains +1R to the first offense roll it makes that activation.</text:p>
          </table:table-cell>
          <table:table-cell table:number-columns-repeated="1017"/>
        </table:table-row>
        <table:table-row table:style-name="ro3">
          <table:table-cell office:value-type="string">
            <text:p>Bone Collector</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Bone Collector may use Hearts it rolls during successful offensive actions on Pets as well as Heroes.</text:p>
          </table:table-cell>
          <table:table-cell table:number-columns-repeated="1017"/>
        </table:table-row>
        <table:table-row table:style-name="ro5">
          <table:table-cell office:value-type="string">
            <text:p>Bone Pil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this model is destroyed leave a Bone Pile counter in the same square it occupied. This counter is ignored for purposes of movement and line of sight. A model may spend two points of speed to stomp on a Bone Pile counter in their square to remove it from play.</text:p>
          </table:table-cell>
          <table:table-cell table:number-columns-repeated="1017"/>
        </table:table-row>
        <table:table-row table:style-name="ro5">
          <table:table-cell office:value-type="string">
            <text:p>Bone Pile</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Bone Pile is destroyed replace it with a Bone Pile Token. If all Bone Piles are already on the dungeon map move the Bone Pile furthest from the Heroes to the new square. Enemy models may spend 2 movement points to remove an adjacent Bone Pile from play.</text:p>
          </table:table-cell>
          <table:table-cell table:number-columns-repeated="1017"/>
        </table:table-row>
        <table:table-row table:style-name="ro2">
          <table:table-cell office:value-type="string">
            <text:p>Boo Booty</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Boo Booty cannot by spawned, instead they enter play when their treasure card is drawn.</text:p>
          </table:table-cell>
          <table:table-cell table:number-columns-repeated="1017"/>
        </table:table-row>
        <table:table-row table:style-name="ro3">
          <table:table-cell office:value-type="string">
            <text:p>Bound</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nster with Bound is destroyed, a SUPER on the same tile may instead choose to suffer one wound and prevent the monster from being destroyed.</text:p>
          </table:table-cell>
          <table:table-cell table:number-columns-repeated="1017"/>
        </table:table-row>
        <table:table-row table:style-name="ro2">
          <table:table-cell office:value-type="string">
            <text:p>Bramble Growth</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Heroes that do not have Emerald affinity count squares within 2 squares of Bramble Knight as difficult terrain.</text:p>
          </table:table-cell>
          <table:table-cell table:number-columns-repeated="1017"/>
        </table:table-row>
        <table:table-row table:style-name="ro2">
          <table:table-cell office:value-type="string">
            <text:p>Brutal Strik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this model wins an offense roll, add three stars to its total.</text:p>
          </table:table-cell>
          <table:table-cell table:number-columns-repeated="1017"/>
        </table:table-row>
        <table:table-row table:style-name="ro2">
          <table:table-cell office:value-type="string">
            <text:p>Brutality Aura</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ll models, friendly or enemy, within 2 squares gain +1st STR.</text:p>
          </table:table-cell>
          <table:table-cell table:number-columns-repeated="1017"/>
        </table:table-row>
        <table:table-row table:style-name="ro3">
          <table:table-cell office:value-type="string">
            <text:p>Bulldozer</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Bulldozer may move through enemy models, and treats difficult terrain and structure squares as open squares. All non-blessing tile effects in those squares are ignored.</text:p>
          </table:table-cell>
          <table:table-cell table:number-columns-repeated="1017"/>
        </table:table-row>
        <table:table-row table:style-name="ro2">
          <table:table-cell office:value-type="string">
            <text:p>Bully</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nster with Bully always targets the Hero with the least wrath with its commands.</text:p>
          </table:table-cell>
          <table:table-cell table:number-columns-repeated="1017"/>
        </table:table-row>
        <table:table-row table:style-name="ro3">
          <table:table-cell office:value-type="string">
            <text:p>Burrow</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Instead of moving normally this model may choose to burrow. Remove all status effect counters. Place the model with Burrow in any empty square within six squares of its current square.</text:p>
          </table:table-cell>
          <table:table-cell table:number-columns-repeated="1017"/>
        </table:table-row>
        <table:table-row table:style-name="ro2">
          <table:table-cell office:value-type="string">
            <text:p>Burrow</text:p>
          </table:table-cell>
          <table:table-cell table:content-validation-name="val1" office:value-type="string">
            <text:p>Dual</text:p>
          </table:table-cell>
          <table:table-cell table:content-validation-name="val2" office:value-type="float" office:value="1.5">
            <text:p>1.5</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Burrow ignores structures and walls when moving.</text:p>
          </table:table-cell>
          <table:table-cell table:number-columns-repeated="1017"/>
        </table:table-row>
        <table:table-row table:style-name="ro3">
          <table:table-cell office:value-type="string">
            <text:p>Burrow</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Burrow may move through walls, and treats difficult terrain and structure squares as open squares. All non-blessing tile effects in squares are ignored.</text:p>
          </table:table-cell>
          <table:table-cell table:number-columns-repeated="1017"/>
        </table:table-row>
        <table:table-row table:style-name="ro3">
          <table:table-cell office:value-type="string">
            <text:p>Burst X</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Definition</text:p>
          </table:table-cell>
          <table:table-cell office:value-type="string">
            <text:p>None</text:p>
          </table:table-cell>
          <table:table-cell office:value-type="string">
            <text:p>A Burst effect occurs as part of a ranged attack or ability. When a target is hit by a ranged effect with Burst X,the effect hits the target and every model within X squares of the target.</text:p>
          </table:table-cell>
          <table:table-cell table:number-columns-repeated="1017"/>
        </table:table-row>
        <table:table-row table:style-name="ro8">
          <table:table-cell office:value-type="string">
            <text:p>Burst X</text:p>
          </table:table-cell>
          <table:table-cell table:content-validation-name="val1" office:value-type="string">
            <text:p>Dual</text:p>
          </table:table-cell>
          <table:table-cell table:content-validation-name="val2" office:value-type="float" office:value="1.1">
            <text:p>1.1</text:p>
          </table:table-cell>
          <table:table-cell table:content-validation-name="val2"/>
          <table:table-cell table:content-validation-name="val4" office:value-type="string">
            <text:p>Definition</text:p>
          </table:table-cell>
          <table:table-cell office:value-type="string">
            <text:p>None</text:p>
          </table:table-cell>
          <table:table-cell office:value-type="string">
            <text:p>Determine a Burst effect’s target as normal using the model’s\r\ninherent distance ability ( Magic X, Range X, Missile X) or the\r\none listed in the area effect action. After the target has been\r\nselected it and every model within X squares of the target and\r\nin the target’s line of sight are hit by the effect.\r\nIf a large model is targeted by a Burst effect choose one square\r\noccupied by its base as the square targeted and determine who\r\nis hit from it as normal.</text:p>
          </table:table-cell>
          <table:table-cell table:number-columns-repeated="1017"/>
        </table:table-row>
        <table:table-row table:style-name="ro4">
          <table:table-cell office:value-type="string">
            <text:p>Burst X</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Definition</text:p>
          </table:table-cell>
          <table:table-cell office:value-type="string">
            <text:p>None</text:p>
          </table:table-cell>
          <table:table-cell office:value-type="string">
            <text:p>Determine a Burst effect’s target as normal using the action’s Range. After the target has been selected, it and every model within X squares of the target are affected. Squares that the target cannot draw line of sight to are not affected. If a large based model is targeted by a Burst area effect choose one square occupied by its base as the square targeted and determine the area effect as normal.</text:p>
          </table:table-cell>
          <table:table-cell table:number-columns-repeated="1017"/>
        </table:table-row>
        <table:table-row table:style-name="ro4">
          <table:table-cell office:value-type="string">
            <text:p>Challeng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boss with Challenge spawns, the Party must choose one Hero as their Champion. No model except the Champion may deal damage to the boss, though the boss may suffer other effects (such as Push or status effects) caused by other models. The boss gains +1R to all offensive actions it takes that target the Champion. If the Champion is destroyed, the Party must select another Hero to become the Champion.</text:p>
          </table:table-cell>
          <table:table-cell table:number-columns-repeated="1017"/>
        </table:table-row>
        <table:table-row table:style-name="ro2">
          <table:table-cell office:value-type="string">
            <text:p>Champion</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Models that are adjacent to a Champion structure add +1st to all offense rolls.</text:p>
          </table:table-cell>
          <table:table-cell table:number-columns-repeated="1017"/>
        </table:table-row>
        <table:table-row table:style-name="ro2">
          <table:table-cell office:value-type="string">
            <text:p>Chasm</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Models cannot move through chasms. Models can draw line of sight through chasms.</text:p>
          </table:table-cell>
          <table:table-cell table:number-columns-repeated="1017"/>
        </table:table-row>
        <table:table-row table:style-name="ro3">
          <table:table-cell office:value-type="string">
            <text:p>Chok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or effect with choke places a choke counter on any model it damages. A model suffering Choke may not use or benefit from the effect of Potions.</text:p>
          </table:table-cell>
          <table:table-cell table:number-columns-repeated="1017"/>
        </table:table-row>
        <table:table-row table:style-name="ro3">
          <table:table-cell office:value-type="string">
            <text:p>Choke</text:p>
          </table:table-cell>
          <table:table-cell table:content-validation-name="val1" office:value-type="string">
            <text:p>Dual</text:p>
          </table:table-cell>
          <table:table-cell table:content-validation-name="val2" office:value-type="float" office:value="1.1">
            <text:p>1.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or effect with Choke places a Choke counter\r\non any model it damages. A model suffering Choke\r\nmay not drink potions.</text:p>
          </table:table-cell>
          <table:table-cell table:number-columns-repeated="1017"/>
        </table:table-row>
        <table:table-row table:style-name="ro2">
          <table:table-cell office:value-type="string">
            <text:p>Cola</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Once per activation roll 1b. For every star rolled place a potion counter on Candy’s card.</text:p>
          </table:table-cell>
          <table:table-cell table:number-columns-repeated="1017"/>
        </table:table-row>
        <table:table-row table:style-name="ro2">
          <table:table-cell office:value-type="string">
            <text:p>Cola</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During upkeep roll 1b. For every star rolled Candy gains one potion.</text:p>
          </table:table-cell>
          <table:table-cell table:number-columns-repeated="1017"/>
        </table:table-row>
        <table:table-row table:style-name="ro3">
          <table:table-cell office:value-type="string">
            <text:p>Cold</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or effect with Cold places a Cold counter on any model it damages. A model suffering Cold discards the highest result rolled anytime it makes a roll using its DEX attribute.</text:p>
          </table:table-cell>
          <table:table-cell table:number-columns-repeated="1017"/>
        </table:table-row>
        <table:table-row table:style-name="ro3">
          <table:table-cell office:value-type="string">
            <text:p>Cold Fury</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fter any Waystone Creep suffers damage during the Hero turn, a model with Cold Fury may immediately take the Stinging Wind action.</text:p>
          </table:table-cell>
          <table:table-cell table:number-columns-repeated="1017"/>
        </table:table-row>
        <table:table-row table:style-name="ro2">
          <table:table-cell office:value-type="string">
            <text:p>Compel X</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targeted by Compel may be moved a number of squares up to the value of X in any direction.</text:p>
          </table:table-cell>
          <table:table-cell table:number-columns-repeated="1017"/>
        </table:table-row>
        <table:table-row table:style-name="ro4">
          <table:table-cell office:value-type="string">
            <text:p>Control Effects</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Control Effects allow one model to move another model. A model that is moved as a result of a control effect does not count as having been activated and may still activate and move as normal during their own turn. A model may never be moved in a manner that would not be legal for them to move on their own. Difficult terrain and other tile effects are treated as normal.</text:p>
          </table:table-cell>
          <table:table-cell table:number-columns-repeated="1017"/>
        </table:table-row>
        <table:table-row table:style-name="ro2">
          <table:table-cell office:value-type="string">
            <text:p>Corpse Stench</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Corpse Stench suffers damage, all adjacent enemy models suffer Slow.</text:p>
          </table:table-cell>
          <table:table-cell table:number-columns-repeated="1017"/>
        </table:table-row>
        <table:table-row table:style-name="ro3">
          <table:table-cell office:value-type="string">
            <text:p>Counterstrik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Counterstrike suffers a wound, it may immediately make a single Melee Attack targeting the model which inflicted the wound, so long as the model is within range.</text:p>
          </table:table-cell>
          <table:table-cell table:number-columns-repeated="1017"/>
        </table:table-row>
        <table:table-row table:style-name="ro5">
          <table:table-cell office:value-type="string">
            <text:p>Cross X</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Definition</text:p>
          </table:table-cell>
          <table:table-cell office:value-type="string">
            <text:p>None</text:p>
          </table:table-cell>
          <table:table-cell office:value-type="string">
            <text:p>A Cross effect is centered on the user’s square and hits the user\r\nand every model within X squares of the user, but does not affect\r\nany diagonal squares. Crosses replace the distance portion (X) of a\r\ndistance effect, but do not replace any other aspect of the ability.</text:p>
          </table:table-cell>
          <table:table-cell table:number-columns-repeated="1017"/>
        </table:table-row>
        <table:table-row table:style-name="ro3">
          <table:table-cell office:value-type="string">
            <text:p>Cross X</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Definition</text:p>
          </table:table-cell>
          <table:table-cell office:value-type="string">
            <text:p>None</text:p>
          </table:table-cell>
          <table:table-cell office:value-type="string">
            <text:p>A Cross effect is centered on the user’s base and every square within X squares of the user, but does not affect any diagonal squares.</text:p>
          </table:table-cell>
          <table:table-cell table:number-columns-repeated="1017"/>
        </table:table-row>
        <table:table-row table:style-name="ro10">
          <table:table-cell office:value-type="string">
            <text:p>Crystal Heart</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Crystal Heart enters play, place one crystal token on it's card. The model gains the abilities of the corresponding crystal until it is destroyed:&lt;br&gt;Amethyst - Dark Radiance: All offense rolls and defense rolls made against a model with Dark Radiance reduce the result by 1.&lt;br&gt;Citrine - Predator: When an enemy model moves out of a square that is adjacent to a model with Predator, the model with Predator may immediately make a Melee Attack against that model.&lt;br&gt;Emerald - Charge: When a model with Charge uses a Lance, the model may be placed in any unoccupied square that was affected by the Lance for free.&lt;br&gt;Ruby - Fire, Fueled by Fire: A model with Fueled by Fire adds 1R to all offensive rolls for each model suffering fire.&lt;br&gt;Sapphire - Defender: Models without Defender that are adjacent to a friendly model with Defender cannot be targeted by offensive actions.</text:p>
          </table:table-cell>
          <table:table-cell table:number-columns-repeated="1017"/>
        </table:table-row>
        <table:table-row table:style-name="ro5">
          <table:table-cell office:value-type="string">
            <text:p>Crystal Shaping</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t the start of this model's activation it may discard one equipment card from the backpack in order to gain one of the following until the start of its next activation, depending on the equpment's slot:&lt;br&gt;Citrine: +1ac&lt;br&gt;Emerald: <text:s/>+2mv&lt;br&gt;Ruby: <text:s/>+1r WILL&lt;br&gt;Sapphire: +1r ARM.</text:p>
          </table:table-cell>
          <table:table-cell table:number-columns-repeated="1017"/>
        </table:table-row>
        <table:table-row table:style-name="ro2">
          <table:table-cell office:value-type="string">
            <text:p>Cursed</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nytime this model makes a defense roll discard the highest result rolled.</text:p>
          </table:table-cell>
          <table:table-cell table:number-columns-repeated="1017"/>
        </table:table-row>
        <table:table-row table:style-name="ro3">
          <table:table-cell office:value-type="string">
            <text:p>Dance Party</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If another Hero activates after the equipped hero during the same turn, that hero gains: <text:s/>+2 Movement Points, <text:s/>+1 Action Point, <text:s/>+1R DEX, <text:s/>+1R WILL, <text:s/>during that activation.</text:p>
          </table:table-cell>
          <table:table-cell table:number-columns-repeated="1017"/>
        </table:table-row>
        <table:table-row table:style-name="ro2">
          <table:table-cell office:value-type="string">
            <text:p>Dangerous</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bilities with Dangerous damage both enemy and friendly models that are hit.</text:p>
          </table:table-cell>
          <table:table-cell table:number-columns-repeated="1017"/>
        </table:table-row>
        <table:table-row table:style-name="ro2">
          <table:table-cell office:value-type="string">
            <text:p>Dark Defender</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The dungeon boss may not be targeted with offensive actions while a model with Dark Defender is in play.</text:p>
          </table:table-cell>
          <table:table-cell table:number-columns-repeated="1017"/>
        </table:table-row>
        <table:table-row table:style-name="ro2">
          <table:table-cell office:value-type="string">
            <text:p>Dark Radianc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ll offense rolls and defense rolls made against a model with Dark Radiance reduce the result by 1st.</text:p>
          </table:table-cell>
          <table:table-cell table:number-columns-repeated="1017"/>
        </table:table-row>
        <table:table-row table:style-name="ro5">
          <table:table-cell office:value-type="string">
            <text:p>Dark Reflection</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Boss sightings always affect the tile this Hero is on, in addition to any tiles listed by the Mighty Monster Chart.&lt;br&gt;(Arcade: During Consul Power-Up, look at the top card of the challenge deck. If it has a Trap effect, resolve it immediately, then discard it with no further effect.)</text:p>
          </table:table-cell>
          <table:table-cell table:number-columns-repeated="1017"/>
        </table:table-row>
        <table:table-row table:style-name="ro2">
          <table:table-cell office:value-type="string">
            <text:p>Deadly Defens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This model may score critical successes on defense rolls. If it does, the attacker suffers a wound.</text:p>
          </table:table-cell>
          <table:table-cell table:number-columns-repeated="1017"/>
        </table:table-row>
        <table:table-row table:style-name="ro2">
          <table:table-cell office:value-type="string">
            <text:p>Death Lord</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ll Undead models within four squares of a model with Death Lord gain +1B to all offense rolls.</text:p>
          </table:table-cell>
          <table:table-cell table:number-columns-repeated="1017"/>
        </table:table-row>
        <table:table-row table:style-name="ro3">
          <table:table-cell office:value-type="string">
            <text:p>Defender</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Models without Defender that are adjacent to a friendly model with Defender cannot be targeted by offensive actions.</text:p>
          </table:table-cell>
          <table:table-cell table:number-columns-repeated="1017"/>
        </table:table-row>
        <table:table-row table:style-name="ro2">
          <table:table-cell office:value-type="string">
            <text:p>Defenseless</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Defenseless is wounded, a friendly adjacent model may choose to be wounded instead.</text:p>
          </table:table-cell>
          <table:table-cell table:number-columns-repeated="1017"/>
        </table:table-row>
        <table:table-row table:style-name="ro2">
          <table:table-cell office:value-type="string">
            <text:p>Despair</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Enemy models within two squares of a model with Despair reduce the result of all defense rolls by 1st.</text:p>
          </table:table-cell>
          <table:table-cell table:number-columns-repeated="1017"/>
        </table:table-row>
        <table:table-row table:style-name="ro3">
          <table:table-cell office:value-type="string">
            <text:p>Dibs</text:p>
          </table:table-cell>
          <table:table-cell table:content-validation-name="val1" office:value-type="string">
            <text:p>Arcade</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Hero on this tile discards a loot card due to Yoink!, place a crystal token on this model. <text:s/>This model gains +1st STR for each crystal token on it.</text:p>
          </table:table-cell>
          <table:table-cell table:number-columns-repeated="1017"/>
        </table:table-row>
        <table:table-row table:style-name="ro3">
          <table:table-cell office:value-type="string">
            <text:p>Dibs</text:p>
          </table:table-cell>
          <table:table-cell table:content-validation-name="val1" office:value-type="string">
            <text:p>Classic</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Hero on this tile discards a loot card due to the Yoink! ability, a model with Dibs may choose to equip the discarded loot as if it were a Hero. <text:s/>Equipped loot is discarded when this model is destroyed.</text:p>
          </table:table-cell>
          <table:table-cell table:number-columns-repeated="1017"/>
        </table:table-row>
        <table:table-row table:style-name="ro3">
          <table:table-cell office:value-type="string">
            <text:p>Difficult Terrain</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Definition</text:p>
          </table:table-cell>
          <table:table-cell office:value-type="string">
            <text:p>None</text:p>
          </table:table-cell>
          <table:table-cell office:value-type="string">
            <text:p>Each square of difficult terrain a model enters costs two points of speed. If a model does not have enough speed remaining to move into a square with difficult terrain it may not do so.</text:p>
          </table:table-cell>
          <table:table-cell table:number-columns-repeated="1017"/>
        </table:table-row>
        <table:table-row table:style-name="ro4">
          <table:table-cell office:value-type="string">
            <text:p>Difficult Terrain</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Definition</text:p>
          </table:table-cell>
          <table:table-cell office:value-type="string">
            <text:p>None</text:p>
          </table:table-cell>
          <table:table-cell office:value-type="string">
            <text:p>Each square of difficult terrain a model enters costs two movement points. If a model does not have enough movement points to move into a square with difficult terrain, it may not do so.&lt;br&gt;If any part of a large based model enters a square of difficult terrain, the move costs two movement points. Do not count squares a large model already occupies.</text:p>
          </table:table-cell>
          <table:table-cell table:number-columns-repeated="1017"/>
        </table:table-row>
        <table:table-row table:style-name="ro11">
          <table:table-cell office:value-type="string">
            <text:p>Distance Effects</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Definition</text:p>
          </table:table-cell>
          <table:table-cell office:value-type="string">
            <text:p>None</text:p>
          </table:table-cell>
          <table:table-cell office:value-type="string">
            <text:p>The abilities Magic X, Missile X, and Range X are called distance\r\neffects. A model with a distance effect may target another\r\nmodel up to X squares away with any of its actions. If a distance\r\neffect is part of an attack it will specify an attribute you must\r\nuse when making your attack roll.\r\nA model with a distance effect listed in its special abilities may\r\nuse the listed distance effect in combination with any actions it\r\nmakes, unless specified otherwise. For example: If a model has\r\na distance effect listed on their card (e.g. Missile) and an action\r\nlisted on their card uses a different distance effect (e.g. Magic),\r\nthen “Magic” (i.e. WILL) would be used for that action instead\r\nof “Missile” (i.e. DEX).</text:p>
          </table:table-cell>
          <table:table-cell table:number-columns-repeated="1017"/>
        </table:table-row>
        <table:table-row table:style-name="ro3">
          <table:table-cell office:value-type="string">
            <text:p>Divine Guidanc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challenge card with a Trap effect is drawn, this model may discard this treasure to prevent the Trap effect from happening.</text:p>
          </table:table-cell>
          <table:table-cell table:number-columns-repeated="1017"/>
        </table:table-row>
        <table:table-row table:style-name="ro3">
          <table:table-cell office:value-type="string">
            <text:p>Dodg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Dodge may use their Dex when making defense rolls unless they are suffering from Knockdown, Immobile, Slow.</text:p>
          </table:table-cell>
          <table:table-cell table:number-columns-repeated="1017"/>
        </table:table-row>
        <table:table-row table:style-name="ro2">
          <table:table-cell office:value-type="string">
            <text:p>Dragon Blessing</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Dragons, Drakes, and Kobolds within 2 squares of Claw Shrine gain +1st STR</text:p>
          </table:table-cell>
          <table:table-cell table:number-columns-repeated="1017"/>
        </table:table-row>
        <table:table-row table:style-name="ro3">
          <table:table-cell office:value-type="string">
            <text:p>Dragon Spite</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Dragon Spite may reroll a single dice when making offensive actions against dragon, drake, or kobold models.</text:p>
          </table:table-cell>
          <table:table-cell table:number-columns-repeated="1017"/>
        </table:table-row>
        <table:table-row table:style-name="ro2">
          <table:table-cell office:value-type="string">
            <text:p>Dread</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Dread gains +1st to all offense rolls if it is currently benefitting from Stealth.</text:p>
          </table:table-cell>
          <table:table-cell table:number-columns-repeated="1017"/>
        </table:table-row>
        <table:table-row table:style-name="ro4">
          <table:table-cell office:value-type="string">
            <text:p>Elemental Affinity</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For each model with Elemental Affinity choose one element from the Elemental Affinity card at the beginning of the game. That model gains the chosen element's abilities. If the model is a spawning point, all models spawned from that point gain the chosen elements abilities. Paired spawning points must choose the same element.</text:p>
          </table:table-cell>
          <table:table-cell table:number-columns-repeated="1017"/>
        </table:table-row>
        <table:table-row table:style-name="ro5">
          <table:table-cell office:value-type="string">
            <text:p>Experimental Calculations</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Nikolai Ten draws two treasure cards. <text:s/>Choose one card and shuffle the other back into the deck. <text:s/>Nikolai Ten gains the effects listed on the chosen card until the beginning of the next activation, then discards the card. <text:s/>Only Nikolai Ten may use Experimental Calculations.</text:p>
          </table:table-cell>
          <table:table-cell table:number-columns-repeated="1017"/>
        </table:table-row>
        <table:table-row table:style-name="ro4">
          <table:table-cell office:value-type="string">
            <text:p>Experimental Concoction</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Fae Alchemist draws two treasure cards. Choose one card and shuffle the other back into the deck. Fae Alchemist gains the effects listed on the chosen card until the beginning of her next activation, then discards the card. Note, Fae Alchemist gains this effect even if she has a treasure card equipped as normal. Only Fae Alchemist may drink Experimental Concoction.</text:p>
          </table:table-cell>
          <table:table-cell table:number-columns-repeated="1017"/>
        </table:table-row>
        <table:table-row table:style-name="ro2">
          <table:table-cell office:value-type="string">
            <text:p>Extra Sparkly</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Extra Sparkly ends its activation, it may gain two wrath.</text:p>
          </table:table-cell>
          <table:table-cell table:number-columns-repeated="1017"/>
        </table:table-row>
        <table:table-row table:style-name="ro3">
          <table:table-cell office:value-type="string">
            <text:p>Favors of the Goddess</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Princess Coins on this model's card grant it +1R to defensive rolls instead of +1st.</text:p>
          </table:table-cell>
          <table:table-cell table:number-columns-repeated="1017"/>
        </table:table-row>
        <table:table-row table:style-name="ro2">
          <table:table-cell office:value-type="string">
            <text:p>Feed M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Eat one friendly model within melee range to heal one wound.</text:p>
          </table:table-cell>
          <table:table-cell table:number-columns-repeated="1017"/>
        </table:table-row>
        <table:table-row table:style-name="ro3">
          <table:table-cell office:value-type="string">
            <text:p>Feed M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Once per activation a model with Feed Me may remove one friendly model within melee range from play to heal one wound or remove a single a status effect.</text:p>
          </table:table-cell>
          <table:table-cell table:number-columns-repeated="1017"/>
        </table:table-row>
        <table:table-row table:style-name="ro2">
          <table:table-cell office:value-type="string">
            <text:p>Feint</text:p>
          </table:table-cell>
          <table:table-cell table:content-validation-name="val1" office:value-type="string">
            <text:p>Dual</text:p>
          </table:table-cell>
          <table:table-cell table:content-validation-name="val2" office:value-type="float" office:value="1.5">
            <text:p>1.5</text:p>
          </table:table-cell>
          <table:table-cell table:content-validation-name="val2"/>
          <table:table-cell table:content-validation-name="val4" office:value-type="string">
            <text:p>Trait</text:p>
          </table:table-cell>
          <table:table-cell office:value-type="string">
            <text:p>None</text:p>
          </table:table-cell>
          <table:table-cell office:value-type="string">
            <text:p>Force the target to reroll one of its defense dice.</text:p>
          </table:table-cell>
          <table:table-cell table:number-columns-repeated="1017"/>
        </table:table-row>
        <table:table-row table:style-name="ro3">
          <table:table-cell office:value-type="string">
            <text:p>Feint</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Feint makes an offensive action they may choose one dice from their target's defense roll and force them to reroll the result.</text:p>
          </table:table-cell>
          <table:table-cell table:number-columns-repeated="1017"/>
        </table:table-row>
        <table:table-row table:style-name="ro3">
          <table:table-cell office:value-type="string">
            <text:p>Fertilizer</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This model immediately shapeshifts back into its original form if a friendly model in an adjacent square takes the Interact action and discards two loot from the Backpack.</text:p>
          </table:table-cell>
          <table:table-cell table:number-columns-repeated="1017"/>
        </table:table-row>
        <table:table-row table:style-name="ro5">
          <table:table-cell office:value-type="string">
            <text:p>Fir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or effect with Fire places a Fire counter on any model it damages. A model suffering Fire takes one wound at the beginning of its activation every round until the Fire counter is removed. Wounds caused by Fire do not advance the Power Gauge.</text:p>
          </table:table-cell>
          <table:table-cell table:number-columns-repeated="1017"/>
        </table:table-row>
        <table:table-row table:style-name="ro2">
          <table:table-cell office:value-type="string">
            <text:p>Fire Aura</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Monsters with Citrine affinity that are within 2 squares of Lava Whirl gain Fire.</text:p>
          </table:table-cell>
          <table:table-cell table:number-columns-repeated="1017"/>
        </table:table-row>
        <table:table-row table:style-name="ro3">
          <table:table-cell office:value-type="string">
            <text:p>Fixabl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successfully use the Bandage basic action on a model with Fixable, remove two wound tokens instead of one.</text:p>
          </table:table-cell>
          <table:table-cell table:number-columns-repeated="1017"/>
        </table:table-row>
        <table:table-row table:style-name="ro2">
          <table:table-cell office:value-type="string">
            <text:p>Fixed Form</text:p>
          </table:table-cell>
          <table:table-cell table:content-validation-name="val1" office:value-type="string">
            <text:p>Dual</text:p>
          </table:table-cell>
          <table:table-cell table:content-validation-name="val2" office:value-type="float" office:value="1.5">
            <text:p>1.5</text:p>
          </table:table-cell>
          <table:table-cell table:content-validation-name="val2"/>
          <table:table-cell table:content-validation-name="val4" office:value-type="string">
            <text:p>Trait</text:p>
          </table:table-cell>
          <table:table-cell office:value-type="string">
            <text:p>None</text:p>
          </table:table-cell>
          <table:table-cell office:value-type="string">
            <text:p>Once shapeshifted into X form it may not shapeshift back to its original form.</text:p>
          </table:table-cell>
          <table:table-cell table:number-columns-repeated="1017"/>
        </table:table-row>
        <table:table-row table:style-name="ro2">
          <table:table-cell office:value-type="string">
            <text:p>Fixed Form</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A shapeshift with Fixed Form may not shapeshift into its original form during its upkeep.</text:p>
          </table:table-cell>
          <table:table-cell table:number-columns-repeated="1017"/>
        </table:table-row>
        <table:table-row table:style-name="ro2">
          <table:table-cell office:value-type="string">
            <text:p>Flaming</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Flaming ends its activation, all adjacent enemies suffer Fire.</text:p>
          </table:table-cell>
          <table:table-cell table:number-columns-repeated="1017"/>
        </table:table-row>
        <table:table-row table:style-name="ro3">
          <table:table-cell office:value-type="string">
            <text:p>Flammabl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Flammable is targeted by an action that causes Fire, the Flammable model suffers Fire even if it wins the defense roll.</text:p>
          </table:table-cell>
          <table:table-cell table:number-columns-repeated="1017"/>
        </table:table-row>
        <table:table-row table:style-name="ro3">
          <table:table-cell office:value-type="string">
            <text:p>Fly</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Fly may ignore and move through squares containing enemy models, difficult terrain, and tile effects.</text:p>
          </table:table-cell>
          <table:table-cell table:number-columns-repeated="1017"/>
        </table:table-row>
        <table:table-row table:style-name="ro3">
          <table:table-cell office:value-type="string">
            <text:p>Fly</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Fly treats difficult terrain, chasm, and structure squares as open squares. All non-blessing tile effects in those squares are ignored. Structure squares do not block line of sight to or from models with Fly.</text:p>
          </table:table-cell>
          <table:table-cell table:number-columns-repeated="1017"/>
        </table:table-row>
        <table:table-row table:style-name="ro2">
          <table:table-cell office:value-type="string">
            <text:p>Forced Shift</text:p>
          </table:table-cell>
          <table:table-cell table:content-validation-name="val1" office:value-type="string">
            <text:p>Dual</text:p>
          </table:table-cell>
          <table:table-cell table:content-validation-name="val2" office:value-type="float" office:value="1.5">
            <text:p>1.5</text:p>
          </table:table-cell>
          <table:table-cell table:content-validation-name="val2"/>
          <table:table-cell table:content-validation-name="val4" office:value-type="string">
            <text:p>Trait</text:p>
          </table:table-cell>
          <table:table-cell office:value-type="string">
            <text:p>None</text:p>
          </table:table-cell>
          <table:table-cell office:value-type="string">
            <text:p>Instead of being destroyed as normal it instead automatically Shapeshifts into its X Form.</text:p>
          </table:table-cell>
          <table:table-cell table:number-columns-repeated="1017"/>
        </table:table-row>
        <table:table-row table:style-name="ro2">
          <table:table-cell office:value-type="string">
            <text:p>Forced Shift</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Forced Shift is destroyed, instead of being removed from play it immediately Shapeshifts.</text:p>
          </table:table-cell>
          <table:table-cell table:number-columns-repeated="1017"/>
        </table:table-row>
        <table:table-row table:style-name="ro2">
          <table:table-cell office:value-type="string">
            <text:p>Forge Master</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This dungeon boss may equip up to two Relic Items per slot.</text:p>
          </table:table-cell>
          <table:table-cell table:number-columns-repeated="1017"/>
        </table:table-row>
        <table:table-row table:style-name="ro3">
          <table:table-cell office:value-type="string">
            <text:p>Formless</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t the beginning of this model's activation it may increase one attribute by +1b. <text:s/>This bonus lasts until it is activated again.</text:p>
          </table:table-cell>
          <table:table-cell table:number-columns-repeated="1017"/>
        </table:table-row>
        <table:table-row table:style-name="ro2">
          <table:table-cell office:value-type="string">
            <text:p>Fortify</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Fortify gains +1B ARM for each enemy adjacent to them, to a maximum of +3B ARM.</text:p>
          </table:table-cell>
          <table:table-cell table:number-columns-repeated="1017"/>
        </table:table-row>
        <table:table-row table:style-name="ro3">
          <table:table-cell office:value-type="string">
            <text:p>Fragil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or effect with Fragile places a Fragile counter on any model it damages. A model suffering fragile discards the highest result rolled anytime it makes a roll using its ARM attribute.</text:p>
          </table:table-cell>
          <table:table-cell table:number-columns-repeated="1017"/>
        </table:table-row>
        <table:table-row table:style-name="ro5">
          <table:table-cell office:value-type="string">
            <text:p>Free Coin</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Hero with Free Coin suffers a wound that removes it from play, it is immediately returned to play as though a Princess Coin was spent.&lt;br&gt;(No Princesss Coin is used to activate Free Coin and no Princess CCoin is placed on its card.)</text:p>
          </table:table-cell>
          <table:table-cell table:number-columns-repeated="1017"/>
        </table:table-row>
        <table:table-row table:style-name="ro2">
          <table:table-cell office:value-type="string">
            <text:p>Frenzy</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Frenzy gains +1R on offensive rolls against any model that is suffering one or more wounds.</text:p>
          </table:table-cell>
          <table:table-cell table:number-columns-repeated="1017"/>
        </table:table-row>
        <table:table-row table:style-name="ro2">
          <table:table-cell office:value-type="string">
            <text:p>Fresh Grave</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Definition</text:p>
          </table:table-cell>
          <table:table-cell office:value-type="string">
            <text:p>None</text:p>
          </table:table-cell>
          <table:table-cell office:value-type="string">
            <text:p>When creeps are spawned for this tile, also spawn one Rattlebone in each fresh grave square.</text:p>
          </table:table-cell>
          <table:table-cell table:number-columns-repeated="1017"/>
        </table:table-row>
        <table:table-row table:style-name="ro2">
          <table:table-cell office:value-type="string">
            <text:p>Fueled by Fir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Fueled by Fire adds 1R to all offensive rolls for each model suffering Fire.</text:p>
          </table:table-cell>
          <table:table-cell table:number-columns-repeated="1017"/>
        </table:table-row>
        <table:table-row table:style-name="ro3">
          <table:table-cell office:value-type="string">
            <text:p>Fungal Fury</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Enemy models that end a Push within three squares and LoS of one or more models with Fungal Fury suffer one wound.</text:p>
          </table:table-cell>
          <table:table-cell table:number-columns-repeated="1017"/>
        </table:table-row>
        <table:table-row table:style-name="ro2">
          <table:table-cell office:value-type="string">
            <text:p>Fury</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Fury gains 1B to all offense rolls for each wound it is currently suffering.</text:p>
          </table:table-cell>
          <table:table-cell table:number-columns-repeated="1017"/>
        </table:table-row>
        <table:table-row table:style-name="ro2">
          <table:table-cell office:value-type="string">
            <text:p>Ghost</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Ghost ignores walls for the purposes of line of sight and movement.</text:p>
          </table:table-cell>
          <table:table-cell table:number-columns-repeated="1017"/>
        </table:table-row>
        <table:table-row table:style-name="ro5">
          <table:table-cell office:value-type="string">
            <text:p>Ghost Charg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this treasure is equipped place 4R on it. Whenever this model makes a roll, it may remove any number of dice from this treasure and add them to the roll. Once the dice have been used they are removed from this card permanently.</text:p>
          </table:table-cell>
          <table:table-cell table:number-columns-repeated="1017"/>
        </table:table-row>
        <table:table-row table:style-name="ro2">
          <table:table-cell office:value-type="string">
            <text:p>Ghostmancer</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ever a model with Ghostmancer inflicts a wound, place a Ghost model adjacent to the wounded model.</text:p>
          </table:table-cell>
          <table:table-cell table:number-columns-repeated="1017"/>
        </table:table-row>
        <table:table-row table:style-name="ro3">
          <table:table-cell office:value-type="string">
            <text:p>Gloom Aura</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While within 2 squares of Pumpkin Patch, Heroes that do not have Ruby affinity discard the highest rolled when making offense rolls.</text:p>
          </table:table-cell>
          <table:table-cell table:number-columns-repeated="1017"/>
        </table:table-row>
        <table:table-row table:style-name="ro2">
          <table:table-cell office:value-type="string">
            <text:p>Grabby</text:p>
          </table:table-cell>
          <table:table-cell table:content-validation-name="val1" office:value-type="string">
            <text:p>Dual</text:p>
          </table:table-cell>
          <table:table-cell table:content-validation-name="val2" office:value-type="float" office:value="1.5">
            <text:p>1.5</text:p>
          </table:table-cell>
          <table:table-cell table:content-validation-name="val2"/>
          <table:table-cell table:content-validation-name="val4" office:value-type="string">
            <text:p>Trait</text:p>
          </table:table-cell>
          <table:table-cell office:value-type="string">
            <text:p>None</text:p>
          </table:table-cell>
          <table:table-cell office:value-type="string">
            <text:p>No enemy model can move while it is adjacent to a model with Grabby.</text:p>
          </table:table-cell>
          <table:table-cell table:number-columns-repeated="1017"/>
        </table:table-row>
        <table:table-row table:style-name="ro2">
          <table:table-cell office:value-type="string">
            <text:p>Grabby</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that is adjacent to an enemy model with Grabby may not move.</text:p>
          </table:table-cell>
          <table:table-cell table:number-columns-repeated="1017"/>
        </table:table-row>
        <table:table-row table:style-name="ro2">
          <table:table-cell office:value-type="string">
            <text:p>Grabby Hands</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Grants every monster with Sapphire affinity within 2 squares the Grabby ability.</text:p>
          </table:table-cell>
          <table:table-cell table:number-columns-repeated="1017"/>
        </table:table-row>
        <table:table-row table:style-name="ro2">
          <table:table-cell office:value-type="string">
            <text:p>Grabby Hands</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Monsters with Sapphire affinity that are within 2 squares of Grabby House gain Grabby.</text:p>
          </table:table-cell>
          <table:table-cell table:number-columns-repeated="1017"/>
        </table:table-row>
        <table:table-row table:style-name="ro5">
          <table:table-cell office:value-type="string">
            <text:p>Grave Spawn</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This Pet may not be brought into play with the Summon Pet action. Instead, if this Pet was selected by a Hero, the Hero may suffer one damage to spawn one Pet Ghost adjacent to any other Hero before that Hero is destroyed.</text:p>
          </table:table-cell>
          <table:table-cell table:number-columns-repeated="1017"/>
        </table:table-row>
        <table:table-row table:style-name="ro3">
          <table:table-cell office:value-type="string">
            <text:p>Grave Visions</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this model is destroyed, place three red dice on this treasure. This model may discard 1R from the Crimson Watcher when it makes any roll to add 1R to the roll.</text:p>
          </table:table-cell>
          <table:table-cell table:number-columns-repeated="1017"/>
        </table:table-row>
        <table:table-row table:style-name="ro3">
          <table:table-cell office:value-type="string">
            <text:p>Gross</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Pudge is destroyed, before removing the model resolve the following offensive action:&lt;br&gt;0ac: sw, Wave 1, +1r STR.</text:p>
          </table:table-cell>
          <table:table-cell table:number-columns-repeated="1017"/>
        </table:table-row>
        <table:table-row table:style-name="ro2">
          <table:table-cell office:value-type="string">
            <text:p>Guardian</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djacent Heroes double their Defense bonuses from Princess Coins.</text:p>
          </table:table-cell>
          <table:table-cell table:number-columns-repeated="1017"/>
        </table:table-row>
        <table:table-row table:style-name="ro2">
          <table:table-cell office:value-type="string">
            <text:p>Halloween</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Replace all Bone Pile tokens with models with the Bone Pile ability from the spawning pool.</text:p>
          </table:table-cell>
          <table:table-cell table:number-columns-repeated="1017"/>
        </table:table-row>
        <table:table-row table:style-name="ro3">
          <table:table-cell office:value-type="string">
            <text:p>Hatchery</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non-Egg Clutch spawning point spawns it may place its monsters within 2 squares of Egg Clutch in addition to its own model.</text:p>
          </table:table-cell>
          <table:table-cell table:number-columns-repeated="1017"/>
        </table:table-row>
        <table:table-row table:style-name="ro2">
          <table:table-cell office:value-type="string">
            <text:p>Have a Heart</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Have a Heart benefits from hearts it rolls on failed actions, as well as successful actions.</text:p>
          </table:table-cell>
          <table:table-cell table:number-columns-repeated="1017"/>
        </table:table-row>
        <table:table-row table:style-name="ro3">
          <table:table-cell office:value-type="string">
            <text:p>Heal X</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affected by Heal may remove a number of wound counters or a number of status effect counters equal to the value of X.</text:p>
          </table:table-cell>
          <table:table-cell table:number-columns-repeated="1017"/>
        </table:table-row>
        <table:table-row table:style-name="ro3">
          <table:table-cell office:value-type="string">
            <text:p>Heal X</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affected by Heal may remove a number of wound tokens or a number of status effect tokens equal to the value of X.</text:p>
          </table:table-cell>
          <table:table-cell table:number-columns-repeated="1017"/>
        </table:table-row>
        <table:table-row table:style-name="ro3">
          <table:table-cell office:value-type="string">
            <text:p>Healer</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Healer rolls a Heart on an attack roll they gain two Hearts instead of one if they successfully inflict a wound.</text:p>
          </table:table-cell>
          <table:table-cell table:number-columns-repeated="1017"/>
        </table:table-row>
        <table:table-row table:style-name="ro2">
          <table:table-cell office:value-type="string">
            <text:p>Healer</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Healer rolls a potion they may choose to gain a heart instead.</text:p>
          </table:table-cell>
          <table:table-cell table:number-columns-repeated="1017"/>
        </table:table-row>
        <table:table-row table:style-name="ro2">
          <table:table-cell office:value-type="string">
            <text:p>Heart Attack</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making an offense roll, a model with Heart Attack counts any hearts rolled as two hearts.</text:p>
          </table:table-cell>
          <table:table-cell table:number-columns-repeated="1017"/>
        </table:table-row>
        <table:table-row table:style-name="ro2">
          <table:table-cell office:value-type="string">
            <text:p>Heroic Mob</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Friendly models within two squares and Line of Sight gain Mob.</text:p>
          </table:table-cell>
          <table:table-cell table:number-columns-repeated="1017"/>
        </table:table-row>
        <table:table-row table:style-name="ro2">
          <table:table-cell office:value-type="string">
            <text:p>Hex</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suffering Hex discards the highest result rolled anytime it makes a defense roll.</text:p>
          </table:table-cell>
          <table:table-cell table:number-columns-repeated="1017"/>
        </table:table-row>
        <table:table-row table:style-name="ro3">
          <table:table-cell office:value-type="string">
            <text:p>Hex</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suffering Hex discards the highest result rolled anytime it makes an offense roll.&lt;br&gt;(Arcade: A monster suffering Hex reduces its STR by 1st)</text:p>
          </table:table-cell>
          <table:table-cell table:number-columns-repeated="1017"/>
        </table:table-row>
        <table:table-row table:style-name="ro3">
          <table:table-cell office:value-type="string">
            <text:p>Hidden</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Models Spawned from a spawning point with Hidden may be placed anywhere on the tile, instead of only within 2 squares.</text:p>
          </table:table-cell>
          <table:table-cell table:number-columns-repeated="1017"/>
        </table:table-row>
        <table:table-row table:style-name="ro3">
          <table:table-cell office:value-type="string">
            <text:p>Hoard</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Hoard may equip loot and treasure cards. When spawned, draw one treasure card and equip it on this model. When defeated heroes gain all equipment cards this model has equipped.</text:p>
          </table:table-cell>
          <table:table-cell table:number-columns-repeated="1017"/>
        </table:table-row>
        <table:table-row table:style-name="ro2">
          <table:table-cell office:value-type="string">
            <text:p>Holy</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Holy may reroll a single dice when making an attack roll versus undead or demons.</text:p>
          </table:table-cell>
          <table:table-cell table:number-columns-repeated="1017"/>
        </table:table-row>
        <table:table-row table:style-name="ro3">
          <table:table-cell office:value-type="string">
            <text:p>Holy</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Holy may reroll a single dice when making offensive actions against undead, demons, or nether models.</text:p>
          </table:table-cell>
          <table:table-cell table:number-columns-repeated="1017"/>
        </table:table-row>
        <table:table-row table:style-name="ro3">
          <table:table-cell office:value-type="string">
            <text:p>Hookshot</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Hookshot is a special type of ranged ability that allows the user to target a model it does not have line of sight to.</text:p>
          </table:table-cell>
          <table:table-cell table:number-columns-repeated="1017"/>
        </table:table-row>
        <table:table-row table:style-name="ro3">
          <table:table-cell office:value-type="string">
            <text:p>Hookshot</text:p>
          </table:table-cell>
          <table:table-cell table:content-validation-name="val1" office:value-type="string">
            <text:p>Dual</text:p>
          </table:table-cell>
          <table:table-cell table:content-validation-name="val2" office:value-type="float" office:value="1.1">
            <text:p>1.1</text:p>
          </table:table-cell>
          <table:table-cell table:content-validation-name="val2"/>
          <table:table-cell table:content-validation-name="val4" office:value-type="string">
            <text:p>Trait</text:p>
          </table:table-cell>
          <table:table-cell office:value-type="string">
            <text:p>None</text:p>
          </table:table-cell>
          <table:table-cell office:value-type="string">
            <text:p>Hookshot may be used in combination with any distance\r\neffect. Hookshot allows the user to target a model it does not have line\r\nof sight to.\r\n</text:p>
          </table:table-cell>
          <table:table-cell table:number-columns-repeated="1017"/>
        </table:table-row>
        <table:table-row table:style-name="ro3">
          <table:table-cell office:value-type="string">
            <text:p>Hookshot</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ctions with Hookshot do not require line of sight to target a model. Range must still be counted around walls and structures.</text:p>
          </table:table-cell>
          <table:table-cell table:number-columns-repeated="1017"/>
        </table:table-row>
        <table:table-row table:style-name="ro5">
          <table:table-cell office:value-type="string">
            <text:p>Host</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HOST is spawned you may immediately place an additional model with Host in an empty, adjacent square. You may activate two models with Host for every skull value. Each model must fully complete its activation before the second is activated.</text:p>
          </table:table-cell>
          <table:table-cell table:number-columns-repeated="1017"/>
        </table:table-row>
        <table:table-row table:style-name="ro3">
          <table:table-cell office:value-type="string">
            <text:p>Hubris</text:p>
          </table:table-cell>
          <table:table-cell table:content-validation-name="val1" office:value-type="string">
            <text:p>Dual</text:p>
          </table:table-cell>
          <table:table-cell table:content-validation-name="val2" office:value-type="float" office:value="1.5">
            <text:p>1.5</text:p>
          </table:table-cell>
          <table:table-cell table:content-validation-name="val2"/>
          <table:table-cell table:content-validation-name="val4" office:value-type="string">
            <text:p>Trait</text:p>
          </table:table-cell>
          <table:table-cell office:value-type="string">
            <text:p>None</text:p>
          </table:table-cell>
          <table:table-cell office:value-type="string">
            <text:p>Basic Melee Attack action against a Hero that is equipped with one or more pieces of equipment, and grants +1b STR per piece of equipment on the Hero.</text:p>
          </table:table-cell>
          <table:table-cell table:number-columns-repeated="1017"/>
        </table:table-row>
        <table:table-row table:style-name="ro3">
          <table:table-cell office:value-type="string">
            <text:p>Hubris</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making a Melee Attack, a model with Hubris gains +1b STR for every equipment card equipped on their target.</text:p>
          </table:table-cell>
          <table:table-cell table:number-columns-repeated="1017"/>
        </table:table-row>
        <table:table-row table:style-name="ro3">
          <table:table-cell office:value-type="string">
            <text:p>Hunger</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Hunger rolls a Heart, no other model may benefit from its effect unless the model with Hunger is not suffering any wounds.</text:p>
          </table:table-cell>
          <table:table-cell table:number-columns-repeated="1017"/>
        </table:table-row>
        <table:table-row table:style-name="ro3">
          <table:table-cell office:value-type="string">
            <text:p>Hunter</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Hunter may reroll a single die when making offensive actions which target spider, gnoll, or orc models.</text:p>
          </table:table-cell>
          <table:table-cell table:number-columns-repeated="1017"/>
        </table:table-row>
        <table:table-row table:style-name="ro2">
          <table:table-cell office:value-type="string">
            <text:p>I Know Nothing</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this ability may not use the Open Chest action.</text:p>
          </table:table-cell>
          <table:table-cell table:number-columns-repeated="1017"/>
        </table:table-row>
        <table:table-row table:style-name="ro2">
          <table:table-cell office:value-type="string">
            <text:p>Ice</text:p>
          </table:table-cell>
          <table:table-cell table:content-validation-name="val1" office:value-type="string">
            <text:p>Dual</text:p>
          </table:table-cell>
          <table:table-cell table:content-validation-name="val2" office:value-type="float" office:value="1.5">
            <text:p>1.5</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suffering Ice may not use unique actions.</text:p>
          </table:table-cell>
          <table:table-cell table:number-columns-repeated="1017"/>
        </table:table-row>
        <table:table-row table:style-name="ro3">
          <table:table-cell office:value-type="string">
            <text:p>Illumination</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Models that target an enemy model within 3 squares of a friendly model with Illumination may reroll a single dice.</text:p>
          </table:table-cell>
          <table:table-cell table:number-columns-repeated="1017"/>
        </table:table-row>
        <table:table-row table:style-name="ro5">
          <table:table-cell office:value-type="string">
            <text:p>Illusionary Doubl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Illusionary Double suffers a wound, place one crystal token on its card. It may never have more than one crystal token. When the model is affected by an action that requires a defense roll, it may remove one crystal token to automatically win the roll.</text:p>
          </table:table-cell>
          <table:table-cell table:number-columns-repeated="1017"/>
        </table:table-row>
        <table:table-row table:style-name="ro3">
          <table:table-cell office:value-type="string">
            <text:p>Immobil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Definition</text:p>
          </table:table-cell>
          <table:table-cell office:value-type="string">
            <text:p>None</text:p>
          </table:table-cell>
          <table:table-cell office:value-type="string">
            <text:p>A model or effect with Immobile places a Immobile counter on any model it damages. A model suffering Immobile may not move during its turn.</text:p>
          </table:table-cell>
          <table:table-cell table:number-columns-repeated="1017"/>
        </table:table-row>
        <table:table-row table:style-name="ro4">
          <table:table-cell office:value-type="string">
            <text:p>Immobil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Definition</text:p>
          </table:table-cell>
          <table:table-cell office:value-type="string">
            <text:p>None</text:p>
          </table:table-cell>
          <table:table-cell office:value-type="string">
            <text:p>A model or ability with Immobile places an Immobile\r\ncounter on any model it damages. A model suffering\r\nImmobile may not move during its turn. If a model\r\nsuffering from Immobile takes damage from any\r\nsource (even one that normally causes Immobile), it\r\ngains Immune: Immobile until the beginning of it’s\r\nnext activation.</text:p>
          </table:table-cell>
          <table:table-cell table:number-columns-repeated="1017"/>
        </table:table-row>
        <table:table-row table:style-name="ro2">
          <table:table-cell office:value-type="string">
            <text:p>Immobile</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Definition</text:p>
          </table:table-cell>
          <table:table-cell office:value-type="string">
            <text:p>None</text:p>
          </table:table-cell>
          <table:table-cell office:value-type="string">
            <text:p>A model affected by Immobile my not move during their next activation.</text:p>
          </table:table-cell>
          <table:table-cell table:number-columns-repeated="1017"/>
        </table:table-row>
        <table:table-row table:style-name="ro2">
          <table:table-cell office:value-type="string">
            <text:p>Immune: X</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immune ignores and imediately removes all counter or affects of the abilty listed as X.</text:p>
          </table:table-cell>
          <table:table-cell table:number-columns-repeated="1017"/>
        </table:table-row>
        <table:table-row table:style-name="ro2">
          <table:table-cell office:value-type="string">
            <text:p>Impal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Impale achieves a critical success, spawn a Nether Imp within three squares of it.</text:p>
          </table:table-cell>
          <table:table-cell table:number-columns-repeated="1017"/>
        </table:table-row>
        <table:table-row table:style-name="ro2">
          <table:table-cell office:value-type="string">
            <text:p>Improved Critical</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This model's Critical hits inflict an additional wound.</text:p>
          </table:table-cell>
          <table:table-cell table:number-columns-repeated="1017"/>
        </table:table-row>
        <table:table-row table:style-name="ro3">
          <table:table-cell office:value-type="string">
            <text:p>Infested</text:p>
          </table:table-cell>
          <table:table-cell table:content-validation-name="val1" office:value-type="string">
            <text:p>Arcade</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Spawning Point model with Infested is destroyed, spawn up to four Dirty Rats from it before removing it. <text:s/>These Dirty Rats form a Rat King Elite Gang.</text:p>
          </table:table-cell>
          <table:table-cell table:number-columns-repeated="1017"/>
        </table:table-row>
        <table:table-row table:style-name="ro3">
          <table:table-cell office:value-type="string">
            <text:p>Infested</text:p>
          </table:table-cell>
          <table:table-cell table:content-validation-name="val1" office:value-type="string">
            <text:p>Classic</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Infested is destroyed, spawn up to 4 Skull Points worth of monsters with the Vermin ability within 3 squares of it before removing it.</text:p>
          </table:table-cell>
          <table:table-cell table:number-columns-repeated="1017"/>
        </table:table-row>
        <table:table-row table:style-name="ro5">
          <table:table-cell office:value-type="string">
            <text:p>Insight</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Insight is targeted by an offensive action, it may force the attacker to reroll one die of its choice from the offense roll, before making a defense roll.&lt;br&gt;(Arcade: A monster targeting a model with Insight reduces its STR by 1.)</text:p>
          </table:table-cell>
          <table:table-cell table:number-columns-repeated="1017"/>
        </table:table-row>
        <table:table-row table:style-name="ro3">
          <table:table-cell office:value-type="string">
            <text:p>Insignificant</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inflicts a wound in melee against a model with insignificant, that model may immediately make a free melee attack. Inflicting a wound on an insignificant model does not advance the Power Gauge.",</text:p>
          </table:table-cell>
          <table:table-cell table:number-columns-repeated="1017"/>
        </table:table-row>
        <table:table-row table:style-name="ro5">
          <table:table-cell office:value-type="string">
            <text:p>Insignificant</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If a Hero is on the same dungeon tile as a model with Insignificant it may be activated in addition to any other monsters that are activated during the Consul Turn. A model may not draw a loot card for destroying a model with Insignificant.</text:p>
          </table:table-cell>
          <table:table-cell table:number-columns-repeated="1017"/>
        </table:table-row>
        <table:table-row table:style-name="ro5">
          <table:table-cell office:value-type="string">
            <text:p>Invader</text:p>
          </table:table-cell>
          <table:table-cell table:content-validation-name="val1" office:value-type="string">
            <text:p>Dual</text:p>
          </table:table-cell>
          <table:table-cell table:content-validation-name="val2" office:value-type="float" office:value="1.5">
            <text:p>1.5</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Invader is used the Invader model is removed from play and placed on the target Hero's card, essentially becoming a token. While a slime model is on the Hero's card, no model other than the Hero may target or affect the slime the Slime—not even area of effects.</text:p>
          </table:table-cell>
          <table:table-cell table:number-columns-repeated="1017"/>
        </table:table-row>
        <table:table-row table:style-name="ro4">
          <table:table-cell office:value-type="string">
            <text:p>Invader</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uses an action with Invader remove the model from play and place it on the target Hero's card. The Invader model may not voluntarily leave the Hero. The Hero suffers the effects of the Invader action as long as the Invader model remains on their card. Only the affected Hero may target or destroy Invader models on their card. The Invader is always considered in range. The Invader cannot be affected by area effects.</text:p>
          </table:table-cell>
          <table:table-cell table:number-columns-repeated="1017"/>
        </table:table-row>
        <table:table-row table:style-name="ro3">
          <table:table-cell office:value-type="string">
            <text:p>Keep The Sake Flowing</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Keep The Sake Flowing may drink two potions per turn (both Hero and Consul), so long as the potions are different. <text:s/>During the party's power-up, if the model has no potion tokens, it suffers one wound.</text:p>
          </table:table-cell>
          <table:table-cell table:number-columns-repeated="1017"/>
        </table:table-row>
        <table:table-row table:style-name="ro3">
          <table:table-cell office:value-type="string">
            <text:p>Killamari</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Killamari is destroyed by another model, place a tentacles token on the model that destroyed it, for the remainder of the game. <text:s/>When calculating wrath, count this token as one wrath.</text:p>
          </table:table-cell>
          <table:table-cell table:number-columns-repeated="1017"/>
        </table:table-row>
        <table:table-row table:style-name="ro2">
          <table:table-cell office:value-type="string">
            <text:p>Kindling</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adjacent to a model with Kindling cannot remove Fire status effect tokens at the end of its activation.</text:p>
          </table:table-cell>
          <table:table-cell table:number-columns-repeated="1017"/>
        </table:table-row>
        <table:table-row table:style-name="ro3">
          <table:table-cell office:value-type="string">
            <text:p>Kitty Claws</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Beatrix immediately makes one Melee Attack against any model that moves into a square adjacent to Beatrix During it’s activation.</text:p>
          </table:table-cell>
          <table:table-cell table:number-columns-repeated="1017"/>
        </table:table-row>
        <table:table-row table:style-name="ro5">
          <table:table-cell office:value-type="string">
            <text:p>Knockdown</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or effect with Knockdown places a Knockdown counter on any model it damages. A model suffering Knockdown may not move or perform any other action until it spends one action point to remove the counter and stand up.</text:p>
          </table:table-cell>
          <table:table-cell table:number-columns-repeated="1017"/>
        </table:table-row>
        <table:table-row table:style-name="ro3">
          <table:table-cell office:value-type="string">
            <text:p>Knockdown</text:p>
          </table:table-cell>
          <table:table-cell table:content-validation-name="val1" office:value-type="string">
            <text:p>Dual</text:p>
          </table:table-cell>
          <table:table-cell table:content-validation-name="val2" office:value-type="float" office:value="1.5">
            <text:p>1.5</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suffering Knockdown may not move or perform any other action until it spends all of its action points OR all of its movement points to remove the Knockdown counter.</text:p>
          </table:table-cell>
          <table:table-cell table:number-columns-repeated="1017"/>
        </table:table-row>
        <table:table-row table:style-name="ro3">
          <table:table-cell office:value-type="string">
            <text:p>Knockdown</text:p>
          </table:table-cell>
          <table:table-cell table:content-validation-name="val1" office:value-type="string">
            <text:p>Dual</text:p>
          </table:table-cell>
          <table:table-cell table:content-validation-name="val2" office:value-type="float" office:value="1.6">
            <text:p>1.6</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suffering Knockdown may not move or perform any other action until it spends 1 action point or all of its movement points to remove the Knockdown token.</text:p>
          </table:table-cell>
          <table:table-cell table:number-columns-repeated="1017"/>
        </table:table-row>
        <table:table-row table:style-name="ro5">
          <table:table-cell office:value-type="string">
            <text:p>Knockdown</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suffering Knockdown may not move or perform any other action until it spends 1 action point or all of its movement points to remove the Knockdown token.&lt;br&gt;(Arcade: A monster suffering Knockdown may not perform commands until the next Move command. Instead of moving it must remove the Knockdown token.)</text:p>
          </table:table-cell>
          <table:table-cell table:number-columns-repeated="1017"/>
        </table:table-row>
        <table:table-row table:style-name="ro3">
          <table:table-cell office:value-type="string">
            <text:p>Lance X</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Lance effect draws a straight line directly away from the user's square along a distance of X. Every model along this line is hit. Lance effects may not be used along diagonals.</text:p>
          </table:table-cell>
          <table:table-cell table:number-columns-repeated="1017"/>
        </table:table-row>
        <table:table-row table:style-name="ro5">
          <table:table-cell office:value-type="string">
            <text:p>Lance X</text:p>
          </table:table-cell>
          <table:table-cell table:content-validation-name="val1" office:value-type="string">
            <text:p>Dual</text:p>
          </table:table-cell>
          <table:table-cell table:content-validation-name="val2" office:value-type="float" office:value="1.1">
            <text:p>1.1</text:p>
          </table:table-cell>
          <table:table-cell table:content-validation-name="val2"/>
          <table:table-cell table:content-validation-name="val4" office:value-type="string">
            <text:p>Trait</text:p>
          </table:table-cell>
          <table:table-cell office:value-type="string">
            <text:p>None</text:p>
          </table:table-cell>
          <table:table-cell office:value-type="string">
            <text:p>A Lance effect draws a straight line directly away from the user’s\r\nsquare along a distance of X. Every model along this line is hit. Lance\r\neffects may not be used along diagonals and replace the distance\r\nportion (X) of a distance effect, but do not replace any other aspect\r\nof the ability.</text:p>
          </table:table-cell>
          <table:table-cell table:number-columns-repeated="1017"/>
        </table:table-row>
        <table:table-row table:style-name="ro3">
          <table:table-cell office:value-type="string">
            <text:p>Lance X</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A Lance effect draws a straight line in any direction, directly away from the user’s base along a distance of X. Every model along this line is hit. Lance effects may not be used along diagonals.</text:p>
          </table:table-cell>
          <table:table-cell table:number-columns-repeated="1017"/>
        </table:table-row>
        <table:table-row table:style-name="ro2">
          <table:table-cell office:value-type="string">
            <text:p>Lava</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Definition</text:p>
          </table:table-cell>
          <table:table-cell office:value-type="string">
            <text:p>None</text:p>
          </table:table-cell>
          <table:table-cell office:value-type="string">
            <text:p>A model entering a Lava square suffers Fire. Difficult Terrain.</text:p>
          </table:table-cell>
          <table:table-cell table:number-columns-repeated="1017"/>
        </table:table-row>
        <table:table-row table:style-name="ro3">
          <table:table-cell office:value-type="string">
            <text:p>Leadership</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If another Hero activates after this Hero, during the same turn, that Hero gains +1 action during the activation. This bonus action may only be used on support actions.</text:p>
          </table:table-cell>
          <table:table-cell table:number-columns-repeated="1017"/>
        </table:table-row>
        <table:table-row table:style-name="ro5">
          <table:table-cell office:value-type="string">
            <text:p>Line</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Definition</text:p>
          </table:table-cell>
          <table:table-cell office:value-type="string">
            <text:p>None</text:p>
          </table:table-cell>
          <table:table-cell office:value-type="string">
            <text:p>When a line is drawn place the appropriate template anywhere within the tile.\r\n\r\nTrap templates may not be placed across walls, structures, or chasms. They may be placed in the same square as a friendly or enemy models.</text:p>
          </table:table-cell>
          <table:table-cell table:number-columns-repeated="1017"/>
        </table:table-row>
        <table:table-row table:style-name="ro8">
          <table:table-cell office:value-type="string">
            <text:p>Line of Sight</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Definition</text:p>
          </table:table-cell>
          <table:table-cell office:value-type="string">
            <text:p>None</text:p>
          </table:table-cell>
          <table:table-cell office:value-type="string">
            <text:p>Models require line of sight to target a model with their actions\r\nand abilities. Models are considered to have line of sight to any\r\nsquares they are adjacent to. A model has Line of Sight when it can\r\ndraw a straight line from any point of its square to any point on\r\nthe intended targets square. This line cannot contact walls. (This\r\nincludes where walls meet squares on a corner. See line of sight\r\ndiagram below). Models and counters do not block line of sight.</text:p>
          </table:table-cell>
          <table:table-cell table:number-columns-repeated="1017"/>
        </table:table-row>
        <table:table-row table:style-name="ro2">
          <table:table-cell office:value-type="string">
            <text:p>Little Splurt</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Fire Gels cannot be spawned, instead they enter play as a result of the Burning Gel's Splurt Ability.</text:p>
          </table:table-cell>
          <table:table-cell table:number-columns-repeated="1017"/>
        </table:table-row>
        <table:table-row table:style-name="ro2">
          <table:table-cell office:value-type="string">
            <text:p>Liver of Steel</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This Hero may not take potion actions.</text:p>
          </table:table-cell>
          <table:table-cell table:number-columns-repeated="1017"/>
        </table:table-row>
        <table:table-row table:style-name="ro5">
          <table:table-cell office:value-type="string">
            <text:p>Luck</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Luck may gain a Potion instead of a Heart when rolled on the dice and vice versa. In addition when opening a treasure chest they may draw two cards from the treasure deck and equip one, discarding the other.</text:p>
          </table:table-cell>
          <table:table-cell table:number-columns-repeated="1017"/>
        </table:table-row>
        <table:table-row table:style-name="ro2">
          <table:table-cell office:value-type="string">
            <text:p>Luck</text:p>
          </table:table-cell>
          <table:table-cell table:content-validation-name="val1" office:value-type="string">
            <text:p>Dual</text:p>
          </table:table-cell>
          <table:table-cell table:content-validation-name="val2" office:value-type="float" office:value="1.5">
            <text:p>1.5</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Luck may gain a Potion instead of a Heart when rolled on the dice and vice versa.</text:p>
          </table:table-cell>
          <table:table-cell table:number-columns-repeated="1017"/>
        </table:table-row>
        <table:table-row table:style-name="ro3">
          <table:table-cell office:value-type="string">
            <text:p>Luck</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Luck draws treasure cards, they may draw one additional card, then choose one of the cards drawn and shuffle it back into the deck.</text:p>
          </table:table-cell>
          <table:table-cell table:number-columns-repeated="1017"/>
        </table:table-row>
        <table:table-row table:style-name="ro2">
          <table:table-cell office:value-type="string">
            <text:p>Lycanthropy</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ounded models that are not removed from play gain +1 red att and suffer Vulnerable Magic.</text:p>
          </table:table-cell>
          <table:table-cell table:number-columns-repeated="1017"/>
        </table:table-row>
        <table:table-row table:style-name="ro5">
          <table:table-cell office:value-type="string">
            <text:p>Magic X</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Action</text:p>
          </table:table-cell>
          <table:table-cell office:value-type="string">
            <text:p>None</text:p>
          </table:table-cell>
          <table:table-cell office:value-type="string">
            <text:p>This ability allows a the model to attack an enemy up to X squares away. In addition a model making a Magic attack must use their WILL attribute when attacking. A model may use any of its ability or special actions using Magic X, unless specified otherwise.</text:p>
          </table:table-cell>
          <table:table-cell table:number-columns-repeated="1017"/>
        </table:table-row>
        <table:table-row table:style-name="ro3">
          <table:table-cell office:value-type="string">
            <text:p>Magic X</text:p>
          </table:table-cell>
          <table:table-cell table:content-validation-name="val1" office:value-type="string">
            <text:p>Dual</text:p>
          </table:table-cell>
          <table:table-cell table:content-validation-name="val2" office:value-type="float" office:value="1.1">
            <text:p>1.1</text:p>
          </table:table-cell>
          <table:table-cell table:content-validation-name="val2"/>
          <table:table-cell table:content-validation-name="val4" office:value-type="string">
            <text:p>Action</text:p>
          </table:table-cell>
          <table:table-cell office:value-type="string">
            <text:p>None</text:p>
          </table:table-cell>
          <table:table-cell office:value-type="string">
            <text:p>A model with Magic X may target a model up to X squares\r\naway. If a model is making an attack using Magic X they must use their\r\nWILL attribute when making their attack roll, unless specified otherwise.</text:p>
          </table:table-cell>
          <table:table-cell table:number-columns-repeated="1017"/>
        </table:table-row>
        <table:table-row table:style-name="ro2">
          <table:table-cell office:value-type="string">
            <text:p>Mamma Knows</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Mother Noctua gains +1G STR while targeting this model with offensive actions.</text:p>
          </table:table-cell>
          <table:table-cell table:number-columns-repeated="1017"/>
        </table:table-row>
        <table:table-row table:style-name="ro3">
          <table:table-cell office:value-type="string">
            <text:p>Mamma's Mad</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fter a model with Mamma's Mad is destroyed, all friendly dungeon bosses in play immediately take the first unique action listed on their card.</text:p>
          </table:table-cell>
          <table:table-cell table:number-columns-repeated="1017"/>
        </table:table-row>
        <table:table-row table:style-name="ro5">
          <table:table-cell office:value-type="string">
            <text:p>Mark</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Place a crystal token on the target. <text:s/>Friendly models attacking the target gain +1b to their offense rolls. <text:s/>Only one friendly Mark token may be in play at one time and it may not be removed until the target is destroyed or Mark is used again.</text:p>
          </table:table-cell>
          <table:table-cell table:number-columns-repeated="1017"/>
        </table:table-row>
        <table:table-row table:style-name="ro2">
          <table:table-cell office:value-type="string">
            <text:p>Massive Damag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n attack with Massive Damage inflicts a wound it instead inflicts two wounds.</text:p>
          </table:table-cell>
          <table:table-cell table:number-columns-repeated="1017"/>
        </table:table-row>
        <table:table-row table:style-name="ro2">
          <table:table-cell office:value-type="string">
            <text:p>Massive Damage</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n offensive action with Massive Damage inflicts a wound it instead inflicts two wounds.</text:p>
          </table:table-cell>
          <table:table-cell table:number-columns-repeated="1017"/>
        </table:table-row>
        <table:table-row table:style-name="ro2">
          <table:table-cell office:value-type="string">
            <text:p>Mastery</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Once per activation, this model may use a unique action listed on the card of an adjacent friendly model.</text:p>
          </table:table-cell>
          <table:table-cell table:number-columns-repeated="1017"/>
        </table:table-row>
        <table:table-row table:style-name="ro2">
          <table:table-cell office:value-type="string">
            <text:p>Meager</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Heroes do not benefit from rolls of hearts or potions when attacking a model with Meager.</text:p>
          </table:table-cell>
          <table:table-cell table:number-columns-repeated="1017"/>
        </table:table-row>
        <table:table-row table:style-name="ro2">
          <table:table-cell office:value-type="string">
            <text:p>Mighty</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Mighty double the bonuses granted by the chart.</text:p>
          </table:table-cell>
          <table:table-cell table:number-columns-repeated="1017"/>
        </table:table-row>
        <table:table-row table:style-name="ro3">
          <table:table-cell office:value-type="string">
            <text:p>Military Acumen</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Military Acumen is in the dungeon, a friendly Hero may remove Princess Coins from its card to gain +1ac for each coin removed from the game until the end of its activation.</text:p>
          </table:table-cell>
          <table:table-cell table:number-columns-repeated="1017"/>
        </table:table-row>
        <table:table-row table:style-name="ro5">
          <table:table-cell office:value-type="string">
            <text:p>Missile X</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Action</text:p>
          </table:table-cell>
          <table:table-cell office:value-type="string">
            <text:p>None</text:p>
          </table:table-cell>
          <table:table-cell office:value-type="string">
            <text:p>This ability allows the model to attack an enemy up to X squares away, as long as the model is not adjacent to an enemy model. In addition, a model making a Missile attack must use their DEX attribute when attacking. A model may use any of its abilities or special actions using missile X, unless specified otherwise.</text:p>
          </table:table-cell>
          <table:table-cell table:number-columns-repeated="1017"/>
        </table:table-row>
        <table:table-row table:style-name="ro3">
          <table:table-cell office:value-type="string">
            <text:p>Missile X</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Action</text:p>
          </table:table-cell>
          <table:table-cell office:value-type="string">
            <text:p>None</text:p>
          </table:table-cell>
          <table:table-cell office:value-type="string">
            <text:p>A model with Missile X may target a model up to X squares\r\naway. If a model is making an attack using Missile X they must use their\r\nDEX attribute when making their attack roll, unless specified otherwise.</text:p>
          </table:table-cell>
          <table:table-cell table:number-columns-repeated="1017"/>
        </table:table-row>
        <table:table-row table:style-name="ro3">
          <table:table-cell office:value-type="string">
            <text:p>Mob</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dd +1b ATT to this model's melee attacks for every other model with Mob in melee with the target, up to +3b ATT.</text:p>
          </table:table-cell>
          <table:table-cell table:number-columns-repeated="1017"/>
        </table:table-row>
        <table:table-row table:style-name="ro3">
          <table:table-cell office:value-type="string">
            <text:p>Mob</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making a Melee offensive action, a model with Mob adds +1b STR to their offense roll for every additional model with Mob that is in range of their target, up to +3b STR.</text:p>
          </table:table-cell>
          <table:table-cell table:number-columns-repeated="1017"/>
        </table:table-row>
        <table:table-row table:style-name="ro2">
          <table:table-cell office:value-type="string">
            <text:p>Mob Mentality</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Monsters with Citrine affinity that are within 2 squares of Kobold Warrens gain Mob.</text:p>
          </table:table-cell>
          <table:table-cell table:number-columns-repeated="1017"/>
        </table:table-row>
        <table:table-row table:style-name="ro2">
          <table:table-cell office:value-type="string">
            <text:p>Moon's Blessing</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Hero with Moon's Blessing gains bonuses from the mighty monster chart as if it were an 8-Bit monster.</text:p>
          </table:table-cell>
          <table:table-cell table:number-columns-repeated="1017"/>
        </table:table-row>
        <table:table-row table:style-name="ro2">
          <table:table-cell office:value-type="string">
            <text:p>My Pet</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My Pet may not be targeted with offensive actions while Daemonus is in play.</text:p>
          </table:table-cell>
          <table:table-cell table:number-columns-repeated="1017"/>
        </table:table-row>
        <table:table-row table:style-name="ro5">
          <table:table-cell office:value-type="string">
            <text:p>Never-Lost</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Boss Sightings do not affect friendly Heroes within three squares and Line o Sight of this model.&lt;br&gt;(Arcade: after drawing a Challenge Card but before resolving its effects, this Pet’s Master may discard a potion to discard the Challenge Card and draw a new one.)</text:p>
          </table:table-cell>
          <table:table-cell table:number-columns-repeated="1017"/>
        </table:table-row>
        <table:table-row table:style-name="ro3">
          <table:table-cell office:value-type="string">
            <text:p>New Skull</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New Skull achieves a critical hit during an offensive action, spawn a Ghostflame adjacent to any Spawning Point if there are fewer than six Ghostflames in play.</text:p>
          </table:table-cell>
          <table:table-cell table:number-columns-repeated="1017"/>
        </table:table-row>
        <table:table-row table:style-name="ro3">
          <table:table-cell office:value-type="string">
            <text:p>Nice List</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t the beginning of the game, shuffle all Hero cards except Kringle and draw one card. <text:s/>The Hero drawn gains +1b on offensive rolls for the entire game.</text:p>
          </table:table-cell>
          <table:table-cell table:number-columns-repeated="1017"/>
        </table:table-row>
        <table:table-row table:style-name="ro2">
          <table:table-cell office:value-type="string">
            <text:p>Nip the Heels</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Other friendly monsters within three squares and LoS gain Ravage.</text:p>
          </table:table-cell>
          <table:table-cell table:number-columns-repeated="1017"/>
        </table:table-row>
        <table:table-row table:style-name="ro3">
          <table:table-cell office:value-type="string">
            <text:p>Numerous</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Hero may bring a Pet with Numerous into play even if a Pet of the same name is already in play. All Pets with the same name and Numerous activate consecutively.</text:p>
          </table:table-cell>
          <table:table-cell table:number-columns-repeated="1017"/>
        </table:table-row>
        <table:table-row table:style-name="ro12">
          <table:table-cell office:value-type="string">
            <text:p>Offensive Potion</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Offensive Potions are indicated by a (Green Potion icon).\n\nAn Offensive Potion provides a model with a single use special action (Blue Action Icon) or special attack (Red Action Icon). These effects follow all normal rules for resolving special actions and attacks, including being able to target enemies and requiring attack and defense rolls (is the potion provides a special attack). They require no action points to use and are instead used by spending a potion token in the same manner as a normal potion, but may only be used during a models activation.</text:p>
          </table:table-cell>
          <table:table-cell table:number-columns-repeated="1017"/>
        </table:table-row>
        <table:table-row table:style-name="ro3">
          <table:table-cell office:value-type="string">
            <text:p>On The Mov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If this model began its activation completely blocking a doorway, it may not end its activation completely blocking a doorway.</text:p>
          </table:table-cell>
          <table:table-cell table:number-columns-repeated="1017"/>
        </table:table-row>
        <table:table-row table:style-name="ro3">
          <table:table-cell office:value-type="string">
            <text:p>Oracl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this model wins an offense roll, if it rolled no potions or hearts, it may choose to count as having rolled one potion or one heart.</text:p>
          </table:table-cell>
          <table:table-cell table:number-columns-repeated="1017"/>
        </table:table-row>
        <table:table-row table:style-name="ro3">
          <table:table-cell office:value-type="string">
            <text:p>Pacify</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or effect with Pacify places a Pacify counter on any model it damages. A model suffering Pacify may not use any special Attacks.</text:p>
          </table:table-cell>
          <table:table-cell table:number-columns-repeated="1017"/>
        </table:table-row>
        <table:table-row table:style-name="ro3">
          <table:table-cell office:value-type="string">
            <text:p>Pack Strength</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nother friendly monster within three squares and LoS Heals one or more wounds, a model with Pack Strength may Heal 1.</text:p>
          </table:table-cell>
          <table:table-cell table:number-columns-repeated="1017"/>
        </table:table-row>
        <table:table-row table:style-name="ro3">
          <table:table-cell office:value-type="string">
            <text:p>Pain is Scary</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This Pet's master gains Brutal Strike on its basic Missile Attack if it has one, and if it began its activation within two squares of this Pet.</text:p>
          </table:table-cell>
          <table:table-cell table:number-columns-repeated="1017"/>
        </table:table-row>
        <table:table-row table:style-name="ro5">
          <table:table-cell office:value-type="string">
            <text:p>Parry</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fter a model with Parry suffers damage due to a critical success, it may immediately make a basic melee attack against the model that caused the critical, if able.&lt;br&gt;(Arcade: After a model with Parry suffers damage, it may discard one wrath token.)</text:p>
          </table:table-cell>
          <table:table-cell table:number-columns-repeated="1017"/>
        </table:table-row>
        <table:table-row table:style-name="ro2">
          <table:table-cell office:value-type="string">
            <text:p>Past Lif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ll monsters within 2 squares of a model with Past Life gain +1st STR.</text:p>
          </table:table-cell>
          <table:table-cell table:number-columns-repeated="1017"/>
        </table:table-row>
        <table:table-row table:style-name="ro3">
          <table:table-cell office:value-type="string">
            <text:p>Pet: X</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Pet X is the master of the pet listed as X. A model with Pet X may never be a different pet’s master. The listed pet begins the game within two squares of its master.</text:p>
          </table:table-cell>
          <table:table-cell table:number-columns-repeated="1017"/>
        </table:table-row>
        <table:table-row table:style-name="ro2">
          <table:table-cell office:value-type="string">
            <text:p>Pile-On</text:p>
          </table:table-cell>
          <table:table-cell table:content-validation-name="val1" office:value-type="string">
            <text:p>Dual</text:p>
          </table:table-cell>
          <table:table-cell table:content-validation-name="val2" office:value-type="float" office:value="1.5">
            <text:p>1.5</text:p>
          </table:table-cell>
          <table:table-cell table:content-validation-name="val2"/>
          <table:table-cell table:content-validation-name="val4" office:value-type="string">
            <text:p>Trait</text:p>
          </table:table-cell>
          <table:table-cell office:value-type="string">
            <text:p>None</text:p>
          </table:table-cell>
          <table:table-cell office:value-type="string">
            <text:p>+1r ATT if target is suffering Knockdown.</text:p>
          </table:table-cell>
          <table:table-cell table:number-columns-repeated="1017"/>
        </table:table-row>
        <table:table-row table:style-name="ro2">
          <table:table-cell office:value-type="string">
            <text:p>Pile-On</text:p>
          </table:table-cell>
          <table:table-cell table:content-validation-name="val1" office:value-type="string">
            <text:p>Dual</text:p>
          </table:table-cell>
          <table:table-cell table:content-validation-name="val2" office:value-type="float" office:value="1.6">
            <text:p>1.6</text:p>
          </table:table-cell>
          <table:table-cell table:content-validation-name="val2"/>
          <table:table-cell table:content-validation-name="val4" office:value-type="string">
            <text:p>Trait</text:p>
          </table:table-cell>
          <table:table-cell office:value-type="string">
            <text:p>None</text:p>
          </table:table-cell>
          <table:table-cell office:value-type="string">
            <text:p>+1b STR if target is suffering Knockdown.</text:p>
          </table:table-cell>
          <table:table-cell table:number-columns-repeated="1017"/>
        </table:table-row>
        <table:table-row table:style-name="ro2">
          <table:table-cell office:value-type="string">
            <text:p>Pile-On</text:p>
          </table:table-cell>
          <table:table-cell table:content-validation-name="val1" office:value-type="string">
            <text:p>Dual</text:p>
          </table:table-cell>
          <table:table-cell table:content-validation-name="val2" office:value-type="float" office:value="1.7">
            <text:p>1.7</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Pile-On gains +1st STR if its target is suffering knockdown.</text:p>
          </table:table-cell>
          <table:table-cell table:number-columns-repeated="1017"/>
        </table:table-row>
        <table:table-row table:style-name="ro2">
          <table:table-cell office:value-type="string">
            <text:p>Pile-On</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Pile-On gains +1b STR if its target is suffering Knockdown.</text:p>
          </table:table-cell>
          <table:table-cell table:number-columns-repeated="1017"/>
        </table:table-row>
        <table:table-row table:style-name="ro3">
          <table:table-cell office:value-type="string">
            <text:p>Pirate Hoard</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This model may equip Loot and Treasure cards. When spawned, draw one Treasure card and equip it on this model. When defeated, Heroes gain all Loot and Treasure cards this model has equipped.</text:p>
          </table:table-cell>
          <table:table-cell table:number-columns-repeated="1017"/>
        </table:table-row>
        <table:table-row table:style-name="ro3">
          <table:table-cell office:value-type="string">
            <text:p>Poison</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or effect with Poison places a Poison counter on any model it damages. A model suffering Poison loses one action point its activation.</text:p>
          </table:table-cell>
          <table:table-cell table:number-columns-repeated="1017"/>
        </table:table-row>
        <table:table-row table:style-name="ro2">
          <table:table-cell office:value-type="string">
            <text:p>Poison</text:p>
          </table:table-cell>
          <table:table-cell table:content-validation-name="val1" office:value-type="string">
            <text:p>Dual</text:p>
          </table:table-cell>
          <table:table-cell table:content-validation-name="val2" office:value-type="float" office:value="1.5">
            <text:p>1.5</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suffering Poison reduces its total number of action points by one.</text:p>
          </table:table-cell>
          <table:table-cell table:number-columns-repeated="1017"/>
        </table:table-row>
        <table:table-row table:style-name="ro2">
          <table:table-cell office:value-type="string">
            <text:p>Poison</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suffering Poison reduces its total number of action points by 1, to a minimum of 1.</text:p>
          </table:table-cell>
          <table:table-cell table:number-columns-repeated="1017"/>
        </table:table-row>
        <table:table-row table:style-name="ro2">
          <table:table-cell office:value-type="string">
            <text:p>Poison Aura</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Monsters with Citrine affinity that are within 2 squares of Old-Growth Hollow gain Poison.</text:p>
          </table:table-cell>
          <table:table-cell table:number-columns-repeated="1017"/>
        </table:table-row>
        <table:table-row table:style-name="ro3">
          <table:table-cell office:value-type="string">
            <text:p>POP</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POP is destroyed, all adjacent enemies suffer one damage, and all friendly Creeps in Line of Sight may immediately move four squares.</text:p>
          </table:table-cell>
          <table:table-cell table:number-columns-repeated="1017"/>
        </table:table-row>
        <table:table-row table:style-name="ro2">
          <table:table-cell office:value-type="string">
            <text:p>Potion Master</text:p>
          </table:table-cell>
          <table:table-cell table:content-validation-name="val1" office:value-type="string">
            <text:p>Dual</text:p>
          </table:table-cell>
          <table:table-cell table:content-validation-name="val2" office:value-type="float" office:value="1.5">
            <text:p>1.5</text:p>
          </table:table-cell>
          <table:table-cell table:content-validation-name="val2"/>
          <table:table-cell table:content-validation-name="val4" office:value-type="string">
            <text:p>Trait</text:p>
          </table:table-cell>
          <table:table-cell office:value-type="string">
            <text:p>None</text:p>
          </table:table-cell>
          <table:table-cell office:value-type="string">
            <text:p>Use two potions during her activation instead of the standard one.</text:p>
          </table:table-cell>
          <table:table-cell table:number-columns-repeated="1017"/>
        </table:table-row>
        <table:table-row table:style-name="ro2">
          <table:table-cell office:value-type="string">
            <text:p>Potion Master</text:p>
          </table:table-cell>
          <table:table-cell table:content-validation-name="val1" office:value-type="string">
            <text:p>Dual</text:p>
          </table:table-cell>
          <table:table-cell table:content-validation-name="val2" office:value-type="float" office:value="1.6">
            <text:p>1.6</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Potion Master may use one additional potion during their activation.</text:p>
          </table:table-cell>
          <table:table-cell table:number-columns-repeated="1017"/>
        </table:table-row>
        <table:table-row table:style-name="ro3">
          <table:table-cell office:value-type="string">
            <text:p>Potion Stash X</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nster with Potion Stash may gain potion tokens when rolled, in the same manner as Heroes, up to the number indicated by X. The monster may spend potion tokens on abilities indicated on its card.</text:p>
          </table:table-cell>
          <table:table-cell table:number-columns-repeated="1017"/>
        </table:table-row>
        <table:table-row table:style-name="ro5">
          <table:table-cell office:value-type="string">
            <text:p>Potion X</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Potion X enters play place a number of bonus potion counters on their card equal to X. The model may spend these counters in the same manner as normal potion counters, but once they have been spend they can not be regained by dice rolls.</text:p>
          </table:table-cell>
          <table:table-cell table:number-columns-repeated="1017"/>
        </table:table-row>
        <table:table-row table:style-name="ro3">
          <table:table-cell office:value-type="string">
            <text:p>Pounc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Choose an enemy model anywhere within 5 squares, and line of sight. Place the model with Pounce adjacent to this target, then roll to attack as normal.</text:p>
          </table:table-cell>
          <table:table-cell table:number-columns-repeated="1017"/>
        </table:table-row>
        <table:table-row table:style-name="ro3">
          <table:table-cell office:value-type="string">
            <text:p>Pounce</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Choose an enemy model anywhere within 5 squares, and line of sight. Place the model with pounce adjacent to this target, then make the offense roll as normal.</text:p>
          </table:table-cell>
          <table:table-cell table:number-columns-repeated="1017"/>
        </table:table-row>
        <table:table-row table:style-name="ro3">
          <table:table-cell office:value-type="string">
            <text:p>Predator</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n enemy model moves out of a square that is adjacent to a model with Predator, the model with Predator may immediately make a Melee Attack against that model.</text:p>
          </table:table-cell>
          <table:table-cell table:number-columns-repeated="1017"/>
        </table:table-row>
        <table:table-row table:style-name="ro2">
          <table:table-cell office:value-type="string">
            <text:p>Primal Aura</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Monsters with Sapphire Affinity that are within 2 squares of Tribal Stone gain +1st ARM.</text:p>
          </table:table-cell>
          <table:table-cell table:number-columns-repeated="1017"/>
        </table:table-row>
        <table:table-row table:style-name="ro2">
          <table:table-cell office:value-type="string">
            <text:p>Prismatic Armory</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Hero with Prismatic Armory may equip up to two pieces of equipment to each slot, instead of one.</text:p>
          </table:table-cell>
          <table:table-cell table:number-columns-repeated="1017"/>
        </table:table-row>
        <table:table-row table:style-name="ro3">
          <table:table-cell office:value-type="string">
            <text:p>Privateer</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If a Hero with Privateer destroys one or more enemies during its activation, the party draws one additional loot during power-up.</text:p>
          </table:table-cell>
          <table:table-cell table:number-columns-repeated="1017"/>
        </table:table-row>
        <table:table-row table:style-name="ro3">
          <table:table-cell office:value-type="string">
            <text:p>Proficient</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Models with Proficient may take the basic Interact or Open Chest action without spending action points, once per turn.</text:p>
          </table:table-cell>
          <table:table-cell table:number-columns-repeated="1017"/>
        </table:table-row>
        <table:table-row table:style-name="ro3">
          <table:table-cell office:value-type="string">
            <text:p>Protector</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Enemy monsters that have LoS to this Hero may not target other Heroes which are adjacent to this Hero with offensive actions.</text:p>
          </table:table-cell>
          <table:table-cell table:number-columns-repeated="1017"/>
        </table:table-row>
        <table:table-row table:style-name="ro3">
          <table:table-cell office:value-type="string">
            <text:p>Pull X</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targeted by Pull may be moved a number of squares up to the value of X toward the attacker. A model moved by pull must end its move closer to the attacker than it began.</text:p>
          </table:table-cell>
          <table:table-cell table:number-columns-repeated="1017"/>
        </table:table-row>
        <table:table-row table:style-name="ro4">
          <table:table-cell office:value-type="string">
            <text:p>Pull X</text:p>
          </table:table-cell>
          <table:table-cell table:content-validation-name="val1" office:value-type="string">
            <text:p>Dual</text:p>
          </table:table-cell>
          <table:table-cell table:content-validation-name="val2" office:value-type="float" office:value="1.1">
            <text:p>1.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targeted by Pull may be moved a number of squares up\r\nto the value of X towards the attacker. A model moved by Pull\r\nmust, after each square moved, be closer to the attacker than it\r\nbegan. Once the two models are adjacent, the target model may\r\nthen be moved the remainder of X squares so to be still adjacent\r\nto the attacker.</text:p>
          </table:table-cell>
          <table:table-cell table:number-columns-repeated="1017"/>
        </table:table-row>
        <table:table-row table:style-name="ro5">
          <table:table-cell office:value-type="string">
            <text:p>Pull X</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targeted by Pull may be moved a number of squares up to the value of X towards the model using Pull. Each square moved must decrease the distance between the two models. Once the two models are adjacent, the target model immediately stops.</text:p>
          </table:table-cell>
          <table:table-cell table:number-columns-repeated="1017"/>
        </table:table-row>
        <table:table-row table:style-name="ro3">
          <table:table-cell office:value-type="string">
            <text:p>Push X</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targeted by Push may be moved a number of squares up to the value of X away from the attacker. A model moved by Push must end its move farther away from the attacker than it began.</text:p>
          </table:table-cell>
          <table:table-cell table:number-columns-repeated="1017"/>
        </table:table-row>
        <table:table-row table:style-name="ro3">
          <table:table-cell office:value-type="string">
            <text:p>Push X</text:p>
          </table:table-cell>
          <table:table-cell table:content-validation-name="val1" office:value-type="string">
            <text:p>Dual</text:p>
          </table:table-cell>
          <table:table-cell table:content-validation-name="val2" office:value-type="float" office:value="1.1">
            <text:p>1.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targeted by Push may be moved a number of squares up\r\nto the value of X away from the attacker. A model moved by Push\r\nmust, after each square moved, be further away from the attacker\r\nthan it began.</text:p>
          </table:table-cell>
          <table:table-cell table:number-columns-repeated="1017"/>
        </table:table-row>
        <table:table-row table:style-name="ro5">
          <table:table-cell office:value-type="string">
            <text:p>Push X</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targeted by Push may be moved a number of squares up to the value of X away from the model using Push. Each square moved must increase the distance between the two models. If the target model cannot be moved further away, such as from contact with a wall, the model immediately stops.</text:p>
          </table:table-cell>
          <table:table-cell table:number-columns-repeated="1017"/>
        </table:table-row>
        <table:table-row table:style-name="ro3">
          <table:table-cell office:value-type="string">
            <text:p>Quick Strik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fter a model with Quick Strike destroys an enemy, its controller rolls 1g. <text:s/>On a roll of Heart+Potion, the model may immediately make a basic offensive action without spending an action point.</text:p>
          </table:table-cell>
          <table:table-cell table:number-columns-repeated="1017"/>
        </table:table-row>
        <table:table-row table:style-name="ro4">
          <table:table-cell office:value-type="string">
            <text:p>Rabid</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this model activates roll 1R and consult the following: <text:s/>No stars: this model moves as close as it can to, and attacks, the closest friendly model. In the case two models are equally close, this model’s controller chooses. <text:s/>One star: this model may activate normally. <text:s/>Two or more stars: this model may activate normally and gains +1R STR.</text:p>
          </table:table-cell>
          <table:table-cell table:number-columns-repeated="1017"/>
        </table:table-row>
        <table:table-row table:style-name="ro2">
          <table:table-cell office:value-type="string">
            <text:p>Rage Musk</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If this potion is used, the Consul roll 1r instead of 1b for Anngry Walrus during the following Consul Turn.</text:p>
          </table:table-cell>
          <table:table-cell table:number-columns-repeated="1017"/>
        </table:table-row>
        <table:table-row table:style-name="ro3">
          <table:table-cell office:value-type="string">
            <text:p>Rais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Replace target Bone Pile counter with a model with the risen ability. The counter is then removed from play. If a model is in the same square as target counter Raise has no effect.</text:p>
          </table:table-cell>
          <table:table-cell table:number-columns-repeated="1017"/>
        </table:table-row>
        <table:table-row table:style-name="ro3">
          <table:table-cell office:value-type="string">
            <text:p>Raise</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Replace target Bone Pile with a model with the Bone Pile ability. If a model is in the same square as the Bone Pile token, Raise has no effect.</text:p>
          </table:table-cell>
          <table:table-cell table:number-columns-repeated="1017"/>
        </table:table-row>
        <table:table-row table:style-name="ro2">
          <table:table-cell office:value-type="string">
            <text:p>Range X</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This ability allows the model to attack an enemy up to X squares away.</text:p>
          </table:table-cell>
          <table:table-cell table:number-columns-repeated="1017"/>
        </table:table-row>
        <table:table-row table:style-name="ro3">
          <table:table-cell office:value-type="string">
            <text:p>Range X</text:p>
          </table:table-cell>
          <table:table-cell table:content-validation-name="val1" office:value-type="string">
            <text:p>Dual</text:p>
          </table:table-cell>
          <table:table-cell table:content-validation-name="val2" office:value-type="float" office:value="1.1">
            <text:p>1.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Range X may target a model up to X squares\r\naway. If a model is making an attack using Range X they must use their\r\nATT attribute when making their attack roll, unless specified otherwise.</text:p>
          </table:table-cell>
          <table:table-cell table:number-columns-repeated="1017"/>
        </table:table-row>
        <table:table-row table:style-name="ro3">
          <table:table-cell office:value-type="string">
            <text:p>Ravag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Ravage inflicts damage on a single target with an offensive action, it may choose to suffer one damage to inflict an additional damage to the target.</text:p>
          </table:table-cell>
          <table:table-cell table:number-columns-repeated="1017"/>
        </table:table-row>
        <table:table-row table:style-name="ro3">
          <table:table-cell office:value-type="string">
            <text:p>Reach X</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This ability allows the model to target an enemy with a melee attack up to X squares away. A model may use any of its abilities or special actions using Reach X, unless specified otherwise.</text:p>
          </table:table-cell>
          <table:table-cell table:number-columns-repeated="1017"/>
        </table:table-row>
        <table:table-row table:style-name="ro5">
          <table:table-cell office:value-type="string">
            <text:p>Read The Wind</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Read The Wind may roll 1g when the party clears all activation tokens. <text:s/>Keep this die on the Hero's card and discard it next time activation tokens are cleared. <text:s/>After dice are rolled by any Hero for any reason, this model may discard the die to add it to the roll.</text:p>
          </table:table-cell>
          <table:table-cell table:number-columns-repeated="1017"/>
        </table:table-row>
        <table:table-row table:style-name="ro2">
          <table:table-cell office:value-type="string">
            <text:p>Regenerate</text:p>
          </table:table-cell>
          <table:table-cell table:content-validation-name="val1" office:value-type="string">
            <text:p>Dual</text:p>
          </table:table-cell>
          <table:table-cell table:content-validation-name="val2" office:value-type="float" office:value="1.5">
            <text:p>1.5</text:p>
          </table:table-cell>
          <table:table-cell table:content-validation-name="val2"/>
          <table:table-cell table:content-validation-name="val4" office:value-type="string">
            <text:p>Trait</text:p>
          </table:table-cell>
          <table:table-cell office:value-type="string">
            <text:p>None</text:p>
          </table:table-cell>
          <table:table-cell office:value-type="string">
            <text:p>Roll 1b dice for every wound token on the models card and remove one token for each star rolled.</text:p>
          </table:table-cell>
          <table:table-cell table:number-columns-repeated="1017"/>
        </table:table-row>
        <table:table-row table:style-name="ro2">
          <table:table-cell office:value-type="string">
            <text:p>Regenerate</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Roll 1b for every wound token on the model using Regenerate. Remove one token for every star rolled.</text:p>
          </table:table-cell>
          <table:table-cell table:number-columns-repeated="1017"/>
        </table:table-row>
        <table:table-row table:style-name="ro3">
          <table:table-cell office:value-type="string">
            <text:p>Refug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Models with Refuge may not suffer wounds while Waystone Creeps are in play.&lt;br&gt;(They may still suffer other effects such as Push and Status Effects.</text:p>
          </table:table-cell>
          <table:table-cell table:number-columns-repeated="1017"/>
        </table:table-row>
        <table:table-row table:style-name="ro2">
          <table:table-cell office:value-type="string">
            <text:p>Remedy</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affected by remedy may immediately remove all status Effect counters.</text:p>
          </table:table-cell>
          <table:table-cell table:number-columns-repeated="1017"/>
        </table:table-row>
        <table:table-row table:style-name="ro2">
          <table:table-cell office:value-type="string">
            <text:p>Remedy</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affected by Remedy removes all status effect tokens.</text:p>
          </table:table-cell>
          <table:table-cell table:number-columns-repeated="1017"/>
        </table:table-row>
        <table:table-row table:style-name="ro2">
          <table:table-cell office:value-type="string">
            <text:p>Resolv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Models with Resolve are immune to Control Effects.</text:p>
          </table:table-cell>
          <table:table-cell table:number-columns-repeated="1017"/>
        </table:table-row>
        <table:table-row table:style-name="ro3">
          <table:table-cell office:value-type="string">
            <text:p>Resolve Aura</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Monsters with Sapphire Affinity that are within two squares of a model with Resolve Aura are immune to control effects.</text:p>
          </table:table-cell>
          <table:table-cell table:number-columns-repeated="1017"/>
        </table:table-row>
        <table:table-row table:style-name="ro4">
          <table:table-cell office:value-type="string">
            <text:p>Resurrect</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Choose a model that has been destroyed. Roll 1b dice for every heart on its stat card. Remove one wound counter for every star rolled. After the roll, If the target model has more hearts than wound counters, return it to play adjacent to the start marker. The model retains any equipment and potions that it had when it was destroyed.</text:p>
          </table:table-cell>
          <table:table-cell table:number-columns-repeated="1017"/>
        </table:table-row>
        <table:table-row table:style-name="ro2">
          <table:table-cell office:value-type="string">
            <text:p>Resurrection</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the party spends a Princess Coin, draw two Loot.</text:p>
          </table:table-cell>
          <table:table-cell table:number-columns-repeated="1017"/>
        </table:table-row>
        <table:table-row table:style-name="ro3">
          <table:table-cell office:value-type="string">
            <text:p>Retreat</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fter completing an action with Retreat, using the rules for Push, the model's player moves the model with Retreat five squares away from its target or the square which the target occupied.</text:p>
          </table:table-cell>
          <table:table-cell table:number-columns-repeated="1017"/>
        </table:table-row>
        <table:table-row table:style-name="ro2">
          <table:table-cell office:value-type="string">
            <text:p>Risen</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Models with the Risen ability may not be spawned. They may only enter play as a result of the Raise ability.</text:p>
          </table:table-cell>
          <table:table-cell table:number-columns-repeated="1017"/>
        </table:table-row>
        <table:table-row table:style-name="ro2">
          <table:table-cell office:value-type="string">
            <text:p>Rock Aura</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Monsters with Sapphire affinity that are within 2 squares of Rock Pile are Immune: Status Effects.</text:p>
          </table:table-cell>
          <table:table-cell table:number-columns-repeated="1017"/>
        </table:table-row>
        <table:table-row table:style-name="ro3">
          <table:table-cell office:value-type="string">
            <text:p>Run Down</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Once per activation, a model with Run Down may move onto the same square as an enemy model. The enemy model suffers Compel 2 and one wound.</text:p>
          </table:table-cell>
          <table:table-cell table:number-columns-repeated="1017"/>
        </table:table-row>
        <table:table-row table:style-name="ro2">
          <table:table-cell office:value-type="string">
            <text:p>Saboteur</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Models with Saboteur may achieve Critical Successes against Spawning Points.</text:p>
          </table:table-cell>
          <table:table-cell table:number-columns-repeated="1017"/>
        </table:table-row>
        <table:table-row table:style-name="ro2">
          <table:table-cell office:value-type="string">
            <text:p>Salty</text:p>
          </table:table-cell>
          <table:table-cell table:content-validation-name="val1" office:value-type="string">
            <text:p>Arcade</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Salty gains +1st for each tentacles token on the target.</text:p>
          </table:table-cell>
          <table:table-cell table:number-columns-repeated="1017"/>
        </table:table-row>
        <table:table-row table:style-name="ro2">
          <table:table-cell office:value-type="string">
            <text:p>Salty</text:p>
          </table:table-cell>
          <table:table-cell table:content-validation-name="val1" office:value-type="string">
            <text:p>Classic</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Salty gains +1R for each tentacles token on the target.</text:p>
          </table:table-cell>
          <table:table-cell table:number-columns-repeated="1017"/>
        </table:table-row>
        <table:table-row table:style-name="ro2">
          <table:table-cell office:value-type="string">
            <text:p>Savag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ll minions within 1 square of a model with Savage gain +1st STR.</text:p>
          </table:table-cell>
          <table:table-cell table:number-columns-repeated="1017"/>
        </table:table-row>
        <table:table-row table:style-name="ro5">
          <table:table-cell office:value-type="string">
            <text:p>Scatter</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scatter is drawn place four single square templates anywhere within the tile.\r\n\r\nTrap templates may not be placed across walls, structures, or chasms. They may be placed in the same square as a friendly or enemy models.</text:p>
          </table:table-cell>
          <table:table-cell table:number-columns-repeated="1017"/>
        </table:table-row>
        <table:table-row table:style-name="ro3">
          <table:table-cell office:value-type="string">
            <text:p>Secluded</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this Pet is summoned using the Summon Pet action, it may be placed on any open space in the dungeon.</text:p>
          </table:table-cell>
          <table:table-cell table:number-columns-repeated="1017"/>
        </table:table-row>
        <table:table-row table:style-name="ro5">
          <table:table-cell office:value-type="string">
            <text:p>Secret Passag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Definition</text:p>
          </table:table-cell>
          <table:table-cell office:value-type="string">
            <text:p>None</text:p>
          </table:table-cell>
          <table:table-cell office:value-type="string">
            <text:p>When a model enters a Secret Passage square immediately place it in any other unoccupied Secret Passage square in the dungeon.\r\n\r\nA large model must be able to be placed in the new location or Secret Passage has no effect.</text:p>
          </table:table-cell>
          <table:table-cell table:number-columns-repeated="1017"/>
        </table:table-row>
        <table:table-row table:style-name="ro2">
          <table:table-cell office:value-type="string">
            <text:p>Selfless</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Once per turn, when an adjacent friendly model suffers a wound, this model may suffer it, instead.</text:p>
          </table:table-cell>
          <table:table-cell table:number-columns-repeated="1017"/>
        </table:table-row>
        <table:table-row table:style-name="ro2">
          <table:table-cell office:value-type="string">
            <text:p>Sentinel</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Definition</text:p>
          </table:table-cell>
          <table:table-cell office:value-type="string">
            <text:p>None</text:p>
          </table:table-cell>
          <table:table-cell office:value-type="string">
            <text:p>Models that are adjacent to a Sentinel structure add +1st to all defense rolls.</text:p>
          </table:table-cell>
          <table:table-cell table:number-columns-repeated="1017"/>
        </table:table-row>
        <table:table-row table:style-name="ro3">
          <table:table-cell office:value-type="string">
            <text:p>Shake Down</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Enemy Heroes with the Immobile status effect that are on the same tile as a model with Shake Down count as rolling zero stars for the purpose of the Yoink ability whenever they fail a defense roll.</text:p>
          </table:table-cell>
          <table:table-cell table:number-columns-repeated="1017"/>
        </table:table-row>
        <table:table-row table:style-name="ro2">
          <table:table-cell office:value-type="string">
            <text:p>Shallow Grav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Definition</text:p>
          </table:table-cell>
          <table:table-cell office:value-type="string">
            <text:p>None</text:p>
          </table:table-cell>
          <table:table-cell office:value-type="string">
            <text:p>Ghosts may be spawned from Fresh Grave Tile Effects instead of Rattlebones.</text:p>
          </table:table-cell>
          <table:table-cell table:number-columns-repeated="1017"/>
        </table:table-row>
        <table:table-row table:style-name="ro2">
          <table:table-cell office:value-type="string">
            <text:p>Shapeshift: X</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Shapeshift basic action to transform into the X whenever it chooses.</text:p>
          </table:table-cell>
          <table:table-cell table:number-columns-repeated="1017"/>
        </table:table-row>
        <table:table-row table:style-name="ro3">
          <table:table-cell office:value-type="string">
            <text:p>Share a Sip!</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If another hero activates after this hero during the same turn, that hero gains +3 Movement Points during that activation.</text:p>
          </table:table-cell>
          <table:table-cell table:number-columns-repeated="1017"/>
        </table:table-row>
        <table:table-row table:style-name="ro2">
          <table:table-cell office:value-type="string">
            <text:p>Shatter</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Shatter gains +1B STR if its target is suffering Ice.</text:p>
          </table:table-cell>
          <table:table-cell table:number-columns-repeated="1017"/>
        </table:table-row>
        <table:table-row table:style-name="ro3">
          <table:table-cell office:value-type="string">
            <text:p>Shell</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Shell is destroyed replace it with a Turtle Shell model. If all Turtle Shells are already on the dungeon map, move the Turtle Shell furthest from the Heroes to the new square.</text:p>
          </table:table-cell>
          <table:table-cell table:number-columns-repeated="1017"/>
        </table:table-row>
        <table:table-row table:style-name="ro5">
          <table:table-cell office:value-type="string">
            <text:p>Sidekick</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ile this Pet’s Master is within 8 squares, this Pet may use the basic Interact action to target tokens as if it were a Hero. When a token would be placed on this Pet’s card due to an Interact, place it on this Pet’s Master’s card instead.</text:p>
          </table:table-cell>
          <table:table-cell table:number-columns-repeated="1017"/>
        </table:table-row>
        <table:table-row table:style-name="ro2">
          <table:table-cell office:value-type="string">
            <text:p>Sidestep</text:p>
          </table:table-cell>
          <table:table-cell table:content-validation-name="val1" office:value-type="string">
            <text:p>Dual</text:p>
          </table:table-cell>
          <table:table-cell table:content-validation-name="val2" office:value-type="float" office:value="1.5">
            <text:p>1.5</text:p>
          </table:table-cell>
          <table:table-cell table:content-validation-name="val2"/>
          <table:table-cell table:content-validation-name="val4" office:value-type="string">
            <text:p>Trait</text:p>
          </table:table-cell>
          <table:table-cell office:value-type="string">
            <text:p>None</text:p>
          </table:table-cell>
          <table:table-cell office:value-type="string">
            <text:p>Move 1 square anytime the model successfully makes a defense roll.</text:p>
          </table:table-cell>
          <table:table-cell table:number-columns-repeated="1017"/>
        </table:table-row>
        <table:table-row table:style-name="ro2">
          <table:table-cell office:value-type="string">
            <text:p>Sidestep</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Sidestep wins defense roll they may immediately move one square.</text:p>
          </table:table-cell>
          <table:table-cell table:number-columns-repeated="1017"/>
        </table:table-row>
        <table:table-row table:style-name="ro3">
          <table:table-cell office:value-type="string">
            <text:p>Skittish</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nster with Skittish receives a Move commands, it moves away from the closest Hero as far as it is able.</text:p>
          </table:table-cell>
          <table:table-cell table:number-columns-repeated="1017"/>
        </table:table-row>
        <table:table-row table:style-name="ro3">
          <table:table-cell office:value-type="string">
            <text:p>Slayer</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Slayer may reroll a single die when making offensive actions which target dragon, kobold, or drake models.</text:p>
          </table:table-cell>
          <table:table-cell table:number-columns-repeated="1017"/>
        </table:table-row>
        <table:table-row table:style-name="ro3">
          <table:table-cell office:value-type="string">
            <text:p>Slow</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or effect with Slow places a Slow counter on any model it damages. A model suffering Slow halves its speed (Rounding Up) during its activation.</text:p>
          </table:table-cell>
          <table:table-cell table:number-columns-repeated="1017"/>
        </table:table-row>
        <table:table-row table:style-name="ro2">
          <table:table-cell office:value-type="string">
            <text:p>Slow</text:p>
          </table:table-cell>
          <table:table-cell table:content-validation-name="val1" office:value-type="string">
            <text:p>Dual</text:p>
          </table:table-cell>
          <table:table-cell table:content-validation-name="val2" office:value-type="float" office:value="1.5">
            <text:p>1.5</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suffering Slow halves its Movement, rounding up.</text:p>
          </table:table-cell>
          <table:table-cell table:number-columns-repeated="1017"/>
        </table:table-row>
        <table:table-row table:style-name="ro2">
          <table:table-cell office:value-type="string">
            <text:p>Slow</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suffering Slow halves its movement points, rounding up.</text:p>
          </table:table-cell>
          <table:table-cell table:number-columns-repeated="1017"/>
        </table:table-row>
        <table:table-row table:style-name="ro2">
          <table:table-cell office:value-type="string">
            <text:p>Small</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Small models may only be targeted by melee attacks.</text:p>
          </table:table-cell>
          <table:table-cell table:number-columns-repeated="1017"/>
        </table:table-row>
        <table:table-row table:style-name="ro2">
          <table:table-cell office:value-type="string">
            <text:p>Small</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An enemy model may only target a small model if it is within 3 squares of the model.</text:p>
          </table:table-cell>
          <table:table-cell table:number-columns-repeated="1017"/>
        </table:table-row>
        <table:table-row table:style-name="ro3">
          <table:table-cell office:value-type="string">
            <text:p>Smok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Squares affected by Smoke block line of sight. Models within a square affected by Smoke are considered to have Stealth.</text:p>
          </table:table-cell>
          <table:table-cell table:number-columns-repeated="1017"/>
        </table:table-row>
        <table:table-row table:style-name="ro2">
          <table:table-cell office:value-type="string">
            <text:p>Smoke</text:p>
          </table:table-cell>
          <table:table-cell table:content-validation-name="val1" office:value-type="string">
            <text:p>Dual</text:p>
          </table:table-cell>
          <table:table-cell table:content-validation-name="val2" office:value-type="float" office:value="1.1">
            <text:p>1.1</text:p>
          </table:table-cell>
          <table:table-cell table:content-validation-name="val2"/>
          <table:table-cell table:content-validation-name="val4" office:value-type="string">
            <text:p>Trait</text:p>
          </table:table-cell>
          <table:table-cell office:value-type="string">
            <text:p>None</text:p>
          </table:table-cell>
          <table:table-cell office:value-type="string">
            <text:p>Models affected by Smoke gain Stealth.</text:p>
          </table:table-cell>
          <table:table-cell table:number-columns-repeated="1017"/>
        </table:table-row>
        <table:table-row table:style-name="ro3">
          <table:table-cell office:value-type="string">
            <text:p>Smokebomb</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the dungeon boss spawns, spawn all monsters with Smokebomb that were previously destroyed this game, before resolving the Boss Fight card; these monsters may spawn on any open square in the dungeon.</text:p>
          </table:table-cell>
          <table:table-cell table:number-columns-repeated="1017"/>
        </table:table-row>
        <table:table-row table:style-name="ro3">
          <table:table-cell office:value-type="string">
            <text:p>Smooches</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This model may Shapeshift back to is original form if a friendly model moves into an adjacent square and spends 1 Action Point to give it a kiss.</text:p>
          </table:table-cell>
          <table:table-cell table:number-columns-repeated="1017"/>
        </table:table-row>
        <table:table-row table:style-name="ro3">
          <table:table-cell office:value-type="string">
            <text:p>Smooches</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This model immediately shapeshifts back to its original form if a friendly model moves into an adjacent square and spends 1 Action to give it a kiss.</text:p>
          </table:table-cell>
          <table:table-cell table:number-columns-repeated="1017"/>
        </table:table-row>
        <table:table-row table:style-name="ro5">
          <table:table-cell office:value-type="string">
            <text:p>Solo Spawn</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This solo is also a spawning point with the spawning pool listed below. <text:s/>It follows commands as if it were a solo, and spawns as if it were a spawning point. <text:s/>When this solo receives the move command, it moves directly away from the closest Hero.</text:p>
          </table:table-cell>
          <table:table-cell table:number-columns-repeated="1017"/>
        </table:table-row>
        <table:table-row table:style-name="ro2">
          <table:table-cell office:value-type="string">
            <text:p>Soporific</text:p>
          </table:table-cell>
          <table:table-cell table:content-validation-name="val1" office:value-type="string">
            <text:p>Dual</text:p>
          </table:table-cell>
          <table:table-cell table:content-validation-name="val2" office:value-type="float" office:value="1.5">
            <text:p>1.5</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this model is destroyed inflicts the attacking model with the status effect Slow.</text:p>
          </table:table-cell>
          <table:table-cell table:number-columns-repeated="1017"/>
        </table:table-row>
        <table:table-row table:style-name="ro2">
          <table:table-cell office:value-type="string">
            <text:p>Soporific</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Soporific is destroyed, the model that destroyed it suffers Slow.</text:p>
          </table:table-cell>
          <table:table-cell table:number-columns-repeated="1017"/>
        </table:table-row>
        <table:table-row table:style-name="ro2">
          <table:table-cell office:value-type="string">
            <text:p>Soporific Cloud</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Hero that does not have Emerald affinity moves within 2 squares of Fungal Growth they suffer Slow.</text:p>
          </table:table-cell>
          <table:table-cell table:number-columns-repeated="1017"/>
        </table:table-row>
        <table:table-row table:style-name="ro3">
          <table:table-cell office:value-type="string">
            <text:p>Soul Echo</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The first time this Hero succeeds with an offensive action against a SUPER monster, it must discard this treasure and add one Princess Coin to the backpack.</text:p>
          </table:table-cell>
          <table:table-cell table:number-columns-repeated="1017"/>
        </table:table-row>
        <table:table-row table:style-name="ro2">
          <table:table-cell office:value-type="string">
            <text:p>Spawn Kill</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n enemy model spawns within range, this model may immediately make a melee attack against it.</text:p>
          </table:table-cell>
          <table:table-cell table:number-columns-repeated="1017"/>
        </table:table-row>
        <table:table-row table:style-name="ro2">
          <table:table-cell office:value-type="string">
            <text:p>Spawn Location</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Definition</text:p>
          </table:table-cell>
          <table:table-cell office:value-type="string">
            <text:p>None</text:p>
          </table:table-cell>
          <table:table-cell office:value-type="string">
            <text:p>When playing Arcade Mode, spawning points are placed in Spawn Location squares.</text:p>
          </table:table-cell>
          <table:table-cell table:number-columns-repeated="1017"/>
        </table:table-row>
        <table:table-row table:style-name="ro2">
          <table:table-cell office:value-type="string">
            <text:p>Splinters</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Splinters achieves a Critical Success, it suffers one damage.</text:p>
          </table:table-cell>
          <table:table-cell table:number-columns-repeated="1017"/>
        </table:table-row>
        <table:table-row table:style-name="ro3">
          <table:table-cell office:value-type="string">
            <text:p>Splurt</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Burning Gel is destroyed, before removing the model, place two Fire Gels into play in any adjacent empty squares.</text:p>
          </table:table-cell>
          <table:table-cell table:number-columns-repeated="1017"/>
        </table:table-row>
        <table:table-row table:style-name="ro2">
          <table:table-cell office:value-type="string">
            <text:p>Spongy</text:p>
          </table:table-cell>
          <table:table-cell table:content-validation-name="val1" office:value-type="string">
            <text:p>Dual</text:p>
          </table:table-cell>
          <table:table-cell table:content-validation-name="val2" office:value-type="float" office:value="1.5">
            <text:p>1.5</text:p>
          </table:table-cell>
          <table:table-cell table:content-validation-name="val2"/>
          <table:table-cell table:content-validation-name="val4" office:value-type="string">
            <text:p>Trait</text:p>
          </table:table-cell>
          <table:table-cell office:value-type="string">
            <text:p>None</text:p>
          </table:table-cell>
          <table:table-cell office:value-type="string">
            <text:p>Anytime a model makes an offensive action against the Kinoshroom. The model is pushed one square away.</text:p>
          </table:table-cell>
          <table:table-cell table:number-columns-repeated="1017"/>
        </table:table-row>
        <table:table-row table:style-name="ro3">
          <table:table-cell office:value-type="string">
            <text:p>Spongy</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Spongy is targeted, Push the model that targeted them 1 square after the action has been resolved, even if the model with spongy was destroyed.</text:p>
          </table:table-cell>
          <table:table-cell table:number-columns-repeated="1017"/>
        </table:table-row>
        <table:table-row table:style-name="ro2">
          <table:table-cell office:value-type="string">
            <text:p>Spooky Spooky</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t the end of this model’s activation, it may cause target adjacent Hero to Push: 3.</text:p>
          </table:table-cell>
          <table:table-cell table:number-columns-repeated="1017"/>
        </table:table-row>
        <table:table-row table:style-name="ro2">
          <table:table-cell office:value-type="string">
            <text:p>Spray X</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spray effect hits multiple models in a \"V\" pattern up to X squares away.</text:p>
          </table:table-cell>
          <table:table-cell table:number-columns-repeated="1017"/>
        </table:table-row>
        <table:table-row table:style-name="ro5">
          <table:table-cell office:value-type="string">
            <text:p>Squirrely</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Spray effect hits multiple models in a \"V\" pattern up to X\r\nsquares away. Spray effects may not be used along diagonals\r\nand distance portion (X) of a distance effect, but do not replace\r\nany other aspect of the ability.</text:p>
          </table:table-cell>
          <table:table-cell table:number-columns-repeated="1017"/>
        </table:table-row>
        <table:table-row table:style-name="ro2">
          <table:table-cell office:value-type="string">
            <text:p>Static Charge</text:p>
          </table:table-cell>
          <table:table-cell table:content-validation-name="val1" office:value-type="string">
            <text:p>Dual</text:p>
          </table:table-cell>
          <table:table-cell table:content-validation-name="val2" office:value-type="float" office:value="1.5">
            <text:p>1.5</text:p>
          </table:table-cell>
          <table:table-cell table:content-validation-name="val2"/>
          <table:table-cell table:content-validation-name="val4" office:value-type="string">
            <text:p>Trait</text:p>
          </table:table-cell>
          <table:table-cell office:value-type="string">
            <text:p>None</text:p>
          </table:table-cell>
          <table:table-cell office:value-type="string">
            <text:p>Static Charge grants +1b dice to both STR and ARM for every wound token on card.</text:p>
          </table:table-cell>
          <table:table-cell table:number-columns-repeated="1017"/>
        </table:table-row>
        <table:table-row table:style-name="ro2">
          <table:table-cell office:value-type="string">
            <text:p>Static Charge</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Static Charge gains +1b STR and +1b ARM for every wound they are currently suffering.</text:p>
          </table:table-cell>
          <table:table-cell table:number-columns-repeated="1017"/>
        </table:table-row>
        <table:table-row table:style-name="ro10">
          <table:table-cell office:value-type="string">
            <text:p>Status Effects</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Definition</text:p>
          </table:table-cell>
          <table:table-cell office:value-type="string">
            <text:p>None</text:p>
          </table:table-cell>
          <table:table-cell office:value-type="string">
            <text:p>Some attacks or abilities in the game will cause the models hit to\r\nsuffer status effects if they successfully deal damage to a model.\r\nWhen a model suffers a status effect, place the appropriate\r\ncounter on their card. A model with a status effect counter suffers\r\nits effects at all times until the counter is removed.\r\nSometimes a special action will cause a status effect. Since\r\nspecial actions do not typically deal damage, instead any model\r\nhit by the special action suffers the status effect listed. Note that,\r\nunlike a special attack, a special action must specifically say that\r\nit causes a status effect.\r\nWhen a model gains a heart, they may choose to remove a status\r\neffect counter from their card instead of removing a wound counter.\r\nTypically, a model may only have one status effect counter of\r\neach type on their card at once, but may have multiple status\r\neffect counters.</text:p>
          </table:table-cell>
          <table:table-cell table:number-columns-repeated="1017"/>
        </table:table-row>
        <table:table-row table:style-name="ro2">
          <table:table-cell office:value-type="string">
            <text:p>Steal</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Steal inflicts a wound, it may discard one random card from the party’s backpack.</text:p>
          </table:table-cell>
          <table:table-cell table:number-columns-repeated="1017"/>
        </table:table-row>
        <table:table-row table:style-name="ro5">
          <table:table-cell office:value-type="string">
            <text:p>Stealth</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stealth is targeted by a ranged affect they may immediately make a Dex roll. Subtract the number of stars rolled from the attacker's range. if the roll causes the attacker to be out of range the attack is considered to have failed.</text:p>
          </table:table-cell>
          <table:table-cell table:number-columns-repeated="1017"/>
        </table:table-row>
        <table:table-row table:style-name="ro2">
          <table:table-cell office:value-type="string">
            <text:p>Stealth</text:p>
          </table:table-cell>
          <table:table-cell table:content-validation-name="val1" office:value-type="string">
            <text:p>Dual</text:p>
          </table:table-cell>
          <table:table-cell table:content-validation-name="val2" office:value-type="float" office:value="1.5">
            <text:p>1.5</text:p>
          </table:table-cell>
          <table:table-cell table:content-validation-name="val2"/>
          <table:table-cell table:content-validation-name="val4" office:value-type="string">
            <text:p>Trait</text:p>
          </table:table-cell>
          <table:table-cell office:value-type="string">
            <text:p>None</text:p>
          </table:table-cell>
          <table:table-cell office:value-type="string">
            <text:p>Reduces the range of all actions made against the model by 3 to a minimum of 1.</text:p>
          </table:table-cell>
          <table:table-cell table:number-columns-repeated="1017"/>
        </table:table-row>
        <table:table-row table:style-name="ro2">
          <table:table-cell office:value-type="string">
            <text:p>Stealth</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Actions targeting a model with stealth reduce their Range by 3, to a minimum of 1.</text:p>
          </table:table-cell>
          <table:table-cell table:number-columns-repeated="1017"/>
        </table:table-row>
        <table:table-row table:style-name="ro2">
          <table:table-cell office:value-type="string">
            <text:p>Stealth Aura</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Monsters with Ruby Affinity that are within 2 squares of Salt Pillar gain Stealth.</text:p>
          </table:table-cell>
          <table:table-cell table:number-columns-repeated="1017"/>
        </table:table-row>
        <table:table-row table:style-name="ro2">
          <table:table-cell office:value-type="string">
            <text:p>Stingy</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Stingy may not share its potions with friendly Heroes.</text:p>
          </table:table-cell>
          <table:table-cell table:number-columns-repeated="1017"/>
        </table:table-row>
        <table:table-row table:style-name="ro2">
          <table:table-cell office:value-type="string">
            <text:p>Stocked</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Stocked begins the game with its maximum number of potions.</text:p>
          </table:table-cell>
          <table:table-cell table:number-columns-repeated="1017"/>
        </table:table-row>
        <table:table-row table:style-name="ro3">
          <table:table-cell office:value-type="string">
            <text:p>Strik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This Pet’s Master gains Pounce on its basic Melee attack if it has one and it began its activation within 2 squares of this Pet.</text:p>
          </table:table-cell>
          <table:table-cell table:number-columns-repeated="1017"/>
        </table:table-row>
        <table:table-row table:style-name="ro2">
          <table:table-cell office:value-type="string">
            <text:p>Structure</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Models cannot draw line of sight across or move through structures.</text:p>
          </table:table-cell>
          <table:table-cell table:number-columns-repeated="1017"/>
        </table:table-row>
        <table:table-row table:style-name="ro3">
          <table:table-cell office:value-type="string">
            <text:p>Student</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Once per game, a model with Student may use a single unique action listed on the card of any other Hero in the dungeon.</text:p>
          </table:table-cell>
          <table:table-cell table:number-columns-repeated="1017"/>
        </table:table-row>
        <table:table-row table:style-name="ro3">
          <table:table-cell office:value-type="string">
            <text:p>Stun</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or effect with Stun places a Stun counter on any model it damages. A model suffering Stun discards the highest result rolled anytime it makes a roll using its WILL attribute.</text:p>
          </table:table-cell>
          <table:table-cell table:number-columns-repeated="1017"/>
        </table:table-row>
        <table:table-row table:style-name="ro3">
          <table:table-cell office:value-type="string">
            <text:p>Sturdy</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Sturdy may only be damaged by melee attacks. Wounds caused by Backlash do not advance the Power Gauge.</text:p>
          </table:table-cell>
          <table:table-cell table:number-columns-repeated="1017"/>
        </table:table-row>
        <table:table-row table:style-name="ro2">
          <table:table-cell office:value-type="string">
            <text:p>Sturdy</text:p>
          </table:table-cell>
          <table:table-cell table:content-validation-name="val1" office:value-type="string">
            <text:p>Dual</text:p>
          </table:table-cell>
          <table:table-cell table:content-validation-name="val2" office:value-type="float" office:value="1.1">
            <text:p>1.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Sturdy may only be damaged by melee attacks.</text:p>
          </table:table-cell>
          <table:table-cell table:number-columns-repeated="1017"/>
        </table:table-row>
        <table:table-row table:style-name="ro2">
          <table:table-cell office:value-type="string">
            <text:p>Super Annoying</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Heroes that begin their activation adjacent to this model gain 1 additional Movement during the activation.</text:p>
          </table:table-cell>
          <table:table-cell table:number-columns-repeated="1017"/>
        </table:table-row>
        <table:table-row table:style-name="ro2">
          <table:table-cell office:value-type="string">
            <text:p>Surefoot</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Each square of difficult terrain a made with Surefoot enters costs one speed instead of two.</text:p>
          </table:table-cell>
          <table:table-cell table:number-columns-repeated="1017"/>
        </table:table-row>
        <table:table-row table:style-name="ro3">
          <table:table-cell office:value-type="string">
            <text:p>Surefoot</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Surefoot treats difficult terrain squares as open squares. All non-blessing tile effects in those squares are ignored.</text:p>
          </table:table-cell>
          <table:table-cell table:number-columns-repeated="1017"/>
        </table:table-row>
        <table:table-row table:style-name="ro2">
          <table:table-cell office:value-type="string">
            <text:p>Sweep X</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Definition</text:p>
          </table:table-cell>
          <table:table-cell office:value-type="string">
            <text:p>None</text:p>
          </table:table-cell>
          <table:table-cell office:value-type="string">
            <text:p>A Sweep effect hits every model within X squares of a single side of the users square, along a straight line.</text:p>
          </table:table-cell>
          <table:table-cell table:number-columns-repeated="1017"/>
        </table:table-row>
        <table:table-row table:style-name="ro5">
          <table:table-cell office:value-type="string">
            <text:p>Sweep X</text:p>
          </table:table-cell>
          <table:table-cell table:content-validation-name="val1" office:value-type="string">
            <text:p>Dual</text:p>
          </table:table-cell>
          <table:table-cell table:content-validation-name="val2" office:value-type="float" office:value="1.1">
            <text:p>1.1</text:p>
          </table:table-cell>
          <table:table-cell table:content-validation-name="val2"/>
          <table:table-cell table:content-validation-name="val4" office:value-type="string">
            <text:p>Definition</text:p>
          </table:table-cell>
          <table:table-cell office:value-type="string">
            <text:p>None</text:p>
          </table:table-cell>
          <table:table-cell office:value-type="string">
            <text:p>A Sweep effect hits every model within X squares of a single\r\nside of the user’s square, along a straight line. Sweep effects\r\nmay not be used along diagonals and replace the distance\r\nportion (X) of a distance effect, but do not replace any other\r\naspect of the ability.</text:p>
          </table:table-cell>
          <table:table-cell table:number-columns-repeated="1017"/>
        </table:table-row>
        <table:table-row table:style-name="ro3">
          <table:table-cell office:value-type="string">
            <text:p>Sweep X</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Definition</text:p>
          </table:table-cell>
          <table:table-cell office:value-type="string">
            <text:p>None</text:p>
          </table:table-cell>
          <table:table-cell office:value-type="string">
            <text:p>A sweep effect hits every model within X squares of any single side of the user’s base along a straight line. Sweep effects may not be used along diagonals.</text:p>
          </table:table-cell>
          <table:table-cell table:number-columns-repeated="1017"/>
        </table:table-row>
        <table:table-row table:style-name="ro3">
          <table:table-cell office:value-type="string">
            <text:p>Tag Team</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This Pet may activate immediately before its Master instead of immediately after it. After this Pet’s Master misses with a basic attack, this Pet may make a basic attack against the same target, if able.</text:p>
          </table:table-cell>
          <table:table-cell table:number-columns-repeated="1017"/>
        </table:table-row>
        <table:table-row table:style-name="ro3">
          <table:table-cell office:value-type="string">
            <text:p>Tail Sweep</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During his activation King Starfire may make a single attack, costing no action points with the following profile: Sweep 2, Knockdown, Tail Sweep does not cause Fire.</text:p>
          </table:table-cell>
          <table:table-cell table:number-columns-repeated="1017"/>
        </table:table-row>
        <table:table-row table:style-name="ro3">
          <table:table-cell office:value-type="string">
            <text:p>Tail Sweep</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During his activation Starfire may make the following offensive action a single time for free: Attack Melee, Sweep 2, Knockdown.</text:p>
          </table:table-cell>
          <table:table-cell table:number-columns-repeated="1017"/>
        </table:table-row>
        <table:table-row table:style-name="ro3">
          <table:table-cell office:value-type="string">
            <text:p>Teleport</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that Teleports may move to any empty square within ten squares and line of sight of their current square.</text:p>
          </table:table-cell>
          <table:table-cell table:number-columns-repeated="1017"/>
        </table:table-row>
        <table:table-row table:style-name="ro3">
          <table:table-cell office:value-type="string">
            <text:p>Teleport</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Choose an empty square anywhere within 10 squares, and line of sight. Place the model affected by Teleport in this square.</text:p>
          </table:table-cell>
          <table:table-cell table:number-columns-repeated="1017"/>
        </table:table-row>
        <table:table-row table:style-name="ro5">
          <table:table-cell office:value-type="string">
            <text:p>Territorial</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Territorial gains +1st to offense rolls while on the first tile, +2st while on the second, +3st while on the third, and +4st while on the fourth.&lt;br&gt;(Arena: A model with Territorial gains +2st to offensive rolls while on the same tile as a friendly spawning point.)</text:p>
          </table:table-cell>
          <table:table-cell table:number-columns-repeated="1017"/>
        </table:table-row>
        <table:table-row table:style-name="ro3">
          <table:table-cell office:value-type="string">
            <text:p>The First Ston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The First Stone gains +1b to all offensive rolls for each wound it is suffering, to a maximum of +3b.</text:p>
          </table:table-cell>
          <table:table-cell table:number-columns-repeated="1017"/>
        </table:table-row>
        <table:table-row table:style-name="ro5">
          <table:table-cell office:value-type="string">
            <text:p>The Journey</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Dungeon bosses whose entire base is on the same tile as one or more models with The Journey gain one of the following, depending on which tile this model is on:&lt;br&gt;First Tile: Massive Damage&lt;br&gt;Second Tile: +2R DEX&lt;br&gt;Third Tile: +2R WILL.</text:p>
          </table:table-cell>
          <table:table-cell table:number-columns-repeated="1017"/>
        </table:table-row>
        <table:table-row table:style-name="ro2">
          <table:table-cell office:value-type="string">
            <text:p>Thief</text:p>
          </table:table-cell>
          <table:table-cell table:content-validation-name="val1" office:value-type="string">
            <text:p>Dual</text:p>
          </table:table-cell>
          <table:table-cell table:content-validation-name="val2" office:value-type="float" office:value="1.5">
            <text:p>1.5</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Thief may reroll a single dice when using Pick Lock action.</text:p>
          </table:table-cell>
          <table:table-cell table:number-columns-repeated="1017"/>
        </table:table-row>
        <table:table-row table:style-name="ro4">
          <table:table-cell office:value-type="string">
            <text:p>Throw X</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using an action with Throw, choose one friendly adjacent model. Push that model a number of squares up to the value of X, as described in the rules for Push. If the model moves to a square that is adjacent to another model it immediately stops moving. Every model it stops adjacent to, friendly or enemy, suffers an offense roll of 1b per square the model moved.</text:p>
          </table:table-cell>
          <table:table-cell table:number-columns-repeated="1017"/>
        </table:table-row>
        <table:table-row table:style-name="ro3">
          <table:table-cell office:value-type="string">
            <text:p>Toss M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If this model is targeted by an action with Throw, after resolving the results of the action, destroy this model. Volatile is triggered by Toss Me.</text:p>
          </table:table-cell>
          <table:table-cell table:number-columns-repeated="1017"/>
        </table:table-row>
        <table:table-row table:style-name="ro3">
          <table:table-cell office:value-type="string">
            <text:p>Tough</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t the beginning of their activation a model with tough may remove a single wound counter before status Effects are resolved.</text:p>
          </table:table-cell>
          <table:table-cell table:number-columns-repeated="1017"/>
        </table:table-row>
        <table:table-row table:style-name="ro2">
          <table:table-cell office:value-type="string">
            <text:p>Tough</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During its upkeep, a model with Tough removes a single wound token.</text:p>
          </table:table-cell>
          <table:table-cell table:number-columns-repeated="1017"/>
        </table:table-row>
        <table:table-row table:style-name="ro2">
          <table:table-cell office:value-type="string">
            <text:p>Toxic Blood</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that inflicts a wound against a model with Toxic Blood suffers Poison.</text:p>
          </table:table-cell>
          <table:table-cell table:number-columns-repeated="1017"/>
        </table:table-row>
        <table:table-row table:style-name="ro3">
          <table:table-cell office:value-type="string">
            <text:p>Treeform</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t the start of this model’s activation it may choose to forego all actions and movement to Heal 2. If it does, until the start of its next activation, it gains +1R ARM and all friendly models within Aura 2 gain +1R STR.</text:p>
          </table:table-cell>
          <table:table-cell table:number-columns-repeated="1017"/>
        </table:table-row>
        <table:table-row table:style-name="ro2">
          <table:table-cell office:value-type="string">
            <text:p>Tribute To Myself</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this model wins a defensive roll, it may heal itself using hearts as if it were an offensive roll.</text:p>
          </table:table-cell>
          <table:table-cell table:number-columns-repeated="1017"/>
        </table:table-row>
        <table:table-row table:style-name="ro3">
          <table:table-cell office:value-type="string">
            <text:p>Troopa Shield</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friendly model within 2 squares and Line of Sight is targeted with an attack, this model may suffer one damage. If it does, the friendly model gains 1G ARM for the duration of the attack.</text:p>
          </table:table-cell>
          <table:table-cell table:number-columns-repeated="1017"/>
        </table:table-row>
        <table:table-row table:style-name="ro3">
          <table:table-cell office:value-type="string">
            <text:p>Trophies</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Trophies gains +1st ARM for each Ghostflame in play. Once per turn, if there are four or more Ghostflames adjacent to a model with Trophies, the model may immediately equip one Relic Item.</text:p>
          </table:table-cell>
          <table:table-cell table:number-columns-repeated="1017"/>
        </table:table-row>
        <table:table-row table:style-name="ro12">
          <table:table-cell office:value-type="string">
            <text:p>Turtl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ctivated replace this model with a Shell,The Shell is considered the same model as the one it replaced for all purposes. The model gains +1 ARM and Immune: Status Effects. A Shell may not move, attack, or use special actions.\r\n\r\nWhen a model with Turtle is require to make a defense roll it may immediately activate Turtle for free before making the roll.\r\n\r\nIf Turtle is active at the beginning of this model's activation replace the Shell with its original model. The model may then act normally during its turn which may include reactivating Turtle.</text:p>
          </table:table-cell>
          <table:table-cell table:number-columns-repeated="1017"/>
        </table:table-row>
        <table:table-row table:style-name="ro2">
          <table:table-cell office:value-type="string">
            <text:p>Uncanny Awareness</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Models with Uncanny Awareness ignore Stealth.</text:p>
          </table:table-cell>
          <table:table-cell table:number-columns-repeated="1017"/>
        </table:table-row>
        <table:table-row table:style-name="ro2">
          <table:table-cell office:value-type="string">
            <text:p>Vermin</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This model may be spawned by the Infested ability.</text:p>
          </table:table-cell>
          <table:table-cell table:number-columns-repeated="1017"/>
        </table:table-row>
        <table:table-row table:style-name="ro2">
          <table:table-cell office:value-type="string">
            <text:p>Virulent</text:p>
          </table:table-cell>
          <table:table-cell table:content-validation-name="val1" office:value-type="string">
            <text:p>Dual</text:p>
          </table:table-cell>
          <table:table-cell table:content-validation-name="val2" office:value-type="float" office:value="1.5">
            <text:p>1.5</text:p>
          </table:table-cell>
          <table:table-cell table:content-validation-name="val2"/>
          <table:table-cell table:content-validation-name="val4" office:value-type="string">
            <text:p>Trait</text:p>
          </table:table-cell>
          <table:table-cell office:value-type="string">
            <text:p>None</text:p>
          </table:table-cell>
          <table:table-cell office:value-type="string">
            <text:p>Adds +1b dice to any offense roll they make if their target is suffering Poison.</text:p>
          </table:table-cell>
          <table:table-cell table:number-columns-repeated="1017"/>
        </table:table-row>
        <table:table-row table:style-name="ro2">
          <table:table-cell office:value-type="string">
            <text:p>Virulent</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Add +1b to this models offense rolls if its target is suffering from Poison.</text:p>
          </table:table-cell>
          <table:table-cell table:number-columns-repeated="1017"/>
        </table:table-row>
        <table:table-row table:style-name="ro3">
          <table:table-cell office:value-type="string">
            <text:p>Vulnerable: X</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If a model with vulnerable X is targeted by the ability listed as X, it immediately takes one wound in addition to any other effects of the ability.</text:p>
          </table:table-cell>
          <table:table-cell table:number-columns-repeated="1017"/>
        </table:table-row>
        <table:table-row table:style-name="ro3">
          <table:table-cell office:value-type="string">
            <text:p>Vulnerable: X</text:p>
          </table:table-cell>
          <table:table-cell table:content-validation-name="val1" office:value-type="string">
            <text:p>Dual</text:p>
          </table:table-cell>
          <table:table-cell table:content-validation-name="val2" office:value-type="float" office:value="1.1">
            <text:p>1.1</text:p>
          </table:table-cell>
          <table:table-cell table:content-validation-name="val2"/>
          <table:table-cell table:content-validation-name="val4" office:value-type="string">
            <text:p>Trait</text:p>
          </table:table-cell>
          <table:table-cell office:value-type="string">
            <text:p>None</text:p>
          </table:table-cell>
          <table:table-cell office:value-type="string">
            <text:p>Status Effect. If a model with Vulnerable X is targeted\r\nby the ability listed as X, it must discard the highest result rolled of any\r\ndefense roll it makes against that ability.</text:p>
          </table:table-cell>
          <table:table-cell table:number-columns-repeated="1017"/>
        </table:table-row>
        <table:table-row table:style-name="ro3">
          <table:table-cell office:value-type="string">
            <text:p>Wave X</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Wave effect is centered on the user's square and hits the user and every model within X squares of the user. Waves replace the ranged effect of an ability but do not replace any other aspect of the ability.</text:p>
          </table:table-cell>
          <table:table-cell table:number-columns-repeated="1017"/>
        </table:table-row>
        <table:table-row table:style-name="ro5">
          <table:table-cell office:value-type="string">
            <text:p>Wave X</text:p>
          </table:table-cell>
          <table:table-cell table:content-validation-name="val1" office:value-type="string">
            <text:p>Dual</text:p>
          </table:table-cell>
          <table:table-cell table:content-validation-name="val2" office:value-type="float" office:value="1.1">
            <text:p>1.1</text:p>
          </table:table-cell>
          <table:table-cell table:content-validation-name="val2"/>
          <table:table-cell table:content-validation-name="val4" office:value-type="string">
            <text:p>Trait</text:p>
          </table:table-cell>
          <table:table-cell office:value-type="string">
            <text:p>None</text:p>
          </table:table-cell>
          <table:table-cell office:value-type="string">
            <text:p>A Wave effect is centered\r\non the user’s square and\r\nhits the user and every\r\nmodel within X squares of\r\nthe user. Waves replace the\r\ndistance portion (X) of a\r\ndistance effect, but do not\r\nreplace any other aspect of\r\nthe ability.</text:p>
          </table:table-cell>
          <table:table-cell table:number-columns-repeated="1017"/>
        </table:table-row>
        <table:table-row table:style-name="ro2">
          <table:table-cell office:value-type="string">
            <text:p>Wave X</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A Wave effect is centered on the user’s base and every square within X squares of the user.</text:p>
          </table:table-cell>
          <table:table-cell table:number-columns-repeated="1017"/>
        </table:table-row>
        <table:table-row table:style-name="ro3">
          <table:table-cell office:value-type="string">
            <text:p>Weak</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or effect with Weak places a Weak counter on any model it damages. A model suffering Weak discards the highest result rolled anytime it makes a roll using its ATT attribute.</text:p>
          </table:table-cell>
          <table:table-cell table:number-columns-repeated="1017"/>
        </table:table-row>
        <table:table-row table:style-name="ro3">
          <table:table-cell office:value-type="string">
            <text:p>Wind of Blades</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Wind of Blades may spend all of its movement points to make a single Missile Attack basic offensive action.</text:p>
          </table:table-cell>
          <table:table-cell table:number-columns-repeated="1017"/>
        </table:table-row>
        <table:table-row table:style-name="ro2">
          <table:table-cell office:value-type="string">
            <text:p>Wisdom</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Wisdom gains +1ac that may only be used to take support actions.</text:p>
          </table:table-cell>
          <table:table-cell table:number-columns-repeated="1017"/>
        </table:table-row>
        <table:table-row table:style-name="ro2">
          <table:table-cell office:value-type="string">
            <text:p>Wonder</text:p>
          </table:table-cell>
          <table:table-cell table:content-validation-name="val1" office:value-type="string">
            <text:p>Dual</text:p>
          </table:table-cell>
          <table:table-cell table:content-validation-name="val2" office:value-type="float" office:value="2">
            <text:p>2</text:p>
          </table:table-cell>
          <table:table-cell table:content-validation-name="val2"/>
          <table:table-cell table:content-validation-name="val4" office:value-type="string">
            <text:p>Trait</text:p>
          </table:table-cell>
          <table:table-cell office:value-type="string">
            <text:p>None</text:p>
          </table:table-cell>
          <table:table-cell office:value-type="string">
            <text:p>Place pet model and game card in the Backpack. One Hero may become the pet's master during Power-Up.</text:p>
          </table:table-cell>
          <table:table-cell table:number-columns-repeated="1017"/>
        </table:table-row>
        <table:table-row table:style-name="ro3">
          <table:table-cell office:value-type="string">
            <text:p>Yip's Wrath</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During its activation, a model with Yip's Wrath may make the following offensive action a single time for free: <text:s/>0ac: 4mi, knockdown.</text:p>
          </table:table-cell>
          <table:table-cell table:number-columns-repeated="1017"/>
        </table:table-row>
        <table:table-row table:style-name="ro3">
          <table:table-cell office:value-type="string">
            <text:p>Yoink</text:p>
          </table:table-cell>
          <table:table-cell table:content-validation-name="val1" office:value-type="string">
            <text:p>Arcade</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nster with Yoink! attacks a Hero and the Hero rolls stars for defense, the Hero must discard one equipped loot card at random, if able.</text:p>
          </table:table-cell>
          <table:table-cell table:number-columns-repeated="1017"/>
        </table:table-row>
        <table:table-row table:style-name="ro3">
          <table:table-cell office:value-type="string">
            <text:p>Yoink</text:p>
          </table:table-cell>
          <table:table-cell table:content-validation-name="val1" office:value-type="string">
            <text:p>Classic</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When a model with Yoink! achieves a critical success, its target must discard one equipped loot card at random, if able.</text:p>
          </table:table-cell>
          <table:table-cell table:number-columns-repeated="1017"/>
        </table:table-row>
        <table:table-row table:style-name="ro3">
          <table:table-cell office:value-type="string">
            <text:p>You're Alone</text:p>
          </table:table-cell>
          <table:table-cell table:content-validation-name="val1" office:value-type="string">
            <text:p>Dual</text:p>
          </table:table-cell>
          <table:table-cell table:content-validation-name="val2" office:value-type="float" office:value="1">
            <text:p>1</text:p>
          </table:table-cell>
          <table:table-cell table:content-validation-name="val2"/>
          <table:table-cell table:content-validation-name="val4" office:value-type="string">
            <text:p>Trait</text:p>
          </table:table-cell>
          <table:table-cell office:value-type="string">
            <text:p>None</text:p>
          </table:table-cell>
          <table:table-cell office:value-type="string">
            <text:p>A model with You're Alone gains +2b to offensive actions that are targeting a model that has no other models friendly to it within two squares.</text:p>
          </table:table-cell>
          <table:table-cell table:number-columns-repeated="1017"/>
        </table:table-row>
        <table:table-row table:style-name="ro2">
          <table:table-cell office:value-type="string">
            <text:p>Smit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1R STR, Knockdown, Fire</text:p>
          </table:table-cell>
          <table:table-cell table:number-columns-repeated="1017"/>
        </table:table-row>
        <table:table-row table:style-name="ro2">
          <table:table-cell office:value-type="string">
            <text:p>Iron Halo</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Aura 3, +1B ARM</text:p>
          </table:table-cell>
          <table:table-cell table:number-columns-repeated="1017"/>
        </table:table-row>
        <table:table-row table:style-name="ro2">
          <table:table-cell office:value-type="string">
            <text:p>Elixi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Heal 3</text:p>
          </table:table-cell>
          <table:table-cell table:number-columns-repeated="1017"/>
        </table:table-row>
        <table:table-row table:style-name="ro2">
          <table:table-cell office:value-type="string">
            <text:p>Breathtaking Kis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ma, +1R WILL, If Breathtaking Kiss inflicts a wound Outcast Succubus may </text:p>
          </table:table-cell>
          <table:table-cell table:number-columns-repeated="1017"/>
        </table:table-row>
        <table:table-row table:style-name="ro2">
          <table:table-cell office:value-type="string">
            <text:p>Come Hithe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Wave 2, WILL vs WILL, Compel 2</text:p>
          </table:table-cell>
          <table:table-cell table:number-columns-repeated="1017"/>
        </table:table-row>
        <table:table-row table:style-name="ro2">
          <table:table-cell office:value-type="string">
            <text:p>Alluring Perfum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6rng, Compel 6</text:p>
          </table:table-cell>
          <table:table-cell table:number-columns-repeated="1017"/>
        </table:table-row>
        <table:table-row table:style-name="ro2">
          <table:table-cell office:value-type="string">
            <text:p>Sonic Slash</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Lance 6, +1R STR</text:p>
          </table:table-cell>
          <table:table-cell table:number-columns-repeated="1017"/>
        </table:table-row>
        <table:table-row table:style-name="ro2">
          <table:table-cell office:value-type="string">
            <text:p>Final Strik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3R</text:p>
          </table:table-cell>
          <table:table-cell office:value-type="string">
            <text:p>1sw, +1G STR, Massive Damage</text:p>
          </table:table-cell>
          <table:table-cell table:number-columns-repeated="1017"/>
        </table:table-row>
        <table:table-row table:style-name="ro2">
          <table:table-cell office:value-type="string">
            <text:p>Indomitable Spirit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1R ARM</text:p>
          </table:table-cell>
          <table:table-cell table:number-columns-repeated="1017"/>
        </table:table-row>
        <table:table-row table:style-name="ro2">
          <table:table-cell office:value-type="string">
            <text:p>Deadly Illusio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Dangerous, Wave 2, WILL vs WILL</text:p>
          </table:table-cell>
          <table:table-cell table:number-columns-repeated="1017"/>
        </table:table-row>
        <table:table-row table:style-name="ro2">
          <table:table-cell office:value-type="string">
            <text:p>Illusionary Maz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Dangerous, Wave 2, Compel 3</text:p>
          </table:table-cell>
          <table:table-cell table:number-columns-repeated="1017"/>
        </table:table-row>
        <table:table-row table:style-name="ro2">
          <table:table-cell office:value-type="string">
            <text:p>Locked Song</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Wave 1, Ice</text:p>
          </table:table-cell>
          <table:table-cell table:number-columns-repeated="1017"/>
        </table:table-row>
        <table:table-row table:style-name="ro2">
          <table:table-cell office:value-type="string">
            <text:p>Eye Drop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1B WILL, Remedy</text:p>
          </table:table-cell>
          <table:table-cell table:number-columns-repeated="1017"/>
        </table:table-row>
        <table:table-row table:style-name="ro2">
          <table:table-cell office:value-type="string">
            <text:p>Chain Gauntle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5sw, +1R STR, Pull 4</text:p>
          </table:table-cell>
          <table:table-cell table:number-columns-repeated="1017"/>
        </table:table-row>
        <table:table-row table:style-name="ro2">
          <table:table-cell office:value-type="string">
            <text:p>Tactical Positioning</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Wave 3, Compel 3</text:p>
          </table:table-cell>
          <table:table-cell table:number-columns-repeated="1017"/>
        </table:table-row>
        <table:table-row table:style-name="ro2">
          <table:table-cell office:value-type="string">
            <text:p>Soldier's Brew</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Immune all, +2B ARM</text:p>
          </table:table-cell>
          <table:table-cell table:number-columns-repeated="1017"/>
        </table:table-row>
        <table:table-row table:style-name="ro2">
          <table:table-cell office:value-type="string">
            <text:p>Stinging Sho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8mi, +1R DEX, Ice</text:p>
          </table:table-cell>
          <table:table-cell table:number-columns-repeated="1017"/>
        </table:table-row>
        <table:table-row table:style-name="ro2">
          <table:table-cell office:value-type="string">
            <text:p>Scop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8rng, DEX vs DEX, Bane</text:p>
          </table:table-cell>
          <table:table-cell table:number-columns-repeated="1017"/>
        </table:table-row>
        <table:table-row table:style-name="ro2">
          <table:table-cell office:value-type="string">
            <text:p>Hunter's Ration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Heal 2, Surefoot</text:p>
          </table:table-cell>
          <table:table-cell table:number-columns-repeated="1017"/>
        </table:table-row>
        <table:table-row table:style-name="ro2">
          <table:table-cell office:value-type="string">
            <text:p>Energy Blas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8mi, Burst 1</text:p>
          </table:table-cell>
          <table:table-cell table:number-columns-repeated="1017"/>
        </table:table-row>
        <table:table-row table:style-name="ro2">
          <table:table-cell office:value-type="string">
            <text:p>Spark of Lif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2rng, Heal 1</text:p>
          </table:table-cell>
          <table:table-cell table:number-columns-repeated="1017"/>
        </table:table-row>
        <table:table-row table:style-name="ro2">
          <table:table-cell office:value-type="string">
            <text:p>Mr. Tom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Aura 3, +1B ARM</text:p>
          </table:table-cell>
          <table:table-cell table:number-columns-repeated="1017"/>
        </table:table-row>
        <table:table-row table:style-name="ro2">
          <table:table-cell office:value-type="string">
            <text:p>Maiden's Favo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6rng, +1B STR</text:p>
          </table:table-cell>
          <table:table-cell table:number-columns-repeated="1017"/>
        </table:table-row>
        <table:table-row table:style-name="ro2">
          <table:table-cell office:value-type="string">
            <text:p>Maiden's Toke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6rng, +1B WILL</text:p>
          </table:table-cell>
          <table:table-cell table:number-columns-repeated="1017"/>
        </table:table-row>
        <table:table-row table:style-name="ro2">
          <table:table-cell office:value-type="string">
            <text:p>Maiden's Kis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Augment, 1rng, Regenerate</text:p>
          </table:table-cell>
          <table:table-cell table:number-columns-repeated="1017"/>
        </table:table-row>
        <table:table-row table:style-name="ro2">
          <table:table-cell office:value-type="string">
            <text:p>Dress-up Draugh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Choose two Heroes, they may exchange one piece of equipment.</text:p>
          </table:table-cell>
          <table:table-cell table:number-columns-repeated="1017"/>
        </table:table-row>
        <table:table-row table:style-name="ro2">
          <table:table-cell office:value-type="string">
            <text:p>Mighty Throw</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Lance 6, +1R STR</text:p>
          </table:table-cell>
          <table:table-cell table:number-columns-repeated="1017"/>
        </table:table-row>
        <table:table-row table:style-name="ro2">
          <table:table-cell office:value-type="string">
            <text:p>Massive Sword</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3R</text:p>
          </table:table-cell>
          <table:table-cell office:value-type="string">
            <text:p>1sw, +1G STR, Massive Damage</text:p>
          </table:table-cell>
          <table:table-cell table:number-columns-repeated="1017"/>
        </table:table-row>
        <table:table-row table:style-name="ro2">
          <table:table-cell office:value-type="string">
            <text:p>Magic Armo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1R ARM</text:p>
          </table:table-cell>
          <table:table-cell table:number-columns-repeated="1017"/>
        </table:table-row>
        <table:table-row table:style-name="ro2">
          <table:table-cell office:value-type="string">
            <text:p>Over the Rainbow</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1 STR, Lance 4, Charge</text:p>
          </table:table-cell>
          <table:table-cell table:number-columns-repeated="1017"/>
        </table:table-row>
        <table:table-row table:style-name="ro2">
          <table:table-cell office:value-type="string">
            <text:p>Prismatic Spray</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ma, Wave 1, Hex</text:p>
          </table:table-cell>
          <table:table-cell table:number-columns-repeated="1017"/>
        </table:table-row>
        <table:table-row table:style-name="ro3">
          <table:table-cell office:value-type="string">
            <text:p>Borrowed Strength</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Select a piece of loot equipped to another Hero within four squares and LoS. <text:s/>This Hero gains all benefits as if it had the selected loot equipped.</text:p>
          </table:table-cell>
          <table:table-cell table:number-columns-repeated="1017"/>
        </table:table-row>
        <table:table-row table:style-name="ro3">
          <table:table-cell office:value-type="string">
            <text:p>Rag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3B</text:p>
          </table:table-cell>
          <table:table-cell office:value-type="string">
            <text:p>Augment, After every movement point spent, immediately make one Melee Attack. <text:s/>This model's ARM is reduced to 1B until its next activation, and may not be increased by equipment. <text:s/>Berserk may not be used.</text:p>
          </table:table-cell>
          <table:table-cell table:number-columns-repeated="1017"/>
        </table:table-row>
        <table:table-row table:style-name="ro2">
          <table:table-cell office:value-type="string">
            <text:p>Fury's Blood</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t, Deadly Defense</text:p>
          </table:table-cell>
          <table:table-cell table:number-columns-repeated="1017"/>
        </table:table-row>
        <table:table-row table:style-name="ro2">
          <table:table-cell office:value-type="string">
            <text:p>Backstab</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3R</text:p>
          </table:table-cell>
          <table:table-cell office:value-type="string">
            <text:p>1sw, +1G STR, Massive Damage</text:p>
          </table:table-cell>
          <table:table-cell table:number-columns-repeated="1017"/>
        </table:table-row>
        <table:table-row table:style-name="ro2">
          <table:table-cell office:value-type="string">
            <text:p>Bamf!</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Aura 2, Stealth</text:p>
          </table:table-cell>
          <table:table-cell table:number-columns-repeated="1017"/>
        </table:table-row>
        <table:table-row table:style-name="ro2">
          <table:table-cell office:value-type="string">
            <text:p>Dimensional Draugh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Teleport</text:p>
          </table:table-cell>
          <table:table-cell table:number-columns-repeated="1017"/>
        </table:table-row>
        <table:table-row table:style-name="ro2">
          <table:table-cell office:value-type="string">
            <text:p>Demon Charg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Lance 6, Charge</text:p>
          </table:table-cell>
          <table:table-cell table:number-columns-repeated="1017"/>
        </table:table-row>
        <table:table-row table:style-name="ro2">
          <table:table-cell office:value-type="string">
            <text:p>Darkforge Blad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1R STR, Ice</text:p>
          </table:table-cell>
          <table:table-cell table:number-columns-repeated="1017"/>
        </table:table-row>
        <table:table-row table:style-name="ro2">
          <table:table-cell office:value-type="string">
            <text:p>Firevin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1B offense rolls, Fire</text:p>
          </table:table-cell>
          <table:table-cell table:number-columns-repeated="1017"/>
        </table:table-row>
        <table:table-row table:style-name="ro2">
          <table:table-cell office:value-type="string">
            <text:p>Absolute Destructio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Sweep 2, +1R STR</text:p>
          </table:table-cell>
          <table:table-cell table:number-columns-repeated="1017"/>
        </table:table-row>
        <table:table-row table:style-name="ro2">
          <table:table-cell office:value-type="string">
            <text:p>Summon Suppor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Place one Hero, from anywhere in the dungeon, into a square adjacent to the Rimefrost Warlord</text:p>
          </table:table-cell>
          <table:table-cell table:number-columns-repeated="1017"/>
        </table:table-row>
        <table:table-row table:style-name="ro2">
          <table:table-cell office:value-type="string">
            <text:p>Orcish Brew</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Frenzy</text:p>
          </table:table-cell>
          <table:table-cell table:number-columns-repeated="1017"/>
        </table:table-row>
        <table:table-row table:style-name="ro2">
          <table:table-cell office:value-type="string">
            <text:p>Breakthrough</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Lance 4, Charge</text:p>
          </table:table-cell>
          <table:table-cell table:number-columns-repeated="1017"/>
        </table:table-row>
        <table:table-row table:style-name="ro2">
          <table:table-cell office:value-type="string">
            <text:p>Trampl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Wave 1, Knockdown</text:p>
          </table:table-cell>
          <table:table-cell table:number-columns-repeated="1017"/>
        </table:table-row>
        <table:table-row table:style-name="ro2">
          <table:table-cell office:value-type="string">
            <text:p>Defender's Draugh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Aura 1, Heroes in the area may reroll one die when making a defense roll.</text:p>
          </table:table-cell>
          <table:table-cell table:number-columns-repeated="1017"/>
        </table:table-row>
        <table:table-row table:style-name="ro2">
          <table:table-cell office:value-type="string">
            <text:p>Crossbow</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R</text:p>
          </table:table-cell>
          <table:table-cell office:value-type="string">
            <text:p>6mi, +1B DEX</text:p>
          </table:table-cell>
          <table:table-cell table:number-columns-repeated="1017"/>
        </table:table-row>
        <table:table-row table:style-name="ro2">
          <table:table-cell office:value-type="string">
            <text:p>Arrest Warran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6mi, +1R DEX, Pull 6</text:p>
          </table:table-cell>
          <table:table-cell table:number-columns-repeated="1017"/>
        </table:table-row>
        <table:table-row table:style-name="ro2">
          <table:table-cell office:value-type="string">
            <text:p>Tax Collecto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1R STR, Even if this action does not destroy a model draw one loot.</text:p>
          </table:table-cell>
          <table:table-cell table:number-columns-repeated="1017"/>
        </table:table-row>
        <table:table-row table:style-name="ro2">
          <table:table-cell office:value-type="string">
            <text:p>Bound by Law</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6rng, STR vs STR, Immobile</text:p>
          </table:table-cell>
          <table:table-cell table:number-columns-repeated="1017"/>
        </table:table-row>
        <table:table-row table:style-name="ro2">
          <table:table-cell office:value-type="string">
            <text:p>Avenge the Weak</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mi, gain +1B STR during this action for each wound this Hero is suffering.</text:p>
          </table:table-cell>
          <table:table-cell table:number-columns-repeated="1017"/>
        </table:table-row>
        <table:table-row table:style-name="ro3">
          <table:table-cell office:value-type="string">
            <text:p>At Your Sid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Place this Hero adjacent to another Hero that has two or more wound tokens. <text:s/>Then, this Hero may make one melee attack against each adjacent enemy.</text:p>
          </table:table-cell>
          <table:table-cell table:number-columns-repeated="1017"/>
        </table:table-row>
        <table:table-row table:style-name="ro2">
          <table:table-cell office:value-type="string">
            <text:p>Soothing Herb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Heal 2, Remedy</text:p>
          </table:table-cell>
          <table:table-cell table:number-columns-repeated="1017"/>
        </table:table-row>
        <table:table-row table:style-name="ro2">
          <table:table-cell office:value-type="string">
            <text:p>Arcane Burs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8ma, Burst 1</text:p>
          </table:table-cell>
          <table:table-cell table:number-columns-repeated="1017"/>
        </table:table-row>
        <table:table-row table:style-name="ro2">
          <table:table-cell office:value-type="string">
            <text:p>Curativ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6rng, Heal 1</text:p>
          </table:table-cell>
          <table:table-cell table:number-columns-repeated="1017"/>
        </table:table-row>
        <table:table-row table:style-name="ro2">
          <table:table-cell office:value-type="string">
            <text:p>Spakle-Charm Bomb</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Dangerous, Wave 2, Compel 2</text:p>
          </table:table-cell>
          <table:table-cell table:number-columns-repeated="1017"/>
        </table:table-row>
        <table:table-row table:style-name="ro2">
          <table:table-cell office:value-type="string">
            <text:p>Healing Brew</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Roll +1G and Heal 1 for each star rolled.</text:p>
          </table:table-cell>
          <table:table-cell table:number-columns-repeated="1017"/>
        </table:table-row>
        <table:table-row table:style-name="ro2">
          <table:table-cell office:value-type="string">
            <text:p>Harvest Scyth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Sweep 3, Slow</text:p>
          </table:table-cell>
          <table:table-cell table:number-columns-repeated="1017"/>
        </table:table-row>
        <table:table-row table:style-name="ro2">
          <table:table-cell office:value-type="string">
            <text:p>Bumper Crop</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Augment, Wave 1, Heal 2</text:p>
          </table:table-cell>
          <table:table-cell table:number-columns-repeated="1017"/>
        </table:table-row>
        <table:table-row table:style-name="ro2">
          <table:table-cell office:value-type="string">
            <text:p>Pumpkin Bomb</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Dangerous, 6rng, Burst 1, WILL vs DEX, Fire</text:p>
          </table:table-cell>
          <table:table-cell table:number-columns-repeated="1017"/>
        </table:table-row>
        <table:table-row table:style-name="ro2">
          <table:table-cell office:value-type="string">
            <text:p>Shattered Sword</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3R</text:p>
          </table:table-cell>
          <table:table-cell office:value-type="string">
            <text:p>1sw, +1G STR, Massive Damage</text:p>
          </table:table-cell>
          <table:table-cell table:number-columns-repeated="1017"/>
        </table:table-row>
        <table:table-row table:style-name="ro2">
          <table:table-cell office:value-type="string">
            <text:p>Spearhead</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sw, Wave 3, STR vs WILL</text:p>
          </table:table-cell>
          <table:table-cell table:number-columns-repeated="1017"/>
        </table:table-row>
        <table:table-row table:style-name="ro2">
          <table:table-cell office:value-type="string">
            <text:p>Rook</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Teleport</text:p>
          </table:table-cell>
          <table:table-cell table:number-columns-repeated="1017"/>
        </table:table-row>
        <table:table-row table:style-name="ro2">
          <table:table-cell office:value-type="string">
            <text:p>Lightning Fist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2sw, +1R STR, Push 5</text:p>
          </table:table-cell>
          <table:table-cell table:number-columns-repeated="1017"/>
        </table:table-row>
        <table:table-row table:style-name="ro3">
          <table:table-cell office:value-type="string">
            <text:p>Furious Fist Whirlwind</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Wave 1, Knockdown</text:p>
          </table:table-cell>
          <table:table-cell table:number-columns-repeated="1017"/>
        </table:table-row>
        <table:table-row table:style-name="ro2">
          <table:table-cell office:value-type="string">
            <text:p>Fightin' Juic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All Heroes may immediately move 3 squares.</text:p>
          </table:table-cell>
          <table:table-cell table:number-columns-repeated="1017"/>
        </table:table-row>
        <table:table-row table:style-name="ro2">
          <table:table-cell office:value-type="string">
            <text:p>Frozen Fee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R</text:p>
          </table:table-cell>
          <table:table-cell office:value-type="string">
            <text:p>8ma, Ice</text:p>
          </table:table-cell>
          <table:table-cell table:number-columns-repeated="1017"/>
        </table:table-row>
        <table:table-row table:style-name="ro2">
          <table:table-cell office:value-type="string">
            <text:p>Broken Bone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R</text:p>
          </table:table-cell>
          <table:table-cell office:value-type="string">
            <text:p>8ma, Bane</text:p>
          </table:table-cell>
          <table:table-cell table:number-columns-repeated="1017"/>
        </table:table-row>
        <table:table-row table:style-name="ro2">
          <table:table-cell office:value-type="string">
            <text:p>Cursed Connectio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6rng, WILL vs WILL, Burst 1, Hex</text:p>
          </table:table-cell>
          <table:table-cell table:number-columns-repeated="1017"/>
        </table:table-row>
        <table:table-row table:style-name="ro2">
          <table:table-cell office:value-type="string">
            <text:p>Wizard Wing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1B WILL, Fly</text:p>
          </table:table-cell>
          <table:table-cell table:number-columns-repeated="1017"/>
        </table:table-row>
        <table:table-row table:style-name="ro2">
          <table:table-cell office:value-type="string">
            <text:p>Sake Tsunami</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3ma, +2R WILL</text:p>
          </table:table-cell>
          <table:table-cell table:number-columns-repeated="1017"/>
        </table:table-row>
        <table:table-row table:style-name="ro2">
          <table:table-cell office:value-type="string">
            <text:p>Dreadful Draugh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R</text:p>
          </table:table-cell>
          <table:table-cell office:value-type="string">
            <text:p>3ma, Poison</text:p>
          </table:table-cell>
          <table:table-cell table:number-columns-repeated="1017"/>
        </table:table-row>
        <table:table-row table:style-name="ro2">
          <table:table-cell office:value-type="string">
            <text:p>Another Round</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text:s/>This model may reroll one die after any roll.</text:p>
          </table:table-cell>
          <table:table-cell table:number-columns-repeated="1017"/>
        </table:table-row>
        <table:table-row table:style-name="ro2">
          <table:table-cell office:value-type="string">
            <text:p>Burning Brew</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Fire, +1B to offense rolls.</text:p>
          </table:table-cell>
          <table:table-cell table:number-columns-repeated="1017"/>
        </table:table-row>
        <table:table-row table:style-name="ro2">
          <table:table-cell office:value-type="string">
            <text:p>Night Cap</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Heal 2</text:p>
          </table:table-cell>
          <table:table-cell table:number-columns-repeated="1017"/>
        </table:table-row>
        <table:table-row table:style-name="ro2">
          <table:table-cell office:value-type="string">
            <text:p>Silver Sta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Cross 3</text:p>
          </table:table-cell>
          <table:table-cell table:number-columns-repeated="1017"/>
        </table:table-row>
        <table:table-row table:style-name="ro2">
          <table:table-cell office:value-type="string">
            <text:p>Silver Lanc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1R STR, Pounce</text:p>
          </table:table-cell>
          <table:table-cell table:number-columns-repeated="1017"/>
        </table:table-row>
        <table:table-row table:style-name="ro2">
          <table:table-cell office:value-type="string">
            <text:p>Quicksilver Elixi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Reroll any number of dice from the last defense roll made.</text:p>
          </table:table-cell>
          <table:table-cell table:number-columns-repeated="1017"/>
        </table:table-row>
        <table:table-row table:style-name="ro2">
          <table:table-cell office:value-type="string">
            <text:p>Judgemen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Cross 4, Hex</text:p>
          </table:table-cell>
          <table:table-cell table:number-columns-repeated="1017"/>
        </table:table-row>
        <table:table-row table:style-name="ro2">
          <table:table-cell office:value-type="string">
            <text:p>Purificatio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Cross 2, Heal 1</text:p>
          </table:table-cell>
          <table:table-cell table:number-columns-repeated="1017"/>
        </table:table-row>
        <table:table-row table:style-name="ro2">
          <table:table-cell office:value-type="string">
            <text:p>Elixir of Ligh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1B WILL, Remedy, Holy</text:p>
          </table:table-cell>
          <table:table-cell table:number-columns-repeated="1017"/>
        </table:table-row>
        <table:table-row table:style-name="ro2">
          <table:table-cell office:value-type="string">
            <text:p>Vending Machin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Augment, 6rng, Remove a single potion token from Candy's card and place it on target Hero's Card.</text:p>
          </table:table-cell>
          <table:table-cell table:number-columns-repeated="1017"/>
        </table:table-row>
        <table:table-row table:style-name="ro2">
          <table:table-cell office:value-type="string">
            <text:p>Soothing Soda</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Immune all.</text:p>
          </table:table-cell>
          <table:table-cell table:number-columns-repeated="1017"/>
        </table:table-row>
        <table:table-row table:style-name="ro2">
          <table:table-cell office:value-type="string">
            <text:p>Sugar Rush</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3B</text:p>
          </table:table-cell>
          <table:table-cell office:value-type="string">
            <text:p>Augment, +2mv</text:p>
          </table:table-cell>
          <table:table-cell table:number-columns-repeated="1017"/>
        </table:table-row>
        <table:table-row table:style-name="ro2">
          <table:table-cell office:value-type="string">
            <text:p>Break the Egg</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ma, Wave 1, Hex</text:p>
          </table:table-cell>
          <table:table-cell table:number-columns-repeated="1017"/>
        </table:table-row>
        <table:table-row table:style-name="ro2">
          <table:table-cell office:value-type="string">
            <text:p>Spring Bloom</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ra 3, Enemy models treat the affected squares as Difficult Terrain.</text:p>
          </table:table-cell>
          <table:table-cell table:number-columns-repeated="1017"/>
        </table:table-row>
        <table:table-row table:style-name="ro2">
          <table:table-cell office:value-type="string">
            <text:p>Festival Egg</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2b to defense rolls.</text:p>
          </table:table-cell>
          <table:table-cell table:number-columns-repeated="1017"/>
        </table:table-row>
        <table:table-row table:style-name="ro2">
          <table:table-cell office:value-type="string">
            <text:p>Falling Sta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3R</text:p>
          </table:table-cell>
          <table:table-cell office:value-type="string">
            <text:p>Dangerous, 16ma, Burst 2, Hookshot</text:p>
          </table:table-cell>
          <table:table-cell table:number-columns-repeated="1017"/>
        </table:table-row>
        <table:table-row table:style-name="ro2">
          <table:table-cell office:value-type="string">
            <text:p>Iron's Call</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ma, Cross 2, +1R WILL</text:p>
          </table:table-cell>
          <table:table-cell table:number-columns-repeated="1017"/>
        </table:table-row>
        <table:table-row table:style-name="ro2">
          <table:table-cell office:value-type="string">
            <text:p>Calm the Stone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Aura 4, Burrow</text:p>
          </table:table-cell>
          <table:table-cell table:number-columns-repeated="1017"/>
        </table:table-row>
        <table:table-row table:style-name="ro2">
          <table:table-cell office:value-type="string">
            <text:p>Starlight Elixi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Heal 2, +2mv</text:p>
          </table:table-cell>
          <table:table-cell table:number-columns-repeated="1017"/>
        </table:table-row>
        <table:table-row table:style-name="ro2">
          <table:table-cell office:value-type="string">
            <text:p>Astral Hamme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Cross 2, Knockdown</text:p>
          </table:table-cell>
          <table:table-cell table:number-columns-repeated="1017"/>
        </table:table-row>
        <table:table-row table:style-name="ro2">
          <table:table-cell office:value-type="string">
            <text:p>Pow!</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2sw, +1R STR, Massive Damage</text:p>
          </table:table-cell>
          <table:table-cell table:number-columns-repeated="1017"/>
        </table:table-row>
        <table:table-row table:style-name="ro2">
          <table:table-cell office:value-type="string">
            <text:p>Star Shin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Immune all</text:p>
          </table:table-cell>
          <table:table-cell table:number-columns-repeated="1017"/>
        </table:table-row>
        <table:table-row table:style-name="ro2">
          <table:table-cell office:value-type="string">
            <text:p>Burning Bloom</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R</text:p>
          </table:table-cell>
          <table:table-cell office:value-type="string">
            <text:p>Dangerous, sw, Wave 1, Fire</text:p>
          </table:table-cell>
          <table:table-cell table:number-columns-repeated="1017"/>
        </table:table-row>
        <table:table-row table:style-name="ro2">
          <table:table-cell office:value-type="string">
            <text:p>Rebel Sho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6mi, +1R DEX, Hookshot</text:p>
          </table:table-cell>
          <table:table-cell table:number-columns-repeated="1017"/>
        </table:table-row>
        <table:table-row table:style-name="ro2">
          <table:table-cell office:value-type="string">
            <text:p>Cunning Strategis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8rng, Wave 3, WILL vs WILL, Compel 2</text:p>
          </table:table-cell>
          <table:table-cell table:number-columns-repeated="1017"/>
        </table:table-row>
        <table:table-row table:style-name="ro2">
          <table:table-cell office:value-type="string">
            <text:p>Star Win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Aura 3, +1B ARM</text:p>
          </table:table-cell>
          <table:table-cell table:number-columns-repeated="1017"/>
        </table:table-row>
        <table:table-row table:style-name="ro2">
          <table:table-cell office:value-type="string">
            <text:p>Ride on Through</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mi, Lance 6, Charge</text:p>
          </table:table-cell>
          <table:table-cell table:number-columns-repeated="1017"/>
        </table:table-row>
        <table:table-row table:style-name="ro3">
          <table:table-cell office:value-type="string">
            <text:p>Lead Storm</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Augment, Until the end of this model's activation, after moving two spaces, this model may make a basic missile attack. <text:s/>At the end of this model's activatio it must discard one equipment card from the backpack.</text:p>
          </table:table-cell>
          <table:table-cell table:number-columns-repeated="1017"/>
        </table:table-row>
        <table:table-row table:style-name="ro2">
          <table:table-cell office:value-type="string">
            <text:p>Trucker Brew</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1btn This model suffers one wound.</text:p>
          </table:table-cell>
          <table:table-cell table:number-columns-repeated="1017"/>
        </table:table-row>
        <table:table-row table:style-name="ro2">
          <table:table-cell office:value-type="string">
            <text:p>Into the Fray</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Lance 6, Charge</text:p>
          </table:table-cell>
          <table:table-cell table:number-columns-repeated="1017"/>
        </table:table-row>
        <table:table-row table:style-name="ro2">
          <table:table-cell office:value-type="string">
            <text:p>Behind Me, Peasan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Defender</text:p>
          </table:table-cell>
          <table:table-cell table:number-columns-repeated="1017"/>
        </table:table-row>
        <table:table-row table:style-name="ro2">
          <table:table-cell office:value-type="string">
            <text:p>Serpent's Grac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Counterstrike</text:p>
          </table:table-cell>
          <table:table-cell table:number-columns-repeated="1017"/>
        </table:table-row>
        <table:table-row table:style-name="ro2">
          <table:table-cell office:value-type="string">
            <text:p>Rolling Pi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Sweep 2</text:p>
          </table:table-cell>
          <table:table-cell table:number-columns-repeated="1017"/>
        </table:table-row>
        <table:table-row table:style-name="ro2">
          <table:table-cell office:value-type="string">
            <text:p>Frying Pa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1R STR, Bane</text:p>
          </table:table-cell>
          <table:table-cell table:number-columns-repeated="1017"/>
        </table:table-row>
        <table:table-row table:style-name="ro2">
          <table:table-cell office:value-type="string">
            <text:p>Hearty Grog</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Heal 1, Remedy</text:p>
          </table:table-cell>
          <table:table-cell table:number-columns-repeated="1017"/>
        </table:table-row>
        <table:table-row table:style-name="ro2">
          <table:table-cell office:value-type="string">
            <text:p>Love Arrow</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8rng, Target enemy model makes a basic offensive action controlled by this Hero's controller.</text:p>
          </table:table-cell>
          <table:table-cell table:number-columns-repeated="1017"/>
        </table:table-row>
        <table:table-row table:style-name="ro2">
          <table:table-cell office:value-type="string">
            <text:p>Flutter Eyelashe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DEX vs. WILL, Wave 1, Hex, Immobile</text:p>
          </table:table-cell>
          <table:table-cell table:number-columns-repeated="1017"/>
        </table:table-row>
        <table:table-row table:style-name="ro2">
          <table:table-cell office:value-type="string">
            <text:p>Heart Fountai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Every Hero rolls 4B and Heals 1 for each heart they roll.</text:p>
          </table:table-cell>
          <table:table-cell table:number-columns-repeated="1017"/>
        </table:table-row>
        <table:table-row table:style-name="ro2">
          <table:table-cell office:value-type="string">
            <text:p>Puddle Jump</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Wave 1, Push 1</text:p>
          </table:table-cell>
          <table:table-cell table:number-columns-repeated="1017"/>
        </table:table-row>
        <table:table-row table:style-name="ro2">
          <table:table-cell office:value-type="string">
            <text:p>Refreshing Rai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Augment, Wave 2, Heal 2</text:p>
          </table:table-cell>
          <table:table-cell table:number-columns-repeated="1017"/>
        </table:table-row>
        <table:table-row table:style-name="ro2">
          <table:table-cell office:value-type="string">
            <text:p>Volcanic Spring</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R</text:p>
          </table:table-cell>
          <table:table-cell office:value-type="string">
            <text:p>Dangerous, ma, Lance 8, Fire</text:p>
          </table:table-cell>
          <table:table-cell table:number-columns-repeated="1017"/>
        </table:table-row>
        <table:table-row table:style-name="ro2">
          <table:table-cell office:value-type="string">
            <text:p>Artic Spring</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R</text:p>
          </table:table-cell>
          <table:table-cell office:value-type="string">
            <text:p>Dangerous, ma, Lance 8, Ice</text:p>
          </table:table-cell>
          <table:table-cell table:number-columns-repeated="1017"/>
        </table:table-row>
        <table:table-row table:style-name="ro2">
          <table:table-cell office:value-type="string">
            <text:p>Stare Into the Void</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ma, Lance 4</text:p>
          </table:table-cell>
          <table:table-cell table:number-columns-repeated="1017"/>
        </table:table-row>
        <table:table-row table:style-name="ro2">
          <table:table-cell office:value-type="string">
            <text:p>Entropy Rif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Augment, Aura 3, Improved Critical</text:p>
          </table:table-cell>
          <table:table-cell table:number-columns-repeated="1017"/>
        </table:table-row>
        <table:table-row table:style-name="ro2">
          <table:table-cell office:value-type="string">
            <text:p>Voidroo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When this model suffers a wound, roll 3B. <text:s/>If any hearts are rolled, the wound is ignored.</text:p>
          </table:table-cell>
          <table:table-cell table:number-columns-repeated="1017"/>
        </table:table-row>
        <table:table-row table:style-name="ro2">
          <table:table-cell office:value-type="string">
            <text:p>Memory Corruptio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This model may reroll one die during every roll it makes.</text:p>
          </table:table-cell>
          <table:table-cell table:number-columns-repeated="1017"/>
        </table:table-row>
        <table:table-row table:style-name="ro2">
          <table:table-cell office:value-type="string">
            <text:p>Flush Out the Prey</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4ma, Burst 1</text:p>
          </table:table-cell>
          <table:table-cell table:number-columns-repeated="1017"/>
        </table:table-row>
        <table:table-row table:style-name="ro2">
          <table:table-cell office:value-type="string">
            <text:p>Allur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Dangerous, 6rng, WILL vs WILL, Compel 3</text:p>
          </table:table-cell>
          <table:table-cell table:number-columns-repeated="1017"/>
        </table:table-row>
        <table:table-row table:style-name="ro2">
          <table:table-cell office:value-type="string">
            <text:p>Foxglov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Territorial</text:p>
          </table:table-cell>
          <table:table-cell table:number-columns-repeated="1017"/>
        </table:table-row>
        <table:table-row table:style-name="ro2">
          <table:table-cell office:value-type="string">
            <text:p>Lightning Charg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R STR, Push 3, Stun</text:p>
          </table:table-cell>
          <table:table-cell table:number-columns-repeated="1017"/>
        </table:table-row>
        <table:table-row table:style-name="ro2">
          <table:table-cell office:value-type="string">
            <text:p>Trampl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Wave 1, Knockdown</text:p>
          </table:table-cell>
          <table:table-cell table:number-columns-repeated="1017"/>
        </table:table-row>
        <table:table-row table:style-name="ro2">
          <table:table-cell office:value-type="string">
            <text:p>Distilled Stamped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ll Heroes may immediately move 3 squares.</text:p>
          </table:table-cell>
          <table:table-cell table:number-columns-repeated="1017"/>
        </table:table-row>
        <table:table-row table:style-name="ro2">
          <table:table-cell office:value-type="string">
            <text:p>Grudg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1R STR, Knockdown, Slow</text:p>
          </table:table-cell>
          <table:table-cell table:number-columns-repeated="1017"/>
        </table:table-row>
        <table:table-row table:style-name="ro2">
          <table:table-cell office:value-type="string">
            <text:p>Indignant Defens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1R ARM, Grabby</text:p>
          </table:table-cell>
          <table:table-cell table:number-columns-repeated="1017"/>
        </table:table-row>
        <table:table-row table:style-name="ro2">
          <table:table-cell office:value-type="string">
            <text:p>Fight M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Wave 2, WILL vs WILL, Pull 1</text:p>
          </table:table-cell>
          <table:table-cell table:number-columns-repeated="1017"/>
        </table:table-row>
        <table:table-row table:style-name="ro2">
          <table:table-cell office:value-type="string">
            <text:p>Bitterroo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Heal 1, Remedy</text:p>
          </table:table-cell>
          <table:table-cell table:number-columns-repeated="1017"/>
        </table:table-row>
        <table:table-row table:style-name="ro2">
          <table:table-cell office:value-type="string">
            <text:p>Sparkle Burs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8mi, Burst 1</text:p>
          </table:table-cell>
          <table:table-cell table:number-columns-repeated="1017"/>
        </table:table-row>
        <table:table-row table:style-name="ro2">
          <table:table-cell office:value-type="string">
            <text:p>Herbalis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6rng, Remedy</text:p>
          </table:table-cell>
          <table:table-cell table:number-columns-repeated="1017"/>
        </table:table-row>
        <table:table-row table:style-name="ro2">
          <table:table-cell office:value-type="string">
            <text:p>Pixie Dus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1B DEX, Stealth</text:p>
          </table:table-cell>
          <table:table-cell table:number-columns-repeated="1017"/>
        </table:table-row>
        <table:table-row table:style-name="ro2">
          <table:table-cell office:value-type="string">
            <text:p>Hunter's Salvatio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Sturdy</text:p>
          </table:table-cell>
          <table:table-cell table:number-columns-repeated="1017"/>
        </table:table-row>
        <table:table-row table:style-name="ro2">
          <table:table-cell office:value-type="string">
            <text:p>Drag and Chomp</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6mi, +1R DEX, Pull 4. <text:s/>Then this model may make a basic melee offensive action against the target.</text:p>
          </table:table-cell>
          <table:table-cell table:number-columns-repeated="1017"/>
        </table:table-row>
        <table:table-row table:style-name="ro2">
          <table:table-cell office:value-type="string">
            <text:p>The Blubbery Doom</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Lance 6, Charge, +1R STR</text:p>
          </table:table-cell>
          <table:table-cell table:number-columns-repeated="1017"/>
        </table:table-row>
        <table:table-row table:style-name="ro2">
          <table:table-cell office:value-type="string">
            <text:p>Rage-Inducing Musk</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Berserk, Rage Musk</text:p>
          </table:table-cell>
          <table:table-cell table:number-columns-repeated="1017"/>
        </table:table-row>
        <table:table-row table:style-name="ro2">
          <table:table-cell office:value-type="string">
            <text:p>Piercing Blad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R</text:p>
          </table:table-cell>
          <table:table-cell office:value-type="string">
            <text:p>sw, Lance 2</text:p>
          </table:table-cell>
          <table:table-cell table:number-columns-repeated="1017"/>
        </table:table-row>
        <table:table-row table:style-name="ro3">
          <table:table-cell office:value-type="string">
            <text:p>Gloom Shatte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Dangerous, Aura 2, Reduce all offense rolls made in the aura by 1<text:span text:style-name="T1">st</text:span>. <text:s/>Twilight Knight is not affected by Gloom Shatter.</text:p>
          </table:table-cell>
          <table:table-cell table:number-columns-repeated="1017"/>
        </table:table-row>
        <table:table-row table:style-name="ro2">
          <table:table-cell office:value-type="string">
            <text:p>Lampligh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Wave 5, Destroy all traps and creeps.</text:p>
          </table:table-cell>
          <table:table-cell table:number-columns-repeated="1017"/>
        </table:table-row>
        <table:table-row table:style-name="ro2">
          <table:table-cell office:value-type="string">
            <text:p>Goddess Flam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ma, Lance 3, Charge, Fire</text:p>
          </table:table-cell>
          <table:table-cell table:number-columns-repeated="1017"/>
        </table:table-row>
        <table:table-row table:style-name="ro2">
          <table:table-cell office:value-type="string">
            <text:p>Death Ward</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Aura 1, Immune all</text:p>
          </table:table-cell>
          <table:table-cell table:number-columns-repeated="1017"/>
        </table:table-row>
        <table:table-row table:style-name="ro2">
          <table:table-cell office:value-type="string">
            <text:p>Life Bloom</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Regenerate</text:p>
          </table:table-cell>
          <table:table-cell table:number-columns-repeated="1017"/>
        </table:table-row>
        <table:table-row table:style-name="ro2">
          <table:table-cell office:value-type="string">
            <text:p>Storm of Dagger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R</text:p>
          </table:table-cell>
          <table:table-cell office:value-type="string">
            <text:p>mi, Sweep 1</text:p>
          </table:table-cell>
          <table:table-cell table:number-columns-repeated="1017"/>
        </table:table-row>
        <table:table-row table:style-name="ro2">
          <table:table-cell office:value-type="string">
            <text:p>Charisma</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Dangerous, Wave 2, WILL vs WILL, Compel 2</text:p>
          </table:table-cell>
          <table:table-cell table:number-columns-repeated="1017"/>
        </table:table-row>
        <table:table-row table:style-name="ro2">
          <table:table-cell office:value-type="string">
            <text:p>Ancestor's Blessing</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ll Heroes roll their WILL. <text:s/>The Hero that rolls the highest removes all wound tokens. <text:s/>Reroll ties.</text:p>
          </table:table-cell>
          <table:table-cell table:number-columns-repeated="1017"/>
        </table:table-row>
        <table:table-row table:style-name="ro2">
          <table:table-cell office:value-type="string">
            <text:p>Assassinat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3R</text:p>
          </table:table-cell>
          <table:table-cell office:value-type="string">
            <text:p>1sw, +2R STR, Massive Damage, Pounce</text:p>
          </table:table-cell>
          <table:table-cell table:number-columns-repeated="1017"/>
        </table:table-row>
        <table:table-row table:style-name="ro3">
          <table:table-cell office:value-type="string">
            <text:p>Refractive Mirag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Place a crystal token on Valerie. <text:s/>Before Valerie makes a defense roll, she may remove one crystal token to automatically win the roll. <text:s/>This action may be taken once per turn.</text:p>
          </table:table-cell>
          <table:table-cell table:number-columns-repeated="1017"/>
        </table:table-row>
        <table:table-row table:style-name="ro2">
          <table:table-cell office:value-type="string">
            <text:p>Cardinal's Blood</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Heal 2, +2mv</text:p>
          </table:table-cell>
          <table:table-cell table:number-columns-repeated="1017"/>
        </table:table-row>
        <table:table-row table:style-name="ro2">
          <table:table-cell office:value-type="string">
            <text:p>Shag Fes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R</text:p>
          </table:table-cell>
          <table:table-cell office:value-type="string">
            <text:p>Dangerous, sw, Sweep 1</text:p>
          </table:table-cell>
          <table:table-cell table:number-columns-repeated="1017"/>
        </table:table-row>
        <table:table-row table:style-name="ro2">
          <table:table-cell office:value-type="string">
            <text:p>Lycanthropy</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Regenerate</text:p>
          </table:table-cell>
          <table:table-cell table:number-columns-repeated="1017"/>
        </table:table-row>
        <table:table-row table:style-name="ro2">
          <table:table-cell office:value-type="string">
            <text:p>Soul Whip</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2sw, +1R STR, Ice</text:p>
          </table:table-cell>
          <table:table-cell table:number-columns-repeated="1017"/>
        </table:table-row>
        <table:table-row table:style-name="ro2">
          <table:table-cell office:value-type="string">
            <text:p>Crack the Whip</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2rng, Compel 2</text:p>
          </table:table-cell>
          <table:table-cell table:number-columns-repeated="1017"/>
        </table:table-row>
        <table:table-row table:style-name="ro2">
          <table:table-cell office:value-type="string">
            <text:p>Holy Wate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6rng, Bane</text:p>
          </table:table-cell>
          <table:table-cell table:number-columns-repeated="1017"/>
        </table:table-row>
        <table:table-row table:style-name="ro2">
          <table:table-cell office:value-type="string">
            <text:p>Holy Oil</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R</text:p>
          </table:table-cell>
          <table:table-cell office:value-type="string">
            <text:p>6sw, Burst 1, Fire</text:p>
          </table:table-cell>
          <table:table-cell table:number-columns-repeated="1017"/>
        </table:table-row>
        <table:table-row table:style-name="ro2">
          <table:table-cell office:value-type="string">
            <text:p>Jaunty Tun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Aura 2, +1B on all offensive rolls.</text:p>
          </table:table-cell>
          <table:table-cell table:number-columns-repeated="1017"/>
        </table:table-row>
        <table:table-row table:style-name="ro2">
          <table:table-cell office:value-type="string">
            <text:p>Lullaby</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Wave 2, Slow</text:p>
          </table:table-cell>
          <table:table-cell table:number-columns-repeated="1017"/>
        </table:table-row>
        <table:table-row table:style-name="ro3">
          <table:table-cell office:value-type="string">
            <text:p>Powdered Power Chord</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Wave 3, Knockdown</text:p>
          </table:table-cell>
          <table:table-cell table:number-columns-repeated="1017"/>
        </table:table-row>
        <table:table-row table:style-name="ro2">
          <table:table-cell office:value-type="string">
            <text:p>Brew Potio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This model gains one potion token.</text:p>
          </table:table-cell>
          <table:table-cell table:number-columns-repeated="1017"/>
        </table:table-row>
        <table:table-row table:style-name="ro2">
          <table:table-cell office:value-type="string">
            <text:p>Rat Bomb</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R</text:p>
          </table:table-cell>
          <table:table-cell office:value-type="string">
            <text:p>3ma, Burst 1, +1R WILL, Poison</text:p>
          </table:table-cell>
          <table:table-cell table:number-columns-repeated="1017"/>
        </table:table-row>
        <table:table-row table:style-name="ro2">
          <table:table-cell office:value-type="string">
            <text:p>Corrosion Bomb</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R</text:p>
          </table:table-cell>
          <table:table-cell office:value-type="string">
            <text:p>3ma, +1R WILL, Bane, Hex</text:p>
          </table:table-cell>
          <table:table-cell table:number-columns-repeated="1017"/>
        </table:table-row>
        <table:table-row table:style-name="ro2">
          <table:table-cell office:value-type="string">
            <text:p>Vortex Bomb</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3rng, Burst 2, Artillery, Pull 1</text:p>
          </table:table-cell>
          <table:table-cell table:number-columns-repeated="1017"/>
        </table:table-row>
        <table:table-row table:style-name="ro2">
          <table:table-cell office:value-type="string">
            <text:p>Burning Blad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Sweep 1, +1R STR, Fire</text:p>
          </table:table-cell>
          <table:table-cell table:number-columns-repeated="1017"/>
        </table:table-row>
        <table:table-row table:style-name="ro2">
          <table:table-cell office:value-type="string">
            <text:p>Hightowe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Augment, Aura 3, +1<text:span text:style-name="T1">st</text:span> ARM, Immune: Knockdown</text:p>
          </table:table-cell>
          <table:table-cell table:number-columns-repeated="1017"/>
        </table:table-row>
        <table:table-row table:style-name="ro3">
          <table:table-cell office:value-type="string">
            <text:p>Portcullis Potio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Place a token next to any doorway. <text:s/>The next monster to move through that doorway suffers an offense roll equal to the Exemplar's current STR. <text:s/>Then remove the token.</text:p>
          </table:table-cell>
          <table:table-cell table:number-columns-repeated="1017"/>
        </table:table-row>
        <table:table-row table:style-name="ro2">
          <table:table-cell office:value-type="string">
            <text:p>Onslaugh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Lance 3, Push 3</text:p>
          </table:table-cell>
          <table:table-cell table:number-columns-repeated="1017"/>
        </table:table-row>
        <table:table-row table:style-name="ro2">
          <table:table-cell office:value-type="string">
            <text:p>Chomp! Crunch!</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3sw, +1R STR, Bane</text:p>
          </table:table-cell>
          <table:table-cell table:number-columns-repeated="1017"/>
        </table:table-row>
        <table:table-row table:style-name="ro2">
          <table:table-cell office:value-type="string">
            <text:p>Dragon Dung Confetti</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sw, Wave 1, Hex</text:p>
          </table:table-cell>
          <table:table-cell table:number-columns-repeated="1017"/>
        </table:table-row>
        <table:table-row table:style-name="ro2">
          <table:table-cell office:value-type="string">
            <text:p>Leaping Strik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1G STR, Pounce</text:p>
          </table:table-cell>
          <table:table-cell table:number-columns-repeated="1017"/>
        </table:table-row>
        <table:table-row table:style-name="ro2">
          <table:table-cell office:value-type="string">
            <text:p>Storm of Sword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This model makes a basic melee attack against each enemy in range.</text:p>
          </table:table-cell>
          <table:table-cell table:number-columns-repeated="1017"/>
        </table:table-row>
        <table:table-row table:style-name="ro2">
          <table:table-cell office:value-type="string">
            <text:p>Swordsman's Sak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1B STR, Feint</text:p>
          </table:table-cell>
          <table:table-cell table:number-columns-repeated="1017"/>
        </table:table-row>
        <table:table-row table:style-name="ro2">
          <table:table-cell office:value-type="string">
            <text:p>Deashi Charg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Wave 1</text:p>
          </table:table-cell>
          <table:table-cell table:number-columns-repeated="1017"/>
        </table:table-row>
        <table:table-row table:style-name="ro2">
          <table:table-cell office:value-type="string">
            <text:p>Belly Bump</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1R STR, Massive Damage</text:p>
          </table:table-cell>
          <table:table-cell table:number-columns-repeated="1017"/>
        </table:table-row>
        <table:table-row table:style-name="ro2">
          <table:table-cell office:value-type="string">
            <text:p>Dohyo-Iri</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2B</text:p>
          </table:table-cell>
          <table:table-cell office:value-type="string">
            <text:p>Wave 3, WILL vs WILL, Compel 3, Knockdown</text:p>
          </table:table-cell>
          <table:table-cell table:number-columns-repeated="1017"/>
        </table:table-row>
        <table:table-row table:style-name="ro3">
          <table:table-cell office:value-type="string">
            <text:p>A Feather for Each Ey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5mi, Massive Damage</text:p>
          </table:table-cell>
          <table:table-cell table:number-columns-repeated="1017"/>
        </table:table-row>
        <table:table-row table:style-name="ro2">
          <table:table-cell office:value-type="string">
            <text:p>Storm of Arrow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Augment, this model makes three basic missile attacks and then suffers one wound.</text:p>
          </table:table-cell>
          <table:table-cell table:number-columns-repeated="1017"/>
        </table:table-row>
        <table:table-row table:style-name="ro2">
          <table:table-cell office:value-type="string">
            <text:p>Spitevin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gain +1B to offense rolls for each Princess Coin that was spent this game.</text:p>
          </table:table-cell>
          <table:table-cell table:number-columns-repeated="1017"/>
        </table:table-row>
        <table:table-row table:style-name="ro2">
          <table:table-cell office:value-type="string">
            <text:p>Get Over Her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5mi, +1G DEX, if the target suffers a wound and is not destroyed, place it adjacent to the this model.</text:p>
          </table:table-cell>
          <table:table-cell table:number-columns-repeated="1017"/>
        </table:table-row>
        <table:table-row table:style-name="ro2">
          <table:table-cell office:value-type="string">
            <text:p>Whirling Iro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mi, Wave 1, Knockdown</text:p>
          </table:table-cell>
          <table:table-cell table:number-columns-repeated="1017"/>
        </table:table-row>
        <table:table-row table:style-name="ro2">
          <table:table-cell office:value-type="string">
            <text:p>The Ocean's Reveng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1B ARM, Deadly Defense</text:p>
          </table:table-cell>
          <table:table-cell table:number-columns-repeated="1017"/>
        </table:table-row>
        <table:table-row table:style-name="ro2">
          <table:table-cell office:value-type="string">
            <text:p>Bear Charg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1R STR, Knockdown</text:p>
          </table:table-cell>
          <table:table-cell table:number-columns-repeated="1017"/>
        </table:table-row>
        <table:table-row table:style-name="ro2">
          <table:table-cell office:value-type="string">
            <text:p>Bear Hug</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Hex, Immobile</text:p>
          </table:table-cell>
          <table:table-cell table:number-columns-repeated="1017"/>
        </table:table-row>
        <table:table-row table:style-name="ro2">
          <table:table-cell office:value-type="string">
            <text:p>Stay Ther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6rng, WILL vs WILL, Immobile</text:p>
          </table:table-cell>
          <table:table-cell table:number-columns-repeated="1017"/>
        </table:table-row>
        <table:table-row table:style-name="ro2">
          <table:table-cell office:value-type="string">
            <text:p>Life Forc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1rng, Heal 5, Remedy</text:p>
          </table:table-cell>
          <table:table-cell table:number-columns-repeated="1017"/>
        </table:table-row>
        <table:table-row table:style-name="ro2">
          <table:table-cell office:value-type="string">
            <text:p>Toad Broth</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During its activation this model may use its WILL to make 8ma, basic attacks.</text:p>
          </table:table-cell>
          <table:table-cell table:number-columns-repeated="1017"/>
        </table:table-row>
        <table:table-row table:style-name="ro2">
          <table:table-cell office:value-type="string">
            <text:p>Cobra Strik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1R STR, Improved Critical</text:p>
          </table:table-cell>
          <table:table-cell table:number-columns-repeated="1017"/>
        </table:table-row>
        <table:table-row table:style-name="ro2">
          <table:table-cell office:value-type="string">
            <text:p>Black Arrow</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6mi, +2 DEX</text:p>
          </table:table-cell>
          <table:table-cell table:number-columns-repeated="1017"/>
        </table:table-row>
        <table:table-row table:style-name="ro2">
          <table:table-cell office:value-type="string">
            <text:p>Betrayal Brew</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Backstabber</text:p>
          </table:table-cell>
          <table:table-cell table:number-columns-repeated="1017"/>
        </table:table-row>
        <table:table-row table:style-name="ro2">
          <table:table-cell office:value-type="string">
            <text:p>Destructio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3R</text:p>
          </table:table-cell>
          <table:table-cell office:value-type="string">
            <text:p>1sw, +1G STR, Massive Damage</text:p>
          </table:table-cell>
          <table:table-cell table:number-columns-repeated="1017"/>
        </table:table-row>
        <table:table-row table:style-name="ro2">
          <table:table-cell office:value-type="string">
            <text:p>Queen of the Hill</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Wave 1, Push 2</text:p>
          </table:table-cell>
          <table:table-cell table:number-columns-repeated="1017"/>
        </table:table-row>
        <table:table-row table:style-name="ro2">
          <table:table-cell office:value-type="string">
            <text:p>Captain Captur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Retreat. <text:s/>Perform the Interact basic action and then Retreat.</text:p>
          </table:table-cell>
          <table:table-cell table:number-columns-repeated="1017"/>
        </table:table-row>
        <table:table-row table:style-name="ro2">
          <table:table-cell office:value-type="string">
            <text:p>Cure Cordial</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Wave 1, Heal 1</text:p>
          </table:table-cell>
          <table:table-cell table:number-columns-repeated="1017"/>
        </table:table-row>
        <table:table-row table:style-name="ro2">
          <table:table-cell office:value-type="string">
            <text:p>Reinforced Stitching</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6rng, +1B STR</text:p>
          </table:table-cell>
          <table:table-cell table:number-columns-repeated="1017"/>
        </table:table-row>
        <table:table-row table:style-name="ro2">
          <table:table-cell office:value-type="string">
            <text:p>Bold Embroidery</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6rng, +1B WILL</text:p>
          </table:table-cell>
          <table:table-cell table:number-columns-repeated="1017"/>
        </table:table-row>
        <table:table-row table:style-name="ro2">
          <table:table-cell office:value-type="string">
            <text:p>Complete Makeove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Augment, 1rng, Regenerate</text:p>
          </table:table-cell>
          <table:table-cell table:number-columns-repeated="1017"/>
        </table:table-row>
        <table:table-row table:style-name="ro2">
          <table:table-cell office:value-type="string">
            <text:p>Wardrobe Swap</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Choose two Heroes, they may exchange one piece of equipment.</text:p>
          </table:table-cell>
          <table:table-cell table:number-columns-repeated="1017"/>
        </table:table-row>
        <table:table-row table:style-name="ro3">
          <table:table-cell office:value-type="string">
            <text:p>Smooth Move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Dangerous, Wave 2, Remove all affected models from the dungeon, then place them in any legal square within the area of effect.</text:p>
          </table:table-cell>
          <table:table-cell table:number-columns-repeated="1017"/>
        </table:table-row>
        <table:table-row table:style-name="ro3">
          <table:table-cell office:value-type="string">
            <text:p>Uncomfortable Closenes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Once per activation, Dangerous, 6rng, Move this model into a square adjacent to the target.</text:p>
          </table:table-cell>
          <table:table-cell table:number-columns-repeated="1017"/>
        </table:table-row>
        <table:table-row table:style-name="ro2">
          <table:table-cell office:value-type="string">
            <text:p>Firework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R</text:p>
          </table:table-cell>
          <table:table-cell office:value-type="string">
            <text:p>ma, Wave 1, +1R WILL</text:p>
          </table:table-cell>
          <table:table-cell table:number-columns-repeated="1017"/>
        </table:table-row>
        <table:table-row table:style-name="ro2">
          <table:table-cell office:value-type="string">
            <text:p>Deadey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6mi, +1R DEX, Massive Damage</text:p>
          </table:table-cell>
          <table:table-cell table:number-columns-repeated="1017"/>
        </table:table-row>
        <table:table-row table:style-name="ro2">
          <table:table-cell office:value-type="string">
            <text:p>Covering Fir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6rng, Target another Hero. <text:s/>All offensive actions targeting the Hero reduce the result by 1<text:span text:style-name="T1">st</text:span>.</text:p>
          </table:table-cell>
          <table:table-cell table:number-columns-repeated="1017"/>
        </table:table-row>
        <table:table-row table:style-name="ro2">
          <table:table-cell office:value-type="string">
            <text:p>A Tall Cool Glas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Heal 2. <text:s/>Remedy.</text:p>
          </table:table-cell>
          <table:table-cell table:number-columns-repeated="1017"/>
        </table:table-row>
        <table:table-row table:style-name="ro2">
          <table:table-cell office:value-type="string">
            <text:p>Sweeping Mac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Dangerous, sw, Sweep 2</text:p>
          </table:table-cell>
          <table:table-cell table:number-columns-repeated="1017"/>
        </table:table-row>
        <table:table-row table:style-name="ro2">
          <table:table-cell office:value-type="string">
            <text:p>Earthshake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Sweep 2, STR vs DEX, Slow</text:p>
          </table:table-cell>
          <table:table-cell table:number-columns-repeated="1017"/>
        </table:table-row>
        <table:table-row table:style-name="ro2">
          <table:table-cell office:value-type="string">
            <text:p>Rager Roo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Immediately make a single Melee Attack costing no action points.</text:p>
          </table:table-cell>
          <table:table-cell table:number-columns-repeated="1017"/>
        </table:table-row>
        <table:table-row table:style-name="ro2">
          <table:table-cell office:value-type="string">
            <text:p>Heavenly Strik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3R</text:p>
          </table:table-cell>
          <table:table-cell office:value-type="string">
            <text:p>4sw, +1R STR, Massive Damage, Improved Critical</text:p>
          </table:table-cell>
          <table:table-cell table:number-columns-repeated="1017"/>
        </table:table-row>
        <table:table-row table:style-name="ro3">
          <table:table-cell office:value-type="string">
            <text:p>Blind Onslaugh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Augment, this model makes three basic melee attacks without spending action points and then suffers one wound.</text:p>
          </table:table-cell>
          <table:table-cell table:number-columns-repeated="1017"/>
        </table:table-row>
        <table:table-row table:style-name="ro2">
          <table:table-cell office:value-type="string">
            <text:p>Potion of Migh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Brutal Strike</text:p>
          </table:table-cell>
          <table:table-cell table:number-columns-repeated="1017"/>
        </table:table-row>
        <table:table-row table:style-name="ro2">
          <table:table-cell office:value-type="string">
            <text:p>Storm of Blade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Cross 2, +1R STR</text:p>
          </table:table-cell>
          <table:table-cell table:number-columns-repeated="1017"/>
        </table:table-row>
        <table:table-row table:style-name="ro2">
          <table:table-cell office:value-type="string">
            <text:p>Strike from Shadow</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Pounce, Bane</text:p>
          </table:table-cell>
          <table:table-cell table:number-columns-repeated="1017"/>
        </table:table-row>
        <table:table-row table:style-name="ro2">
          <table:table-cell office:value-type="string">
            <text:p>It's Better on M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3rng, discard one equipment card from target Hero and immediately equip it to this Hero.</text:p>
          </table:table-cell>
          <table:table-cell table:number-columns-repeated="1017"/>
        </table:table-row>
        <table:table-row table:style-name="ro2">
          <table:table-cell office:value-type="string">
            <text:p>Netherspit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Predator</text:p>
          </table:table-cell>
          <table:table-cell table:number-columns-repeated="1017"/>
        </table:table-row>
        <table:table-row table:style-name="ro2">
          <table:table-cell office:value-type="string">
            <text:p>Frostblad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1sw, +1G STR, Ice</text:p>
          </table:table-cell>
          <table:table-cell table:number-columns-repeated="1017"/>
        </table:table-row>
        <table:table-row table:style-name="ro3">
          <table:table-cell office:value-type="string">
            <text:p>I Have Returned</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R</text:p>
          </table:table-cell>
          <table:table-cell office:value-type="string">
            <text:p>Augment, This model makes one basic melee attack for each Princess Coin the party has spent this game, up to a maximum of three. <text:s/>This action may only be taken once per turn.</text:p>
          </table:table-cell>
          <table:table-cell table:number-columns-repeated="1017"/>
        </table:table-row>
        <table:table-row table:style-name="ro2">
          <table:table-cell office:value-type="string">
            <text:p>Glacial Draugh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Heal 1 and gain Black Ice</text:p>
          </table:table-cell>
          <table:table-cell table:number-columns-repeated="1017"/>
        </table:table-row>
        <table:table-row table:style-name="ro2">
          <table:table-cell office:value-type="string">
            <text:p>Fire Wav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ma, Wave 1</text:p>
          </table:table-cell>
          <table:table-cell table:number-columns-repeated="1017"/>
        </table:table-row>
        <table:table-row table:style-name="ro2">
          <table:table-cell office:value-type="string">
            <text:p>Magma Strik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8ma, +3B WILL</text:p>
          </table:table-cell>
          <table:table-cell table:number-columns-repeated="1017"/>
        </table:table-row>
        <table:table-row table:style-name="ro2">
          <table:table-cell office:value-type="string">
            <text:p>White Mag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Wave 5, Heal 1</text:p>
          </table:table-cell>
          <table:table-cell table:number-columns-repeated="1017"/>
        </table:table-row>
        <table:table-row table:style-name="ro2">
          <table:table-cell office:value-type="string">
            <text:p>Fire Wate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1B STR, Fire</text:p>
          </table:table-cell>
          <table:table-cell table:number-columns-repeated="1017"/>
        </table:table-row>
        <table:table-row table:style-name="ro2">
          <table:table-cell office:value-type="string">
            <text:p>Perfect Strik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1R STR, Oracle</text:p>
          </table:table-cell>
          <table:table-cell table:number-columns-repeated="1017"/>
        </table:table-row>
        <table:table-row table:style-name="ro2">
          <table:table-cell office:value-type="string">
            <text:p>Tidal Wav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Wave 1</text:p>
          </table:table-cell>
          <table:table-cell table:number-columns-repeated="1017"/>
        </table:table-row>
        <table:table-row table:style-name="ro2">
          <table:table-cell office:value-type="string">
            <text:p>Sunlight Draugh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1B ARM, Insight</text:p>
          </table:table-cell>
          <table:table-cell table:number-columns-repeated="1017"/>
        </table:table-row>
        <table:table-row table:style-name="ro2">
          <table:table-cell office:value-type="string">
            <text:p>Soda Detecto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2R STR</text:p>
          </table:table-cell>
          <table:table-cell table:number-columns-repeated="1017"/>
        </table:table-row>
        <table:table-row table:style-name="ro2">
          <table:table-cell office:value-type="string">
            <text:p>Sugar Dervish</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Wave 1</text:p>
          </table:table-cell>
          <table:table-cell table:number-columns-repeated="1017"/>
        </table:table-row>
        <table:table-row table:style-name="ro2">
          <table:table-cell office:value-type="string">
            <text:p>Sour Soda Splash</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Wave 1, Poison</text:p>
          </table:table-cell>
          <table:table-cell table:number-columns-repeated="1017"/>
        </table:table-row>
        <table:table-row table:style-name="ro2">
          <table:table-cell office:value-type="string">
            <text:p>Hamme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Cross 2, Knockdown</text:p>
          </table:table-cell>
          <table:table-cell table:number-columns-repeated="1017"/>
        </table:table-row>
        <table:table-row table:style-name="ro2">
          <table:table-cell office:value-type="string">
            <text:p>Anvil</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2sw, +1R STR, Massive Damage</text:p>
          </table:table-cell>
          <table:table-cell table:number-columns-repeated="1017"/>
        </table:table-row>
        <table:table-row table:style-name="ro2">
          <table:table-cell office:value-type="string">
            <text:p>Masterwork</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Immune all</text:p>
          </table:table-cell>
          <table:table-cell table:number-columns-repeated="1017"/>
        </table:table-row>
        <table:table-row table:style-name="ro2">
          <table:table-cell office:value-type="string">
            <text:p>Forge Fir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R</text:p>
          </table:table-cell>
          <table:table-cell office:value-type="string">
            <text:p>Dangerous, sw, Wave 1, Fire</text:p>
          </table:table-cell>
          <table:table-cell table:number-columns-repeated="1017"/>
        </table:table-row>
        <table:table-row table:style-name="ro2">
          <table:table-cell office:value-type="string">
            <text:p>Bomb's Away</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Dangerous, 6sw, Burst 1, Knockdown</text:p>
          </table:table-cell>
          <table:table-cell table:number-columns-repeated="1017"/>
        </table:table-row>
        <table:table-row table:style-name="ro2">
          <table:table-cell office:value-type="string">
            <text:p>Pirate Snatch</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1R STR, Even if this action does not destroy a model draw one loot.</text:p>
          </table:table-cell>
          <table:table-cell table:number-columns-repeated="1017"/>
        </table:table-row>
        <table:table-row table:style-name="ro2">
          <table:table-cell office:value-type="string">
            <text:p>Skully</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R</text:p>
          </table:table-cell>
          <table:table-cell office:value-type="string">
            <text:p>Dangerous, sw, Wave 1, +1R STR</text:p>
          </table:table-cell>
          <table:table-cell table:number-columns-repeated="1017"/>
        </table:table-row>
        <table:table-row table:style-name="ro2">
          <table:table-cell office:value-type="string">
            <text:p>Shield Breake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1R STR, Bane</text:p>
          </table:table-cell>
          <table:table-cell table:number-columns-repeated="1017"/>
        </table:table-row>
        <table:table-row table:style-name="ro2">
          <table:table-cell office:value-type="string">
            <text:p>Form On M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Wave 3, Pull 2</text:p>
          </table:table-cell>
          <table:table-cell table:number-columns-repeated="1017"/>
        </table:table-row>
        <table:table-row table:style-name="ro2">
          <table:table-cell office:value-type="string">
            <text:p>Field Dressing</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Heal 2</text:p>
          </table:table-cell>
          <table:table-cell table:number-columns-repeated="1017"/>
        </table:table-row>
        <table:table-row table:style-name="ro2">
          <table:table-cell office:value-type="string">
            <text:p>Throwing Knive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mi, Sweep 2, Poison</text:p>
          </table:table-cell>
          <table:table-cell table:number-columns-repeated="1017"/>
        </table:table-row>
        <table:table-row table:style-name="ro2">
          <table:table-cell office:value-type="string">
            <text:p>Gotcha!</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R</text:p>
          </table:table-cell>
          <table:table-cell office:value-type="string">
            <text:p>1sw, Pounce</text:p>
          </table:table-cell>
          <table:table-cell table:number-columns-repeated="1017"/>
        </table:table-row>
        <table:table-row table:style-name="ro2">
          <table:table-cell office:value-type="string">
            <text:p>Can't Catch M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R</text:p>
          </table:table-cell>
          <table:table-cell office:value-type="string">
            <text:p>1sw, Retreat</text:p>
          </table:table-cell>
          <table:table-cell table:number-columns-repeated="1017"/>
        </table:table-row>
        <table:table-row table:style-name="ro2">
          <table:table-cell office:value-type="string">
            <text:p>Yummy-Nom-Nom</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Heal 2</text:p>
          </table:table-cell>
          <table:table-cell table:number-columns-repeated="1017"/>
        </table:table-row>
        <table:table-row table:style-name="ro2">
          <table:table-cell office:value-type="string">
            <text:p>Distracting Fuzzball</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Dangerous, 3rng, Burst 1, Compel 2</text:p>
          </table:table-cell>
          <table:table-cell table:number-columns-repeated="1017"/>
        </table:table-row>
        <table:table-row table:style-name="ro2">
          <table:table-cell office:value-type="string">
            <text:p>Soda Detecto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2R STR</text:p>
          </table:table-cell>
          <table:table-cell table:number-columns-repeated="1017"/>
        </table:table-row>
        <table:table-row table:style-name="ro2">
          <table:table-cell office:value-type="string">
            <text:p>Cake Tos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5mi, Burst 1, Knockdown</text:p>
          </table:table-cell>
          <table:table-cell table:number-columns-repeated="1017"/>
        </table:table-row>
        <table:table-row table:style-name="ro2">
          <table:table-cell office:value-type="string">
            <text:p>Nothing But Frosting</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Heal 1, Remedy</text:p>
          </table:table-cell>
          <table:table-cell table:number-columns-repeated="1017"/>
        </table:table-row>
        <table:table-row table:style-name="ro2">
          <table:table-cell office:value-type="string">
            <text:p>Sugar Crash</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Wave 2, Slow</text:p>
          </table:table-cell>
          <table:table-cell table:number-columns-repeated="1017"/>
        </table:table-row>
        <table:table-row table:style-name="ro2">
          <table:table-cell office:value-type="string">
            <text:p>Marty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Anytime an adjacent Hero suffers wounds, this Hero suffers them instead.</text:p>
          </table:table-cell>
          <table:table-cell table:number-columns-repeated="1017"/>
        </table:table-row>
        <table:table-row table:style-name="ro2">
          <table:table-cell office:value-type="string">
            <text:p>Encouragemen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3rng, The target takes a basic offensive action. <text:s/>This action may only be taken once per turn.</text:p>
          </table:table-cell>
          <table:table-cell table:number-columns-repeated="1017"/>
        </table:table-row>
        <table:table-row table:style-name="ro3">
          <table:table-cell office:value-type="string">
            <text:p>Tears For Your Burde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Heal 1 for each equipment the model taking this action has equipped.</text:p>
          </table:table-cell>
          <table:table-cell table:number-columns-repeated="1017"/>
        </table:table-row>
        <table:table-row table:style-name="ro2">
          <table:table-cell office:value-type="string">
            <text:p>Divine Arrow</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mi, Lance 8</text:p>
          </table:table-cell>
          <table:table-cell table:number-columns-repeated="1017"/>
        </table:table-row>
        <table:table-row table:style-name="ro2">
          <table:table-cell office:value-type="string">
            <text:p>Heart Seeke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8mi, +2 DEX, Hookshot</text:p>
          </table:table-cell>
          <table:table-cell table:number-columns-repeated="1017"/>
        </table:table-row>
        <table:table-row table:style-name="ro2">
          <table:table-cell office:value-type="string">
            <text:p>Halo Extrac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Aura 3, +1<text:span text:style-name="T1">st</text:span> ARM</text:p>
          </table:table-cell>
          <table:table-cell table:number-columns-repeated="1017"/>
        </table:table-row>
        <table:table-row table:style-name="ro2">
          <table:table-cell office:value-type="string">
            <text:p>Pistols Blazing</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6mi, +1B DEX, Arc</text:p>
          </table:table-cell>
          <table:table-cell table:number-columns-repeated="1017"/>
        </table:table-row>
        <table:table-row table:style-name="ro2">
          <table:table-cell office:value-type="string">
            <text:p>Flame Burs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mi, Sweep 2, Fire</text:p>
          </table:table-cell>
          <table:table-cell table:number-columns-repeated="1017"/>
        </table:table-row>
        <table:table-row table:style-name="ro2">
          <table:table-cell office:value-type="string">
            <text:p>Sniper Round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R</text:p>
          </table:table-cell>
          <table:table-cell office:value-type="string">
            <text:p>10rng, +1G DEX, Massive Damage</text:p>
          </table:table-cell>
          <table:table-cell table:number-columns-repeated="1017"/>
        </table:table-row>
        <table:table-row table:style-name="ro3">
          <table:table-cell office:value-type="string">
            <text:p>Rag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3B</text:p>
          </table:table-cell>
          <table:table-cell office:value-type="string">
            <text:p>Augment, After every movement piont spent, immediately make one Melee Attack. <text:s/>This model's ARM is reduced to 1B until its next activation, and may not be increased by equipment. <text:s/>Berserk may not be used.</text:p>
          </table:table-cell>
          <table:table-cell table:number-columns-repeated="1017"/>
        </table:table-row>
        <table:table-row table:style-name="ro2">
          <table:table-cell office:value-type="string">
            <text:p>Fury's Blood</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Deadly Defense</text:p>
          </table:table-cell>
          <table:table-cell table:number-columns-repeated="1017"/>
        </table:table-row>
        <table:table-row table:style-name="ro2">
          <table:table-cell office:value-type="string">
            <text:p>Cat &amp; Mous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R</text:p>
          </table:table-cell>
          <table:table-cell office:value-type="string">
            <text:p>6rng, WILL vs WILL, Compel 3</text:p>
          </table:table-cell>
          <table:table-cell table:number-columns-repeated="1017"/>
        </table:table-row>
        <table:table-row table:style-name="ro2">
          <table:table-cell office:value-type="string">
            <text:p>Black Ca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ma, Wave 1, Hex</text:p>
          </table:table-cell>
          <table:table-cell table:number-columns-repeated="1017"/>
        </table:table-row>
        <table:table-row table:style-name="ro2">
          <table:table-cell office:value-type="string">
            <text:p>Scratch</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Wave 2, Slow</text:p>
          </table:table-cell>
          <table:table-cell table:number-columns-repeated="1017"/>
        </table:table-row>
        <table:table-row table:style-name="ro2">
          <table:table-cell office:value-type="string">
            <text:p>Catnip</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Place one potion token on any Hero's card.</text:p>
          </table:table-cell>
          <table:table-cell table:number-columns-repeated="1017"/>
        </table:table-row>
        <table:table-row table:style-name="ro2">
          <table:table-cell office:value-type="string">
            <text:p>Killsho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3R</text:p>
          </table:table-cell>
          <table:table-cell office:value-type="string">
            <text:p>6mi, +1g DEX, Massive Damage</text:p>
          </table:table-cell>
          <table:table-cell table:number-columns-repeated="1017"/>
        </table:table-row>
        <table:table-row table:style-name="ro2">
          <table:table-cell office:value-type="string">
            <text:p>Mark Targe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10rng, Mark</text:p>
          </table:table-cell>
          <table:table-cell table:number-columns-repeated="1017"/>
        </table:table-row>
        <table:table-row table:style-name="ro2">
          <table:table-cell office:value-type="string">
            <text:p>Tethe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10rng, Pull 4</text:p>
          </table:table-cell>
          <table:table-cell table:number-columns-repeated="1017"/>
        </table:table-row>
        <table:table-row table:style-name="ro2">
          <table:table-cell office:value-type="string">
            <text:p>Rime Moss Poultic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Heal 3</text:p>
          </table:table-cell>
          <table:table-cell table:number-columns-repeated="1017"/>
        </table:table-row>
        <table:table-row table:style-name="ro2">
          <table:table-cell office:value-type="string">
            <text:p>Jagged Growth</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ma, Wave 1, Immobile</text:p>
          </table:table-cell>
          <table:table-cell table:number-columns-repeated="1017"/>
        </table:table-row>
        <table:table-row table:style-name="ro5">
          <table:table-cell office:value-type="string">
            <text:p>Crystal Encrusted</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3rng, select any status effect token and place it on any piece of equipment equipped to a Hero within range. <text:s/>The Hero causes the status effect while they have the chosen equpment equipped. <text:s/>Remove the token the next time this action is taken.</text:p>
          </table:table-cell>
          <table:table-cell table:number-columns-repeated="1017"/>
        </table:table-row>
        <table:table-row table:style-name="ro3">
          <table:table-cell office:value-type="string">
            <text:p>Shimmering Concoctio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double all ARM bonuses granted by eqiupment.</text:p>
          </table:table-cell>
          <table:table-cell table:number-columns-repeated="1017"/>
        </table:table-row>
        <table:table-row table:style-name="ro2">
          <table:table-cell office:value-type="string">
            <text:p>Flintlock</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R</text:p>
          </table:table-cell>
          <table:table-cell office:value-type="string">
            <text:p>6mi, +1B DEX</text:p>
          </table:table-cell>
          <table:table-cell table:number-columns-repeated="1017"/>
        </table:table-row>
        <table:table-row table:style-name="ro2">
          <table:table-cell office:value-type="string">
            <text:p>Krake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ma, Cross 3, +1 WILL</text:p>
          </table:table-cell>
          <table:table-cell table:number-columns-repeated="1017"/>
        </table:table-row>
        <table:table-row table:style-name="ro2">
          <table:table-cell office:value-type="string">
            <text:p>Treasure Map</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Drink immediatley after opening a treasure chest. <text:s/>Draw one additional treasure card.</text:p>
          </table:table-cell>
          <table:table-cell table:number-columns-repeated="1017"/>
        </table:table-row>
        <table:table-row table:style-name="ro2">
          <table:table-cell office:value-type="string">
            <text:p>Flaming Javeli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R</text:p>
          </table:table-cell>
          <table:table-cell office:value-type="string">
            <text:p>6mi, +1B DEX, Fire</text:p>
          </table:table-cell>
          <table:table-cell table:number-columns-repeated="1017"/>
        </table:table-row>
        <table:table-row table:style-name="ro2">
          <table:table-cell office:value-type="string">
            <text:p>Shield Bash</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1R STR, Knockdown</text:p>
          </table:table-cell>
          <table:table-cell table:number-columns-repeated="1017"/>
        </table:table-row>
        <table:table-row table:style-name="ro2">
          <table:table-cell office:value-type="string">
            <text:p>Phalanx Phial</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Wave 5, Pull 4</text:p>
          </table:table-cell>
          <table:table-cell table:number-columns-repeated="1017"/>
        </table:table-row>
        <table:table-row table:style-name="ro2">
          <table:table-cell office:value-type="string">
            <text:p>Stranglethor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6ma, Burst 1, Slow</text:p>
          </table:table-cell>
          <table:table-cell table:number-columns-repeated="1017"/>
        </table:table-row>
        <table:table-row table:style-name="ro2">
          <table:table-cell office:value-type="string">
            <text:p>Briar Armo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Backlash</text:p>
          </table:table-cell>
          <table:table-cell table:number-columns-repeated="1017"/>
        </table:table-row>
        <table:table-row table:style-name="ro2">
          <table:table-cell office:value-type="string">
            <text:p>Nourishing Berrie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All Heroes gain Healer.</text:p>
          </table:table-cell>
          <table:table-cell table:number-columns-repeated="1017"/>
        </table:table-row>
        <table:table-row table:style-name="ro2">
          <table:table-cell office:value-type="string">
            <text:p>Acorn Bomb</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Dangerous, 6sw, Burst 1, Knockdown</text:p>
          </table:table-cell>
          <table:table-cell table:number-columns-repeated="1017"/>
        </table:table-row>
        <table:table-row table:style-name="ro2">
          <table:table-cell office:value-type="string">
            <text:p>Boomerang</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6rng, Hookshot, Place target Treasure Chest adjacent to Deeproot Scout.</text:p>
          </table:table-cell>
          <table:table-cell table:number-columns-repeated="1017"/>
        </table:table-row>
        <table:table-row table:style-name="ro2">
          <table:table-cell office:value-type="string">
            <text:p>Bottled Faeri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Heal 2</text:p>
          </table:table-cell>
          <table:table-cell table:number-columns-repeated="1017"/>
        </table:table-row>
        <table:table-row table:style-name="ro2">
          <table:table-cell office:value-type="string">
            <text:p>Sprite Syrup</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1mv</text:p>
          </table:table-cell>
          <table:table-cell table:number-columns-repeated="1017"/>
        </table:table-row>
        <table:table-row table:style-name="ro2">
          <table:table-cell office:value-type="string">
            <text:p>Overgrowth</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Wave 1</text:p>
          </table:table-cell>
          <table:table-cell table:number-columns-repeated="1017"/>
        </table:table-row>
        <table:table-row table:style-name="ro2">
          <table:table-cell office:value-type="string">
            <text:p>Uproo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4rng, Compel 2</text:p>
          </table:table-cell>
          <table:table-cell table:number-columns-repeated="1017"/>
        </table:table-row>
        <table:table-row table:style-name="ro2">
          <table:table-cell office:value-type="string">
            <text:p>Deadwood Dynamit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R</text:p>
          </table:table-cell>
          <table:table-cell office:value-type="string">
            <text:p>Dangerous, 3sw, Burst 1, Poison</text:p>
          </table:table-cell>
          <table:table-cell table:number-columns-repeated="1017"/>
        </table:table-row>
        <table:table-row table:style-name="ro2">
          <table:table-cell office:value-type="string">
            <text:p>Haras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4mi, Slow, Knockdown</text:p>
          </table:table-cell>
          <table:table-cell table:number-columns-repeated="1017"/>
        </table:table-row>
        <table:table-row table:style-name="ro2">
          <table:table-cell office:value-type="string">
            <text:p>Wolf Spiri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1R STR, Pounce</text:p>
          </table:table-cell>
          <table:table-cell table:number-columns-repeated="1017"/>
        </table:table-row>
        <table:table-row table:style-name="ro3">
          <table:table-cell office:value-type="string">
            <text:p>Glimmerberry Juic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6rng, Drink Immediately after an offense roll has been made. <text:s/>Target enemy model must reroll al dice from their last offense roll.</text:p>
          </table:table-cell>
          <table:table-cell table:number-columns-repeated="1017"/>
        </table:table-row>
        <table:table-row table:style-name="ro2">
          <table:table-cell office:value-type="string">
            <text:p>One for My Friend</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Augment, 6rng, Remove a single potion token from Deodric's card and place it on target Hero's Card.</text:p>
          </table:table-cell>
          <table:table-cell table:number-columns-repeated="1017"/>
        </table:table-row>
        <table:table-row table:style-name="ro2">
          <table:table-cell office:value-type="string">
            <text:p>Nothing to I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Immune all</text:p>
          </table:table-cell>
          <table:table-cell table:number-columns-repeated="1017"/>
        </table:table-row>
        <table:table-row table:style-name="ro2">
          <table:table-cell office:value-type="string">
            <text:p>A Drink for the Age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3B</text:p>
          </table:table-cell>
          <table:table-cell office:value-type="string">
            <text:p>Augment, +2mv</text:p>
          </table:table-cell>
          <table:table-cell table:number-columns-repeated="1017"/>
        </table:table-row>
        <table:table-row table:style-name="ro2">
          <table:table-cell office:value-type="string">
            <text:p>Head Choppe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1G STR</text:p>
          </table:table-cell>
          <table:table-cell table:number-columns-repeated="1017"/>
        </table:table-row>
        <table:table-row table:style-name="ro3">
          <table:table-cell office:value-type="string">
            <text:p>Dragon Slaye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3R</text:p>
          </table:table-cell>
          <table:table-cell office:value-type="string">
            <text:p>1sw, If Dragon Slayer inflicts a wound it instead inflicts one wound for every star the offense roll exceeded the defense roll.</text:p>
          </table:table-cell>
          <table:table-cell table:number-columns-repeated="1017"/>
        </table:table-row>
        <table:table-row table:style-name="ro3">
          <table:table-cell office:value-type="string">
            <text:p>Bottled Dragon Breath</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R</text:p>
          </table:table-cell>
          <table:table-cell office:value-type="string">
            <text:p>Dangerous, sw, Sweep 2, Fire</text:p>
          </table:table-cell>
          <table:table-cell table:number-columns-repeated="1017"/>
        </table:table-row>
        <table:table-row table:style-name="ro2">
          <table:table-cell office:value-type="string">
            <text:p>Poison Blas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Lance 6</text:p>
          </table:table-cell>
          <table:table-cell table:number-columns-repeated="1017"/>
        </table:table-row>
        <table:table-row table:style-name="ro2">
          <table:table-cell office:value-type="string">
            <text:p>Cocoo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3rng, DEX vs DEX, Immobile</text:p>
          </table:table-cell>
          <table:table-cell table:number-columns-repeated="1017"/>
        </table:table-row>
        <table:table-row table:style-name="ro2">
          <table:table-cell office:value-type="string">
            <text:p>Spider's Grac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this model's basic melee attack gains Pounce.</text:p>
          </table:table-cell>
          <table:table-cell table:number-columns-repeated="1017"/>
        </table:table-row>
        <table:table-row table:style-name="ro2">
          <table:table-cell office:value-type="string">
            <text:p>Perfect Sho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8mi, +1R DEX, Improved Critical</text:p>
          </table:table-cell>
          <table:table-cell table:number-columns-repeated="1017"/>
        </table:table-row>
        <table:table-row table:style-name="ro2">
          <table:table-cell office:value-type="string">
            <text:p>Attack My Targe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8rng, Mark</text:p>
          </table:table-cell>
          <table:table-cell table:number-columns-repeated="1017"/>
        </table:table-row>
        <table:table-row table:style-name="ro2">
          <table:table-cell office:value-type="string">
            <text:p>Master Tacticia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Compel 3</text:p>
          </table:table-cell>
          <table:table-cell table:number-columns-repeated="1017"/>
        </table:table-row>
        <table:table-row table:style-name="ro2">
          <table:table-cell office:value-type="string">
            <text:p>Dry Gi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1mv</text:p>
          </table:table-cell>
          <table:table-cell table:number-columns-repeated="1017"/>
        </table:table-row>
        <table:table-row table:style-name="ro4">
          <table:table-cell office:value-type="string">
            <text:p>Experimental Concoctio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Fae Alchemist draws two treasure cards. <text:s/>Choose one card and shuffle the other back into the deck. <text:s/>Fae Alchemist gains the effects listed on the hosen card until the beginning of her next activation, then discards the card. <text:s/>Note, Fae Alchemist gains this effect even if she has a treasure card equipped as normal. <text:s/>Only Fae Alchemist may drink Experimental Concoction.</text:p>
          </table:table-cell>
          <table:table-cell table:number-columns-repeated="1017"/>
        </table:table-row>
        <table:table-row table:style-name="ro2">
          <table:table-cell office:value-type="string">
            <text:p>Secret Ingredien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dd +1G to Hero's next dice roll.</text:p>
          </table:table-cell>
          <table:table-cell table:number-columns-repeated="1017"/>
        </table:table-row>
        <table:table-row table:style-name="ro2">
          <table:table-cell office:value-type="string">
            <text:p>Waldmeister Syrup</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R</text:p>
          </table:table-cell>
          <table:table-cell office:value-type="string">
            <text:p>Range 6, Compel 3</text:p>
          </table:table-cell>
          <table:table-cell table:number-columns-repeated="1017"/>
        </table:table-row>
        <table:table-row table:style-name="ro2">
          <table:table-cell office:value-type="string">
            <text:p>Stinging Sho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6mi, +1B DEX, Ice</text:p>
          </table:table-cell>
          <table:table-cell table:number-columns-repeated="1017"/>
        </table:table-row>
        <table:table-row table:style-name="ro2">
          <table:table-cell office:value-type="string">
            <text:p>Scop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8rng, DEX vs DEX, Bane</text:p>
          </table:table-cell>
          <table:table-cell table:number-columns-repeated="1017"/>
        </table:table-row>
        <table:table-row table:style-name="ro2">
          <table:table-cell office:value-type="string">
            <text:p>Hunter's Ration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Heal 2, Surefoot</text:p>
          </table:table-cell>
          <table:table-cell table:number-columns-repeated="1017"/>
        </table:table-row>
        <table:table-row table:style-name="ro2">
          <table:table-cell office:value-type="string">
            <text:p>Get Off My Land!</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1R STR, Massive Damage, Push 2</text:p>
          </table:table-cell>
          <table:table-cell table:number-columns-repeated="1017"/>
        </table:table-row>
        <table:table-row table:style-name="ro3">
          <table:table-cell office:value-type="string">
            <text:p>Don't Need Yer Fancy City Gizmo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Discard one loot equipped to this model to take two basic attack actions.</text:p>
          </table:table-cell>
          <table:table-cell table:number-columns-repeated="1017"/>
        </table:table-row>
        <table:table-row table:style-name="ro2">
          <table:table-cell office:value-type="string">
            <text:p>The Land Provide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All Heroes on or adjacent to Difficult Terrain squares and Spawning Point squares Heal 2.</text:p>
          </table:table-cell>
          <table:table-cell table:number-columns-repeated="1017"/>
        </table:table-row>
        <table:table-row table:style-name="ro2">
          <table:table-cell office:value-type="string">
            <text:p>Leaping Yamam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1R STR, Pounce</text:p>
          </table:table-cell>
          <table:table-cell table:number-columns-repeated="1017"/>
        </table:table-row>
        <table:table-row table:style-name="ro2">
          <table:table-cell office:value-type="string">
            <text:p>Tidal Wav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eep 3, Knockdown</text:p>
          </table:table-cell>
          <table:table-cell table:number-columns-repeated="1017"/>
        </table:table-row>
        <table:table-row table:style-name="ro2">
          <table:table-cell office:value-type="string">
            <text:p>Squid Ink</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Stealth</text:p>
          </table:table-cell>
          <table:table-cell table:number-columns-repeated="1017"/>
        </table:table-row>
        <table:table-row table:style-name="ro2">
          <table:table-cell office:value-type="string">
            <text:p>Stay Away</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ma, Wave 1, Push 3</text:p>
          </table:table-cell>
          <table:table-cell table:number-columns-repeated="1017"/>
        </table:table-row>
        <table:table-row table:style-name="ro2">
          <table:table-cell office:value-type="string">
            <text:p>Frozen Hear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3R</text:p>
          </table:table-cell>
          <table:table-cell office:value-type="string">
            <text:p>3ma, +2B WILL, Massive Damage</text:p>
          </table:table-cell>
          <table:table-cell table:number-columns-repeated="1017"/>
        </table:table-row>
        <table:table-row table:style-name="ro2">
          <table:table-cell office:value-type="string">
            <text:p>Personal Flurry</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Aura 3, Immune all, Stealth</text:p>
          </table:table-cell>
          <table:table-cell table:number-columns-repeated="1017"/>
        </table:table-row>
        <table:table-row table:style-name="ro2">
          <table:table-cell office:value-type="string">
            <text:p>Build a Snowma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1rng, Immobile, Ice</text:p>
          </table:table-cell>
          <table:table-cell table:number-columns-repeated="1017"/>
        </table:table-row>
        <table:table-row table:style-name="ro2">
          <table:table-cell office:value-type="string">
            <text:p>Destroy Their Coffin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2sw, This action deals two addtional wounds against Spawning Points.</text:p>
          </table:table-cell>
          <table:table-cell table:number-columns-repeated="1017"/>
        </table:table-row>
        <table:table-row table:style-name="ro2">
          <table:table-cell office:value-type="string">
            <text:p>Unfeeling Gloom</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Aura 3, Immune all.</text:p>
          </table:table-cell>
          <table:table-cell table:number-columns-repeated="1017"/>
        </table:table-row>
        <table:table-row table:style-name="ro2">
          <table:table-cell office:value-type="string">
            <text:p>Necromancer's Ban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Spawn Kill.</text:p>
          </table:table-cell>
          <table:table-cell table:number-columns-repeated="1017"/>
        </table:table-row>
        <table:table-row table:style-name="ro2">
          <table:table-cell office:value-type="string">
            <text:p>Bring Him Her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6rng, Pull 5</text:p>
          </table:table-cell>
          <table:table-cell table:number-columns-repeated="1017"/>
        </table:table-row>
        <table:table-row table:style-name="ro2">
          <table:table-cell office:value-type="string">
            <text:p>I Always Escap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2R STR, Retreat</text:p>
          </table:table-cell>
          <table:table-cell table:number-columns-repeated="1017"/>
        </table:table-row>
        <table:table-row table:style-name="ro2">
          <table:table-cell office:value-type="string">
            <text:p>Celebratory Sak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Heal 1, Remedy</text:p>
          </table:table-cell>
          <table:table-cell table:number-columns-repeated="1017"/>
        </table:table-row>
        <table:table-row table:style-name="ro2">
          <table:table-cell office:value-type="string">
            <text:p>Cleav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R</text:p>
          </table:table-cell>
          <table:table-cell office:value-type="string">
            <text:p>Dangerous, sw, Sweep 1</text:p>
          </table:table-cell>
          <table:table-cell table:number-columns-repeated="1017"/>
        </table:table-row>
        <table:table-row table:style-name="ro2">
          <table:table-cell office:value-type="string">
            <text:p>Dwavern Curs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Wave 3, STR vs WILL, Pull 3</text:p>
          </table:table-cell>
          <table:table-cell table:number-columns-repeated="1017"/>
        </table:table-row>
        <table:table-row table:style-name="ro3">
          <table:table-cell office:value-type="string">
            <text:p>Hero's Balm</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6rng. <text:s/>Remove a number of wound tokens from target Hero (up to the number of hearts the model taking this action has remaining) and place them on the model taking this action.</text:p>
          </table:table-cell>
          <table:table-cell table:number-columns-repeated="1017"/>
        </table:table-row>
        <table:table-row table:style-name="ro2">
          <table:table-cell office:value-type="string">
            <text:p>Flowing Blad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Wave 1</text:p>
          </table:table-cell>
          <table:table-cell table:number-columns-repeated="1017"/>
        </table:table-row>
        <table:table-row table:style-name="ro3">
          <table:table-cell office:value-type="string">
            <text:p>Puff of Smok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Dangerous, 6rng, DEX vs DEX, Hanzo and the target switch locations on the board. <text:s/>May not target spawning points.</text:p>
          </table:table-cell>
          <table:table-cell table:number-columns-repeated="1017"/>
        </table:table-row>
        <table:table-row table:style-name="ro2">
          <table:table-cell office:value-type="string">
            <text:p>Paralyzing Toxi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1b STR, Immobile</text:p>
          </table:table-cell>
          <table:table-cell table:number-columns-repeated="1017"/>
        </table:table-row>
        <table:table-row table:style-name="ro2">
          <table:table-cell office:value-type="string">
            <text:p>Bump</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R</text:p>
          </table:table-cell>
          <table:table-cell office:value-type="string">
            <text:p>1sw, Push 1</text:p>
          </table:table-cell>
          <table:table-cell table:number-columns-repeated="1017"/>
        </table:table-row>
        <table:table-row table:style-name="ro2">
          <table:table-cell office:value-type="string">
            <text:p>Bump</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1rng, Push 1</text:p>
          </table:table-cell>
          <table:table-cell table:number-columns-repeated="1017"/>
        </table:table-row>
        <table:table-row table:style-name="ro2">
          <table:table-cell office:value-type="string">
            <text:p>Forzen Fee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R</text:p>
          </table:table-cell>
          <table:table-cell office:value-type="string">
            <text:p>8ma, Ice</text:p>
          </table:table-cell>
          <table:table-cell table:number-columns-repeated="1017"/>
        </table:table-row>
        <table:table-row table:style-name="ro2">
          <table:table-cell office:value-type="string">
            <text:p>Broken Bone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R</text:p>
          </table:table-cell>
          <table:table-cell office:value-type="string">
            <text:p>8ma, Bane</text:p>
          </table:table-cell>
          <table:table-cell table:number-columns-repeated="1017"/>
        </table:table-row>
        <table:table-row table:style-name="ro2">
          <table:table-cell office:value-type="string">
            <text:p>Cursed Concoctio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6rng, WILL vs WILL, Burst 1, Hex</text:p>
          </table:table-cell>
          <table:table-cell table:number-columns-repeated="1017"/>
        </table:table-row>
        <table:table-row table:style-name="ro2">
          <table:table-cell office:value-type="string">
            <text:p>Wizard Wing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1B WILL, Fly</text:p>
          </table:table-cell>
          <table:table-cell table:number-columns-repeated="1017"/>
        </table:table-row>
        <table:table-row table:style-name="ro2">
          <table:table-cell office:value-type="string">
            <text:p>Cran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mi, Lance 8, Pull 3</text:p>
          </table:table-cell>
          <table:table-cell table:number-columns-repeated="1017"/>
        </table:table-row>
        <table:table-row table:style-name="ro2">
          <table:table-cell office:value-type="string">
            <text:p>Squid</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Aura 2, Stealth</text:p>
          </table:table-cell>
          <table:table-cell table:number-columns-repeated="1017"/>
        </table:table-row>
        <table:table-row table:style-name="ro2">
          <table:table-cell office:value-type="string">
            <text:p>Benevolenc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Wave 1, Remove all status effects from every model in the area effect, friendly or enemy.</text:p>
          </table:table-cell>
          <table:table-cell table:number-columns-repeated="1017"/>
        </table:table-row>
        <table:table-row table:style-name="ro2">
          <table:table-cell office:value-type="string">
            <text:p>Tige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1R STR, Pounce</text:p>
          </table:table-cell>
          <table:table-cell table:number-columns-repeated="1017"/>
        </table:table-row>
        <table:table-row table:style-name="ro2">
          <table:table-cell office:value-type="string">
            <text:p>Ogr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Wave 1, Push 1</text:p>
          </table:table-cell>
          <table:table-cell table:number-columns-repeated="1017"/>
        </table:table-row>
        <table:table-row table:style-name="ro2">
          <table:table-cell office:value-type="string">
            <text:p>Valo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1mv</text:p>
          </table:table-cell>
          <table:table-cell table:number-columns-repeated="1017"/>
        </table:table-row>
        <table:table-row table:style-name="ro2">
          <table:table-cell office:value-type="string">
            <text:p>Monkey</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ma, Wave 1, Knockdown</text:p>
          </table:table-cell>
          <table:table-cell table:number-columns-repeated="1017"/>
        </table:table-row>
        <table:table-row table:style-name="ro2">
          <table:table-cell office:value-type="string">
            <text:p>Fox</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6rng, WILL vs WILL, Compel 3</text:p>
          </table:table-cell>
          <table:table-cell table:number-columns-repeated="1017"/>
        </table:table-row>
        <table:table-row table:style-name="ro2">
          <table:table-cell office:value-type="string">
            <text:p>Wisdom</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Heal 1, Remedy</text:p>
          </table:table-cell>
          <table:table-cell table:number-columns-repeated="1017"/>
        </table:table-row>
        <table:table-row table:style-name="ro2">
          <table:table-cell office:value-type="string">
            <text:p>Stygian Pac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Aura 1, +1B on all offense rolls.</text:p>
          </table:table-cell>
          <table:table-cell table:number-columns-repeated="1017"/>
        </table:table-row>
        <table:table-row table:style-name="ro2">
          <table:table-cell office:value-type="string">
            <text:p>Gribbly Tentattack</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ma, Cross 4, Slow</text:p>
          </table:table-cell>
          <table:table-cell table:number-columns-repeated="1017"/>
        </table:table-row>
        <table:table-row table:style-name="ro2">
          <table:table-cell office:value-type="string">
            <text:p>Deep Mad Tentattack</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ma, Lance 6, Hex</text:p>
          </table:table-cell>
          <table:table-cell table:number-columns-repeated="1017"/>
        </table:table-row>
        <table:table-row table:style-name="ro2">
          <table:table-cell office:value-type="string">
            <text:p>Ancient's Inhalatio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Dark Radiance</text:p>
          </table:table-cell>
          <table:table-cell table:number-columns-repeated="1017"/>
        </table:table-row>
        <table:table-row table:style-name="ro5">
          <table:table-cell office:value-type="string">
            <text:p>Punch, punch, punch!</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Peform a basic melee attack. <text:s/>If it suceeds, move two spaces and a make another basic melee attack against another target using one less die. <text:s/>Repeat this until there are no new targets, an attack misses, or there are no dice left.</text:p>
          </table:table-cell>
          <table:table-cell table:number-columns-repeated="1017"/>
        </table:table-row>
        <table:table-row table:style-name="ro2">
          <table:table-cell office:value-type="string">
            <text:p>The Finishe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1R STR, Massive Damage</text:p>
          </table:table-cell>
          <table:table-cell table:number-columns-repeated="1017"/>
        </table:table-row>
        <table:table-row table:style-name="ro2">
          <table:table-cell office:value-type="string">
            <text:p>Rinside Cantee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Feint, +1B STR</text:p>
          </table:table-cell>
          <table:table-cell table:number-columns-repeated="1017"/>
        </table:table-row>
        <table:table-row table:style-name="ro3">
          <table:table-cell office:value-type="string">
            <text:p>Confectionary Clairvoyanc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Aura 2, +1B on all offensive rolls.</text:p>
          </table:table-cell>
          <table:table-cell table:number-columns-repeated="1017"/>
        </table:table-row>
        <table:table-row table:style-name="ro3">
          <table:table-cell office:value-type="string">
            <text:p>Chocolate Confessio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Dangerous, 5rng, WILL vs WILL, Pull 4</text:p>
          </table:table-cell>
          <table:table-cell table:number-columns-repeated="1017"/>
        </table:table-row>
        <table:table-row table:style-name="ro3">
          <table:table-cell office:value-type="string">
            <text:p>Confetti Sprinkl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Dangerous, 3rng, Burst 2, Models in the area suffer one random status effect. <text:s/>(Close your eyes, pick a token, apply it to all affected models.)</text:p>
          </table:table-cell>
          <table:table-cell table:number-columns-repeated="1017"/>
        </table:table-row>
        <table:table-row table:style-name="ro2">
          <table:table-cell office:value-type="string">
            <text:p>Baked Good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Heal 2</text:p>
          </table:table-cell>
          <table:table-cell table:number-columns-repeated="1017"/>
        </table:table-row>
        <table:table-row table:style-name="ro2">
          <table:table-cell office:value-type="string">
            <text:p>My Life for Your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1G STR, Ravage</text:p>
          </table:table-cell>
          <table:table-cell table:number-columns-repeated="1017"/>
        </table:table-row>
        <table:table-row table:style-name="ro3">
          <table:table-cell office:value-type="string">
            <text:p>The Blade Knows the Way</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Wave 1</text:p>
          </table:table-cell>
          <table:table-cell table:number-columns-repeated="1017"/>
        </table:table-row>
        <table:table-row table:style-name="ro2">
          <table:table-cell office:value-type="string">
            <text:p>A Bottle for Baby</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Heal 2, Squirrely</text:p>
          </table:table-cell>
          <table:table-cell table:number-columns-repeated="1017"/>
        </table:table-row>
        <table:table-row table:style-name="ro2">
          <table:table-cell office:value-type="string">
            <text:p>Stay Togethe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6rng, Place target friendly model into a square adjacent to Ice Climber Candy.</text:p>
          </table:table-cell>
          <table:table-cell table:number-columns-repeated="1017"/>
        </table:table-row>
        <table:table-row table:style-name="ro2">
          <table:table-cell office:value-type="string">
            <text:p>Frostbyte Explore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Aura 2, Hunter, Slayer.</text:p>
          </table:table-cell>
          <table:table-cell table:number-columns-repeated="1017"/>
        </table:table-row>
        <table:table-row table:style-name="ro2">
          <table:table-cell office:value-type="string">
            <text:p>Campfir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R</text:p>
          </table:table-cell>
          <table:table-cell office:value-type="string">
            <text:p>1sw, +1R STR, Fire</text:p>
          </table:table-cell>
          <table:table-cell table:number-columns-repeated="1017"/>
        </table:table-row>
        <table:table-row table:style-name="ro2">
          <table:table-cell office:value-type="string">
            <text:p>Ten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One Use Only. <text:s/>Remove a Princess Coin from this Hero and return it to the backpack.</text:p>
          </table:table-cell>
          <table:table-cell table:number-columns-repeated="1017"/>
        </table:table-row>
        <table:table-row table:style-name="ro2">
          <table:table-cell office:value-type="string">
            <text:p>Hex-X</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ma, Cross 4, Hex</text:p>
          </table:table-cell>
          <table:table-cell table:number-columns-repeated="1017"/>
        </table:table-row>
        <table:table-row table:style-name="ro2">
          <table:table-cell office:value-type="string">
            <text:p>Curativ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6rng, Heal 1</text:p>
          </table:table-cell>
          <table:table-cell table:number-columns-repeated="1017"/>
        </table:table-row>
        <table:table-row table:style-name="ro2">
          <table:table-cell office:value-type="string">
            <text:p>Future Formula</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Look at the top three cards of the Treasure Deck and replace them in any order.</text:p>
          </table:table-cell>
          <table:table-cell table:number-columns-repeated="1017"/>
        </table:table-row>
        <table:table-row table:style-name="ro2">
          <table:table-cell office:value-type="string">
            <text:p>Bane Bomb</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R</text:p>
          </table:table-cell>
          <table:table-cell office:value-type="string">
            <text:p>Dangerous, 3ma, Burst 1, Bane</text:p>
          </table:table-cell>
          <table:table-cell table:number-columns-repeated="1017"/>
        </table:table-row>
        <table:table-row table:style-name="ro2">
          <table:table-cell office:value-type="string">
            <text:p>From The Sky</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R</text:p>
          </table:table-cell>
          <table:table-cell office:value-type="string">
            <text:p>1sw, Pounce</text:p>
          </table:table-cell>
          <table:table-cell table:number-columns-repeated="1017"/>
        </table:table-row>
        <table:table-row table:style-name="ro2">
          <table:table-cell office:value-type="string">
            <text:p>Snare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STR vs DEX, Immobile</text:p>
          </table:table-cell>
          <table:table-cell table:number-columns-repeated="1017"/>
        </table:table-row>
        <table:table-row table:style-name="ro2">
          <table:table-cell office:value-type="string">
            <text:p>Inventor's Mus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Improved Critical</text:p>
          </table:table-cell>
          <table:table-cell table:number-columns-repeated="1017"/>
        </table:table-row>
        <table:table-row table:style-name="ro2">
          <table:table-cell office:value-type="string">
            <text:p>Hex Bol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6mi, +1<text:span text:style-name="T1">st</text:span> DEX, Hex</text:p>
          </table:table-cell>
          <table:table-cell table:number-columns-repeated="1017"/>
        </table:table-row>
        <table:table-row table:style-name="ro3">
          <table:table-cell office:value-type="string">
            <text:p>Nether Ash</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Actions targeting a model affected by Nether Ash reduce their Range to 1. <text:s/>Area effects are unaffected.</text:p>
          </table:table-cell>
          <table:table-cell table:number-columns-repeated="1017"/>
        </table:table-row>
        <table:table-row table:style-name="ro2">
          <table:table-cell office:value-type="string">
            <text:p>Haunting Melody</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0ma, +1B WILL, Ice</text:p>
          </table:table-cell>
          <table:table-cell table:number-columns-repeated="1017"/>
        </table:table-row>
        <table:table-row table:style-name="ro2">
          <table:table-cell office:value-type="string">
            <text:p>Resolute Melody</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Aura 3, +1B ARM</text:p>
          </table:table-cell>
          <table:table-cell table:number-columns-repeated="1017"/>
        </table:table-row>
        <table:table-row table:style-name="ro2">
          <table:table-cell office:value-type="string">
            <text:p>Elixir of Courag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Protector</text:p>
          </table:table-cell>
          <table:table-cell table:number-columns-repeated="1017"/>
        </table:table-row>
        <table:table-row table:style-name="ro2">
          <table:table-cell office:value-type="string">
            <text:p>Naughty Lis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6rng, WILL vs WILL, target and all models represented by the same card suffer Bane.</text:p>
          </table:table-cell>
          <table:table-cell table:number-columns-repeated="1017"/>
        </table:table-row>
        <table:table-row table:style-name="ro2">
          <table:table-cell office:value-type="string">
            <text:p>Snug in Their Bed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Aura 3, +1B ARM</text:p>
          </table:table-cell>
          <table:table-cell table:number-columns-repeated="1017"/>
        </table:table-row>
        <table:table-row table:style-name="ro3">
          <table:table-cell office:value-type="string">
            <text:p>Peppermint Hot Chocolat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Heal 2, Immune: Status Effects</text:p>
          </table:table-cell>
          <table:table-cell table:number-columns-repeated="1017"/>
        </table:table-row>
        <table:table-row table:style-name="ro2">
          <table:table-cell office:value-type="string">
            <text:p>Pachi-Pachi-Pachi</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ma, Wave 1</text:p>
          </table:table-cell>
          <table:table-cell table:number-columns-repeated="1017"/>
        </table:table-row>
        <table:table-row table:style-name="ro2">
          <table:table-cell office:value-type="string">
            <text:p>Distracting Costum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Wave 1, Hex</text:p>
          </table:table-cell>
          <table:table-cell table:number-columns-repeated="1017"/>
        </table:table-row>
        <table:table-row table:style-name="ro2">
          <table:table-cell office:value-type="string">
            <text:p>Ninja Pop</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Models affected by Ninja Pop gain Fly and may move through walls.</text:p>
          </table:table-cell>
          <table:table-cell table:number-columns-repeated="1017"/>
        </table:table-row>
        <table:table-row table:style-name="ro2">
          <table:table-cell office:value-type="string">
            <text:p>Pyschic Overload</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6ma, +1B WILL, Arc</text:p>
          </table:table-cell>
          <table:table-cell table:number-columns-repeated="1017"/>
        </table:table-row>
        <table:table-row table:style-name="ro2">
          <table:table-cell office:value-type="string">
            <text:p>Essence Drai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3rng, Whenever target Hero causes a wound with an offensive action, the Hero Heals 1.</text:p>
          </table:table-cell>
          <table:table-cell table:number-columns-repeated="1017"/>
        </table:table-row>
        <table:table-row table:style-name="ro2">
          <table:table-cell office:value-type="string">
            <text:p>Distilled Essenc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Dark Radiance.</text:p>
          </table:table-cell>
          <table:table-cell table:number-columns-repeated="1017"/>
        </table:table-row>
        <table:table-row table:style-name="ro2">
          <table:table-cell office:value-type="string">
            <text:p>Arc Lightning</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Dangerous, 6ma, +1B WILL, Arc</text:p>
          </table:table-cell>
          <table:table-cell table:number-columns-repeated="1017"/>
        </table:table-row>
        <table:table-row table:style-name="ro2">
          <table:table-cell office:value-type="string">
            <text:p>Ride the Lightning</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ma, +1 WILL, Pounce</text:p>
          </table:table-cell>
          <table:table-cell table:number-columns-repeated="1017"/>
        </table:table-row>
        <table:table-row table:style-name="ro2">
          <table:table-cell office:value-type="string">
            <text:p>Breath of Thunde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Wave 2, Push 1, Knockdown</text:p>
          </table:table-cell>
          <table:table-cell table:number-columns-repeated="1017"/>
        </table:table-row>
        <table:table-row table:style-name="ro2">
          <table:table-cell office:value-type="string">
            <text:p>Maiden's Favo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6rng, +1B STR</text:p>
          </table:table-cell>
          <table:table-cell table:number-columns-repeated="1017"/>
        </table:table-row>
        <table:table-row table:style-name="ro2">
          <table:table-cell office:value-type="string">
            <text:p>Maiden's Toke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6rng, +1B WILL</text:p>
          </table:table-cell>
          <table:table-cell table:number-columns-repeated="1017"/>
        </table:table-row>
        <table:table-row table:style-name="ro2">
          <table:table-cell office:value-type="string">
            <text:p>Maiden's Kis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Augment, 1rng, Regenerate</text:p>
          </table:table-cell>
          <table:table-cell table:number-columns-repeated="1017"/>
        </table:table-row>
        <table:table-row table:style-name="ro2">
          <table:table-cell office:value-type="string">
            <text:p>Dress-up Draugh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Choose two Heroes, they may exchange one piece of equipment.</text:p>
          </table:table-cell>
          <table:table-cell table:number-columns-repeated="1017"/>
        </table:table-row>
        <table:table-row table:style-name="ro2">
          <table:table-cell office:value-type="string">
            <text:p>Enchanted Strik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R</text:p>
          </table:table-cell>
          <table:table-cell office:value-type="string">
            <text:p>1sw, Feint</text:p>
          </table:table-cell>
          <table:table-cell table:number-columns-repeated="1017"/>
        </table:table-row>
        <table:table-row table:style-name="ro2">
          <table:table-cell office:value-type="string">
            <text:p>Blade Magic</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2sw, Lunar Knight may add its current WILL to the roll.</text:p>
          </table:table-cell>
          <table:table-cell table:number-columns-repeated="1017"/>
        </table:table-row>
        <table:table-row table:style-name="ro2">
          <table:table-cell office:value-type="string">
            <text:p>Storm of Blade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ma, Wave 1, Lunar Knight may add its current STR to the roll.</text:p>
          </table:table-cell>
          <table:table-cell table:number-columns-repeated="1017"/>
        </table:table-row>
        <table:table-row table:style-name="ro2">
          <table:table-cell office:value-type="string">
            <text:p>Imperfect Reflectio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This model trades places with one friendly model in the dungeon.</text:p>
          </table:table-cell>
          <table:table-cell table:number-columns-repeated="1017"/>
        </table:table-row>
        <table:table-row table:style-name="ro2">
          <table:table-cell office:value-type="string">
            <text:p>Cat Attack!</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1R STR, Knockdown</text:p>
          </table:table-cell>
          <table:table-cell table:number-columns-repeated="1017"/>
        </table:table-row>
        <table:table-row table:style-name="ro2">
          <table:table-cell office:value-type="string">
            <text:p>Kitty Toy</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Hex, Immobile</text:p>
          </table:table-cell>
          <table:table-cell table:number-columns-repeated="1017"/>
        </table:table-row>
        <table:table-row table:style-name="ro3">
          <table:table-cell office:value-type="string">
            <text:p>Exploding Rocket Fis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Dangerous, 3sw, +1B STR, Burst 1</text:p>
          </table:table-cell>
          <table:table-cell table:number-columns-repeated="1017"/>
        </table:table-row>
        <table:table-row table:style-name="ro2">
          <table:table-cell office:value-type="string">
            <text:p>Wrench Whack</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1R STR, Massive Damage</text:p>
          </table:table-cell>
          <table:table-cell table:number-columns-repeated="1017"/>
        </table:table-row>
        <table:table-row table:style-name="ro2">
          <table:table-cell office:value-type="string">
            <text:p>Flubber Coating</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1B ARM, Spongy</text:p>
          </table:table-cell>
          <table:table-cell table:number-columns-repeated="1017"/>
        </table:table-row>
        <table:table-row table:style-name="ro2">
          <table:table-cell office:value-type="string">
            <text:p>Concussion Grenad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2B</text:p>
          </table:table-cell>
          <table:table-cell office:value-type="string">
            <text:p>Dangerous, 3rng, Burst 2, Hex, Knockdown</text:p>
          </table:table-cell>
          <table:table-cell table:number-columns-repeated="1017"/>
        </table:table-row>
        <table:table-row table:style-name="ro2">
          <table:table-cell office:value-type="string">
            <text:p>This Hurts Me Too</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ma, +2R WILL, Ravage</text:p>
          </table:table-cell>
          <table:table-cell table:number-columns-repeated="1017"/>
        </table:table-row>
        <table:table-row table:style-name="ro2">
          <table:table-cell office:value-type="string">
            <text:p>Chains of Lov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6rng, WILL vs WILL, Pull 5</text:p>
          </table:table-cell>
          <table:table-cell table:number-columns-repeated="1017"/>
        </table:table-row>
        <table:table-row table:style-name="ro2">
          <table:table-cell office:value-type="string">
            <text:p>Slime Slav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One Use Only, Free Coin</text:p>
          </table:table-cell>
          <table:table-cell table:number-columns-repeated="1017"/>
        </table:table-row>
        <table:table-row table:style-name="ro2">
          <table:table-cell office:value-type="string">
            <text:p>Araphel's Win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Oracle</text:p>
          </table:table-cell>
          <table:table-cell table:number-columns-repeated="1017"/>
        </table:table-row>
        <table:table-row table:style-name="ro3">
          <table:table-cell office:value-type="string">
            <text:p>Sticky Tongu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R</text:p>
          </table:table-cell>
          <table:table-cell office:value-type="string">
            <text:p>2mi, If Sticky Tongue inflicts a wound remove one wound token or gain one potion token, in addtion to any that are rolled.</text:p>
          </table:table-cell>
          <table:table-cell table:number-columns-repeated="1017"/>
        </table:table-row>
        <table:table-row table:style-name="ro2">
          <table:table-cell office:value-type="string">
            <text:p>Outcast Pyr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8ma, Burst 1, Fire</text:p>
          </table:table-cell>
          <table:table-cell table:number-columns-repeated="1017"/>
        </table:table-row>
        <table:table-row table:style-name="ro2">
          <table:table-cell office:value-type="string">
            <text:p>Ancestral Will</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6rng, Push 2</text:p>
          </table:table-cell>
          <table:table-cell table:number-columns-repeated="1017"/>
        </table:table-row>
        <table:table-row table:style-name="ro2">
          <table:table-cell office:value-type="string">
            <text:p>Spirit Bur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Augment, 6rng, target Hero gains Backlash and Fire</text:p>
          </table:table-cell>
          <table:table-cell table:number-columns-repeated="1017"/>
        </table:table-row>
        <table:table-row table:style-name="ro2">
          <table:table-cell office:value-type="string">
            <text:p>Troll Hear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2B</text:p>
          </table:table-cell>
          <table:table-cell office:value-type="string">
            <text:p>Augment, Regenerate</text:p>
          </table:table-cell>
          <table:table-cell table:number-columns-repeated="1017"/>
        </table:table-row>
        <table:table-row table:style-name="ro2">
          <table:table-cell office:value-type="string">
            <text:p>No Place to Hid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2sw, +1G STR, Immobile</text:p>
          </table:table-cell>
          <table:table-cell table:number-columns-repeated="1017"/>
        </table:table-row>
        <table:table-row table:style-name="ro2">
          <table:table-cell office:value-type="string">
            <text:p>Angry Wind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ma, Wave 1, Push 2</text:p>
          </table:table-cell>
          <table:table-cell table:number-columns-repeated="1017"/>
        </table:table-row>
        <table:table-row table:style-name="ro2">
          <table:table-cell office:value-type="string">
            <text:p>Acute Sense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Aura 3. <text:s/>Friendly models may reroll one die after rolling dice for any reason.</text:p>
          </table:table-cell>
          <table:table-cell table:number-columns-repeated="1017"/>
        </table:table-row>
        <table:table-row table:style-name="ro2">
          <table:table-cell office:value-type="string">
            <text:p>Sensei Sak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text:s/>Wisdom</text:p>
          </table:table-cell>
          <table:table-cell table:number-columns-repeated="1017"/>
        </table:table-row>
        <table:table-row table:style-name="ro2">
          <table:table-cell office:value-type="string">
            <text:p>Skewe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R</text:p>
          </table:table-cell>
          <table:table-cell office:value-type="string">
            <text:p>mi, Lance 4, +1R DEX</text:p>
          </table:table-cell>
          <table:table-cell table:number-columns-repeated="1017"/>
        </table:table-row>
        <table:table-row table:style-name="ro3">
          <table:table-cell office:value-type="string">
            <text:p>Flashing Spea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Aura 4. <text:s/>Friendly models may not be targeted by offensive actions, unless the model taking the action is adjacent to its target.</text:p>
          </table:table-cell>
          <table:table-cell table:number-columns-repeated="1017"/>
        </table:table-row>
        <table:table-row table:style-name="ro2">
          <table:table-cell office:value-type="string">
            <text:p>The Ocean's Grac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3mv</text:p>
          </table:table-cell>
          <table:table-cell table:number-columns-repeated="1017"/>
        </table:table-row>
        <table:table-row table:style-name="ro3">
          <table:table-cell office:value-type="string">
            <text:p>Strike From the Shadow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5ma, if this offensive action cuases a wound, this Hero may be placed adjacent to another Hero.</text:p>
          </table:table-cell>
          <table:table-cell table:number-columns-repeated="1017"/>
        </table:table-row>
        <table:table-row table:style-name="ro2">
          <table:table-cell office:value-type="string">
            <text:p>Assassin's Curs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5ma, +1R WILL, Mark</text:p>
          </table:table-cell>
          <table:table-cell table:number-columns-repeated="1017"/>
        </table:table-row>
        <table:table-row table:style-name="ro2">
          <table:table-cell office:value-type="string">
            <text:p>Smoke Bomb</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Aura 2, Stealth</text:p>
          </table:table-cell>
          <table:table-cell table:number-columns-repeated="1017"/>
        </table:table-row>
        <table:table-row table:style-name="ro2">
          <table:table-cell office:value-type="string">
            <text:p>Moonbeam</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Lance 4</text:p>
          </table:table-cell>
          <table:table-cell table:number-columns-repeated="1017"/>
        </table:table-row>
        <table:table-row table:style-name="ro2">
          <table:table-cell office:value-type="string">
            <text:p>Moonlit Blad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Cross 2</text:p>
          </table:table-cell>
          <table:table-cell table:number-columns-repeated="1017"/>
        </table:table-row>
        <table:table-row table:style-name="ro2">
          <table:table-cell office:value-type="string">
            <text:p>Tears of the Princes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Heal 1 for each Princess Coin that was spent this game.</text:p>
          </table:table-cell>
          <table:table-cell table:number-columns-repeated="1017"/>
        </table:table-row>
        <table:table-row table:style-name="ro2">
          <table:table-cell office:value-type="string">
            <text:p>Bottled Starligh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2mv, Proficient</text:p>
          </table:table-cell>
          <table:table-cell table:number-columns-repeated="1017"/>
        </table:table-row>
        <table:table-row table:style-name="ro2">
          <table:table-cell office:value-type="string">
            <text:p>Piercing Sho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mi, Lance 8, +1R DEX</text:p>
          </table:table-cell>
          <table:table-cell table:number-columns-repeated="1017"/>
        </table:table-row>
        <table:table-row table:style-name="ro2">
          <table:table-cell office:value-type="string">
            <text:p>Perfect Strik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1G STR</text:p>
          </table:table-cell>
          <table:table-cell table:number-columns-repeated="1017"/>
        </table:table-row>
        <table:table-row table:style-name="ro2">
          <table:table-cell office:value-type="string">
            <text:p>Starlight Elixi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Aura 3, +1B ARM</text:p>
          </table:table-cell>
          <table:table-cell table:number-columns-repeated="1017"/>
        </table:table-row>
        <table:table-row table:style-name="ro2">
          <table:table-cell office:value-type="string">
            <text:p>Two Heaven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Lance 6, Charge, +1R DEX</text:p>
          </table:table-cell>
          <table:table-cell table:number-columns-repeated="1017"/>
        </table:table-row>
        <table:table-row table:style-name="ro2">
          <table:table-cell office:value-type="string">
            <text:p>Martial Maste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2sw, +1R STR, Feint</text:p>
          </table:table-cell>
          <table:table-cell table:number-columns-repeated="1017"/>
        </table:table-row>
        <table:table-row table:style-name="ro2">
          <table:table-cell office:value-type="string">
            <text:p>Makeshift Weapo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R</text:p>
          </table:table-cell>
          <table:table-cell office:value-type="string">
            <text:p>6sw, Hookshot</text:p>
          </table:table-cell>
          <table:table-cell table:number-columns-repeated="1017"/>
        </table:table-row>
        <table:table-row table:style-name="ro2">
          <table:table-cell office:value-type="string">
            <text:p>Crimson Sho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6rng, +2B DEX, Bleed</text:p>
          </table:table-cell>
          <table:table-cell table:number-columns-repeated="1017"/>
        </table:table-row>
        <table:table-row table:style-name="ro2">
          <table:table-cell office:value-type="string">
            <text:p>Wither Away</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6rng, +1R DEX, Bane</text:p>
          </table:table-cell>
          <table:table-cell table:number-columns-repeated="1017"/>
        </table:table-row>
        <table:table-row table:style-name="ro2">
          <table:table-cell office:value-type="string">
            <text:p>Poison Coating</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All offensive actions this activation gain +1B and poison.</text:p>
          </table:table-cell>
          <table:table-cell table:number-columns-repeated="1017"/>
        </table:table-row>
        <table:table-row table:style-name="ro2">
          <table:table-cell office:value-type="string">
            <text:p>Virulenc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Aura 3, Virulent.</text:p>
          </table:table-cell>
          <table:table-cell table:number-columns-repeated="1017"/>
        </table:table-row>
        <table:table-row table:style-name="ro2">
          <table:table-cell office:value-type="string">
            <text:p>Silver Bulle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6rng, +1B DEX, Massive Damage, Improved Critical</text:p>
          </table:table-cell>
          <table:table-cell table:number-columns-repeated="1017"/>
        </table:table-row>
        <table:table-row table:style-name="ro2">
          <table:table-cell office:value-type="string">
            <text:p>Cleansing Ligh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ma, Lance 4</text:p>
          </table:table-cell>
          <table:table-cell table:number-columns-repeated="1017"/>
        </table:table-row>
        <table:table-row table:style-name="ro3">
          <table:table-cell office:value-type="string">
            <text:p>The Goddess's Forgivenes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Remedy, Blessed Strike</text:p>
          </table:table-cell>
          <table:table-cell table:number-columns-repeated="1017"/>
        </table:table-row>
        <table:table-row table:style-name="ro3">
          <table:table-cell office:value-type="string">
            <text:p>The Goddess's Justic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This model immediately makes a basic offensive action.</text:p>
          </table:table-cell>
          <table:table-cell table:number-columns-repeated="1017"/>
        </table:table-row>
        <table:table-row table:style-name="ro5">
          <table:table-cell office:value-type="string">
            <text:p>Experimental Calculation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Nikolai Ten draws two treasure cards. <text:s/>Choose one card and shuffle the other back into the deck. <text:s/>Nikolai Ten gains the effects listed on the chosen card until the beginning of his next activation, then discards the card. <text:s/>Only Nikolai Ten may use Experimental Calculations.</text:p>
          </table:table-cell>
          <table:table-cell table:number-columns-repeated="1017"/>
        </table:table-row>
        <table:table-row table:style-name="ro2">
          <table:table-cell office:value-type="string">
            <text:p>Empowering Scroll</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add +1 to the Hero's next dice roll.</text:p>
          </table:table-cell>
          <table:table-cell table:number-columns-repeated="1017"/>
        </table:table-row>
        <table:table-row table:style-name="ro2">
          <table:table-cell office:value-type="string">
            <text:p>Explosive Scroll</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R</text:p>
          </table:table-cell>
          <table:table-cell office:value-type="string">
            <text:p>3ma, Burst 1.</text:p>
          </table:table-cell>
          <table:table-cell table:number-columns-repeated="1017"/>
        </table:table-row>
        <table:table-row table:style-name="ro2">
          <table:table-cell office:value-type="string">
            <text:p>Flying Fu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R</text:p>
          </table:table-cell>
          <table:table-cell office:value-type="string">
            <text:p>1sw, Pounce</text:p>
          </table:table-cell>
          <table:table-cell table:number-columns-repeated="1017"/>
        </table:table-row>
        <table:table-row table:style-name="ro2">
          <table:table-cell office:value-type="string">
            <text:p>Super Shurike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6rng, +1R DEX, Hookshot</text:p>
          </table:table-cell>
          <table:table-cell table:number-columns-repeated="1017"/>
        </table:table-row>
        <table:table-row table:style-name="ro2">
          <table:table-cell office:value-type="string">
            <text:p>Fizzy Beverag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1R DEX</text:p>
          </table:table-cell>
          <table:table-cell table:number-columns-repeated="1017"/>
        </table:table-row>
        <table:table-row table:style-name="ro2">
          <table:table-cell office:value-type="string">
            <text:p>Frosty Soda Bomb</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Dangerous, 3rng, Burst 1, Ice</text:p>
          </table:table-cell>
          <table:table-cell table:number-columns-repeated="1017"/>
        </table:table-row>
        <table:table-row table:style-name="ro2">
          <table:table-cell office:value-type="string">
            <text:p>Hobbled Hands</text:p>
          </table:table-cell>
          <table:table-cell office:value-type="string">
            <text:p>Classic</text:p>
          </table:table-cell>
          <table:table-cell office:value-type="string">
            <text:p>?</text:p>
          </table:table-cell>
          <table:table-cell/>
          <table:table-cell office:value-type="string">
            <text:p>Action</text:p>
          </table:table-cell>
          <table:table-cell office:value-type="string">
            <text:p>1R</text:p>
          </table:table-cell>
          <table:table-cell office:value-type="string">
            <text:p>8ma, Hex</text:p>
          </table:table-cell>
          <table:table-cell table:number-columns-repeated="1017"/>
        </table:table-row>
        <table:table-row table:style-name="ro2">
          <table:table-cell office:value-type="string">
            <text:p>Drain Lif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6ma, Massive Damage. <text:s/>Any friendly Hero may Heal 1 for each wound inflicted.</text:p>
          </table:table-cell>
          <table:table-cell table:number-columns-repeated="1017"/>
        </table:table-row>
        <table:table-row table:style-name="ro2">
          <table:table-cell office:value-type="string">
            <text:p>Arcane Manipulatio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WILL vs WILL, Wave 2, Compel 2</text:p>
          </table:table-cell>
          <table:table-cell table:number-columns-repeated="1017"/>
        </table:table-row>
        <table:table-row table:style-name="ro2">
          <table:table-cell office:value-type="string">
            <text:p>Channel</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Aura 3, Fortify.</text:p>
          </table:table-cell>
          <table:table-cell table:number-columns-repeated="1017"/>
        </table:table-row>
        <table:table-row table:style-name="ro2">
          <table:table-cell office:value-type="string">
            <text:p>Mind Sap</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This Hero's offensive actions gain +1B for each adjacent to them, to a maximum of +3B.</text:p>
          </table:table-cell>
          <table:table-cell table:number-columns-repeated="1017"/>
        </table:table-row>
        <table:table-row table:style-name="ro2">
          <table:table-cell office:value-type="string">
            <text:p>Teeth &amp; Fu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1R STR, Pounce, Knockdown</text:p>
          </table:table-cell>
          <table:table-cell table:number-columns-repeated="1017"/>
        </table:table-row>
        <table:table-row table:style-name="ro2">
          <table:table-cell office:value-type="string">
            <text:p>Purrrr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Wave 1, WILL vs WILL, Compel 2</text:p>
          </table:table-cell>
          <table:table-cell table:number-columns-repeated="1017"/>
        </table:table-row>
        <table:table-row table:style-name="ro2">
          <table:table-cell office:value-type="string">
            <text:p>Coolmint Kitty Bomb</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R</text:p>
          </table:table-cell>
          <table:table-cell office:value-type="string">
            <text:p>Dangerous, ma, Wave 1, Ice</text:p>
          </table:table-cell>
          <table:table-cell table:number-columns-repeated="1017"/>
        </table:table-row>
        <table:table-row table:style-name="ro2">
          <table:table-cell office:value-type="string">
            <text:p>Feline Ambush</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Pounce, Retreat</text:p>
          </table:table-cell>
          <table:table-cell table:number-columns-repeated="1017"/>
        </table:table-row>
        <table:table-row table:style-name="ro2">
          <table:table-cell office:value-type="string">
            <text:p>Freyjan Frenzy</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sw, +1R STR, Frenzy</text:p>
          </table:table-cell>
          <table:table-cell table:number-columns-repeated="1017"/>
        </table:table-row>
        <table:table-row table:style-name="ro2">
          <table:table-cell office:value-type="string">
            <text:p>Frosty Kitty Bomb</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3rng, Burst 1, Ice</text:p>
          </table:table-cell>
          <table:table-cell table:number-columns-repeated="1017"/>
        </table:table-row>
        <table:table-row table:style-name="ro2">
          <table:table-cell office:value-type="string">
            <text:p>Daysta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mi, Lance 8, Push 3</text:p>
          </table:table-cell>
          <table:table-cell table:number-columns-repeated="1017"/>
        </table:table-row>
        <table:table-row table:style-name="ro2">
          <table:table-cell office:value-type="string">
            <text:p>Focused Sho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8mi, +3B DEX</text:p>
          </table:table-cell>
          <table:table-cell table:number-columns-repeated="1017"/>
        </table:table-row>
        <table:table-row table:style-name="ro2">
          <table:table-cell office:value-type="string">
            <text:p>Fritz</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1B DEX, Knockdown</text:p>
          </table:table-cell>
          <table:table-cell table:number-columns-repeated="1017"/>
        </table:table-row>
        <table:table-row table:style-name="ro2">
          <table:table-cell office:value-type="string">
            <text:p>Breathtaking Kis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1ma, +1R WILL, if Breathtaking Kiss inflicts a wound Outcast Succubus may remove a single wound token.</text:p>
          </table:table-cell>
          <table:table-cell table:number-columns-repeated="1017"/>
        </table:table-row>
        <table:table-row table:style-name="ro2">
          <table:table-cell office:value-type="string">
            <text:p>Come Hithe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Wave 2, WILL vs WILL, Compel 2</text:p>
          </table:table-cell>
          <table:table-cell table:number-columns-repeated="1017"/>
        </table:table-row>
        <table:table-row table:style-name="ro2">
          <table:table-cell office:value-type="string">
            <text:p>Alluring Perfum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6rng, Compel 6</text:p>
          </table:table-cell>
          <table:table-cell table:number-columns-repeated="1017"/>
        </table:table-row>
        <table:table-row table:style-name="ro2">
          <table:table-cell office:value-type="string">
            <text:p>Sonic Slash</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Lance 6, +1R STR</text:p>
          </table:table-cell>
          <table:table-cell table:number-columns-repeated="1017"/>
        </table:table-row>
        <table:table-row table:style-name="ro2">
          <table:table-cell office:value-type="string">
            <text:p>Final Strik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3R</text:p>
          </table:table-cell>
          <table:table-cell office:value-type="string">
            <text:p>1sw, +1G STR, Massive Damage</text:p>
          </table:table-cell>
          <table:table-cell table:number-columns-repeated="1017"/>
        </table:table-row>
        <table:table-row table:style-name="ro2">
          <table:table-cell office:value-type="string">
            <text:p>Indomitable Spirit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1R ARM</text:p>
          </table:table-cell>
          <table:table-cell table:number-columns-repeated="1017"/>
        </table:table-row>
        <table:table-row table:style-name="ro2">
          <table:table-cell office:value-type="string">
            <text:p>Deadly Illusio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Dangerous, Wave 2, WILL vs WILL, Fire</text:p>
          </table:table-cell>
          <table:table-cell table:number-columns-repeated="1017"/>
        </table:table-row>
        <table:table-row table:style-name="ro2">
          <table:table-cell office:value-type="string">
            <text:p>Illusionary Maz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B</text:p>
          </table:table-cell>
          <table:table-cell office:value-type="string">
            <text:p>Dangerous, Wave 2, Compel 3</text:p>
          </table:table-cell>
          <table:table-cell table:number-columns-repeated="1017"/>
        </table:table-row>
        <table:table-row table:style-name="ro2">
          <table:table-cell office:value-type="string">
            <text:p>Locked Song</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Wave 1, Ice</text:p>
          </table:table-cell>
          <table:table-cell table:number-columns-repeated="1017"/>
        </table:table-row>
        <table:table-row table:style-name="ro2">
          <table:table-cell office:value-type="string">
            <text:p>Eye Drop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1B WILL, Remedy</text:p>
          </table:table-cell>
          <table:table-cell table:number-columns-repeated="1017"/>
        </table:table-row>
        <table:table-row table:style-name="ro2">
          <table:table-cell office:value-type="string">
            <text:p>Chain Gauntle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5sw, +1 STR, Pull 4</text:p>
          </table:table-cell>
          <table:table-cell table:number-columns-repeated="1017"/>
        </table:table-row>
        <table:table-row table:style-name="ro2">
          <table:table-cell office:value-type="string">
            <text:p>Tactical Positioning</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Wave 3, Compel 3</text:p>
          </table:table-cell>
          <table:table-cell table:number-columns-repeated="1017"/>
        </table:table-row>
        <table:table-row table:style-name="ro2">
          <table:table-cell office:value-type="string">
            <text:p>Soldier's Brew</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Imunne all, +2B ARM</text:p>
          </table:table-cell>
          <table:table-cell table:number-columns-repeated="1017"/>
        </table:table-row>
        <table:table-row table:style-name="ro2">
          <table:table-cell office:value-type="string">
            <text:p>Stinging Sho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8mi, +1R DEX, Ice</text:p>
          </table:table-cell>
          <table:table-cell table:number-columns-repeated="1017"/>
        </table:table-row>
        <table:table-row table:style-name="ro2">
          <table:table-cell office:value-type="string">
            <text:p>Scop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8rng, DEX vs DEX, Bane</text:p>
          </table:table-cell>
          <table:table-cell table:number-columns-repeated="1017"/>
        </table:table-row>
        <table:table-row table:style-name="ro2">
          <table:table-cell office:value-type="string">
            <text:p>Hunter's Ration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Heal 2, Surefoot</text:p>
          </table:table-cell>
          <table:table-cell table:number-columns-repeated="1017"/>
        </table:table-row>
        <table:table-row table:style-name="ro2">
          <table:table-cell office:value-type="string">
            <text:p>Shatter Sho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8mi, +1R DEX, Bane</text:p>
          </table:table-cell>
          <table:table-cell table:number-columns-repeated="1017"/>
        </table:table-row>
        <table:table-row table:style-name="ro2">
          <table:table-cell office:value-type="string">
            <text:p>Super Scop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8rng, Mark</text:p>
          </table:table-cell>
          <table:table-cell table:number-columns-repeated="1017"/>
        </table:table-row>
        <table:table-row table:style-name="ro2">
          <table:table-cell office:value-type="string">
            <text:p>Tasty Rations</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Heal 2</text:p>
          </table:table-cell>
          <table:table-cell table:number-columns-repeated="1017"/>
        </table:table-row>
        <table:table-row table:style-name="ro2">
          <table:table-cell office:value-type="string">
            <text:p>Energy Blast</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8mi, Burst 1</text:p>
          </table:table-cell>
          <table:table-cell table:number-columns-repeated="1017"/>
        </table:table-row>
        <table:table-row table:style-name="ro2">
          <table:table-cell office:value-type="string">
            <text:p>Spark of Life</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1B</text:p>
          </table:table-cell>
          <table:table-cell office:value-type="string">
            <text:p>Augment, 2rng, Heal 1</text:p>
          </table:table-cell>
          <table:table-cell table:number-columns-repeated="1017"/>
        </table:table-row>
        <table:table-row table:style-name="ro2">
          <table:table-cell office:value-type="string">
            <text:p>Mr. Tomn</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Aura 3, +1B ARM</text:p>
          </table:table-cell>
          <table:table-cell table:number-columns-repeated="1017"/>
        </table:table-row>
        <table:table-row table:style-name="ro2">
          <table:table-cell office:value-type="string">
            <text:p>Mighty Thgrow</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Lance 6, +1R STR</text:p>
          </table:table-cell>
          <table:table-cell table:number-columns-repeated="1017"/>
        </table:table-row>
        <table:table-row table:style-name="ro2">
          <table:table-cell office:value-type="string">
            <text:p>Massive Sword</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3R</text:p>
          </table:table-cell>
          <table:table-cell office:value-type="string">
            <text:p>1sw, +1G STR, Massive Damage</text:p>
          </table:table-cell>
          <table:table-cell table:number-columns-repeated="1017"/>
        </table:table-row>
        <table:table-row table:style-name="ro2">
          <table:table-cell office:value-type="string">
            <text:p>Magic Armor</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G</text:p>
          </table:table-cell>
          <table:table-cell office:value-type="string">
            <text:p>Augment, +1R ARM</text:p>
          </table:table-cell>
          <table:table-cell table:number-columns-repeated="1017"/>
        </table:table-row>
        <table:table-row table:style-name="ro2">
          <table:table-cell office:value-type="string">
            <text:p>Over the Rainbow</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sw, +1R STR, Lance 4, Charge</text:p>
          </table:table-cell>
          <table:table-cell table:number-columns-repeated="1017"/>
        </table:table-row>
        <table:table-row table:style-name="ro2">
          <table:table-cell office:value-type="string">
            <text:p>Prismatic Spray</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Action</text:p>
          </table:table-cell>
          <table:table-cell office:value-type="string">
            <text:p>2R</text:p>
          </table:table-cell>
          <table:table-cell office:value-type="string">
            <text:p>ma, Wave 1, Hex</text:p>
          </table:table-cell>
          <table:table-cell table:number-columns-repeated="1017"/>
        </table:table-row>
        <table:table-row table:style-name="ro3">
          <table:table-cell office:value-type="string">
            <text:p>Borrowed Strength</text:p>
          </table:table-cell>
          <table:table-cell table:content-validation-name="val1" office:value-type="string">
            <text:p>Classic</text:p>
          </table:table-cell>
          <table:table-cell table:content-validation-name="val2" office:value-type="string">
            <text:p>?</text:p>
          </table:table-cell>
          <table:table-cell table:content-validation-name="val2"/>
          <table:table-cell table:content-validation-name="val4" office:value-type="string">
            <text:p>Potion Ability</text:p>
          </table:table-cell>
          <table:table-cell office:value-type="string">
            <text:p>1B</text:p>
          </table:table-cell>
          <table:table-cell office:value-type="string">
            <text:p>Augment, Select a piece of loot equipped to another Hero within four squares and LoS. <text:s/>This Hero gains all benefits as if it had the selected loot equipped.</text:p>
          </table:table-cell>
          <table:table-cell table:number-columns-repeated="1017"/>
        </table:table-row>
        <table:table-row table:style-name="ro2">
          <table:table-cell office:value-type="string">
            <text:p>Berserk</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table:table-cell office:value-type="string">
            <text:p>sw. <text:s/>If the attack succeeds, you may make a second sw attack against the same target.</text:p>
          </table:table-cell>
          <table:table-cell table:number-columns-repeated="1017"/>
        </table:table-row>
        <table:table-row table:style-name="ro2">
          <table:table-cell office:value-type="string">
            <text:p>Blooded Blad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table:table-cell office:value-type="string">
            <text:p>sw. <text:s/>When making the attack roll, any hearts rolled count as both one star and one heart.</text:p>
          </table:table-cell>
          <table:table-cell table:number-columns-repeated="1017"/>
        </table:table-row>
        <table:table-row table:style-name="ro2">
          <table:table-cell office:value-type="string">
            <text:p>Divine Ligh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table:table-cell office:value-type="string">
            <text:p>ma. <text:s/>If the target is undead, demon, or nether, add +1B to the attack roll.</text:p>
          </table:table-cell>
          <table:table-cell table:number-columns-repeated="1017"/>
        </table:table-row>
        <table:table-row table:style-name="ro2">
          <table:table-cell office:value-type="string">
            <text:p>Stranglethor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table:table-cell office:value-type="string">
            <text:p>Magic Attack. <text:s/>If the attack succeeds, the target suffers Slow.</text:p>
          </table:table-cell>
          <table:table-cell table:number-columns-repeated="1017"/>
        </table:table-row>
        <table:table-row table:style-name="ro2">
          <table:table-cell office:value-type="string">
            <text:p>Knockdown Strik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table:table-cell office:value-type="string">
            <text:p>sw. <text:s/>If the attack succeeds, the target suffers Knockdown.</text:p>
          </table:table-cell>
          <table:table-cell table:number-columns-repeated="1017"/>
        </table:table-row>
        <table:table-row table:style-name="ro2">
          <table:table-cell office:value-type="string">
            <text:p>Coordinated Attack</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table:table-cell office:value-type="string">
            <text:p>sw. <text:s/>If the target is engaged with more than one enemy, add +1R (instead of +1B) to the attack roll.</text:p>
          </table:table-cell>
          <table:table-cell table:number-columns-repeated="1017"/>
        </table:table-row>
        <table:table-row table:style-name="ro3">
          <table:table-cell office:value-type="string">
            <text:p>Guiding Ligh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table:table-cell office:value-type="string">
            <text:p>mi. <text:s/>If the attack succeeds, the next attack that targets the same model during the turn adds +1B to the attack roll.</text:p>
          </table:table-cell>
          <table:table-cell table:number-columns-repeated="1017"/>
        </table:table-row>
        <table:table-row table:style-name="ro2">
          <table:table-cell office:value-type="string">
            <text:p>Arcane Blas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table:table-cell office:value-type="string">
            <text:p>ma. <text:s/>If the attack succeeds, you may make a second ma attack against a different target.</text:p>
          </table:table-cell>
          <table:table-cell table:number-columns-repeated="1017"/>
        </table:table-row>
        <table:table-row table:style-name="ro3">
          <table:table-cell office:value-type="string">
            <text:p>True Sho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table:table-cell office:value-type="string">
            <text:p>mi. <text:s/>If the Ranger does not move this turn, this attack does not require line of sight. <text:s/>Range must be counted around walls and structures.</text:p>
          </table:table-cell>
          <table:table-cell table:number-columns-repeated="1017"/>
        </table:table-row>
        <table:table-row table:style-name="ro2">
          <table:table-cell office:value-type="string">
            <text:p>Knife in the Dark</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table:table-cell office:value-type="string">
            <text:p>mi. <text:s/>This attack may be made against adjacent models.</text:p>
          </table:table-cell>
          <table:table-cell table:number-columns-repeated="1017"/>
        </table:table-row>
        <table:table-row table:style-name="ro2">
          <table:table-cell office:value-type="string">
            <text:p>Wander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table:table-cell office:value-type="string">
            <text:p>mi. <text:s/>If the attack succeeds, the Wanderer may immediately move 2 squares.</text:p>
          </table:table-cell>
          <table:table-cell table:number-columns-repeated="1017"/>
        </table:table-row>
        <table:table-row table:style-name="ro3">
          <table:table-cell office:value-type="string">
            <text:p>Witc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table:table-cell office:value-type="string">
            <text:p>ma. <text:s/>If the attack succeeds, the target suffers a random status effect. <text:s/>(Close your eyes and choose a random token.)</text:p>
          </table:table-cell>
          <table:table-cell table:number-columns-repeated="1017"/>
        </table:table-row>
        <table:table-row table:style-name="ro2">
          <table:table-cell office:value-type="string">
            <text:p>Toug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office:value-type="string">
            <text:p>When you are attacked, if the attacker rolls more dice than you, add +1W to the defense roll.</text:p>
          </table:table-cell>
          <table:table-cell table:number-columns-repeated="1017"/>
        </table:table-row>
        <table:table-row table:style-name="ro3">
          <table:table-cell office:value-type="string">
            <text:p>Haras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office:value-type="string">
            <text:p>Once per Consul turn, when a monster moves out of being engaged with you, you may place yourself in any free square adjacent to them after the consul is done moving them.</text:p>
          </table:table-cell>
          <table:table-cell table:number-columns-repeated="1017"/>
        </table:table-row>
        <table:table-row table:style-name="ro2">
          <table:table-cell office:value-type="string">
            <text:p>Trampl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office:value-type="string">
            <text:p>After you knock out a monster, move up to 2 squares.</text:p>
          </table:table-cell>
          <table:table-cell table:number-columns-repeated="1017"/>
        </table:table-row>
        <table:table-row table:style-name="ro2">
          <table:table-cell office:value-type="string">
            <text:p>Cold's Bit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office:value-type="string">
            <text:p>At the beginning of the Hero turn you may remove 1 status effect token and not suffer its effects.</text:p>
          </table:table-cell>
          <table:table-cell table:number-columns-repeated="1017"/>
        </table:table-row>
        <table:table-row table:style-name="ro2">
          <table:table-cell office:value-type="string">
            <text:p>Blast Off</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office:value-type="string">
            <text:p>Before you make a melee attack, you may move up to 3 squares and then must make the melee attack.</text:p>
          </table:table-cell>
          <table:table-cell table:number-columns-repeated="1017"/>
        </table:table-row>
        <table:table-row table:style-name="ro2">
          <table:table-cell office:value-type="string">
            <text:p>Fury's Blood</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office:value-type="string">
            <text:p>Melee attacks you make add +1B to the roll for each heart token that you hero is missing.</text:p>
          </table:table-cell>
          <table:table-cell table:number-columns-repeated="1017"/>
        </table:table-row>
        <table:table-row table:style-name="ro2">
          <table:table-cell office:value-type="string">
            <text:p>Pack Alpha</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office:value-type="string">
            <text:p>Melee attacks you make while adjacent to another hero add +1R to the roll.</text:p>
          </table:table-cell>
          <table:table-cell table:number-columns-repeated="1017"/>
        </table:table-row>
        <table:table-row table:style-name="ro2">
          <table:table-cell office:value-type="string">
            <text:p>Fearles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office:value-type="string">
            <text:p>Melee attacks you make against mini-bosses or bosses add +1G to the roll.</text:p>
          </table:table-cell>
          <table:table-cell table:number-columns-repeated="1017"/>
        </table:table-row>
        <table:table-row table:style-name="ro2">
          <table:table-cell office:value-type="string">
            <text:p>Slay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office:value-type="string">
            <text:p>Whenever you knock out a monster add +1R to your armor until your next turn.</text:p>
          </table:table-cell>
          <table:table-cell table:number-columns-repeated="1017"/>
        </table:table-row>
        <table:table-row table:style-name="ro3">
          <table:table-cell office:value-type="string">
            <text:p>To the Limi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office:value-type="string">
            <text:p>Once per encounter, if you have less than or equal to half of your hearts, you may make 3 melee attacks as your action.</text:p>
          </table:table-cell>
          <table:table-cell table:number-columns-repeated="1017"/>
        </table:table-row>
        <table:table-row table:style-name="ro2">
          <table:table-cell office:value-type="string">
            <text:p>Scratching Pos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Pet Parade</text:p>
          </table:table-cell>
          <table:table-cell table:content-validation-name="val4" office:value-type="string">
            <text:p>Definition</text:p>
          </table:table-cell>
          <table:table-cell/>
          <table:table-cell office:value-type="string">
            <text:p>Any Pet or Creep that occupies a Scratching Post square gains 1<text:span text:style-name="T1">st</text:span> to all rolls.</text:p>
          </table:table-cell>
          <table:table-cell table:number-columns-repeated="1017"/>
        </table:table-row>
        <table:table-row table:style-name="ro4">
          <table:table-cell office:value-type="string">
            <text:p>Toy Box</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Pet Parade</text:p>
          </table:table-cell>
          <table:table-cell table:content-validation-name="val4" office:value-type="string">
            <text:p>Definition</text:p>
          </table:table-cell>
          <table:table-cell/>
          <table:table-cell office:value-type="string">
            <text:p>Any Pet occupying a Toy Box square may take an interact action to draw and immediately equip the top card of the loot deck. <text:s/>The Pet equips this loot exactly as if it were a Hero. <text:s/>A Pet that already has a loot card equipped may not take this interact action again. <text:s/>Pets retain their equipment when they are destroyed, just like Heroes.</text:p>
          </table:table-cell>
          <table:table-cell table:number-columns-repeated="1017"/>
        </table:table-row>
        <table:table-row table:style-name="ro5">
          <table:table-cell office:value-type="string">
            <text:p>Cag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Pet Parade</text:p>
          </table:table-cell>
          <table:table-cell table:content-validation-name="val4" office:value-type="string">
            <text:p>Definition</text:p>
          </table:table-cell>
          <table:table-cell/>
          <table:table-cell office:value-type="string">
            <text:p>Any Pet occupying a Cage square may not activate. <text:s/>A Hero adjacent to the a Pet that is occupying a Cage square may take an interact action to move the Pet one square. <text:s/>When playing Explore, all monsters adjacent to a Cage square gain the following action: "In the Cage"</text:p>
          </table:table-cell>
          <table:table-cell table:number-columns-repeated="1017"/>
        </table:table-row>
        <table:table-row table:style-name="ro2">
          <table:table-cell office:value-type="string">
            <text:p>In the Cag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Pet Parade</text:p>
          </table:table-cell>
          <table:table-cell table:content-validation-name="val4" office:value-type="string">
            <text:p>Action</text:p>
          </table:table-cell>
          <table:table-cell office:value-type="string">
            <text:p>0B</text:p>
          </table:table-cell>
          <table:table-cell office:value-type="string">
            <text:p>2rng, STR vs STR, Compel 3. <text:s/>May only target Pets.</text:p>
          </table:table-cell>
          <table:table-cell table:number-columns-repeated="1017"/>
        </table:table-row>
        <table:table-row table:style-name="ro2">
          <table:table-cell office:value-type="string">
            <text:p>Augmen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1.0</text:p>
          </table:table-cell>
          <table:table-cell table:content-validation-name="val4" office:value-type="string">
            <text:p>Definition</text:p>
          </table:table-cell>
          <table:table-cell/>
          <table:table-cell office:value-type="string">
            <text:p>Abilities with Augment may only target or affect friendly models that are hit, including the user.</text:p>
          </table:table-cell>
          <table:table-cell table:number-columns-repeated="1017"/>
        </table:table-row>
        <table:table-row table:style-name="ro2">
          <table:table-cell office:value-type="string">
            <text:p>Dangerou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1.0</text:p>
          </table:table-cell>
          <table:table-cell table:content-validation-name="val4" office:value-type="string">
            <text:p>Definition</text:p>
          </table:table-cell>
          <table:table-cell/>
          <table:table-cell office:value-type="string">
            <text:p>Abilities with Dangerous damage both enemy and friendly models that are hit.</text:p>
          </table:table-cell>
          <table:table-cell table:number-columns-repeated="1017"/>
        </table:table-row>
        <table:table-row table:style-name="ro3">
          <table:table-cell office:value-type="string">
            <text:p>Fly</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1.0</text:p>
          </table:table-cell>
          <table:table-cell table:content-validation-name="val4" office:value-type="string">
            <text:p>Definition</text:p>
          </table:table-cell>
          <table:table-cell/>
          <table:table-cell office:value-type="string">
            <text:p>A model with Fly may ignore and move through squares containing enemy models, difficult terrain, and tile effects.</text:p>
          </table:table-cell>
          <table:table-cell table:number-columns-repeated="1017"/>
        </table:table-row>
        <table:table-row table:style-name="ro3">
          <table:table-cell office:value-type="string">
            <text:p>Hooksho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1.0</text:p>
          </table:table-cell>
          <table:table-cell table:content-validation-name="val4" office:value-type="string">
            <text:p>Definition</text:p>
          </table:table-cell>
          <table:table-cell/>
          <table:table-cell office:value-type="string">
            <text:p>Hookshot may be used in combination with any distance effect. <text:s/>Hookshot allows the user to target a model it does not have line of sight to.</text:p>
          </table:table-cell>
          <table:table-cell table:number-columns-repeated="1017"/>
        </table:table-row>
        <table:table-row table:style-name="ro2">
          <table:table-cell office:value-type="string">
            <text:p>Immune X</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1.0</text:p>
          </table:table-cell>
          <table:table-cell table:content-validation-name="val4" office:value-type="string">
            <text:p>Definition</text:p>
          </table:table-cell>
          <table:table-cell/>
          <table:table-cell office:value-type="string">
            <text:p>A model with Immune ignores and immediately removes all counters or effects of the ability listed as X.</text:p>
          </table:table-cell>
          <table:table-cell table:number-columns-repeated="1017"/>
        </table:table-row>
        <table:table-row table:style-name="ro3">
          <table:table-cell office:value-type="string">
            <text:p>Reach X</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1.0</text:p>
          </table:table-cell>
          <table:table-cell table:content-validation-name="val4" office:value-type="string">
            <text:p>Definition</text:p>
          </table:table-cell>
          <table:table-cell/>
          <table:table-cell office:value-type="string">
            <text:p>This ability allows the model to target an enemy with a melee attack up to X squares away. <text:s/>A model may use <text:s/>any of its abilities or special actions using Reach X, unless specified otherwise.</text:p>
          </table:table-cell>
          <table:table-cell table:number-columns-repeated="1017"/>
        </table:table-row>
        <table:table-row table:style-name="ro4">
          <table:table-cell office:value-type="string">
            <text:p>Resurrec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1.0</text:p>
          </table:table-cell>
          <table:table-cell table:content-validation-name="val4" office:value-type="string">
            <text:p>Definition</text:p>
          </table:table-cell>
          <table:table-cell/>
          <table:table-cell office:value-type="string">
            <text:p>Choose a model that has been destroyed. <text:s/>Roll 1B for every heart on its stat card. <text:s/>Remove one wound counter for every star rolled. <text:s/>After the roll, if the target model has move hearts than wound counters, return it to play adjacent to the start marker. <text:s/>The model retains any equipment and potions that it had when it was destroyed. <text:s/>All status effects that it may have been suffering are removed.</text:p>
          </table:table-cell>
          <table:table-cell table:number-columns-repeated="1017"/>
        </table:table-row>
        <table:table-row table:style-name="ro2">
          <table:table-cell office:value-type="string">
            <text:p>Surefoo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1.0</text:p>
          </table:table-cell>
          <table:table-cell table:content-validation-name="val4" office:value-type="string">
            <text:p>Definition</text:p>
          </table:table-cell>
          <table:table-cell/>
          <table:table-cell office:value-type="string">
            <text:p>Each square of difficult terrain a model with Surefoot enters costs one point of Speed instead of two.</text:p>
          </table:table-cell>
          <table:table-cell table:number-columns-repeated="1017"/>
        </table:table-row>
        <table:table-row table:style-name="ro3">
          <table:table-cell office:value-type="string">
            <text:p>Vulnerable X</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1.0</text:p>
          </table:table-cell>
          <table:table-cell table:content-validation-name="val4" office:value-type="string">
            <text:p>Definition</text:p>
          </table:table-cell>
          <table:table-cell/>
          <table:table-cell office:value-type="string">
            <text:p>Status Effect. If a model with Vulnerable X is targeted by the ability listed as X, it must discard the highest result rolled of any defense roll it makes against that ability.</text:p>
          </table:table-cell>
          <table:table-cell table:number-columns-repeated="1017"/>
        </table:table-row>
        <table:table-row table:style-name="ro3">
          <table:table-cell office:value-type="string">
            <text:p>Bind</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1.0</text:p>
          </table:table-cell>
          <table:table-cell table:content-validation-name="val4" office:value-type="string">
            <text:p>Definition</text:p>
          </table:table-cell>
          <table:table-cell/>
          <table:table-cell office:value-type="string">
            <text:p>A model or effect with Bind places a Bind counter on any model it damages. <text:s/>A model suffering Bind may not user any Special Actions.</text:p>
          </table:table-cell>
          <table:table-cell table:number-columns-repeated="1017"/>
        </table:table-row>
        <table:table-row table:style-name="ro3">
          <table:table-cell office:value-type="string">
            <text:p>Chok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1.0</text:p>
          </table:table-cell>
          <table:table-cell table:content-validation-name="val4" office:value-type="string">
            <text:p>Definition</text:p>
          </table:table-cell>
          <table:table-cell/>
          <table:table-cell office:value-type="string">
            <text:p>A model or effect with Choke places a Choke counter on any model it damages. <text:s/>A model suffering Choke may not drink potions.</text:p>
          </table:table-cell>
          <table:table-cell table:number-columns-repeated="1017"/>
        </table:table-row>
        <table:table-row table:style-name="ro3">
          <table:table-cell office:value-type="string">
            <text:p>Cold</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1.0</text:p>
          </table:table-cell>
          <table:table-cell table:content-validation-name="val4" office:value-type="string">
            <text:p>Definition</text:p>
          </table:table-cell>
          <table:table-cell/>
          <table:table-cell office:value-type="string">
            <text:p>A model or effect with Cold places a Cold counter on any model it damages. <text:s/>A model suffering Cold discards the highest result rolled anytime it makes a roll using its DEX attribute.</text:p>
          </table:table-cell>
          <table:table-cell table:number-columns-repeated="1017"/>
        </table:table-row>
        <table:table-row table:style-name="ro5">
          <table:table-cell office:value-type="string">
            <text:p>Fir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1.0</text:p>
          </table:table-cell>
          <table:table-cell table:content-validation-name="val4" office:value-type="string">
            <text:p>Definition</text:p>
          </table:table-cell>
          <table:table-cell/>
          <table:table-cell office:value-type="string">
            <text:p>A model or ability with Fire places a Fire counter on any model it damages. <text:s/>A model suffering Fire takes one wound at the berginning of its activation every round until the Fire counter is removed. <text:s/>Wounds caused by Fire do not advance the Power Gauge.</text:p>
          </table:table-cell>
          <table:table-cell table:number-columns-repeated="1017"/>
        </table:table-row>
        <table:table-row table:style-name="ro3">
          <table:table-cell office:value-type="string">
            <text:p>Fragil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1.0</text:p>
          </table:table-cell>
          <table:table-cell table:content-validation-name="val4" office:value-type="string">
            <text:p>Definition</text:p>
          </table:table-cell>
          <table:table-cell/>
          <table:table-cell office:value-type="string">
            <text:p>A model or effect with Fragile places a Fragile counter on any model it damages. <text:s/>A model suffering Fragile discards the highest result rolled anytime it makes a roll using its ARM attribute.</text:p>
          </table:table-cell>
          <table:table-cell table:number-columns-repeated="1017"/>
        </table:table-row>
        <table:table-row table:style-name="ro5">
          <table:table-cell office:value-type="string">
            <text:p>Immobil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1.0</text:p>
          </table:table-cell>
          <table:table-cell table:content-validation-name="val4" office:value-type="string">
            <text:p>Definition</text:p>
          </table:table-cell>
          <table:table-cell/>
          <table:table-cell office:value-type="string">
            <text:p>A model or ability with Immobile places an Immobile counter on any model it damages. <text:s/>A model suffering Immobile may not move during its turn. <text:s/>If a model suffering from Immobile takes damage from any source (even one that normally causes Immobile), it gains Immune: Immobile until the beginning of it's next activation.</text:p>
          </table:table-cell>
          <table:table-cell table:number-columns-repeated="1017"/>
        </table:table-row>
        <table:table-row table:style-name="ro5">
          <table:table-cell office:value-type="string">
            <text:p>Knockdow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1.0</text:p>
          </table:table-cell>
          <table:table-cell table:content-validation-name="val4" office:value-type="string">
            <text:p>Definition</text:p>
          </table:table-cell>
          <table:table-cell/>
          <table:table-cell office:value-type="string">
            <text:p>A model or ability with Knockdown places a Knockdown counter on any mordel it damages. <text:s/>A model suffering Knockdown may not move or perform any other action until it spends one action point to remove the counter and stand up.</text:p>
          </table:table-cell>
          <table:table-cell table:number-columns-repeated="1017"/>
        </table:table-row>
        <table:table-row table:style-name="ro3">
          <table:table-cell office:value-type="string">
            <text:p>Pacify</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1.0</text:p>
          </table:table-cell>
          <table:table-cell table:content-validation-name="val4" office:value-type="string">
            <text:p>Definition</text:p>
          </table:table-cell>
          <table:table-cell/>
          <table:table-cell office:value-type="string">
            <text:p>A model or effect with Pacify places a Pacify counter on any model it damages. <text:s/>A model suffering Pacify may not use any Special Attacks.</text:p>
          </table:table-cell>
          <table:table-cell table:number-columns-repeated="1017"/>
        </table:table-row>
        <table:table-row table:style-name="ro3">
          <table:table-cell office:value-type="string">
            <text:p>Poiso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1.0</text:p>
          </table:table-cell>
          <table:table-cell table:content-validation-name="val4" office:value-type="string">
            <text:p>Definition</text:p>
          </table:table-cell>
          <table:table-cell/>
          <table:table-cell office:value-type="string">
            <text:p>A model or ability with Poison places a Poison counter on any model it damages. <text:s/>A model suffering Poison loses one action point during its activation.</text:p>
          </table:table-cell>
          <table:table-cell table:number-columns-repeated="1017"/>
        </table:table-row>
        <table:table-row table:style-name="ro3">
          <table:table-cell office:value-type="string">
            <text:p>Slow</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1.0</text:p>
          </table:table-cell>
          <table:table-cell table:content-validation-name="val4" office:value-type="string">
            <text:p>Definition</text:p>
          </table:table-cell>
          <table:table-cell/>
          <table:table-cell office:value-type="string">
            <text:p>A model or ability with Slow places a Slow counter on any model it damages. <text:s/>A model suffering Slow halves its Speed (rounding up) during its activation.</text:p>
          </table:table-cell>
          <table:table-cell table:number-columns-repeated="1017"/>
        </table:table-row>
        <table:table-row table:style-name="ro3">
          <table:table-cell office:value-type="string">
            <text:p>Stu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1.0</text:p>
          </table:table-cell>
          <table:table-cell table:content-validation-name="val4" office:value-type="string">
            <text:p>Definition</text:p>
          </table:table-cell>
          <table:table-cell/>
          <table:table-cell office:value-type="string">
            <text:p>A model or effect with Stun places a Stun counter on any model it damages. <text:s/>A model suffering Stun discards the highest result rolled anytime it makes a roll using its WILL attribute.</text:p>
          </table:table-cell>
          <table:table-cell table:number-columns-repeated="1017"/>
        </table:table-row>
        <table:table-row table:style-name="ro3">
          <table:table-cell office:value-type="string">
            <text:p>Weak</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1.0</text:p>
          </table:table-cell>
          <table:table-cell table:content-validation-name="val4" office:value-type="string">
            <text:p>Definition</text:p>
          </table:table-cell>
          <table:table-cell/>
          <table:table-cell office:value-type="string">
            <text:p>A model or effect with Weak places a Weak counter on any model it damages. <text:s/>A model suffering Weak discards the highest result rolled anytime it makes a roll using its ATT attribute.</text:p>
          </table:table-cell>
          <table:table-cell table:number-columns-repeated="1017"/>
        </table:table-row>
        <table:table-row table:style-name="ro2">
          <table:table-cell office:value-type="string">
            <text:p>One Use Only</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Forgotten King</text:p>
          </table:table-cell>
          <table:table-cell table:content-validation-name="val4" office:value-type="string">
            <text:p>Definition</text:p>
          </table:table-cell>
          <table:table-cell table:number-columns-repeated="1019"/>
        </table:table-row>
        <table:table-row table:style-name="ro3">
          <table:table-cell office:value-type="string">
            <text:p>Magic Attack (X)</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Forgotten King</text:p>
          </table:table-cell>
          <table:table-cell table:content-validation-name="val4" office:value-type="string">
            <text:p>Action</text:p>
          </table:table-cell>
          <table:table-cell office:value-type="string">
            <text:p>1R</text:p>
          </table:table-cell>
          <table:table-cell office:value-type="string">
            <text:p>A model may only use Magic Attack if it has ma on its WILL attribute. <text:s/>The model may make an offensive action using its WILL attribute against any enemy model within the range indicated.</text:p>
          </table:table-cell>
          <table:table-cell table:number-columns-repeated="1017"/>
        </table:table-row>
        <table:table-row table:style-name="ro3">
          <table:table-cell office:value-type="string">
            <text:p>Melee Attack (X)</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Forgotten King</text:p>
          </table:table-cell>
          <table:table-cell table:content-validation-name="val4" office:value-type="string">
            <text:p>Action</text:p>
          </table:table-cell>
          <table:table-cell office:value-type="string">
            <text:p>1R</text:p>
          </table:table-cell>
          <table:table-cell office:value-type="string">
            <text:p>A model may only use Melee Attack if it has sw on its STR attribute. <text:s/>The model may make an offensive action using its STR attribute against any enemy model within the range indicated.</text:p>
          </table:table-cell>
          <table:table-cell table:number-columns-repeated="1017"/>
        </table:table-row>
        <table:table-row table:style-name="ro3">
          <table:table-cell office:value-type="string">
            <text:p>Missile Attack (X)</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Forgotten King</text:p>
          </table:table-cell>
          <table:table-cell table:content-validation-name="val4" office:value-type="string">
            <text:p>Action</text:p>
          </table:table-cell>
          <table:table-cell office:value-type="string">
            <text:p>1R</text:p>
          </table:table-cell>
          <table:table-cell office:value-type="string">
            <text:p>A model may only use Missile Attack if it has mi on its DEX attribute. <text:s/>The model may make an offensive action using its DEX attribute against enmy model within the range indicated.</text:p>
          </table:table-cell>
          <table:table-cell table:number-columns-repeated="1017"/>
        </table:table-row>
        <table:table-row table:style-name="ro3">
          <table:table-cell office:value-type="string">
            <text:p>Bandag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Forgotten King</text:p>
          </table:table-cell>
          <table:table-cell table:content-validation-name="val4" office:value-type="string">
            <text:p>Action</text:p>
          </table:table-cell>
          <table:table-cell office:value-type="string">
            <text:p>1B</text:p>
          </table:table-cell>
          <table:table-cell office:value-type="string">
            <text:p>Augment, 1rng. <text:s/>A model using Bandage makes a roll using its WILL attribute. <text:s/>If the Model rolls more stars than the number of wound tokens on the target remove one wound token from the target.</text:p>
          </table:table-cell>
          <table:table-cell table:number-columns-repeated="1017"/>
        </table:table-row>
        <table:table-row table:style-name="ro3">
          <table:table-cell office:value-type="string">
            <text:p>Conjure Pe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Forgotten King</text:p>
          </table:table-cell>
          <table:table-cell table:content-validation-name="val4" office:value-type="string">
            <text:p>Action</text:p>
          </table:table-cell>
          <table:table-cell office:value-type="string">
            <text:p>1B</text:p>
          </table:table-cell>
          <table:table-cell office:value-type="string">
            <text:p>6rng. <text:s/>Place the model's pet in target empty square. <text:s/>A model may only use Conjure Pet if it is the pet's master.</text:p>
          </table:table-cell>
          <table:table-cell table:number-columns-repeated="1017"/>
        </table:table-row>
        <table:table-row table:style-name="ro3">
          <table:table-cell office:value-type="string">
            <text:p>Disarm Trap</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Forgotten King</text:p>
          </table:table-cell>
          <table:table-cell table:content-validation-name="val4" office:value-type="string">
            <text:p>Action</text:p>
          </table:table-cell>
          <table:table-cell office:value-type="string">
            <text:p>1B</text:p>
          </table:table-cell>
          <table:table-cell office:value-type="string">
            <text:p>2rng. <text:s/>The model makes a roll using its DEX attribute. <text:s/>If the model rolls more stars than target trap's defense the trap is destroyed.</text:p>
          </table:table-cell>
          <table:table-cell table:number-columns-repeated="1017"/>
        </table:table-row>
        <table:table-row table:style-name="ro3">
          <table:table-cell office:value-type="string">
            <text:p>Explor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Forgotten King</text:p>
          </table:table-cell>
          <table:table-cell table:content-validation-name="val4" office:value-type="string">
            <text:p>Action</text:p>
          </table:table-cell>
          <table:table-cell office:value-type="string">
            <text:p>2B</text:p>
          </table:table-cell>
          <table:table-cell office:value-type="string">
            <text:p>Draw one explore card and apply its effects immediately. <text:s/>The party may only perform the Explore action one time in each tile per game.</text:p>
          </table:table-cell>
          <table:table-cell table:number-columns-repeated="1017"/>
        </table:table-row>
        <table:table-row table:style-name="ro5">
          <table:table-cell office:value-type="string">
            <text:p>Pick Lock</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Forgotten King</text:p>
          </table:table-cell>
          <table:table-cell table:content-validation-name="val4" office:value-type="string">
            <text:p>Action</text:p>
          </table:table-cell>
          <table:table-cell office:value-type="string">
            <text:p>1B</text:p>
          </table:table-cell>
          <table:table-cell office:value-type="string">
            <text:p>1rng. <text:s/>The model makes a roll using its DEX attribute. <text:s/>If the model rolls three or more stars draw two cards from the Treasure Deck and add them to the backpack. <text:s/>Remove target treasure chest from the dungeon map. <text:s/>If fewer than three stars are rolled the Consul may replace the chest with one boo booty of their choice.</text:p>
          </table:table-cell>
          <table:table-cell table:number-columns-repeated="1017"/>
        </table:table-row>
        <table:table-row table:style-name="ro3">
          <table:table-cell office:value-type="string">
            <text:p>Ru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Forgotten King</text:p>
          </table:table-cell>
          <table:table-cell table:content-validation-name="val4" office:value-type="string">
            <text:p>Action</text:p>
          </table:table-cell>
          <table:table-cell office:value-type="string">
            <text:p>XB</text:p>
          </table:table-cell>
          <table:table-cell office:value-type="string">
            <text:p>Before spending any action points, a model may chose to spend all of their action points to run. <text:s/>A model that runs may spend a total of twice its total number of movement points during its activation.</text:p>
          </table:table-cell>
          <table:table-cell table:number-columns-repeated="1017"/>
        </table:table-row>
        <table:table-row table:style-name="ro3">
          <table:table-cell office:value-type="string">
            <text:p>Scaveng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Forgotten King</text:p>
          </table:table-cell>
          <table:table-cell table:content-validation-name="val4" office:value-type="string">
            <text:p>Action</text:p>
          </table:table-cell>
          <table:table-cell office:value-type="string">
            <text:p>0B</text:p>
          </table:table-cell>
          <table:table-cell office:value-type="string">
            <text:p>1rng. <text:s/>A Hero can pick up an item that can be scavenged such as a skull token, princess coin, or dungeon key. <text:s/>Remove the token from the dungeon map and place the recovered itme in the party's backpack.</text:p>
          </table:table-cell>
          <table:table-cell table:number-columns-repeated="1017"/>
        </table:table-row>
        <table:table-row table:style-name="ro3">
          <table:table-cell office:value-type="string">
            <text:p>Smash Ches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Forgotten King</text:p>
          </table:table-cell>
          <table:table-cell table:content-validation-name="val4" office:value-type="string">
            <text:p>Action</text:p>
          </table:table-cell>
          <table:table-cell office:value-type="string">
            <text:p>1B</text:p>
          </table:table-cell>
          <table:table-cell office:value-type="string">
            <text:p>1rng. <text:s/>Draw one card from the Treasure Deck and add it to the backpack. <text:s/>Remove target treasure chest from the dungeon map.</text:p>
          </table:table-cell>
          <table:table-cell table:number-columns-repeated="1017"/>
        </table:table-row>
        <table:table-row table:style-name="ro3">
          <table:table-cell office:value-type="string">
            <text:p>Unlock Treasure Ches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Forgotten King</text:p>
          </table:table-cell>
          <table:table-cell table:content-validation-name="val4" office:value-type="string">
            <text:p>Action</text:p>
          </table:table-cell>
          <table:table-cell office:value-type="string">
            <text:p>1B</text:p>
          </table:table-cell>
          <table:table-cell office:value-type="string">
            <text:p>1rng. <text:s/>Spend one dungeon key token. <text:s/>Draw two cards from the Treasure Deck and add them to the backpack. <text:s/>Remove target treasure chest from the dungeon map.</text:p>
          </table:table-cell>
          <table:table-cell table:number-columns-repeated="1017"/>
        </table:table-row>
        <table:table-row table:style-name="ro3">
          <table:table-cell office:value-type="string">
            <text:p>Vigo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Forgotten King</text:p>
          </table:table-cell>
          <table:table-cell table:content-validation-name="val4" office:value-type="string">
            <text:p>Action</text:p>
          </table:table-cell>
          <table:table-cell office:value-type="string">
            <text:p>1B</text:p>
          </table:table-cell>
          <table:table-cell office:value-type="string">
            <text:p>Augment. <text:s/>A model using Vigor makes a roll using its ARM attribute. <text:s/>If the model rolls more stars than the number of status effect tokens on its card they may remove one status effect token.</text:p>
          </table:table-cell>
          <table:table-cell table:number-columns-repeated="1017"/>
        </table:table-row>
        <table:table-row table:style-name="ro2">
          <table:table-cell office:value-type="string">
            <text:p>Ban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Definition</text:p>
          </table:table-cell>
          <table:table-cell/>
          <table:table-cell office:value-type="string">
            <text:p>A model suffering Bane discards the highest result rolled anytime it makes a defense roll.</text:p>
          </table:table-cell>
          <table:table-cell table:number-columns-repeated="1017"/>
        </table:table-row>
        <table:table-row table:style-name="ro2">
          <table:table-cell office:value-type="string">
            <text:p>Fir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Definition</text:p>
          </table:table-cell>
          <table:table-cell/>
          <table:table-cell office:value-type="string">
            <text:p>A model suffering Fire suffers one wound during its upkeep.</text:p>
          </table:table-cell>
          <table:table-cell table:number-columns-repeated="1017"/>
        </table:table-row>
        <table:table-row table:style-name="ro2">
          <table:table-cell office:value-type="string">
            <text:p>Hex</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Definition</text:p>
          </table:table-cell>
          <table:table-cell/>
          <table:table-cell office:value-type="string">
            <text:p>A model suffering Hex discards the highest result rolled anytime it makes an offense roll.</text:p>
          </table:table-cell>
          <table:table-cell table:number-columns-repeated="1017"/>
        </table:table-row>
        <table:table-row table:style-name="ro2">
          <table:table-cell office:value-type="string">
            <text:p>Ic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Definition</text:p>
          </table:table-cell>
          <table:table-cell/>
          <table:table-cell office:value-type="string">
            <text:p>A model suffering Ice may not use unique actions.</text:p>
          </table:table-cell>
          <table:table-cell table:number-columns-repeated="1017"/>
        </table:table-row>
        <table:table-row table:style-name="ro3">
          <table:table-cell office:value-type="string">
            <text:p>Knockdow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Definition</text:p>
          </table:table-cell>
          <table:table-cell/>
          <table:table-cell office:value-type="string">
            <text:p>A model suffering Knockdown may not move or perform any other action until it spends 1 action point or all of its movment points to remove the Knockdown token.</text:p>
          </table:table-cell>
          <table:table-cell table:number-columns-repeated="1017"/>
        </table:table-row>
        <table:table-row table:style-name="ro2">
          <table:table-cell office:value-type="string">
            <text:p>Poiso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Definition</text:p>
          </table:table-cell>
          <table:table-cell/>
          <table:table-cell office:value-type="string">
            <text:p>A model suffering Poison reduces its total number of action points by 1, to a minimum of 1.</text:p>
          </table:table-cell>
          <table:table-cell table:number-columns-repeated="1017"/>
        </table:table-row>
        <table:table-row table:style-name="ro2">
          <table:table-cell office:value-type="string">
            <text:p>Slow</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Definition</text:p>
          </table:table-cell>
          <table:table-cell/>
          <table:table-cell office:value-type="string">
            <text:p>A model suffering Slow halves its movement points, rounding up.</text:p>
          </table:table-cell>
          <table:table-cell table:number-columns-repeated="1017"/>
        </table:table-row>
        <table:table-row table:style-name="ro2">
          <table:table-cell office:value-type="string">
            <text:p>Immobil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Definition</text:p>
          </table:table-cell>
          <table:table-cell/>
          <table:table-cell office:value-type="string">
            <text:p>A model affected by Immobile may not move during its next activation.</text:p>
          </table:table-cell>
          <table:table-cell table:number-columns-repeated="1017"/>
        </table:table-row>
        <table:table-row table:style-name="ro5">
          <table:table-cell office:value-type="string">
            <text:p>Immune X</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Definition</text:p>
          </table:table-cell>
          <table:table-cell/>
          <table:table-cell office:value-type="string">
            <text:p>A model with Immun X is immune to the negative status effect shown by the icon. <text:s/>If a model that is suffering a status effect gains Immune X to that effect remove the status effect token immediately. <text:s/>e.g. A model with Immune: Poison is immune to Poison.</text:p>
          </table:table-cell>
          <table:table-cell table:number-columns-repeated="1017"/>
        </table:table-row>
        <table:table-row table:style-name="ro3">
          <table:table-cell office:value-type="string">
            <text:p>Immune: Status Effect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Definition</text:p>
          </table:table-cell>
          <table:table-cell/>
          <table:table-cell office:value-type="string">
            <text:p>A model that is Immune: Status Effects can never suffer the negative effects of status effects. <text:s/>If a model that is suffering a status effect gains Immune: Status Effects remove all status effect tokens immediately.</text:p>
          </table:table-cell>
          <table:table-cell table:number-columns-repeated="1017"/>
        </table:table-row>
        <table:table-row table:style-name="ro2">
          <table:table-cell office:value-type="string">
            <text:p>Magic Attack</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Action</text:p>
          </table:table-cell>
          <table:table-cell office:value-type="string">
            <text:p>1R</text:p>
          </table:table-cell>
          <table:table-cell office:value-type="string">
            <text:p>ma Make an offensive action using WILL.</text:p>
          </table:table-cell>
          <table:table-cell table:number-columns-repeated="1017"/>
        </table:table-row>
        <table:table-row table:style-name="ro2">
          <table:table-cell office:value-type="string">
            <text:p>Melee Attack</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Action</text:p>
          </table:table-cell>
          <table:table-cell office:value-type="string">
            <text:p>1R</text:p>
          </table:table-cell>
          <table:table-cell office:value-type="string">
            <text:p>sw Make an offensive action using STR.</text:p>
          </table:table-cell>
          <table:table-cell table:number-columns-repeated="1017"/>
        </table:table-row>
        <table:table-row table:style-name="ro2">
          <table:table-cell office:value-type="string">
            <text:p>Missile Attack</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Action</text:p>
          </table:table-cell>
          <table:table-cell office:value-type="string">
            <text:p>1R</text:p>
          </table:table-cell>
          <table:table-cell office:value-type="string">
            <text:p>mi Make an offensive action using DEX.</text:p>
          </table:table-cell>
          <table:table-cell table:number-columns-repeated="1017"/>
        </table:table-row>
        <table:table-row table:style-name="ro2">
          <table:table-cell office:value-type="string">
            <text:p>Das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Action</text:p>
          </table:table-cell>
          <table:table-cell office:value-type="string">
            <text:p>1B</text:p>
          </table:table-cell>
          <table:table-cell office:value-type="string">
            <text:p>Move two squares.</text:p>
          </table:table-cell>
          <table:table-cell table:number-columns-repeated="1017"/>
        </table:table-row>
        <table:table-row table:style-name="ro2">
          <table:table-cell office:value-type="string">
            <text:p>Open Ches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Action</text:p>
          </table:table-cell>
          <table:table-cell office:value-type="string">
            <text:p>1B</text:p>
          </table:table-cell>
          <table:table-cell office:value-type="string">
            <text:p>Open an adjacent Treasure Chest.</text:p>
          </table:table-cell>
          <table:table-cell table:number-columns-repeated="1017"/>
        </table:table-row>
        <table:table-row table:style-name="ro3">
          <table:table-cell office:value-type="string">
            <text:p>Sacrific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office:value-type="string">
            <text:p>Rank C. <text:s/>After making an attack roll, the Blackguard may choose to suffer one wound to reroll any number of dice.</text:p>
          </table:table-cell>
          <table:table-cell table:number-columns-repeated="1017"/>
        </table:table-row>
        <table:table-row table:style-name="ro2">
          <table:table-cell office:value-type="string">
            <text:p>Nether Strik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office:value-type="string">
            <text:p>sw. <text:s/>If this attack succeeds, the target suffers Fire.</text:p>
          </table:table-cell>
          <table:table-cell table:number-columns-repeated="1017"/>
        </table:table-row>
        <table:table-row table:style-name="ro2">
          <table:table-cell office:value-type="string">
            <text:p>Corpse Stenc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office:value-type="string">
            <text:p>When this model suffers damage, all adjacent enemy models suffer Slow.</text:p>
          </table:table-cell>
          <table:table-cell table:number-columns-repeated="1017"/>
        </table:table-row>
        <table:table-row table:style-name="ro3">
          <table:table-cell office:value-type="string">
            <text:p>Relentles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office:value-type="string">
            <text:p>When the Encounter begins, select any monster in play. <text:s/>For the remainder of the Encounter, this model gains +1R dice when attacking the selected monster.</text:p>
          </table:table-cell>
          <table:table-cell table:number-columns-repeated="1017"/>
        </table:table-row>
        <table:table-row table:style-name="ro3">
          <table:table-cell office:value-type="string">
            <text:p>Strength Through Suffering</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office:value-type="string">
            <text:p>If this model is suffering three or more damage, it adds +1R dice to any attacks it makes.</text:p>
          </table:table-cell>
          <table:table-cell table:number-columns-repeated="1017"/>
        </table:table-row>
        <table:table-row table:style-name="ro3">
          <table:table-cell office:value-type="string">
            <text:p>Reckless Charg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office:value-type="string">
            <text:p>sw. <text:s/>This attack may be made against an enemy within four squares and rolls +1R dice. <text:s/>Before rolling, place this model adjacent to the target. <text:s/>This model must suffer one damage in order to make this attack.</text:p>
          </table:table-cell>
          <table:table-cell table:number-columns-repeated="1017"/>
        </table:table-row>
        <table:table-row table:style-name="ro2">
          <table:table-cell office:value-type="string">
            <text:p>Backstabb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office:value-type="string">
            <text:p>When this model suffers damage, it may cause an adjacent friendly model to suffer the damage instead.</text:p>
          </table:table-cell>
          <table:table-cell table:number-columns-repeated="1017"/>
        </table:table-row>
        <table:table-row table:style-name="ro3">
          <table:table-cell office:value-type="string">
            <text:p>Bloodrag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office:value-type="string">
            <text:p>When this model makes an attack, it rolls +1B dice for each damaged model (including itself) within two squares.</text:p>
          </table:table-cell>
          <table:table-cell table:number-columns-repeated="1017"/>
        </table:table-row>
        <table:table-row table:style-name="ro2">
          <table:table-cell office:value-type="string">
            <text:p>Retributio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office:value-type="string">
            <text:p>Support. <text:s/>Aura 4. <text:s/>Damaged friendly models within the aura roll +1R dice when attacking.</text:p>
          </table:table-cell>
          <table:table-cell table:number-columns-repeated="1017"/>
        </table:table-row>
        <table:table-row table:style-name="ro3">
          <table:table-cell office:value-type="string">
            <text:p>Pain's Reac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office:value-type="string">
            <text:p>If this Blackguard is suffering more than one damage, the range of its melee attacks is equal to the amount of damage it is suffering.</text:p>
          </table:table-cell>
          <table:table-cell table:number-columns-repeated="1017"/>
        </table:table-row>
        <table:table-row table:style-name="ro3">
          <table:table-cell office:value-type="string">
            <text:p>Blood Drink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office:value-type="string">
            <text:p>When this model is healed due to the roll of a Heart, it may heal two damage instead of one. <text:s/>When this model rolls a Heart, it must heal itself if it is damaged.</text:p>
          </table:table-cell>
          <table:table-cell table:number-columns-repeated="1017"/>
        </table:table-row>
        <table:table-row table:style-name="ro3">
          <table:table-cell office:value-type="string">
            <text:p>Ravag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office:value-type="string">
            <text:p>Rank S. <text:s/>When the Blackguard inflicts a wound wiht an attack, it may choose to suffer a wound itself to inflict an additional wound on the target.</text:p>
          </table:table-cell>
          <table:table-cell table:number-columns-repeated="1017"/>
        </table:table-row>
        <table:table-row table:style-name="ro3">
          <table:table-cell office:value-type="string">
            <text:p>Reveng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office:value-type="string">
            <text:p>sw. <text:s/>After this model completes its attack, all damaged friendly models within two squares may make an attack. <text:s/>During these attacks, any hearts rolled count as one star and one heart.</text:p>
          </table:table-cell>
          <table:table-cell table:number-columns-repeated="1017"/>
        </table:table-row>
        <table:table-row table:style-name="ro3">
          <table:table-cell office:value-type="string">
            <text:p>Bloody Whirlwind</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style-name="Default"/>
          <table:table-cell office:value-type="string">
            <text:p>This model's melee attacks may be made against models within two squares and may split their dice between any number of enemy models.</text:p>
          </table:table-cell>
          <table:table-cell table:number-columns-repeated="1017"/>
        </table:table-row>
        <table:table-row table:style-name="ro3">
          <table:table-cell office:value-type="string">
            <text:p>Mayhem</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office:value-type="string">
            <text:p>sw. <text:s/>This model rolls +2G dice during this attack. <text:s/>The model must suffer one damage in order to make this attack.</text:p>
          </table:table-cell>
          <table:table-cell table:number-columns-repeated="1017"/>
        </table:table-row>
        <table:table-row table:style-name="ro3">
          <table:table-cell office:value-type="string">
            <text:p>Call The Dark</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office:value-type="string">
            <text:p>Support. <text:s/>Aura 4. <text:s/>Friendly models within the aura add +1P dice to their attacks. <text:s/>This model must suffer one damage in order to take this action.</text:p>
          </table:table-cell>
          <table:table-cell table:number-columns-repeated="1017"/>
        </table:table-row>
        <table:table-row table:style-name="ro3">
          <table:table-cell office:value-type="string">
            <text:p>Retributio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office:value-type="string">
            <text:p>sw. <text:s/>Once per Encounter. <text:s/>This attack deals an amount of damage equal to the amount of damage this model is currently suffering.</text:p>
          </table:table-cell>
          <table:table-cell table:number-columns-repeated="1017"/>
        </table:table-row>
        <table:table-row table:style-name="ro2">
          <table:table-cell office:value-type="string">
            <text:p>Divine Ligh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office:value-type="string">
            <text:p>ma. <text:s/>If the target is undead, demon, or nether, add +1B to the attack roll.</text:p>
          </table:table-cell>
          <table:table-cell table:number-columns-repeated="1017"/>
        </table:table-row>
        <table:table-row table:style-name="ro3">
          <table:table-cell office:value-type="string">
            <text:p>Heal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office:value-type="string">
            <text:p>Rank C. <text:s/>The Cleric may count a single darkness result made during an attack roll as a heart result instead. <text:s/>Additionally, the Cleric adds +1B to any roll that requires medical knowledge or skill.</text:p>
          </table:table-cell>
          <table:table-cell table:number-columns-repeated="1017"/>
        </table:table-row>
        <table:table-row table:style-name="ro3">
          <table:table-cell office:value-type="string">
            <text:p>Celestial Kis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office:value-type="string">
            <text:p>Support. <text:s/>Choose a Hero within 4 squares. <text:s/>The chosen Hero adds +1W to attack rolls until the end of their next activation.</text:p>
          </table:table-cell>
          <table:table-cell table:number-columns-repeated="1017"/>
        </table:table-row>
        <table:table-row table:style-name="ro2">
          <table:table-cell office:value-type="string">
            <text:p>Icy Therapy</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office:value-type="string">
            <text:p>Support. <text:s/>Remove 1 status effect from a Hero within 6 squares.</text:p>
          </table:table-cell>
          <table:table-cell table:number-columns-repeated="1017"/>
        </table:table-row>
        <table:table-row table:style-name="ro2">
          <table:table-cell office:value-type="string">
            <text:p>Blade Song</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office:value-type="string">
            <text:p>sw. <text:s/>The Lunar Knight may add its WILL to this attack, but may not move next turn.</text:p>
          </table:table-cell>
          <table:table-cell table:number-columns-repeated="1017"/>
        </table:table-row>
        <table:table-row table:style-name="ro2">
          <table:table-cell office:value-type="string">
            <text:p>Purificatio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office:value-type="string">
            <text:p>Support. <text:s/>All friendly models within 2 squares heal 1 damage.</text:p>
          </table:table-cell>
          <table:table-cell table:number-columns-repeated="1017"/>
        </table:table-row>
        <table:table-row table:style-name="ro3">
          <table:table-cell office:value-type="string">
            <text:p>Poultic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office:value-type="string">
            <text:p>When a potion token is removed from the White Witch's card roll 1R dice. <text:s/>The target is healed the usual two damage plus an amount equal to the number of stars rolled.</text:p>
          </table:table-cell>
          <table:table-cell table:number-columns-repeated="1017"/>
        </table:table-row>
        <table:table-row table:style-name="ro3">
          <table:table-cell office:value-type="string">
            <text:p>Banis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office:value-type="string">
            <text:p>ma. <text:s/>Banish can only target a demon, nether, or undead model within 1 square and adds +1R to the attack roll.</text:p>
          </table:table-cell>
          <table:table-cell table:number-columns-repeated="1017"/>
        </table:table-row>
        <table:table-row table:style-name="ro2">
          <table:table-cell office:value-type="string">
            <text:p>Bind Wound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office:value-type="string">
            <text:p>Support. <text:s/>A friendly model within 1 square heals 1 wound.</text:p>
          </table:table-cell>
          <table:table-cell table:number-columns-repeated="1017"/>
        </table:table-row>
        <table:table-row table:style-name="ro2">
          <table:table-cell office:value-type="string">
            <text:p>Bolt of Ligh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office:value-type="string">
            <text:p>ma. <text:s/>May target a model within 6 squares. <text:s/>-1W to the attack roll.</text:p>
          </table:table-cell>
          <table:table-cell table:number-columns-repeated="1017"/>
        </table:table-row>
        <table:table-row table:style-name="ro2">
          <table:table-cell office:value-type="string">
            <text:p>Consecrat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office:value-type="string">
            <text:p>Support. <text:s/>Aura 2. <text:s/>Friendly models within the area add +1W to their Armor.</text:p>
          </table:table-cell>
          <table:table-cell table:number-columns-repeated="1017"/>
        </table:table-row>
        <table:table-row table:style-name="ro3">
          <table:table-cell office:value-type="string">
            <text:p>Invigorating Draugh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office:value-type="string">
            <text:p>Support. <text:s/>Remove 1 potion token to allow any friendly model within 2 squares to add +2B to the next attack roll they make.</text:p>
          </table:table-cell>
          <table:table-cell table:number-columns-repeated="1017"/>
        </table:table-row>
        <table:table-row table:style-name="ro2">
          <table:table-cell office:value-type="string">
            <text:p>Divine Radianc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office:value-type="string">
            <text:p>Rank S. <text:s/>All friendly models with line of sight to the Cleric add +1W to all attack and defense rolls.</text:p>
          </table:table-cell>
          <table:table-cell table:number-columns-repeated="1017"/>
        </table:table-row>
        <table:table-row table:style-name="ro2">
          <table:table-cell office:value-type="string">
            <text:p>Beseec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office:value-type="string">
            <text:p>Support. <text:s/>Heal up to 4 damage from Heroes, in a ny combination, within 4 squares.</text:p>
          </table:table-cell>
          <table:table-cell table:number-columns-repeated="1017"/>
        </table:table-row>
        <table:table-row table:style-name="ro2">
          <table:table-cell office:value-type="string">
            <text:p>Fire and Brimston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office:value-type="string">
            <text:p>ma. <text:s/>Burst 2. <text:s/>Once per encounter. <text:s/>The Cleric rolls +1P dice during this attack.</text:p>
          </table:table-cell>
          <table:table-cell table:number-columns-repeated="1017"/>
        </table:table-row>
        <table:table-row table:style-name="ro2">
          <table:table-cell office:value-type="string">
            <text:p>Goddess Gat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Default" office:value-type="string">
            <text:p>Support. <text:s/>Once per encounter, place a crystal token within 4 squares. <text:s/>As an action, any Hero in play may be placed adjacent to the crystal token.</text:p>
          </table:table-cell>
          <table:table-cell table:number-columns-repeated="1017"/>
        </table:table-row>
        <table:table-row table:style-name="ro3">
          <table:table-cell office:value-type="string">
            <text:p>Raiment of Ligh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office:value-type="string">
            <text:p>Support. <text:s/>Choose a hero within 4 squares. <text:s/>The chosen hero gets +1G Armor until the beginning of the their next activation.</text:p>
          </table:table-cell>
          <table:table-cell table:number-columns-repeated="1017"/>
        </table:table-row>
        <table:table-row table:style-name="ro2">
          <table:table-cell office:value-type="string">
            <text:p>True Resurrectio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office:value-type="string">
            <text:p>Support. <text:s/>Once per encounter, completely heal a Knocked Out hero and place them within 1 square.</text:p>
          </table:table-cell>
          <table:table-cell table:number-columns-repeated="1017"/>
        </table:table-row>
        <table:table-row table:style-name="ro2">
          <table:table-cell office:value-type="string">
            <text:p>Stranglethor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office:value-type="string">
            <text:p>0R</text:p>
          </table:table-cell>
          <table:table-cell office:value-type="string">
            <text:p>ma. <text:s/>If the attack succeeds, the target suffers Slow.</text:p>
          </table:table-cell>
          <table:table-cell table:number-columns-repeated="1017"/>
        </table:table-row>
        <table:table-row table:style-name="ro13">
          <table:table-cell office:value-type="string">
            <text:p>Shapeshif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office:value-type="string">
            <text:p>Rank C. <text:s text:c="2"/><text:span text:style-name="T2">At the beginning of its activation the Druid may add +1R to its STR, DEX, or ARM. This</text:span></text:p>
            <text:p><text:span text:style-name="T3">bonus remains until the beginning of its next activation. (Note: If you would like, you may choose </text:span><text:span text:style-name="T3">different</text:span></text:p>
            <text:p><text:span text:style-name="T3">models to represent the new form represented by the attributes you have chosen to augment.)</text:span></text:p>
          </table:table-cell>
          <table:table-cell table:number-columns-repeated="1017"/>
        </table:table-row>
        <table:table-row table:style-name="ro14">
          <table:table-cell office:value-type="string">
            <text:p>Nourishing Berrie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3" office:value-type="string">
            <text:p><text:span text:style-name="T4">When this Druid heals a model using a potion, the </text:span><text:span text:style-name="T5">model may heal one additional damage.</text:span></text:p>
            <text:p><text:span text:style-name="T5"/></text:p>
          </table:table-cell>
          <table:table-cell table:number-columns-repeated="1017"/>
        </table:table-row>
        <table:table-row table:style-name="ro15">
          <table:table-cell office:value-type="string">
            <text:p>Good Harves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Double the results of any hearts or potions this Druid rolls.</text:span></text:p>
            <text:p><text:span text:style-name="T5"/></text:p>
          </table:table-cell>
          <table:table-cell table:number-columns-repeated="1017"/>
        </table:table-row>
        <table:table-row table:style-name="ro14">
          <table:table-cell office:value-type="string">
            <text:p>Joyful Outburs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3" office:value-type="string">
            <text:p><text:span text:style-name="T4">Once per Encounter, this Druid may add +1G dice to any </text:span><text:span text:style-name="T5">roll it makes.</text:span></text:p>
            <text:p><text:span text:style-name="T5"/></text:p>
          </table:table-cell>
          <table:table-cell table:number-columns-repeated="1017"/>
        </table:table-row>
        <table:table-row table:style-name="ro16">
          <table:table-cell office:value-type="string">
            <text:p>Wisdom of Ancient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3" office:value-type="string">
            <text:p><text:span text:style-name="T4">This Druid may use its Shapeshift ability to add dice </text:span><text:span text:style-name="T5">to its WILL. When it does, it suffers one damage. </text:span><text:span text:style-name="T5">This Druid also gains +1B on rolls involving knowledge of the past.</text:span></text:p>
            <text:p><text:span text:style-name="T5"/></text:p>
          </table:table-cell>
          <table:table-cell table:number-columns-repeated="1017"/>
        </table:table-row>
        <table:table-row table:style-name="ro14">
          <table:table-cell office:value-type="string">
            <text:p>The Endless Cycl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3" office:value-type="string">
            <text:p><text:span text:style-name="T4">When this Druid causes an enemy to be Knocked Out, </text:span><text:span text:style-name="T5">any Hero may heal one damage.</text:span></text:p>
            <text:p><text:span text:style-name="T5"/></text:p>
          </table:table-cell>
          <table:table-cell table:number-columns-repeated="1017"/>
        </table:table-row>
        <table:table-row table:style-name="ro17">
          <table:table-cell office:value-type="string">
            <text:p>New Growt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Place a crystal token within four squares. The token’s square and the squares</text:span></text:p>
            <text:p><text:span text:style-name="T6">adjacent to it are difficult terrain. Remove the crystal token when this Druid takes this action again or is</text:span></text:p>
            <text:p><text:span text:style-name="T6">Knocked Out.</text:span></text:p>
            <text:p><text:span text:style-name="T5"/></text:p>
          </table:table-cell>
          <table:table-cell table:number-columns-repeated="1017"/>
        </table:table-row>
        <table:table-row table:style-name="ro15">
          <table:table-cell office:value-type="string">
            <text:p>Nature's Cleansing</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5" office:value-type="string">
            <text:p><text:span text:style-name="T4">Support. Arua 2. Heroes within the aura are immune to status effects.</text:span></text:p>
            <text:p><text:span text:style-name="T5"/></text:p>
          </table:table-cell>
          <table:table-cell table:number-columns-repeated="1017"/>
        </table:table-row>
        <table:table-row table:style-name="ro15">
          <table:table-cell office:value-type="string">
            <text:p>Tiger Pounc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5" office:value-type="string">
            <text:p><text:span text:style-name="T4">Missile attack. If this attack succeeds, this Druid may be placed adjacent to the target.</text:span></text:p>
            <text:p><text:span text:style-name="T5"/></text:p>
          </table:table-cell>
          <table:table-cell table:number-columns-repeated="1017"/>
        </table:table-row>
        <table:table-row table:style-name="ro15">
          <table:table-cell office:value-type="string">
            <text:p>Bear Hug</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4" office:value-type="string">
            <text:p><text:span text:style-name="T4">Melee attack. If this attack succeeds, the target suffers Knockdown.</text:span></text:p>
            <text:p><text:span text:style-name="T5"/></text:p>
          </table:table-cell>
          <table:table-cell table:number-columns-repeated="1017"/>
        </table:table-row>
        <table:table-row table:style-name="ro15">
          <table:table-cell office:value-type="string">
            <text:p>Poison Thorn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This Druid’s successful magic attacks inflict Poison.</text:span></text:p>
            <text:p><text:span text:style-name="T5"/></text:p>
          </table:table-cell>
          <table:table-cell table:number-columns-repeated="1017"/>
        </table:table-row>
        <table:table-row table:style-name="ro18">
          <table:table-cell office:value-type="string">
            <text:p>Immunity</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6" office:value-type="string">
            <text:p><text:span text:style-name="T2">Rank S. The Druid is immune to all status effects. Additionally, the Druid is immune to all sickness</text:span></text:p>
            <text:p><text:span text:style-name="T3">and disease, including magical diseases such as lycanthropy.</text:span></text:p>
          </table:table-cell>
          <table:table-cell table:number-columns-repeated="1017"/>
        </table:table-row>
        <table:table-row table:style-name="ro19">
          <table:table-cell office:value-type="string">
            <text:p>Deeproot Infusio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5" office:value-type="string">
            <text:p><text:span text:style-name="T4">When this Druid shapeshifts, it may add the dice to any Hero’s card, not just its own</text:span></text:p>
            <text:p><text:span text:style-name="T6">(following all other restrictions).</text:span></text:p>
            <text:p><text:span text:style-name="T5"/></text:p>
          </table:table-cell>
          <table:table-cell table:number-columns-repeated="1017"/>
        </table:table-row>
        <table:table-row table:style-name="ro15">
          <table:table-cell office:value-type="string">
            <text:p>Trembling Ground</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Wave 3. Knockdown.</text:span></text:p>
            <text:p><text:span text:style-name="T5"/></text:p>
          </table:table-cell>
          <table:table-cell table:number-columns-repeated="1017"/>
        </table:table-row>
        <table:table-row table:style-name="ro19">
          <table:table-cell office:value-type="string">
            <text:p>Flashing Claw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4" office:value-type="string">
            <text:p><text:span text:style-name="T4">Missile attack. This attack rolls +1B dice and may split its dice among any number of</text:span></text:p>
            <text:p><text:span text:style-name="T6">targets.</text:span></text:p>
            <text:p><text:span text:style-name="T5"/></text:p>
          </table:table-cell>
          <table:table-cell table:number-columns-repeated="1017"/>
        </table:table-row>
        <table:table-row table:style-name="ro15">
          <table:table-cell office:value-type="string">
            <text:p>Mighty Jaw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4" office:value-type="string">
            <text:p><text:span text:style-name="T4">Melee attack. If a heart or potion is rolled, this attack inflicts one additional damage.</text:span></text:p>
            <text:p><text:span text:style-name="T5"/></text:p>
          </table:table-cell>
          <table:table-cell table:number-columns-repeated="1017"/>
        </table:table-row>
        <table:table-row table:style-name="ro19">
          <table:table-cell office:value-type="string">
            <text:p>Deeproot Blessing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Once per Encounter, all Heroes gain +1R to all rolls until the start of the next</text:span></text:p>
            <text:p><text:span text:style-name="T6">Hero turn.</text:span></text:p>
            <text:p><text:span text:style-name="T5"/></text:p>
          </table:table-cell>
          <table:table-cell table:number-columns-repeated="1017"/>
        </table:table-row>
        <table:table-row table:style-name="ro20">
          <table:table-cell office:value-type="string">
            <text:p>Knockdown Strik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6" office:value-type="string">
            <text:p>Melee Attack. If the attack succeeds, the target suffers Knockdown.</text:p>
          </table:table-cell>
          <table:table-cell table:number-columns-repeated="1017"/>
        </table:table-row>
        <table:table-row table:style-name="ro20">
          <table:table-cell office:value-type="string">
            <text:p>Fein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6" office:value-type="string">
            <text:p><text:span text:style-name="T2">Rank C. The Fighter may choose one dice from the target’s defense roll and force it to be rerolled.</text:span></text:p>
          </table:table-cell>
          <table:table-cell table:number-columns-repeated="1017"/>
        </table:table-row>
        <table:table-row table:style-name="ro14">
          <table:table-cell office:value-type="string">
            <text:p>Sugar Dervis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3" office:value-type="string">
            <text:p><text:span text:style-name="T4">If you have moved at least 4 squares before attacking, your </text:span><text:span text:style-name="T5">melee attacks add +1B to the roll.</text:span></text:p>
            <text:p><text:span text:style-name="T5"/></text:p>
          </table:table-cell>
          <table:table-cell table:number-columns-repeated="1017"/>
        </table:table-row>
        <table:table-row table:style-name="ro14">
          <table:table-cell office:value-type="string">
            <text:p>Dragon Slay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3" office:value-type="string">
            <text:p><text:span text:style-name="T4">When you make a melee attack against a boss add +1R to </text:span><text:span text:style-name="T5">the roll.</text:span></text:p>
            <text:p><text:span text:style-name="T5"/></text:p>
          </table:table-cell>
          <table:table-cell table:number-columns-repeated="1017"/>
        </table:table-row>
        <table:table-row table:style-name="ro19">
          <table:table-cell office:value-type="string">
            <text:p>Cleav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Whenever you knock out a monster you may knockdown another</text:span></text:p>
            <text:p><text:span text:style-name="T6">monster within 2 squares of the knocked out monster.</text:span></text:p>
            <text:p><text:span text:style-name="T5"/></text:p>
          </table:table-cell>
          <table:table-cell table:number-columns-repeated="1017"/>
        </table:table-row>
        <table:table-row table:style-name="ro14">
          <table:table-cell office:value-type="string">
            <text:p>Massive Sword</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3" office:value-type="string">
            <text:p><text:span text:style-name="T4">Melee Attack. If this attack is successful it deals 1 </text:span><text:span text:style-name="T5">additional damage. The attack roll suffers -1W.</text:span></text:p>
            <text:p><text:span text:style-name="T5"/></text:p>
          </table:table-cell>
          <table:table-cell table:number-columns-repeated="1017"/>
        </table:table-row>
        <table:table-row table:style-name="ro14">
          <table:table-cell office:value-type="string">
            <text:p>Silver Lanc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3" office:value-type="string">
            <text:p><text:span text:style-name="T4">Your melee attacks can target monsters within 2 squares of </text:span><text:span text:style-name="T5">you.</text:span></text:p>
            <text:p><text:span text:style-name="T5"/></text:p>
          </table:table-cell>
          <table:table-cell table:number-columns-repeated="1017"/>
        </table:table-row>
        <table:table-row table:style-name="ro18">
          <table:table-cell office:value-type="string">
            <text:p>Counterattack</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6" office:value-type="string">
            <text:p><text:span text:style-name="T2">Rank A. If the Fighter succeeds a defense roll against a Melee Attack, it may immediately</text:span></text:p>
            <text:p><text:span text:style-name="T3">make a Melee Attack against the attacker.</text:span></text:p>
          </table:table-cell>
          <table:table-cell table:number-columns-repeated="1017"/>
        </table:table-row>
        <table:table-row table:style-name="ro19">
          <table:table-cell office:value-type="string">
            <text:p>Soothing Soda</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As an additional cost remove 1 potion token. Remove all status effects from one</text:span></text:p>
            <text:p><text:span text:style-name="T6">hero.</text:span></text:p>
            <text:p><text:span text:style-name="T5"/></text:p>
          </table:table-cell>
          <table:table-cell table:number-columns-repeated="1017"/>
        </table:table-row>
        <table:table-row table:style-name="ro15">
          <table:table-cell office:value-type="string">
            <text:p>Dragon Scale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When attacked by monsters with a large base, add +1R to the defense roll.</text:span></text:p>
            <text:p><text:span text:style-name="T5"/></text:p>
          </table:table-cell>
          <table:table-cell table:number-columns-repeated="1017"/>
        </table:table-row>
        <table:table-row table:style-name="ro15">
          <table:table-cell office:value-type="string">
            <text:p>Resilien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Heal 1 wound at the beginning of your activation.</text:span></text:p>
            <text:p><text:span text:style-name="T5"/></text:p>
          </table:table-cell>
          <table:table-cell table:number-columns-repeated="1017"/>
        </table:table-row>
        <table:table-row table:style-name="ro19">
          <table:table-cell office:value-type="string">
            <text:p>Mighty Throw</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4" office:value-type="string">
            <text:p><text:span text:style-name="T4">Melee Attack. You may target any monster within 4 squares. You cannot make this melee</text:span></text:p>
            <text:p><text:span text:style-name="T6">attack on your next activation.</text:span></text:p>
            <text:p><text:span text:style-name="T5"/></text:p>
          </table:table-cell>
          <table:table-cell table:number-columns-repeated="1017"/>
        </table:table-row>
        <table:table-row table:style-name="ro15">
          <table:table-cell office:value-type="string">
            <text:p>Silver Sta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4" office:value-type="string">
            <text:p><text:span text:style-name="T4">Melee Attack. This attack hits every monster within 1 square. -1W to the attack roll.</text:span></text:p>
            <text:p><text:span text:style-name="T5"/></text:p>
          </table:table-cell>
          <table:table-cell table:number-columns-repeated="1017"/>
        </table:table-row>
        <table:table-row table:style-name="ro15">
          <table:table-cell office:value-type="string">
            <text:p>Soda Detecto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Whenever you roll a heart it counts as a potion as well.</text:span></text:p>
            <text:p><text:span text:style-name="T5"/></text:p>
          </table:table-cell>
          <table:table-cell table:number-columns-repeated="1017"/>
        </table:table-row>
        <table:table-row table:style-name="ro19">
          <table:table-cell office:value-type="string">
            <text:p>Head Chopp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When you knock out a 16 bit, Mini-boss, or Boss monster, monsters within 4 squares of the </text:span><text:span text:style-name="T6">knocked out </text:span><text:span text:style-name="T6">monster suffer the status effect of your choice (All suffer the same effect).</text:span></text:p>
            <text:p><text:span text:style-name="T5"/></text:p>
          </table:table-cell>
          <table:table-cell table:number-columns-repeated="1017"/>
        </table:table-row>
        <table:table-row table:style-name="ro14">
          <table:table-cell office:value-type="string">
            <text:p>Hearthsworn Curs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3" office:value-type="string">
            <text:p><text:span text:style-name="T4">Attacks made by members of your party against targets that are suffering a status </text:span><text:span text:style-name="T5">effect get +1R to the </text:span><text:span text:style-name="T5">roll.</text:span></text:p>
            <text:p><text:span text:style-name="T5"/></text:p>
          </table:table-cell>
          <table:table-cell table:number-columns-repeated="1017"/>
        </table:table-row>
        <table:table-row table:style-name="ro16">
          <table:table-cell office:value-type="string">
            <text:p>Elite Tactic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3" office:value-type="string">
            <text:p><text:span text:style-name="T4">While there are 2 or more heroes within 2 squares of you, you and the other heroes within 2 </text:span><text:span text:style-name="T5">squares of you </text:span><text:span text:style-name="T5">add +1R to your attack rolls.</text:span></text:p>
            <text:p><text:span text:style-name="T5"/></text:p>
          </table:table-cell>
          <table:table-cell table:number-columns-repeated="1017"/>
        </table:table-row>
        <table:table-row table:style-name="ro16">
          <table:table-cell office:value-type="string">
            <text:p>Banner of Crystalia</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3" office:value-type="string">
            <text:p><text:span text:style-name="T4">Support. You cannot use this support action if you have already moved this activation. <text:s/></text:span><text:span text:style-name="T5">Until you move </text:span><text:span text:style-name="T5">again, heros add +1W to their attack and defense rolls.</text:span></text:p>
            <text:p><text:span text:style-name="T5"/></text:p>
          </table:table-cell>
          <table:table-cell table:number-columns-repeated="1017"/>
        </table:table-row>
        <table:table-row table:style-name="ro18">
          <table:table-cell office:value-type="string">
            <text:p>Predato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6" office:value-type="string">
            <text:p><text:span text:style-name="T2">Rank XS. When an enemy model moves out of a square that is adjacent to the Fighter, the Fighter</text:span></text:p>
            <text:p><text:span text:style-name="T3">may immediately make its Basic Attack against the model.</text:span></text:p>
          </table:table-cell>
          <table:table-cell table:number-columns-repeated="1017"/>
        </table:table-row>
        <table:table-row table:style-name="ro18">
          <table:table-cell office:value-type="string">
            <text:p>Coordinated Attack</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7" office:value-type="string">
            <text:p><text:span text:style-name="T2">Melee Attack. If the target is engaged with more than one enemy, add +1R (instead of</text:span></text:p>
            <text:p><text:span text:style-name="T3">+1B) to the attack roll.</text:span></text:p>
          </table:table-cell>
          <table:table-cell table:number-columns-repeated="1017"/>
        </table:table-row>
        <table:table-row table:style-name="ro19">
          <table:table-cell office:value-type="string">
            <text:p>Grabby</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6" office:value-type="string">
            <text:p><text:span text:style-name="T2">Rank C. An enemy model that is adjacent to the Guardian may not move, unless it uses its action </text:span><text:span text:style-name="T2">to</text:span></text:p>
            <text:p><text:span text:style-name="T3">make, and win, an opposed STR test.</text:span></text:p>
          </table:table-cell>
          <table:table-cell table:number-columns-repeated="1017"/>
        </table:table-row>
        <table:table-row table:style-name="ro16">
          <table:table-cell office:value-type="string">
            <text:p>No Need For Sustenanc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3" office:value-type="string">
            <text:p><text:span text:style-name="T4">This Guardian may choose to reroll any potion and </text:span><text:span text:style-name="T5">heart results it rolls on red and blue dice during </text:span><text:span text:style-name="T5">defense rolls.</text:span></text:p>
            <text:p><text:span text:style-name="T5"/></text:p>
          </table:table-cell>
          <table:table-cell table:number-columns-repeated="1017"/>
        </table:table-row>
        <table:table-row table:style-name="ro15">
          <table:table-cell office:value-type="string">
            <text:p>Iron Halo</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Aura 3. Friendly models within the aura may add +1B to </text:span><text:span text:style-name="T6">defense rolls</text:span></text:p>
            <text:p><text:span text:style-name="T5"/></text:p>
          </table:table-cell>
          <table:table-cell table:number-columns-repeated="1017"/>
        </table:table-row>
        <table:table-row table:style-name="ro19">
          <table:table-cell office:value-type="string">
            <text:p>Dwarven Curs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Aura 3. Enemy models within the aura suffer -1W to</text:span></text:p>
            <text:p><text:span text:style-name="T6">attack rolls.</text:span></text:p>
            <text:p><text:span text:style-name="T5"/></text:p>
          </table:table-cell>
          <table:table-cell table:number-columns-repeated="1017"/>
        </table:table-row>
        <table:table-row table:style-name="ro19">
          <table:table-cell office:value-type="string">
            <text:p>Crack the Whip</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Choose a model within 3 squares, and move it up to 3</text:span></text:p>
            <text:p><text:span text:style-name="T6">squares in any direction.</text:span></text:p>
            <text:p><text:span text:style-name="T5"/></text:p>
          </table:table-cell>
          <table:table-cell table:number-columns-repeated="1017"/>
        </table:table-row>
        <table:table-row table:style-name="ro17">
          <table:table-cell office:value-type="string">
            <text:p>Carry Alof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Move this Guardian up to 2 squares. Then the Guardian</text:span></text:p>
            <text:p><text:span text:style-name="T6">may place any enemies that were adjacent to it before the move, adjacent to it in</text:span></text:p>
            <text:p><text:span text:style-name="T6">its new location.</text:span></text:p>
            <text:p><text:span text:style-name="T5"/></text:p>
          </table:table-cell>
          <table:table-cell table:number-columns-repeated="1017"/>
        </table:table-row>
        <table:table-row table:style-name="ro20">
          <table:table-cell office:value-type="string">
            <text:p>Bodyguard</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6" office:value-type="string">
            <text:p>Rank A. Friendly models that are adjacent to the Guardian may not be targeted by enemies.</text:p>
          </table:table-cell>
          <table:table-cell table:number-columns-repeated="1017"/>
        </table:table-row>
        <table:table-row table:style-name="ro2">
          <table:table-cell office:value-type="string">
            <text:p>Fight M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Enemy models within 3 squares suffer Pull 3.</text:span></text:p>
          </table:table-cell>
          <table:table-cell table:number-columns-repeated="1017"/>
        </table:table-row>
        <table:table-row table:style-name="ro14">
          <table:table-cell office:value-type="string">
            <text:p>Heroic Sacrific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3" office:value-type="string">
            <text:p><text:span text:style-name="T4">Support. Remove any number of heart tokens from this Hero and place them on any one </text:span><text:span text:style-name="T5">other Hero.</text:span></text:p>
            <text:p><text:span text:style-name="T5"/></text:p>
          </table:table-cell>
          <table:table-cell table:number-columns-repeated="1017"/>
        </table:table-row>
        <table:table-row table:style-name="ro15">
          <table:table-cell office:value-type="string">
            <text:p>Smit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5" office:value-type="string">
            <text:p><text:span text:style-name="T4">Gain +1W STR for each adjacent enemy model.</text:span></text:p>
            <text:p><text:span text:style-name="T5"/></text:p>
          </table:table-cell>
          <table:table-cell table:number-columns-repeated="1017"/>
        </table:table-row>
        <table:table-row table:style-name="ro15">
          <table:table-cell office:value-type="string">
            <text:p>I'll Face Them</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5" office:value-type="string">
            <text:p><text:span text:style-name="T4">Support. Swap locations with a Hero within line of sight.</text:span></text:p>
            <text:p><text:span text:style-name="T5"/></text:p>
          </table:table-cell>
          <table:table-cell table:number-columns-repeated="1017"/>
        </table:table-row>
        <table:table-row table:style-name="ro19">
          <table:table-cell office:value-type="string">
            <text:p>Inner Ligh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Enemy Magic and Missile attacks that could target this Guardian, and do not, suffer -1W to the</text:span></text:p>
            <text:p><text:span text:style-name="T6">roll.</text:span></text:p>
            <text:p><text:span text:style-name="T5"/></text:p>
          </table:table-cell>
          <table:table-cell table:number-columns-repeated="1017"/>
        </table:table-row>
        <table:table-row table:style-name="ro19">
          <table:table-cell office:value-type="string">
            <text:p>Inspiring Onslaugh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After this Guardian successfully performs an attack, all adjacent Heroes may perform</text:span></text:p>
            <text:p><text:span text:style-name="T6">an attack.</text:span></text:p>
            <text:p><text:span text:style-name="T5"/></text:p>
          </table:table-cell>
          <table:table-cell table:number-columns-repeated="1017"/>
        </table:table-row>
        <table:table-row table:style-name="ro19">
          <table:table-cell office:value-type="string">
            <text:p>Cut Them Dow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4" office:value-type="string">
            <text:p><text:span text:style-name="T4">Melee Attack. Perform this attack against every adjacent enemy. Each attack rolls one</text:span></text:p>
            <text:p><text:span text:style-name="T6">fewer dice than the last until no dice remain or all enemies have been attacked.</text:span></text:p>
            <text:p><text:span text:style-name="T5"/></text:p>
          </table:table-cell>
          <table:table-cell table:number-columns-repeated="1017"/>
        </table:table-row>
        <table:table-row table:style-name="ro16">
          <table:table-cell office:value-type="string">
            <text:p>Deadly Defens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3" office:value-type="string">
            <text:p><text:span text:style-name="T4">After this Guardian wins a defense roll and beats the attack roll by at least two stars, it may </text:span><text:span text:style-name="T5">immediately </text:span><text:span text:style-name="T5">perform an attack that rolls +1R dice.</text:span></text:p>
            <text:p><text:span text:style-name="T5"/></text:p>
          </table:table-cell>
          <table:table-cell table:number-columns-repeated="1017"/>
        </table:table-row>
        <table:table-row table:style-name="ro15">
          <table:table-cell office:value-type="string">
            <text:p>Cover M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Missile and Magic attacks that target enemies adjacent to this Guardian roll +1G dice.</text:span></text:p>
            <text:p><text:span text:style-name="T5"/></text:p>
          </table:table-cell>
          <table:table-cell table:number-columns-repeated="1017"/>
        </table:table-row>
        <table:table-row table:style-name="ro19">
          <table:table-cell office:value-type="string">
            <text:p>Togeth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4" office:value-type="string">
            <text:p><text:span text:style-name="T4">Melee Attack. This attack deals an additional amount of damage equal to the number of friendly</text:span></text:p>
            <text:p><text:span text:style-name="T6">models adjacent to the Guardian.</text:span></text:p>
            <text:p><text:span text:style-name="T5"/></text:p>
          </table:table-cell>
          <table:table-cell table:number-columns-repeated="1017"/>
        </table:table-row>
        <table:table-row table:style-name="ro18">
          <table:table-cell office:value-type="string">
            <text:p>Guiding Ligh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6" office:value-type="string">
            <text:p><text:span text:style-name="T2">Missile Attack. If the attack succeeds, the next attack that targets the same model during the</text:span></text:p>
            <text:p><text:span text:style-name="T3">turn adds +1B to the attack roll.</text:span></text:p>
          </table:table-cell>
          <table:table-cell table:number-columns-repeated="1017"/>
        </table:table-row>
        <table:table-row table:style-name="ro13">
          <table:table-cell office:value-type="string">
            <text:p>Guidepos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6" office:value-type="string">
            <text:p><text:span text:style-name="T2">Rank C. When the Guide uses an aura it may choose to keep the aura’s effect in the location</text:span></text:p>
            <text:p><text:span text:style-name="T3">where it was used, even if the Guide moves. Place a crystal token in the square where the Guide </text:span><text:span text:style-name="T3">used the</text:span></text:p>
            <text:p><text:span text:style-name="T3">aura. That square is now the source of the aura instead of the Guide.</text:span></text:p>
          </table:table-cell>
          <table:table-cell table:number-columns-repeated="1017"/>
        </table:table-row>
        <table:table-row table:style-name="ro17">
          <table:table-cell office:value-type="string">
            <text:p>Divine Arrow</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4" office:value-type="string">
            <text:p><text:span text:style-name="T4">Missile Attack. If the attack succeeds, Heros that are</text:span></text:p>
            <text:p><text:span text:style-name="T6">adjacent to the monster that is targeted with this attack get +1B to their next</text:span></text:p>
            <text:p><text:span text:style-name="T6">attack roll.</text:span></text:p>
            <text:p><text:span text:style-name="T5"/></text:p>
          </table:table-cell>
          <table:table-cell table:number-columns-repeated="1017"/>
        </table:table-row>
        <table:table-row table:style-name="ro14">
          <table:table-cell office:value-type="string">
            <text:p>Uplifting Fanfar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3" office:value-type="string">
            <text:p><text:span text:style-name="T4">Support. Aura 3. Heros who attack monsters within the </text:span><text:span text:style-name="T5">area add +1W to their attack roll.</text:span></text:p>
            <text:p><text:span text:style-name="T5"/></text:p>
          </table:table-cell>
          <table:table-cell table:number-columns-repeated="1017"/>
        </table:table-row>
        <table:table-row table:style-name="ro15">
          <table:table-cell office:value-type="string">
            <text:p>Hearty Grog</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One Hero may remove all status effect tokens.</text:span></text:p>
            <text:p><text:span text:style-name="T5"/></text:p>
          </table:table-cell>
          <table:table-cell table:number-columns-repeated="1017"/>
        </table:table-row>
        <table:table-row table:style-name="ro17">
          <table:table-cell office:value-type="string">
            <text:p>Piercing Sho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4" office:value-type="string">
            <text:p><text:span text:style-name="T4">Missile Attack. If this attack knocks out a monster, then you</text:span></text:p>
            <text:p><text:span text:style-name="T6">may apply the same attack roll to another monster within 2 squares of the</text:span></text:p>
            <text:p><text:span text:style-name="T6">first knocked out monster. You don’t gain hearts and potions again.</text:span></text:p>
            <text:p><text:span text:style-name="T5"/></text:p>
          </table:table-cell>
          <table:table-cell table:number-columns-repeated="1017"/>
        </table:table-row>
        <table:table-row table:style-name="ro14">
          <table:table-cell office:value-type="string">
            <text:p>Arrest Warran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3" office:value-type="string">
            <text:p><text:span text:style-name="T4">Support. Choose a model within 4 squares, and pull it 3 </text:span><text:span text:style-name="T5">squares toward this Hero.</text:span></text:p>
            <text:p><text:span text:style-name="T5"/></text:p>
          </table:table-cell>
          <table:table-cell table:number-columns-repeated="1017"/>
        </table:table-row>
        <table:table-row table:style-name="ro18">
          <table:table-cell office:value-type="string">
            <text:p>Magical Defens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6" office:value-type="string">
            <text:p><text:span text:style-name="T2">Rank A. The Guide may add its WILL to its ARM for defense rolls. If Magical Defense is</text:span></text:p>
            <text:p><text:span text:style-name="T3">used, the Guide may not use Magic Attacks during its next activation.</text:span></text:p>
          </table:table-cell>
          <table:table-cell table:number-columns-repeated="1017"/>
        </table:table-row>
        <table:table-row table:style-name="ro19">
          <table:table-cell office:value-type="string">
            <text:p>Heartseek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4" office:value-type="string">
            <text:p><text:span text:style-name="T4">Missile Attack. If the attack is successful the target and all monsters within 2 squares of it</text:span></text:p>
            <text:p><text:span text:style-name="T6">suffer Bane.</text:span></text:p>
            <text:p><text:span text:style-name="T5"/></text:p>
          </table:table-cell>
          <table:table-cell table:number-columns-repeated="1017"/>
        </table:table-row>
        <table:table-row table:style-name="ro19">
          <table:table-cell office:value-type="string">
            <text:p>Stay Awhile, and Lear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Aura 3. When a Hero within the area successfully attacks they may look </text:span><text:span text:style-name="T6">at the top card of the Loot </text:span><text:span text:style-name="T6">Deck.</text:span></text:p>
            <text:p><text:span text:style-name="T5"/></text:p>
          </table:table-cell>
          <table:table-cell table:number-columns-repeated="1017"/>
        </table:table-row>
        <table:table-row table:style-name="ro14">
          <table:table-cell office:value-type="string">
            <text:p>Common Sense Advic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3" office:value-type="string">
            <text:p><text:span text:style-name="T4">Support. Choose a hero within 3 squares. The chosen hero adds +1R to their next </text:span><text:span text:style-name="T5">attack roll.</text:span></text:p>
            <text:p><text:span text:style-name="T5"/></text:p>
          </table:table-cell>
          <table:table-cell table:number-columns-repeated="1017"/>
        </table:table-row>
        <table:table-row table:style-name="ro16">
          <table:table-cell office:value-type="string">
            <text:p>Guiding Strik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3" office:value-type="string">
            <text:p><text:span text:style-name="T4">Missile Attack. If the attack knocks out its target. Every hero within 2 squares of you adds </text:span><text:span text:style-name="T5">+1R to their next </text:span><text:span text:style-name="T5">attack roll.</text:span></text:p>
            <text:p><text:span text:style-name="T5"/></text:p>
          </table:table-cell>
          <table:table-cell table:number-columns-repeated="1017"/>
        </table:table-row>
        <table:table-row table:style-name="ro16">
          <table:table-cell office:value-type="string">
            <text:p>Tax Collectio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3" office:value-type="string">
            <text:p><text:span text:style-name="T4">Missile Attack. If the target is suffering a status effect and the attack is successful all heroes </text:span><text:span text:style-name="T5">gain a potion </text:span><text:span text:style-name="T5">token.</text:span></text:p>
            <text:p><text:span text:style-name="T5"/></text:p>
          </table:table-cell>
          <table:table-cell table:number-columns-repeated="1017"/>
        </table:table-row>
        <table:table-row table:style-name="ro16">
          <table:table-cell office:value-type="string">
            <text:p>Brilliant Wing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3" office:value-type="string">
            <text:p><text:span text:style-name="T4">Support. If used before you move, then after you move you may place any heroes that were </text:span><text:span text:style-name="T5">adjacent to </text:span><text:span text:style-name="T5">you before you started moving adjacent to you after you are done moving.</text:span></text:p>
            <text:p><text:span text:style-name="T5"/></text:p>
          </table:table-cell>
          <table:table-cell table:number-columns-repeated="1017"/>
        </table:table-row>
        <table:table-row table:style-name="ro16">
          <table:table-cell office:value-type="string">
            <text:p>Epic Ballad</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3" office:value-type="string">
            <text:p><text:span text:style-name="T4">Support. Once per encounter, heroes add +1G to either their attack or defense rolls until the </text:span><text:span text:style-name="T5">beginning of </text:span><text:span text:style-name="T5">your next activation.</text:span></text:p>
            <text:p><text:span text:style-name="T5"/></text:p>
          </table:table-cell>
          <table:table-cell table:number-columns-repeated="1017"/>
        </table:table-row>
        <table:table-row table:style-name="ro16">
          <table:table-cell office:value-type="string">
            <text:p>Frying Pa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3" office:value-type="string">
            <text:p><text:span text:style-name="T4">Melee Attack. +1R to the attack roll. If this attack succeeds, the target suffers Bane. After </text:span><text:span text:style-name="T5">making this </text:span><text:span text:style-name="T5">attack you suffer Slow.</text:span></text:p>
            <text:p><text:span text:style-name="T5"/></text:p>
          </table:table-cell>
          <table:table-cell table:number-columns-repeated="1017"/>
        </table:table-row>
        <table:table-row table:style-name="ro2">
          <table:table-cell office:value-type="string">
            <text:p>Starlight Crow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Missile and Magic attacks made against you suffer -2W to their roll.</text:span></text:p>
          </table:table-cell>
          <table:table-cell table:number-columns-repeated="1017"/>
        </table:table-row>
        <table:table-row table:style-name="ro2">
          <table:table-cell office:value-type="string">
            <text:p>Bound By Law</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4" office:value-type="string">
            <text:p><text:span text:style-name="T4">Missile Attack. If the attack is successful the target suffers Bane, Knockdown, and Poison.</text:span></text:p>
          </table:table-cell>
          <table:table-cell table:number-columns-repeated="1017"/>
        </table:table-row>
        <table:table-row table:style-name="ro18">
          <table:table-cell office:value-type="string">
            <text:p>Arcane Blas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6" office:value-type="string">
            <text:p><text:span text:style-name="T2">Magic Attack. If the attack succeeds, you may make a second Magic Attack against a different</text:span></text:p>
            <text:p><text:span text:style-name="T3">target.</text:span></text:p>
          </table:table-cell>
          <table:table-cell table:number-columns-repeated="1017"/>
        </table:table-row>
        <table:table-row table:style-name="ro18">
          <table:table-cell office:value-type="string">
            <text:p>Magical Knowledg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6" office:value-type="string">
            <text:p><text:span text:style-name="T2">Rank A. The Mage adds +1B to defense rolls against Magic Attacks. Additionally, the</text:span></text:p>
            <text:p><text:span text:style-name="T3">Mage adds +1B to any roll that requires magical knowledge or aptitude.</text:span></text:p>
          </table:table-cell>
          <table:table-cell table:number-columns-repeated="1017"/>
        </table:table-row>
        <table:table-row table:style-name="ro15">
          <table:table-cell office:value-type="string">
            <text:p>Magma Strik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Your magic attacks cause Fire.</text:span></text:p>
            <text:p><text:span text:style-name="T5"/></text:p>
          </table:table-cell>
          <table:table-cell table:number-columns-repeated="1017"/>
        </table:table-row>
        <table:table-row table:style-name="ro14">
          <table:table-cell office:value-type="string">
            <text:p>Unstable Mixtur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3" office:value-type="string">
            <text:p><text:span text:style-name="T4">Magic Attack. You may spend 1 potion token to ad +1R </text:span><text:span text:style-name="T5">to the attack roll.</text:span></text:p>
            <text:p><text:span text:style-name="T5"/></text:p>
          </table:table-cell>
          <table:table-cell table:number-columns-repeated="1017"/>
        </table:table-row>
        <table:table-row table:style-name="ro16">
          <table:table-cell office:value-type="string">
            <text:p>Arc Lightning</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3" office:value-type="string">
            <text:p><text:span text:style-name="T4">Magic Attack. If this attack knocks out its first target, make </text:span><text:span text:style-name="T5">a second attack on another enemy model </text:span><text:span text:style-name="T5">within 2 squares of the first target. <text:s/>The second attack gains +1R dice.</text:span></text:p>
            <text:p><text:span text:style-name="T5"/></text:p>
          </table:table-cell>
          <table:table-cell table:number-columns-repeated="1017"/>
        </table:table-row>
        <table:table-row table:style-name="ro14">
          <table:table-cell office:value-type="string">
            <text:p>Channel</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3" office:value-type="string">
            <text:p><text:span text:style-name="T4">Support. Aura 3. Heroes that make magic attacks while within the </text:span><text:span text:style-name="T5">area add +1B to the attack roll.</text:span></text:p>
            <text:p><text:span text:style-name="T5"/></text:p>
          </table:table-cell>
          <table:table-cell table:number-columns-repeated="1017"/>
        </table:table-row>
        <table:table-row table:style-name="ro15">
          <table:table-cell office:value-type="string">
            <text:p>Refreshing Rai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Heal 1 wound from a Hero within 6 squares.</text:span></text:p>
            <text:p><text:span text:style-name="T5"/></text:p>
          </table:table-cell>
          <table:table-cell table:number-columns-repeated="1017"/>
        </table:table-row>
        <table:table-row table:style-name="ro18">
          <table:table-cell office:value-type="string">
            <text:p>Potion Mast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6" office:value-type="string">
            <text:p><text:span text:style-name="T2">Rank A. The Mage may use one additional potion during its activation. This may be an item</text:span></text:p>
            <text:p><text:span text:style-name="T3">that requires the use of a potion.</text:span></text:p>
          </table:table-cell>
          <table:table-cell table:number-columns-repeated="1017"/>
        </table:table-row>
        <table:table-row table:style-name="ro15">
          <table:table-cell office:value-type="string">
            <text:p>Blizzard</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4" office:value-type="string">
            <text:p><text:span text:style-name="T4">Magic Attack. Burst 1, Ice, -1W to the attack roll.</text:span></text:p>
            <text:p><text:span text:style-name="T5"/></text:p>
          </table:table-cell>
          <table:table-cell table:number-columns-repeated="1017"/>
        </table:table-row>
        <table:table-row table:style-name="ro19">
          <table:table-cell office:value-type="string">
            <text:p>Experimental Concoctio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Remove 1 potion token to have any hero add +1R to attack rolls and</text:span></text:p>
            <text:p><text:span text:style-name="T6">suffer -1W to defense rolls until the end of their next activation.</text:span></text:p>
            <text:p><text:span text:style-name="T5"/></text:p>
          </table:table-cell>
          <table:table-cell table:number-columns-repeated="1017"/>
        </table:table-row>
        <table:table-row table:style-name="ro2">
          <table:table-cell office:value-type="string">
            <text:p>Fire Wav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4" office:value-type="string">
            <text:p><text:span text:style-name="T4">Magical Attack. Burst 1, Fire, from the square the mage is on.</text:span></text:p>
          </table:table-cell>
          <table:table-cell table:number-columns-repeated="1017"/>
        </table:table-row>
        <table:table-row table:style-name="ro19">
          <table:table-cell office:value-type="string">
            <text:p>Sigil of Warding</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Aura 2, friendly models within the area add +1B to defense rolls against ranged</text:span></text:p>
            <text:p><text:span text:style-name="T6">and magic attacks.</text:span></text:p>
            <text:p><text:span text:style-name="T5"/></text:p>
          </table:table-cell>
          <table:table-cell table:number-columns-repeated="1017"/>
        </table:table-row>
        <table:table-row table:style-name="ro19">
          <table:table-cell office:value-type="string">
            <text:p>Storm Armo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Choose a hero within 3 squares. Until the beginning of their next activation when</text:span></text:p>
            <text:p><text:span text:style-name="T6">the chosen hero takes damage, the model that caused the damage also suffers one damage.</text:span></text:p>
            <text:p><text:span text:style-name="T5"/></text:p>
          </table:table-cell>
          <table:table-cell table:number-columns-repeated="1017"/>
        </table:table-row>
        <table:table-row table:style-name="ro19">
          <table:table-cell office:value-type="string">
            <text:p>Chain Lightning</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4" office:value-type="string">
            <text:p><text:span text:style-name="T4">Magical Attack. Choose a target and up to two additional models within 2 squares of it.</text:span></text:p>
            <text:p><text:span text:style-name="T6">Roll to attack each of them. These attack rolls suffer -1W.</text:span></text:p>
            <text:p><text:span text:style-name="T5"/></text:p>
          </table:table-cell>
          <table:table-cell table:number-columns-repeated="1017"/>
        </table:table-row>
        <table:table-row table:style-name="ro15">
          <table:table-cell office:value-type="string">
            <text:p>Meteo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4" office:value-type="string">
            <text:p><text:span text:style-name="T4">Magical Attack. Once per encounter. Burst 3, Fire.</text:span></text:p>
            <text:p><text:span text:style-name="T5"/></text:p>
          </table:table-cell>
          <table:table-cell table:number-columns-repeated="1017"/>
        </table:table-row>
        <table:table-row table:style-name="ro19">
          <table:table-cell office:value-type="string">
            <text:p>Power Word</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4" office:value-type="string">
            <text:p><text:span text:style-name="T4">Magical Attack. +1R. If successful this attack deals 1 extra damage. May not be used on this</text:span></text:p>
            <text:p><text:span text:style-name="T6">hero’s next activation.</text:span></text:p>
            <text:p><text:span text:style-name="T5"/></text:p>
          </table:table-cell>
          <table:table-cell table:number-columns-repeated="1017"/>
        </table:table-row>
        <table:table-row table:style-name="ro19">
          <table:table-cell office:value-type="string">
            <text:p>Time Stop</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As an additional cost suffer one damage. Choose 2 heros. The next time these heros</text:span></text:p>
            <text:p><text:span text:style-name="T6">activate they may take 2 actions.</text:span></text:p>
            <text:p><text:span text:style-name="T5"/></text:p>
          </table:table-cell>
          <table:table-cell table:number-columns-repeated="1017"/>
        </table:table-row>
        <table:table-row table:style-name="ro19">
          <table:table-cell office:value-type="string">
            <text:p>Weird Elixi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As an additional cost remove 1 potion token. A hero of your choice gets +1R to any</text:span></text:p>
            <text:p><text:span text:style-name="T6">stat of your choice for their next 2 activations.</text:span></text:p>
            <text:p><text:span text:style-name="T5"/></text:p>
          </table:table-cell>
          <table:table-cell table:number-columns-repeated="1017"/>
        </table:table-row>
        <table:table-row table:style-name="ro20">
          <table:table-cell office:value-type="string">
            <text:p>Arcane Armageddo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6" office:value-type="string">
            <text:p>Rank XS. The Mage’s Arcane Burst basic attack gains the Burst 1 area effect.</text:p>
          </table:table-cell>
          <table:table-cell table:number-columns-repeated="1017"/>
        </table:table-row>
        <table:table-row table:style-name="ro18">
          <table:table-cell office:value-type="string">
            <text:p>True Sho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6" office:value-type="string">
            <text:p><text:span text:style-name="T2">Missile Attack. If the Ranger does not move this turn, this attack does not require line of sight.</text:span></text:p>
            <text:p><text:span text:style-name="T3">Range must be counted around walls and structures.</text:span></text:p>
          </table:table-cell>
          <table:table-cell table:number-columns-repeated="1017"/>
        </table:table-row>
        <table:table-row table:style-name="ro18">
          <table:table-cell office:value-type="string">
            <text:p>Master Hunt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6" office:value-type="string">
            <text:p><text:span text:style-name="T2">Rank C. The Ranger treats difficult terrain squares as open squares. Additionally, the Ranger</text:span></text:p>
            <text:p><text:span text:style-name="T3">adds +1B to any roll that requires wilderness knowledge or tracking.</text:span></text:p>
          </table:table-cell>
          <table:table-cell table:number-columns-repeated="1017"/>
        </table:table-row>
        <table:table-row table:style-name="ro14">
          <table:table-cell office:value-type="string">
            <text:p>Survivalis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3" office:value-type="string">
            <text:p><text:span text:style-name="T4">Once per activation, when this Ranger moves into difficult </text:span><text:span text:style-name="T5">terrain, it may Heal 1.</text:span></text:p>
            <text:p><text:span text:style-name="T5"/></text:p>
          </table:table-cell>
          <table:table-cell table:number-columns-repeated="1017"/>
        </table:table-row>
        <table:table-row table:style-name="ro16">
          <table:table-cell office:value-type="string">
            <text:p>Sprite Syrup</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3" office:value-type="string">
            <text:p><text:span text:style-name="T4">When the Ranger uses a potion it may cause another Hero </text:span><text:span text:style-name="T5">to gain one additional action this turn, </text:span><text:span text:style-name="T5">instead of the normal effects of the potion.</text:span></text:p>
            <text:p><text:span text:style-name="T5"/></text:p>
          </table:table-cell>
          <table:table-cell table:number-columns-repeated="1017"/>
        </table:table-row>
        <table:table-row table:style-name="ro15">
          <table:table-cell office:value-type="string">
            <text:p>Herbalis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Wave 2. Heroes remove all status effects.</text:span></text:p>
            <text:p><text:span text:style-name="T5"/></text:p>
          </table:table-cell>
          <table:table-cell table:number-columns-repeated="1017"/>
        </table:table-row>
        <table:table-row table:style-name="ro15">
          <table:table-cell office:value-type="string">
            <text:p>Teth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4" office:value-type="string">
            <text:p><text:span text:style-name="T4">Missile Attack. Even if the attack does not succeed, pull the target 6 </text:span><text:span text:style-name="T6">squares toward the Royal Hunter.</text:span></text:p>
            <text:p><text:span text:style-name="T5"/></text:p>
          </table:table-cell>
          <table:table-cell table:number-columns-repeated="1017"/>
        </table:table-row>
        <table:table-row table:style-name="ro16">
          <table:table-cell office:value-type="string">
            <text:p>Truth In All</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3" office:value-type="string">
            <text:p><text:span text:style-name="T4">The Ranger’s Missile attacks ignore all abilities and actions </text:span><text:span text:style-name="T5">that would affect what it can target, such as </text:span><text:span text:style-name="T5">Stealth. The Ranger gains +1B dice on rolls to detect a lie.</text:span></text:p>
            <text:p><text:span text:style-name="T5"/></text:p>
          </table:table-cell>
          <table:table-cell table:number-columns-repeated="1017"/>
        </table:table-row>
        <table:table-row table:style-name="ro20">
          <table:table-cell office:value-type="string">
            <text:p>Far Sho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6" office:value-type="string">
            <text:p>Rank A. The Ranger’s Missile Attacks have a range of 8 squares, instead of 6.</text:p>
          </table:table-cell>
          <table:table-cell table:number-columns-repeated="1017"/>
        </table:table-row>
        <table:table-row table:style-name="ro15">
          <table:table-cell office:value-type="string">
            <text:p>Flaming Arrow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The Ranger’s successful Missile Attacks inflict Fire.</text:span></text:p>
            <text:p><text:span text:style-name="T5"/></text:p>
          </table:table-cell>
          <table:table-cell table:number-columns-repeated="1017"/>
        </table:table-row>
        <table:table-row table:style-name="ro14">
          <table:table-cell office:value-type="string">
            <text:p>Nature's Guidanc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3" office:value-type="string">
            <text:p><text:span text:style-name="T4">The Ranger gains +1B dice to any attack rolls it makes while on or adjacent to difficult </text:span><text:span text:style-name="T5">terrain.</text:span></text:p>
            <text:p><text:span text:style-name="T5"/></text:p>
          </table:table-cell>
          <table:table-cell table:number-columns-repeated="1017"/>
        </table:table-row>
        <table:table-row table:style-name="ro15">
          <table:table-cell office:value-type="string">
            <text:p>Nature's Protectio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The Ranger gains +1B dice to any defense rolls it makes while on or adjacent to </text:span><text:span text:style-name="T6">difficult terrain.</text:span></text:p>
            <text:p><text:span text:style-name="T5"/></text:p>
          </table:table-cell>
          <table:table-cell table:number-columns-repeated="1017"/>
        </table:table-row>
        <table:table-row table:style-name="ro2">
          <table:table-cell office:value-type="string">
            <text:p>Bramble Patc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Aura 2. The area within the aura is considered difficult terrain.</text:span></text:p>
          </table:table-cell>
          <table:table-cell table:number-columns-repeated="1017"/>
        </table:table-row>
        <table:table-row table:style-name="ro2">
          <table:table-cell office:value-type="string">
            <text:p>Hit and Ru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The Ranger may move up to two squares after making a successful Missile Attack.</text:span></text:p>
          </table:table-cell>
          <table:table-cell table:number-columns-repeated="1017"/>
        </table:table-row>
        <table:table-row table:style-name="ro2">
          <table:table-cell office:value-type="string">
            <text:p>Sparkle Burs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4" office:value-type="string">
            <text:p><text:span text:style-name="T4">Missile Attack. Burst 1.</text:span></text:p>
          </table:table-cell>
          <table:table-cell table:number-columns-repeated="1017"/>
        </table:table-row>
        <table:table-row table:style-name="ro14">
          <table:table-cell office:value-type="string">
            <text:p>Double Nock</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3" office:value-type="string">
            <text:p><text:span text:style-name="T4">Missile Attack. The Ranger gains +2B dice to this attack and must split its dice between two </text:span><text:span text:style-name="T5">targets.</text:span></text:p>
            <text:p><text:span text:style-name="T5"/></text:p>
          </table:table-cell>
          <table:table-cell table:number-columns-repeated="1017"/>
        </table:table-row>
        <table:table-row table:style-name="ro16">
          <table:table-cell office:value-type="string">
            <text:p>Vital Strik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3" office:value-type="string">
            <text:p><text:span text:style-name="T4">Missile Attack. If the attack succeeds and beats the defense roll by at least two stars it inflicts </text:span><text:span text:style-name="T5">one </text:span><text:span text:style-name="T5">additional damage.</text:span></text:p>
            <text:p><text:span text:style-name="T5"/></text:p>
          </table:table-cell>
          <table:table-cell table:number-columns-repeated="1017"/>
        </table:table-row>
        <table:table-row table:style-name="ro2">
          <table:table-cell office:value-type="string">
            <text:p>Snare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Wave 3. Slow.</text:span></text:p>
          </table:table-cell>
          <table:table-cell table:number-columns-repeated="1017"/>
        </table:table-row>
        <table:table-row table:style-name="ro15">
          <table:table-cell office:value-type="string">
            <text:p>Spott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The Ranger gains +1G dice to all Missile Attacks targeting an enemy model that is engaged with at</text:span></text:p>
            <text:p><text:span text:style-name="T5">least one friendly model.</text:span></text:p>
          </table:table-cell>
          <table:table-cell table:number-columns-repeated="1017"/>
        </table:table-row>
        <table:table-row table:style-name="ro20">
          <table:table-cell office:value-type="string">
            <text:p>Shelt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6" office:value-type="string">
            <text:p>All Heroes on the same tile as the Ranger add +1B to all attack rolls and defense rolls.</text:p>
          </table:table-cell>
          <table:table-cell table:number-columns-repeated="1017"/>
        </table:table-row>
        <table:table-row table:style-name="ro20">
          <table:table-cell office:value-type="string">
            <text:p>Knife in the Dark</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6" office:value-type="string">
            <text:p>Missile Attack. This attack may be made against adjacent models.</text:p>
          </table:table-cell>
          <table:table-cell table:number-columns-repeated="1017"/>
        </table:table-row>
        <table:table-row table:style-name="ro19">
          <table:table-cell office:value-type="string">
            <text:p>Thief</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6" office:value-type="string">
            <text:p><text:span text:style-name="T2">Rank C. Whenever the Rogue draws Loot it may draw an additional card. Additionally, the Rogue </text:span><text:span text:style-name="T2">adds</text:span></text:p>
            <text:p><text:span text:style-name="T3">+1B to any roll that requires deception or sleight of hand.</text:span></text:p>
          </table:table-cell>
          <table:table-cell table:number-columns-repeated="1017"/>
        </table:table-row>
        <table:table-row table:style-name="ro16">
          <table:table-cell office:value-type="string">
            <text:p>Can't Catch M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3" office:value-type="string">
            <text:p><text:span text:style-name="T4">After making a successful missile attack, this Rogue may </text:span><text:span text:style-name="T5">move up to two squares directly away from </text:span><text:span text:style-name="T5">the model it attacked.</text:span></text:p>
            <text:p><text:span text:style-name="T5"/></text:p>
          </table:table-cell>
          <table:table-cell table:number-columns-repeated="1017"/>
        </table:table-row>
        <table:table-row table:style-name="ro16">
          <table:table-cell office:value-type="string">
            <text:p>Rigged to Blow</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3" office:value-type="string">
            <text:p><text:span text:style-name="T4">Missile attack. Burst 1, centered on this Rogue. This </text:span><text:span text:style-name="T5">attack rolls +1B dice. To make this attack, this </text:span><text:span text:style-name="T5">Rogue must discard an equipped loot card.</text:span></text:p>
            <text:p><text:span text:style-name="T5"/></text:p>
          </table:table-cell>
          <table:table-cell table:number-columns-repeated="1017"/>
        </table:table-row>
        <table:table-row table:style-name="ro16">
          <table:table-cell office:value-type="string">
            <text:p>Personal Concoctio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3" office:value-type="string">
            <text:p><text:span text:style-name="T4">When this Rogue uses a potion action, instead of </text:span><text:span text:style-name="T5">the usual healing effect, it must instead choose a </text:span><text:span text:style-name="T5">status effect other than Fire or Ice and apply it to all adjacent models (friendly and enemy).</text:span></text:p>
            <text:p><text:span text:style-name="T5"/></text:p>
          </table:table-cell>
          <table:table-cell table:number-columns-repeated="1017"/>
        </table:table-row>
        <table:table-row table:style-name="ro3">
          <table:table-cell office:value-type="string">
            <text:p>A Ready Knif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If the target is engaged with this Rogue and at least one </text:span><text:span text:style-name="T6">other Hero, this Rogue’s missile attacks inflict one </text:span><text:span text:style-name="T6">additional damage.</text:span></text:p>
          </table:table-cell>
          <table:table-cell table:number-columns-repeated="1017"/>
        </table:table-row>
        <table:table-row table:style-name="ro21">
          <table:table-cell office:value-type="string">
            <text:p>Squirrely</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3" office:value-type="string">
            <text:p><text:span text:style-name="T4">When this model makes a defense roll, it may choose one of its </text:span><text:span text:style-name="T5">dice and reroll it.</text:span></text:p>
          </table:table-cell>
          <table:table-cell table:number-columns-repeated="1017"/>
        </table:table-row>
        <table:table-row table:style-name="ro19">
          <table:table-cell office:value-type="string">
            <text:p>Stealt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6" office:value-type="string">
            <text:p><text:span text:style-name="T2">Rank A. Attacks targeting the Rogue reduce their range by 2 squares, to a minimum of 1. </text:span><text:span text:style-name="T2">Additionally,</text:span></text:p>
            <text:p><text:span text:style-name="T3">the Rogue adds +1B to any roll that require stealth or subterfuge.</text:span></text:p>
          </table:table-cell>
          <table:table-cell table:number-columns-repeated="1017"/>
        </table:table-row>
        <table:table-row table:style-name="ro14">
          <table:table-cell office:value-type="string">
            <text:p>I Pocketed One Mor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3" office:value-type="string">
            <text:p><text:span text:style-name="T4">Once per Encounter, after any Hero uses an item from the backpack or equipped </text:span><text:span text:style-name="T5">to this Rogue, this </text:span><text:span text:style-name="T5">Rogue may choose for the item not to be discarded.</text:span></text:p>
          </table:table-cell>
          <table:table-cell table:number-columns-repeated="1017"/>
        </table:table-row>
        <table:table-row table:style-name="ro14">
          <table:table-cell office:value-type="string">
            <text:p>Scroung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3" office:value-type="string">
            <text:p><text:span text:style-name="T4">Support. Once per Encounter, draw three items, select one to put in the backpack, and discard </text:span><text:span text:style-name="T5">the rest.</text:span></text:p>
            <text:p><text:span text:style-name="T5"/></text:p>
          </table:table-cell>
          <table:table-cell table:number-columns-repeated="1017"/>
        </table:table-row>
        <table:table-row table:style-name="ro15">
          <table:table-cell office:value-type="string">
            <text:p>Proficien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Once per activation, this Rogue may take the Interact action without using up its action for the</text:span></text:p>
            <text:p><text:span text:style-name="T5">activation.</text:span></text:p>
          </table:table-cell>
          <table:table-cell table:number-columns-repeated="1017"/>
        </table:table-row>
        <table:table-row table:style-name="ro19">
          <table:table-cell office:value-type="string">
            <text:p>Apply Poiso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Once per Encounter, select one piece of equipment which is equipped to this Rogue</text:span></text:p>
            <text:p><text:span text:style-name="T6">or an adjacent Hero. For the remainder of the Encounter, double all non-ARM dice bonuses gained from the</text:span></text:p>
            <text:p><text:span text:style-name="T5">selected equipment.</text:span></text:p>
          </table:table-cell>
          <table:table-cell table:number-columns-repeated="1017"/>
        </table:table-row>
        <table:table-row table:style-name="ro15">
          <table:table-cell office:value-type="string">
            <text:p>The Treasure Is This Way!</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Place this Rogue adjacent to a treasure chest or treasure pile within</text:span></text:p>
            <text:p><text:span text:style-name="T5">six squares, regardless of line of sight.</text:span></text:p>
          </table:table-cell>
          <table:table-cell table:number-columns-repeated="1017"/>
        </table:table-row>
        <table:table-row table:style-name="ro15">
          <table:table-cell office:value-type="string">
            <text:p>A Skilled Blad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4" office:value-type="string">
            <text:p><text:span text:style-name="T4">Missile attack. This attack inflicts one additional damage. This Rogue must discard an</text:span></text:p>
            <text:p><text:span text:style-name="T5">equipment card from the backpack to make this attack.</text:span></text:p>
          </table:table-cell>
          <table:table-cell table:number-columns-repeated="1017"/>
        </table:table-row>
        <table:table-row table:style-name="ro15">
          <table:table-cell office:value-type="string">
            <text:p>Distractio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4" office:value-type="string">
            <text:p><text:span text:style-name="T4">Missile attack. If the target is engaged with at least one Hero other than this Rogue, the target</text:span></text:p>
            <text:p><text:span text:style-name="T5">must reroll any and all dice of this Rogue’s choice when rolling for defense.</text:span></text:p>
          </table:table-cell>
          <table:table-cell table:number-columns-repeated="1017"/>
        </table:table-row>
        <table:table-row table:style-name="ro15">
          <table:table-cell office:value-type="string">
            <text:p>Blade Storm</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4" office:value-type="string">
            <text:p><text:span text:style-name="T4">Missile attack. This Rogue rolls +1R dice for each equipment card it has equipped. This attack</text:span></text:p>
            <text:p><text:span text:style-name="T5">must split its dice between at least two enemies (it may be split between more).</text:span></text:p>
          </table:table-cell>
          <table:table-cell table:number-columns-repeated="1017"/>
        </table:table-row>
        <table:table-row table:style-name="ro15">
          <table:table-cell office:value-type="string">
            <text:p>The Dancing Blad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Aura 4. Select one loot card equipped to this Rogue. All Heroes within the</text:span></text:p>
            <text:p><text:span text:style-name="T5">aura gain the benefits of the loot as if it were equipped to them.</text:span></text:p>
          </table:table-cell>
          <table:table-cell table:number-columns-repeated="1017"/>
        </table:table-row>
        <table:table-row table:style-name="ro15">
          <table:table-cell office:value-type="string">
            <text:p>Take Advantag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5" office:value-type="string">
            <text:p><text:span text:style-name="T4">Missile attack. If this Rogue is adjacent to its target, this attack inflicts an additional</text:span></text:p>
            <text:p><text:span text:style-name="T5">amount of damage equal to the number of status effect tokens on the target.</text:span></text:p>
          </table:table-cell>
          <table:table-cell table:number-columns-repeated="1017"/>
        </table:table-row>
        <table:table-row table:style-name="ro18">
          <table:table-cell office:value-type="string">
            <text:p>Backstabb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6" office:value-type="string">
            <text:p><text:span text:style-name="T2">Rank XS. When the Rogue suffers a wound, it may choose to have an adjacent friendly model</text:span></text:p>
            <text:p><text:span text:style-name="T3">suffer the wound instead.</text:span></text:p>
          </table:table-cell>
          <table:table-cell table:number-columns-repeated="1017"/>
        </table:table-row>
        <table:table-row table:style-name="ro20">
          <table:table-cell office:value-type="string">
            <text:p>Dervish Techniqu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6" office:value-type="string">
            <text:p>Missile Attack. If the attack succeeds, the Wanderer may immediately move 2 squares.</text:p>
          </table:table-cell>
          <table:table-cell table:number-columns-repeated="1017"/>
        </table:table-row>
        <table:table-row table:style-name="ro20">
          <table:table-cell office:value-type="string">
            <text:p>Sidestep</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6" office:value-type="string">
            <text:p>Rank C. If the Wanderer wins a defense roll, it may immediately move 1 square.</text:p>
          </table:table-cell>
          <table:table-cell table:number-columns-repeated="1017"/>
        </table:table-row>
        <table:table-row table:style-name="ro15">
          <table:table-cell office:value-type="string">
            <text:p>Snowstorm</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Aura 2. The squares within the aura block line of</text:span></text:p>
            <text:p><text:span text:style-name="T5">sight.</text:span></text:p>
          </table:table-cell>
          <table:table-cell table:number-columns-repeated="1017"/>
        </table:table-row>
        <table:table-row table:style-name="ro19">
          <table:table-cell office:value-type="string">
            <text:p>9 Live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When this model would be Knocked Out, roll 1R dice. This model</text:span></text:p>
            <text:p><text:span text:style-name="T6">heals one damage for every star rolled. If this model rolls no stars, it is</text:span></text:p>
            <text:p><text:span text:style-name="T5">Knocked Out as normal.</text:span></text:p>
          </table:table-cell>
          <table:table-cell table:number-columns-repeated="1017"/>
        </table:table-row>
        <table:table-row table:style-name="ro15">
          <table:table-cell office:value-type="string">
            <text:p>Flintlock Pistol</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4" office:value-type="string">
            <text:p><text:span text:style-name="T4">Missile Attack. This attack rolls +1R dice. This Wanderer</text:span></text:p>
            <text:p><text:span text:style-name="T5">must spend two movement points in order to make this attack.</text:span></text:p>
          </table:table-cell>
          <table:table-cell table:number-columns-repeated="1017"/>
        </table:table-row>
        <table:table-row table:style-name="ro2">
          <table:table-cell office:value-type="string">
            <text:p>Super Shurike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4" office:value-type="string">
            <text:p><text:span text:style-name="T4">Missile Attack. This attack does not require line of sight.</text:span></text:p>
          </table:table-cell>
          <table:table-cell table:number-columns-repeated="1017"/>
        </table:table-row>
        <table:table-row table:style-name="ro2">
          <table:table-cell office:value-type="string">
            <text:p>Jaunty Tun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Aura 2. All friendly models add +1B to attack rolls.</text:span></text:p>
          </table:table-cell>
          <table:table-cell table:number-columns-repeated="1017"/>
        </table:table-row>
        <table:table-row table:style-name="ro13">
          <table:table-cell office:value-type="string">
            <text:p>Tactical Lor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7" office:value-type="string">
            <text:p><text:span text:style-name="T2">Rank A. If the Wanderer triggers an ability that allows its model to be moved or placed, outside</text:span></text:p>
            <text:p><text:span text:style-name="T3">of normal movement, you may allow another Hero to move instead. Additionally, the Wanderer </text:span><text:span text:style-name="T3">adds +1B to</text:span></text:p>
            <text:p><text:span text:style-name="T3">any roll that requires knowledge of history, legends, or random esoterica.</text:span></text:p>
          </table:table-cell>
          <table:table-cell table:number-columns-repeated="1017"/>
        </table:table-row>
        <table:table-row table:style-name="ro2">
          <table:table-cell office:value-type="string">
            <text:p>Quick Retrea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After this Wanderer suffers damage, it may move up to three squares.</text:span></text:p>
          </table:table-cell>
          <table:table-cell table:number-columns-repeated="1017"/>
        </table:table-row>
        <table:table-row table:style-name="ro15">
          <table:table-cell office:value-type="string">
            <text:p>Life on the Road</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This Hero and other Heroes beginning their activations within two squares of it may move</text:span></text:p>
            <text:p><text:span text:style-name="T5">one additional time as a part of their normal movement during their activations.</text:span></text:p>
          </table:table-cell>
          <table:table-cell table:number-columns-repeated="1017"/>
        </table:table-row>
        <table:table-row table:style-name="ro15">
          <table:table-cell office:value-type="string">
            <text:p>Just Passing Throug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This Wanderer may move two additional times during its activation as a part of its</text:span></text:p>
            <text:p><text:span text:style-name="T5">normal movement.</text:span></text:p>
          </table:table-cell>
          <table:table-cell table:number-columns-repeated="1017"/>
        </table:table-row>
        <table:table-row table:style-name="ro2">
          <table:table-cell office:value-type="string">
            <text:p>The Buddy System</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Select a Hero within line of sight and then place it adjacent to this Wanderer.</text:span></text:p>
          </table:table-cell>
          <table:table-cell table:number-columns-repeated="1017"/>
        </table:table-row>
        <table:table-row table:style-name="ro15">
          <table:table-cell office:value-type="string">
            <text:p>Unstoppabl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This Wanderer is immune to the Slow and Knockdown status effects and may move over</text:span></text:p>
            <text:p><text:span text:style-name="T5">difficult terrain and structures as if they were open squares (it may not stop on structures).</text:span></text:p>
          </table:table-cell>
          <table:table-cell table:number-columns-repeated="1017"/>
        </table:table-row>
        <table:table-row table:style-name="ro19">
          <table:table-cell office:value-type="string">
            <text:p>The Wind At My Back</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Every time this Wanderer moves, add a blue dice to its card. When this</text:span></text:p>
            <text:p><text:span text:style-name="T6">Wanderer or another Hero within two squares makes a roll, this Wanderer may remove one of these dice </text:span><text:span text:style-name="T6">and</text:span></text:p>
            <text:p><text:span text:style-name="T5">add it to the roll. This effect ends at the start of the next Hero turn and any unused dice are </text:span><text:span text:style-name="T5">discarded.</text:span></text:p>
          </table:table-cell>
          <table:table-cell table:number-columns-repeated="1017"/>
        </table:table-row>
        <table:table-row table:style-name="ro15">
          <table:table-cell office:value-type="string">
            <text:p>The Healing Pat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Until the start of the next Hero turn, every time this Wanderer moves, heal one</text:span></text:p>
            <text:p><text:span text:style-name="T5">damage from any Hero within line of sight.</text:span></text:p>
          </table:table-cell>
          <table:table-cell table:number-columns-repeated="1017"/>
        </table:table-row>
        <table:table-row table:style-name="ro15">
          <table:table-cell office:value-type="string">
            <text:p>Paved With Curse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Until the start of the next Hero turn, every time this Wanderer moves, add a</text:span></text:p>
            <text:p><text:span text:style-name="T5">random status effect to any enemy within line of sight.</text:span></text:p>
          </table:table-cell>
          <table:table-cell table:number-columns-repeated="1017"/>
        </table:table-row>
        <table:table-row table:style-name="ro15">
          <table:table-cell office:value-type="string">
            <text:p>Arrows From the Wood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4" office:value-type="string">
            <text:p><text:span text:style-name="T4">Missile attack. The Wanderer gains +1B dice to this attack for every square it</text:span></text:p>
            <text:p><text:span text:style-name="T5">moved during this activation. This attack may split its dice between any number of enemies.</text:span></text:p>
          </table:table-cell>
          <table:table-cell table:number-columns-repeated="1017"/>
        </table:table-row>
        <table:table-row table:style-name="ro15">
          <table:table-cell office:value-type="string">
            <text:p>The Hidden Pat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Place this Wanderer within six squares. Then another Hero that was within two</text:span></text:p>
            <text:p><text:span text:style-name="T5">squares of the Wanderer before it was placed may be placed adjacent to the Wanderer.</text:span></text:p>
          </table:table-cell>
          <table:table-cell table:number-columns-repeated="1017"/>
        </table:table-row>
        <table:table-row table:style-name="ro18">
          <table:table-cell office:value-type="string">
            <text:p>Oracl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6" office:value-type="string">
            <text:p><text:span text:style-name="T2">Rank XS. When the Wanderer wins an offense roll, if it rolled no potions or hearts, it may choose </text:span><text:span text:style-name="T2">to </text:span><text:span text:style-name="T3">count as having rolled one potion or heart.</text:span></text:p>
          </table:table-cell>
          <table:table-cell table:number-columns-repeated="1017"/>
        </table:table-row>
        <table:table-row table:style-name="ro18">
          <table:table-cell office:value-type="string">
            <text:p>Hocus Pocu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6" office:value-type="string">
            <text:p><text:span text:style-name="T2">Magic Attack. If the attack succeeds, the target suffers a random status effect. (Close your</text:span></text:p>
            <text:p><text:span text:style-name="T3">eyes and choose a random token.)</text:span></text:p>
          </table:table-cell>
          <table:table-cell table:number-columns-repeated="1017"/>
        </table:table-row>
        <table:table-row table:style-name="ro18">
          <table:table-cell office:value-type="string">
            <text:p>Cursed Brew</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6" office:value-type="string">
            <text:p><text:span text:style-name="T2">Rank C. When the Witch uses a potion it may cause a single model to suffer any status effect</text:span></text:p>
            <text:p><text:span text:style-name="T3">of the Witch’s choice, instead of the potion’s normal healing effect.</text:span></text:p>
          </table:table-cell>
          <table:table-cell table:number-columns-repeated="1017"/>
        </table:table-row>
        <table:table-row table:style-name="ro4">
          <table:table-cell office:value-type="string">
            <text:p>Illusionary Doubl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When this Witch suffers damage, place one crystal token on</text:span></text:p>
            <text:p><text:span text:style-name="T6">its card. It may never have more than one crystal token. When this Witch is</text:span></text:p>
            <text:p><text:span text:style-name="T6">affected by an action that requires a defense roll, it may remove one crystal</text:span></text:p>
            <text:p><text:span text:style-name="T6">token to roll one additional red dice.</text:span></text:p>
          </table:table-cell>
          <table:table-cell table:number-columns-repeated="1017"/>
        </table:table-row>
        <table:table-row table:style-name="ro22">
          <table:table-cell office:value-type="string">
            <text:p>Crystal Growt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Place a crystal token on any open square within four</text:span></text:p>
            <text:p><text:span text:style-name="T6">squares. Select a random status effect token and place it on the crystal. All</text:span></text:p>
            <text:p><text:span text:style-name="T6">enemy models within one square of the crystal token act as if they had the status</text:span></text:p>
            <text:p><text:span text:style-name="T6">effect. Remove the crystal token when this action is taken again or this Witch</text:span></text:p>
            <text:p><text:span text:style-name="T5">suffers damage.</text:span></text:p>
          </table:table-cell>
          <table:table-cell table:number-columns-repeated="1017"/>
        </table:table-row>
        <table:table-row table:style-name="ro15">
          <table:table-cell office:value-type="string">
            <text:p>Heart of Ic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When this Witch applies the Ice status effect to a model, it may</text:span></text:p>
            <text:p><text:span text:style-name="T5">choose to make the model suffer one damage as well.</text:span></text:p>
          </table:table-cell>
          <table:table-cell table:number-columns-repeated="1017"/>
        </table:table-row>
        <table:table-row table:style-name="ro19">
          <table:table-cell office:value-type="string">
            <text:p>Book of Hexe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Once per encounter, immediately after applying a random</text:span></text:p>
            <text:p><text:span text:style-name="T6">status effect to a model, this Witch may choose to change it to any other status</text:span></text:p>
            <text:p><text:span text:style-name="T5">effect instead.</text:span></text:p>
          </table:table-cell>
          <table:table-cell table:number-columns-repeated="1017"/>
        </table:table-row>
        <table:table-row table:style-name="ro17">
          <table:table-cell office:value-type="string">
            <text:p>Curse Eat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When this Witch makes a successful attack, it may move all status</text:span></text:p>
            <text:p><text:span text:style-name="T6">effect tokens from itself to its target. Once per encounter, when a friendly Hero</text:span></text:p>
            <text:p><text:span text:style-name="T6">within four squares would gain a status effect token that this Witch is not already</text:span></text:p>
            <text:p><text:span text:style-name="T5">suffering, this Witch may choose to suffer it instead.</text:span></text:p>
          </table:table-cell>
          <table:table-cell table:number-columns-repeated="1017"/>
        </table:table-row>
        <table:table-row table:style-name="ro20">
          <table:table-cell office:value-type="string">
            <text:p>Dark Radianc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6" office:value-type="string">
            <text:p>Rank A. All attack and defense rolls made opposing the Witch reduce the result by 1 star.</text:p>
          </table:table-cell>
          <table:table-cell table:number-columns-repeated="1017"/>
        </table:table-row>
        <table:table-row table:style-name="ro15">
          <table:table-cell office:value-type="string">
            <text:p>Potion Mast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Whenever the Witch uses a Potion to inflict a status effect token, roll one blue dice. If the</text:span></text:p>
            <text:p><text:span text:style-name="T5">Witch does not roll a Darkness, it does not need to discard its Potion.</text:span></text:p>
          </table:table-cell>
          <table:table-cell table:number-columns-repeated="1017"/>
        </table:table-row>
        <table:table-row table:style-name="ro15">
          <table:table-cell office:value-type="string">
            <text:p>Dark Protectio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Enemy models with a status effect token roll one fewer dice (of the Witch’s choice) when</text:span></text:p>
            <text:p><text:span text:style-name="T5">attacking the Witch or a model adjacent to the Witch.</text:span></text:p>
          </table:table-cell>
          <table:table-cell table:number-columns-repeated="1017"/>
        </table:table-row>
        <table:table-row table:style-name="ro15">
          <table:table-cell office:value-type="string">
            <text:p>Dark Guidanc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Enemy models with a status effect token roll one fewer dice (of the Witch’s choice) when</text:span></text:p>
            <text:p><text:span text:style-name="T5">defending against the Witch or a model adjacent to the Witch.</text:span></text:p>
          </table:table-cell>
          <table:table-cell table:number-columns-repeated="1017"/>
        </table:table-row>
        <table:table-row table:style-name="ro15">
          <table:table-cell office:value-type="string">
            <text:p>Dreadful Whisper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Until the start of the next Hero turn, all enemy models within two squares of</text:span></text:p>
            <text:p><text:span text:style-name="T5">the Witch must roll one fewer dice (of their choice) when attacking or defending.</text:span></text:p>
          </table:table-cell>
          <table:table-cell table:number-columns-repeated="1017"/>
        </table:table-row>
        <table:table-row table:style-name="ro19">
          <table:table-cell office:value-type="string">
            <text:p>Eye of New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When the Witch causes an enemy model to gain a status effect token, the enemy model gains</text:span></text:p>
            <text:p><text:span text:style-name="T6">an additional random status effect token. (Close your eyes and choose a random token. If this causes the</text:span></text:p>
            <text:p><text:span text:style-name="T5">enemy model to gain two of the same token, the enemy suffers a damage instead of the duplicate </text:span><text:span text:style-name="T5">token.)</text:span></text:p>
          </table:table-cell>
          <table:table-cell table:number-columns-repeated="1017"/>
        </table:table-row>
        <table:table-row table:style-name="ro2">
          <table:table-cell office:value-type="string">
            <text:p>Arcane Burs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4" office:value-type="string">
            <text:p><text:span text:style-name="T4">Magic Attack. Burst 1. Bane.</text:span></text:p>
          </table:table-cell>
          <table:table-cell table:number-columns-repeated="1017"/>
        </table:table-row>
        <table:table-row table:style-name="ro15">
          <table:table-cell office:value-type="string">
            <text:p>The Curse of Year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Trait</text:p>
          </table:table-cell>
          <table:table-cell/>
          <table:table-cell table:style-name="ce4" office:value-type="string">
            <text:p><text:span text:style-name="T4">Enemy models within three squares of the Witch do not remove status effect tokens</text:span></text:p>
            <text:p><text:span text:style-name="T5">after they have had their effect (they may still be removed by actions or abilities).</text:span></text:p>
          </table:table-cell>
          <table:table-cell table:number-columns-repeated="1017"/>
        </table:table-row>
        <table:table-row table:style-name="ro15">
          <table:table-cell office:value-type="string">
            <text:p>DOOM!</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Once per encounter, until the start of the next Hero turn, all enemy models reroll any and</text:span></text:p>
            <text:p><text:span text:style-name="T5">all dice of the Witch’s choice.</text:span></text:p>
          </table:table-cell>
          <table:table-cell table:number-columns-repeated="1017"/>
        </table:table-row>
        <table:table-row table:style-name="ro2">
          <table:table-cell office:value-type="string">
            <text:p>Decay</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B</text:p>
          </table:table-cell>
          <table:table-cell table:style-name="ce4" office:value-type="string">
            <text:p><text:span text:style-name="T4">Support. All enemies with a status effect token suffer one damage.</text:span></text:p>
          </table:table-cell>
          <table:table-cell table:number-columns-repeated="1017"/>
        </table:table-row>
        <table:table-row table:style-name="ro19">
          <table:table-cell office:value-type="string">
            <text:p>Dance Magic Danc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Legends</text:p>
          </table:table-cell>
          <table:table-cell table:content-validation-name="val4" office:value-type="string">
            <text:p>Action</text:p>
          </table:table-cell>
          <table:table-cell office:value-type="string">
            <text:p>0R</text:p>
          </table:table-cell>
          <table:table-cell table:style-name="ce4" office:value-type="string">
            <text:p><text:span text:style-name="T4">Magic Attack. If the attack succeeds, the target suffers two status effects of the Witch’s</text:span></text:p>
            <text:p><text:span text:style-name="T6">choice and Push 2.</text:span></text:p>
            <text:p><text:span text:style-name="T5"/></text:p>
          </table:table-cell>
          <table:table-cell table:number-columns-repeated="1017"/>
        </table:table-row>
        <table:table-row table:style-name="ro3">
          <table:table-cell office:value-type="string">
            <text:p>Tailed Beast Rasenga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3R</text:p>
          </table:table-cell>
          <table:table-cell office:value-type="string">
            <text:p>ma, +1G WILL, Massive Damage</text:p>
          </table:table-cell>
          <table:table-cell table:number-columns-repeated="1017"/>
        </table:table-row>
        <table:table-row table:style-name="ro2">
          <table:table-cell office:value-type="string">
            <text:p>Fox Cloak</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Augment, +1B ARM</text:p>
          </table:table-cell>
          <table:table-cell table:number-columns-repeated="1017"/>
        </table:table-row>
        <table:table-row table:style-name="ro2">
          <table:table-cell office:value-type="string">
            <text:p>Dattebayo!!</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G</text:p>
          </table:table-cell>
          <table:table-cell office:value-type="string">
            <text:p>Augment, +1mv</text:p>
          </table:table-cell>
          <table:table-cell table:number-columns-repeated="1017"/>
        </table:table-row>
        <table:table-row table:style-name="ro2">
          <table:table-cell office:value-type="string">
            <text:p>Fast Shoot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4mi, Clockwork +1B</text:p>
          </table:table-cell>
          <table:table-cell table:number-columns-repeated="1017"/>
        </table:table-row>
        <table:table-row table:style-name="ro2">
          <table:table-cell office:value-type="string">
            <text:p>Sharp Shoot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3R</text:p>
          </table:table-cell>
          <table:table-cell office:value-type="string">
            <text:p>4mi, Massive Damage, Knockdown</text:p>
          </table:table-cell>
          <table:table-cell table:number-columns-repeated="1017"/>
        </table:table-row>
        <table:table-row table:style-name="ro2">
          <table:table-cell office:value-type="string">
            <text:p>Jet Fuel</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B</text:p>
          </table:table-cell>
          <table:table-cell office:value-type="string">
            <text:p>+mv, Pounce</text:p>
          </table:table-cell>
          <table:table-cell table:number-columns-repeated="1017"/>
        </table:table-row>
        <table:table-row table:style-name="ro2">
          <table:table-cell office:value-type="string">
            <text:p>Light Arrow</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R</text:p>
          </table:table-cell>
          <table:table-cell office:value-type="string">
            <text:p>8mi, Holy</text:p>
          </table:table-cell>
          <table:table-cell table:number-columns-repeated="1017"/>
        </table:table-row>
        <table:table-row table:style-name="ro2">
          <table:table-cell office:value-type="string">
            <text:p>Fire Arrow</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R</text:p>
          </table:table-cell>
          <table:table-cell office:value-type="string">
            <text:p>8mi, Fire</text:p>
          </table:table-cell>
          <table:table-cell table:number-columns-repeated="1017"/>
        </table:table-row>
        <table:table-row table:style-name="ro2">
          <table:table-cell office:value-type="string">
            <text:p>Ice Arrow</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R</text:p>
          </table:table-cell>
          <table:table-cell office:value-type="string">
            <text:p>8mi, Ice</text:p>
          </table:table-cell>
          <table:table-cell table:number-columns-repeated="1017"/>
        </table:table-row>
        <table:table-row table:style-name="ro2">
          <table:table-cell office:value-type="string">
            <text:p>Seeker Arrow</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R</text:p>
          </table:table-cell>
          <table:table-cell office:value-type="string">
            <text:p>8mi, Hookshot</text:p>
          </table:table-cell>
          <table:table-cell table:number-columns-repeated="1017"/>
        </table:table-row>
        <table:table-row table:style-name="ro2">
          <table:table-cell office:value-type="string">
            <text:p>Fierce Lung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R</text:p>
          </table:table-cell>
          <table:table-cell office:value-type="string">
            <text:p>1sw, Pounce</text:p>
          </table:table-cell>
          <table:table-cell table:number-columns-repeated="1017"/>
        </table:table-row>
        <table:table-row table:style-name="ro2">
          <table:table-cell office:value-type="string">
            <text:p>Reckless Charg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1sw, Lance 5, Charge</text:p>
          </table:table-cell>
          <table:table-cell table:number-columns-repeated="1017"/>
        </table:table-row>
        <table:table-row table:style-name="ro3">
          <table:table-cell office:value-type="string">
            <text:p>Enhanced Resistanc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5rng, +1B ARM</text:p>
          </table:table-cell>
          <table:table-cell table:number-columns-repeated="1017"/>
        </table:table-row>
        <table:table-row table:style-name="ro2">
          <table:table-cell office:value-type="string">
            <text:p>Healing Well</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G</text:p>
          </table:table-cell>
          <table:table-cell office:value-type="string">
            <text:p>Wave 5, Heal 1</text:p>
          </table:table-cell>
          <table:table-cell table:number-columns-repeated="1017"/>
        </table:table-row>
        <table:table-row table:style-name="ro2">
          <table:table-cell office:value-type="string">
            <text:p>Mistwalk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Cross 2, Dangerous</text:p>
          </table:table-cell>
          <table:table-cell table:number-columns-repeated="1017"/>
        </table:table-row>
        <table:table-row table:style-name="ro2">
          <table:table-cell office:value-type="string">
            <text:p>Lunar Blad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1R ATT, Pacify, Slow</text:p>
          </table:table-cell>
          <table:table-cell table:number-columns-repeated="1017"/>
        </table:table-row>
        <table:table-row table:style-name="ro2">
          <table:table-cell office:value-type="string">
            <text:p>Second Wind</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B</text:p>
          </table:table-cell>
          <table:table-cell office:value-type="string">
            <text:p>Heal 1, Remedy</text:p>
          </table:table-cell>
          <table:table-cell table:number-columns-repeated="1017"/>
        </table:table-row>
        <table:table-row table:style-name="ro2">
          <table:table-cell office:value-type="string">
            <text:p>Talent Blast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float" office:value="1">
            <text:p>1</text:p>
          </table:table-cell>
          <table:table-cell office:value-type="string">
            <text:p>+1B ATT, ARM, WILL, DEX</text:p>
          </table:table-cell>
          <table:table-cell table:number-columns-repeated="1017"/>
        </table:table-row>
        <table:table-row table:style-name="ro2">
          <table:table-cell office:value-type="string">
            <text:p>Battle Fury</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1sw, +1B STR, for each missing heart</text:p>
          </table:table-cell>
          <table:table-cell table:number-columns-repeated="1017"/>
        </table:table-row>
        <table:table-row table:style-name="ro2">
          <table:table-cell office:value-type="string">
            <text:p>Spinning Slas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3R</text:p>
          </table:table-cell>
          <table:table-cell office:value-type="string">
            <text:p>1sw, Pounce, Wave 1</text:p>
          </table:table-cell>
          <table:table-cell table:number-columns-repeated="1017"/>
        </table:table-row>
        <table:table-row table:style-name="ro2">
          <table:table-cell office:value-type="string">
            <text:p>Mocking Shou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4rng, Slow</text:p>
          </table:table-cell>
          <table:table-cell table:number-columns-repeated="1017"/>
        </table:table-row>
        <table:table-row table:style-name="ro2">
          <table:table-cell office:value-type="string">
            <text:p>Soda Rag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2B</text:p>
          </table:table-cell>
          <table:table-cell office:value-type="string">
            <text:p>Augment, Model may not be reduced below 1 heart until their next turn.</text:p>
          </table:table-cell>
          <table:table-cell table:number-columns-repeated="1017"/>
        </table:table-row>
        <table:table-row table:style-name="ro2">
          <table:table-cell office:value-type="string">
            <text:p>Trampl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Wave 1, Knockdown</text:p>
          </table:table-cell>
          <table:table-cell table:number-columns-repeated="1017"/>
        </table:table-row>
        <table:table-row table:style-name="ro2">
          <table:table-cell office:value-type="string">
            <text:p>Mighty Charg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3mv, +1 STR, Push 3</text:p>
          </table:table-cell>
          <table:table-cell table:number-columns-repeated="1017"/>
        </table:table-row>
        <table:table-row table:style-name="ro3">
          <table:table-cell office:value-type="string">
            <text:p>Selfless Shield</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G</text:p>
          </table:table-cell>
          <table:table-cell office:value-type="string">
            <text:p>If a hero within 6 spaces is being attacked, move Barded Cavalier to a space adjacent to that hero. <text:s/>The attack affects the Barded Cavalier instead.</text:p>
          </table:table-cell>
          <table:table-cell table:number-columns-repeated="1017"/>
        </table:table-row>
        <table:table-row table:style-name="ro2">
          <table:table-cell office:value-type="string">
            <text:p>Corner Sho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R</text:p>
          </table:table-cell>
          <table:table-cell office:value-type="string">
            <text:p>4mi, Hookshot</text:p>
          </table:table-cell>
          <table:table-cell table:number-columns-repeated="1017"/>
        </table:table-row>
        <table:table-row table:style-name="ro2">
          <table:table-cell office:value-type="string">
            <text:p>Wrap Attack</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1R Pounce'</text:p>
          </table:table-cell>
          <table:table-cell table:number-columns-repeated="1017"/>
        </table:table-row>
        <table:table-row table:style-name="ro2">
          <table:table-cell office:value-type="string">
            <text:p>Sneak</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Target model gains Stealth.</text:p>
          </table:table-cell>
          <table:table-cell table:number-columns-repeated="1017"/>
        </table:table-row>
        <table:table-row table:style-name="ro3">
          <table:table-cell office:value-type="string">
            <text:p>Blake's Semblanc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G</text:p>
          </table:table-cell>
          <table:table-cell office:value-type="string">
            <text:p>On a successful defense roll, or after failing and svaing with WILL this model may immediately move 1/2 total movement.</text:p>
          </table:table-cell>
          <table:table-cell table:number-columns-repeated="1017"/>
        </table:table-row>
        <table:table-row table:style-name="ro2">
          <table:table-cell office:value-type="string">
            <text:p>Hellfire Mantl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1B WILL, Magic, Wave 2, Fire.</text:p>
          </table:table-cell>
          <table:table-cell table:number-columns-repeated="1017"/>
        </table:table-row>
        <table:table-row table:style-name="ro2">
          <table:table-cell office:value-type="string">
            <text:p>Twin Hellfire Mace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1G STR, Wave 1, Fire and inflicts two wounds insead of one.</text:p>
          </table:table-cell>
          <table:table-cell table:number-columns-repeated="1017"/>
        </table:table-row>
        <table:table-row table:style-name="ro2">
          <table:table-cell office:value-type="string">
            <text:p>Alluring Devil's Gaz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1B WILL, 4rng, WILL vs WILL, Pull 3.</text:p>
          </table:table-cell>
          <table:table-cell table:number-columns-repeated="1017"/>
        </table:table-row>
        <table:table-row table:style-name="ro3">
          <table:table-cell office:value-type="string">
            <text:p>Exploding Demon Po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R</text:p>
          </table:table-cell>
          <table:table-cell office:value-type="string">
            <text:p>4rng, Burst 1, Fire.</text:p>
          </table:table-cell>
          <table:table-cell table:number-columns-repeated="1017"/>
        </table:table-row>
        <table:table-row table:style-name="ro2">
          <table:table-cell office:value-type="string">
            <text:p>Whirling Attack</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R</text:p>
          </table:table-cell>
          <table:table-cell office:value-type="string">
            <text:p>Wave 1</text:p>
          </table:table-cell>
          <table:table-cell table:number-columns-repeated="1017"/>
        </table:table-row>
        <table:table-row table:style-name="ro2">
          <table:table-cell office:value-type="string">
            <text:p>Flashing Blad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R</text:p>
          </table:table-cell>
          <table:table-cell office:value-type="string">
            <text:p>+1R STR</text:p>
          </table:table-cell>
          <table:table-cell table:number-columns-repeated="1017"/>
        </table:table-row>
        <table:table-row table:style-name="ro2">
          <table:table-cell office:value-type="string">
            <text:p>Bladed Shield</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1R DEX, Dodge</text:p>
          </table:table-cell>
          <table:table-cell table:number-columns-repeated="1017"/>
        </table:table-row>
        <table:table-row table:style-name="ro2">
          <table:table-cell office:value-type="string">
            <text:p>The Best Defens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G</text:p>
          </table:table-cell>
          <table:table-cell office:value-type="string">
            <text:p>+1 ARM, Backlash</text:p>
          </table:table-cell>
          <table:table-cell table:number-columns-repeated="1017"/>
        </table:table-row>
        <table:table-row table:style-name="ro2">
          <table:table-cell office:value-type="string">
            <text:p>Luna</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R</text:p>
          </table:table-cell>
          <table:table-cell office:value-type="string">
            <text:p>8ma, Roll 1B &amp; deal 1 damage for each st. <text:s/>The enemy may not make a defense roll against Luna.</text:p>
          </table:table-cell>
          <table:table-cell table:number-columns-repeated="1017"/>
        </table:table-row>
        <table:table-row table:style-name="ro2">
          <table:table-cell office:value-type="string">
            <text:p>Prophecy</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B</text:p>
          </table:table-cell>
          <table:table-cell office:value-type="string">
            <text:p>Look at the top card of any deck. <text:s/>Place it back on top or send it to the bottom.</text:p>
          </table:table-cell>
          <table:table-cell table:number-columns-repeated="1017"/>
        </table:table-row>
        <table:table-row table:style-name="ro2">
          <table:table-cell office:value-type="string">
            <text:p>Blessing</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B</text:p>
          </table:table-cell>
          <table:table-cell office:value-type="string">
            <text:p>Augment, Remedy</text:p>
          </table:table-cell>
          <table:table-cell table:number-columns-repeated="1017"/>
        </table:table-row>
        <table:table-row table:style-name="ro2">
          <table:table-cell office:value-type="string">
            <text:p>Dry Ic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B</text:p>
          </table:table-cell>
          <table:table-cell office:value-type="string">
            <text:p>Augment, Aura 2, Black Ice</text:p>
          </table:table-cell>
          <table:table-cell table:number-columns-repeated="1017"/>
        </table:table-row>
        <table:table-row table:style-name="ro2">
          <table:table-cell office:value-type="string">
            <text:p>Frostfang</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R</text:p>
          </table:table-cell>
          <table:table-cell office:value-type="string">
            <text:p>1sw, +1<text:span text:style-name="T1">st</text:span>, STR, Hex</text:p>
          </table:table-cell>
          <table:table-cell table:number-columns-repeated="1017"/>
        </table:table-row>
        <table:table-row table:style-name="ro2">
          <table:table-cell office:value-type="string">
            <text:p>Savage Wrat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3R</text:p>
          </table:table-cell>
          <table:table-cell office:value-type="string">
            <text:p>Dangerous, ma, Lance 10, +1G WILL, Ice</text:p>
          </table:table-cell>
          <table:table-cell table:number-columns-repeated="1017"/>
        </table:table-row>
        <table:table-row table:style-name="ro2">
          <table:table-cell office:value-type="string">
            <text:p>Drake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Trait</text:p>
          </table:table-cell>
          <table:table-cell/>
          <table:table-cell office:value-type="string">
            <text:p>When performing a ma Attack, Cryo Drakelord gains +1B WILL for every Potion they have.</text:p>
          </table:table-cell>
          <table:table-cell table:number-columns-repeated="1017"/>
        </table:table-row>
        <table:table-row table:style-name="ro2">
          <table:table-cell office:value-type="string">
            <text:p>Soul Scyth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2ma, Soul Scythe deals a number of wounds equal to the amount of stars the offensive roll won by.</text:p>
          </table:table-cell>
          <table:table-cell table:number-columns-repeated="1017"/>
        </table:table-row>
        <table:table-row table:style-name="ro2">
          <table:table-cell office:value-type="string">
            <text:p>Spectr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Augment, Teleport</text:p>
          </table:table-cell>
          <table:table-cell table:number-columns-repeated="1017"/>
        </table:table-row>
        <table:table-row table:style-name="ro3">
          <table:table-cell office:value-type="string">
            <text:p>Soulston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R</text:p>
          </table:table-cell>
          <table:table-cell office:value-type="string">
            <text:p>Dangerous, Wave 1, The Hero affected by this potion removes a number of wound tokens equal to the number of wounds Soulstone inflicted.</text:p>
          </table:table-cell>
          <table:table-cell table:number-columns-repeated="1017"/>
        </table:table-row>
        <table:table-row table:style-name="ro2">
          <table:table-cell office:value-type="string">
            <text:p>Summoning</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Place a Wyrmling adjacent. <text:s/>May not be used again while the Wyrmling remains in play.</text:p>
          </table:table-cell>
          <table:table-cell table:number-columns-repeated="1017"/>
        </table:table-row>
        <table:table-row table:style-name="ro2">
          <table:table-cell office:value-type="string">
            <text:p>Direc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Activate the Wyrmling.</text:p>
          </table:table-cell>
          <table:table-cell table:number-columns-repeated="1017"/>
        </table:table-row>
        <table:table-row table:style-name="ro2">
          <table:table-cell office:value-type="string">
            <text:p>Bolst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The Wyrmling gains the benefits of your equipped Loot and Treasure.</text:p>
          </table:table-cell>
          <table:table-cell table:number-columns-repeated="1017"/>
        </table:table-row>
        <table:table-row table:style-name="ro2">
          <table:table-cell office:value-type="string">
            <text:p>Coal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float" office:value="1">
            <text:p>1</text:p>
          </table:table-cell>
          <table:table-cell office:value-type="string">
            <text:p>+1R WILL, Spray 3, Fire (Wyrmling may use only this potion)</text:p>
          </table:table-cell>
          <table:table-cell table:number-columns-repeated="1017"/>
        </table:table-row>
        <table:table-row table:style-name="ro2">
          <table:table-cell office:value-type="string">
            <text:p>Sexy Danc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6rng, Compel 3, DEX vs WILL</text:p>
          </table:table-cell>
          <table:table-cell table:number-columns-repeated="1017"/>
        </table:table-row>
        <table:table-row table:style-name="ro2">
          <table:table-cell office:value-type="string">
            <text:p>Kaleidoscop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3B ATT, Pacify</text:p>
          </table:table-cell>
          <table:table-cell table:number-columns-repeated="1017"/>
        </table:table-row>
        <table:table-row table:style-name="ro2">
          <table:table-cell office:value-type="string">
            <text:p>Whirling Dervis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Wave 1</text:p>
          </table:table-cell>
          <table:table-cell table:number-columns-repeated="1017"/>
        </table:table-row>
        <table:table-row table:style-name="ro2">
          <table:table-cell office:value-type="string">
            <text:p>Caffeine Pill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float" office:value="1">
            <text:p>1</text:p>
          </table:table-cell>
          <table:table-cell office:value-type="string">
            <text:p>+5mv</text:p>
          </table:table-cell>
          <table:table-cell table:number-columns-repeated="1017"/>
        </table:table-row>
        <table:table-row table:style-name="ro2">
          <table:table-cell office:value-type="string">
            <text:p>Assassin's Mark</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R</text:p>
          </table:table-cell>
          <table:table-cell office:value-type="string">
            <text:p>sw. <text:s/>The next basic melee attack this turn against the marked enemy gains Massive Damage.</text:p>
          </table:table-cell>
          <table:table-cell table:number-columns-repeated="1017"/>
        </table:table-row>
        <table:table-row table:style-name="ro2">
          <table:table-cell office:value-type="string">
            <text:p>Crescent Slas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sw. <text:s/>+1B STR Wave 1</text:p>
          </table:table-cell>
          <table:table-cell table:number-columns-repeated="1017"/>
        </table:table-row>
        <table:table-row table:style-name="ro2">
          <table:table-cell office:value-type="string">
            <text:p>Twilight Shroud</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Augment, Stealth</text:p>
          </table:table-cell>
          <table:table-cell table:number-columns-repeated="1017"/>
        </table:table-row>
        <table:table-row table:style-name="ro2">
          <table:table-cell office:value-type="string">
            <text:p>Shadow Danc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R</text:p>
          </table:table-cell>
          <table:table-cell office:value-type="string">
            <text:p>sw. <text:s/>+1B STR, Pounce</text:p>
          </table:table-cell>
          <table:table-cell table:number-columns-repeated="1017"/>
        </table:table-row>
        <table:table-row table:style-name="ro2">
          <table:table-cell office:value-type="string">
            <text:p>Frost Das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Lance 5, Charge, Ice</text:p>
          </table:table-cell>
          <table:table-cell table:number-columns-repeated="1017"/>
        </table:table-row>
        <table:table-row table:style-name="ro3">
          <table:table-cell office:value-type="string">
            <text:p>Winter's Fury</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3R</text:p>
          </table:table-cell>
          <table:table-cell office:value-type="string">
            <text:p>1sw, If this action inflicts a wound it instead inflicts a wound for every star the offense roll exceeded the defense roll.</text:p>
          </table:table-cell>
          <table:table-cell table:number-columns-repeated="1017"/>
        </table:table-row>
        <table:table-row table:style-name="ro2">
          <table:table-cell office:value-type="string">
            <text:p>Icy Armou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G</text:p>
          </table:table-cell>
          <table:table-cell office:value-type="string">
            <text:p>Augment, Backlash</text:p>
          </table:table-cell>
          <table:table-cell table:number-columns-repeated="1017"/>
        </table:table-row>
        <table:table-row table:style-name="ro2">
          <table:table-cell office:value-type="string">
            <text:p>I am NOT a ma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1R ATT, Massive Damage</text:p>
          </table:table-cell>
          <table:table-cell table:number-columns-repeated="1017"/>
        </table:table-row>
        <table:table-row table:style-name="ro2">
          <table:table-cell office:value-type="string">
            <text:p>Wanna Wrassl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R</text:p>
          </table:table-cell>
          <table:table-cell office:value-type="string">
            <text:p>+1B ATT, Stun</text:p>
          </table:table-cell>
          <table:table-cell table:number-columns-repeated="1017"/>
        </table:table-row>
        <table:table-row table:style-name="ro2">
          <table:table-cell office:value-type="string">
            <text:p>Kegus Universali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float" office:value="1">
            <text:p>1</text:p>
          </table:table-cell>
          <table:table-cell office:value-type="string">
            <text:p>+1B ARM, Immune: Fragile</text:p>
          </table:table-cell>
          <table:table-cell table:number-columns-repeated="1017"/>
        </table:table-row>
        <table:table-row table:style-name="ro2">
          <table:table-cell office:value-type="string">
            <text:p>Sign Aard</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R</text:p>
          </table:table-cell>
          <table:table-cell office:value-type="string">
            <text:p>2ma, Push 4</text:p>
          </table:table-cell>
          <table:table-cell table:number-columns-repeated="1017"/>
        </table:table-row>
        <table:table-row table:style-name="ro2">
          <table:table-cell office:value-type="string">
            <text:p>Sign Igni</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4ma, Fire</text:p>
          </table:table-cell>
          <table:table-cell table:number-columns-repeated="1017"/>
        </table:table-row>
        <table:table-row table:style-name="ro2">
          <table:table-cell office:value-type="string">
            <text:p>Sign Que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B</text:p>
          </table:table-cell>
          <table:table-cell office:value-type="string">
            <text:p>Augment, Aura 1, +2st ARM vs range attacks and range abilities.</text:p>
          </table:table-cell>
          <table:table-cell table:number-columns-repeated="1017"/>
        </table:table-row>
        <table:table-row table:style-name="ro2">
          <table:table-cell office:value-type="string">
            <text:p>White Honey</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B</text:p>
          </table:table-cell>
          <table:table-cell office:value-type="string">
            <text:p>Remedy</text:p>
          </table:table-cell>
          <table:table-cell table:number-columns-repeated="1017"/>
        </table:table-row>
        <table:table-row table:style-name="ro2">
          <table:table-cell office:value-type="string">
            <text:p>Shapeshif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Shapeshift: Von Wilder</text:p>
          </table:table-cell>
          <table:table-cell table:number-columns-repeated="1017"/>
        </table:table-row>
        <table:table-row table:style-name="ro2">
          <table:table-cell office:value-type="string">
            <text:p>Subdu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8rng, Weak</text:p>
          </table:table-cell>
          <table:table-cell table:number-columns-repeated="1017"/>
        </table:table-row>
        <table:table-row table:style-name="ro2">
          <table:table-cell office:value-type="string">
            <text:p>Supressing Fir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2rng, Burst 1, Dangerous</text:p>
          </table:table-cell>
          <table:table-cell table:number-columns-repeated="1017"/>
        </table:table-row>
        <table:table-row table:style-name="ro2">
          <table:table-cell office:value-type="string">
            <text:p>Sunburs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float" office:value="1">
            <text:p>1</text:p>
          </table:table-cell>
          <table:table-cell office:value-type="string">
            <text:p>Wave 2, Fire, Fragile, Dangerous</text:p>
          </table:table-cell>
          <table:table-cell table:number-columns-repeated="1017"/>
        </table:table-row>
        <table:table-row table:style-name="ro2">
          <table:table-cell office:value-type="string">
            <text:p>Lung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2sw, +2B STR</text:p>
          </table:table-cell>
          <table:table-cell table:number-columns-repeated="1017"/>
        </table:table-row>
        <table:table-row table:style-name="ro2">
          <table:table-cell office:value-type="string">
            <text:p>Blade Waltz</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3B</text:p>
          </table:table-cell>
          <table:table-cell office:value-type="string">
            <text:p>Augment, After every movement point spent, immediately make one Melee Attack.</text:p>
          </table:table-cell>
          <table:table-cell table:number-columns-repeated="1017"/>
        </table:table-row>
        <table:table-row table:style-name="ro2">
          <table:table-cell office:value-type="string">
            <text:p>Ripost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Augment, Backlash.</text:p>
          </table:table-cell>
          <table:table-cell table:number-columns-repeated="1017"/>
        </table:table-row>
        <table:table-row table:style-name="ro2">
          <table:table-cell office:value-type="string">
            <text:p>Burst of Speed</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B</text:p>
          </table:table-cell>
          <table:table-cell office:value-type="string">
            <text:p>Augment. Feint.</text:p>
          </table:table-cell>
          <table:table-cell table:number-columns-repeated="1017"/>
        </table:table-row>
        <table:table-row table:style-name="ro2">
          <table:table-cell office:value-type="string">
            <text:p>Takedow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R</text:p>
          </table:table-cell>
          <table:table-cell office:value-type="string">
            <text:p>Knockdown</text:p>
          </table:table-cell>
          <table:table-cell table:number-columns-repeated="1017"/>
        </table:table-row>
        <table:table-row table:style-name="ro2">
          <table:table-cell office:value-type="string">
            <text:p>Sund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Fragile, Weak</text:p>
          </table:table-cell>
          <table:table-cell table:number-columns-repeated="1017"/>
        </table:table-row>
        <table:table-row table:style-name="ro2">
          <table:table-cell office:value-type="string">
            <text:p>Stygian Roo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float" office:value="1">
            <text:p>1</text:p>
          </table:table-cell>
          <table:table-cell office:value-type="string">
            <text:p>Poison</text:p>
          </table:table-cell>
          <table:table-cell table:number-columns-repeated="1017"/>
        </table:table-row>
        <table:table-row table:style-name="ro3">
          <table:table-cell office:value-type="string">
            <text:p>Ninja Exploding Dragon Blas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table:table-cell office:value-type="string">
            <text:p>+1G STR, Wave 2, Fire, Massive Damage. <text:s/>Augment: Aura 1 +1st ARM and WILL.</text:p>
          </table:table-cell>
          <table:table-cell table:number-columns-repeated="1017"/>
        </table:table-row>
        <table:table-row table:style-name="ro3">
          <table:table-cell office:value-type="string">
            <text:p>Ninja Log Teleportatio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table:table-cell office:value-type="string">
            <text:p>+1B DEX, Unfriendly models in adjustment spaces must attack you. <text:s/>If attacked the first time, negate damage dealt to Hanzo then move Hanzo 3 spaces within LoS, activate this skill once per turn.</text:p>
          </table:table-cell>
          <table:table-cell table:number-columns-repeated="1017"/>
        </table:table-row>
        <table:table-row table:style-name="ro2">
          <table:table-cell office:value-type="string">
            <text:p>Squeeze of Heave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B</text:p>
          </table:table-cell>
          <table:table-cell office:value-type="string">
            <text:p>Remedy</text:p>
          </table:table-cell>
          <table:table-cell table:number-columns-repeated="1017"/>
        </table:table-row>
        <table:table-row table:style-name="ro2">
          <table:table-cell office:value-type="string">
            <text:p>Bunny Swarm</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Spray 3, Push 3</text:p>
          </table:table-cell>
          <table:table-cell table:number-columns-repeated="1017"/>
        </table:table-row>
        <table:table-row table:style-name="ro2">
          <table:table-cell office:value-type="string">
            <text:p>Anvil Drop</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Massive Damage</text:p>
          </table:table-cell>
          <table:table-cell table:number-columns-repeated="1017"/>
        </table:table-row>
        <table:table-row table:style-name="ro2">
          <table:table-cell office:value-type="string">
            <text:p>Lightning Bol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R</text:p>
          </table:table-cell>
          <table:table-cell office:value-type="string">
            <text:p>+1R WILL, Line 4</text:p>
          </table:table-cell>
          <table:table-cell table:number-columns-repeated="1017"/>
        </table:table-row>
        <table:table-row table:style-name="ro2">
          <table:table-cell office:value-type="string">
            <text:p>Shield Bas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1R STR, Sweep 1</text:p>
          </table:table-cell>
          <table:table-cell table:number-columns-repeated="1017"/>
        </table:table-row>
        <table:table-row table:style-name="ro2">
          <table:table-cell office:value-type="string">
            <text:p>Immortal Objec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Augment, Defender</text:p>
          </table:table-cell>
          <table:table-cell table:number-columns-repeated="1017"/>
        </table:table-row>
        <table:table-row table:style-name="ro3">
          <table:table-cell office:value-type="string">
            <text:p>Deadly Ripost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G</text:p>
          </table:table-cell>
          <table:table-cell office:value-type="string">
            <text:p>After successfully defending against an attack immediately make an attack with +1G STR, and Massive Damage</text:p>
          </table:table-cell>
          <table:table-cell table:number-columns-repeated="1017"/>
        </table:table-row>
        <table:table-row table:style-name="ro2">
          <table:table-cell office:value-type="string">
            <text:p>Blighting Bol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6ma, Burst 1</text:p>
          </table:table-cell>
          <table:table-cell table:number-columns-repeated="1017"/>
        </table:table-row>
        <table:table-row table:style-name="ro2">
          <table:table-cell office:value-type="string">
            <text:p>Cursing Cros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ma, Cross 3</text:p>
          </table:table-cell>
          <table:table-cell table:number-columns-repeated="1017"/>
        </table:table-row>
        <table:table-row table:style-name="ro2">
          <table:table-cell office:value-type="string">
            <text:p>Wizard Wing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B</text:p>
          </table:table-cell>
          <table:table-cell office:value-type="string">
            <text:p>Augment, +1B WILL, Fly</text:p>
          </table:table-cell>
          <table:table-cell table:number-columns-repeated="1017"/>
        </table:table-row>
        <table:table-row table:style-name="ro2">
          <table:table-cell office:value-type="string">
            <text:p>Flashing Steel</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1sw, +1B STR, Massive Damage</text:p>
          </table:table-cell>
          <table:table-cell table:number-columns-repeated="1017"/>
        </table:table-row>
        <table:table-row table:style-name="ro2">
          <table:table-cell office:value-type="string">
            <text:p>Dauntles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Augment, Pounce</text:p>
          </table:table-cell>
          <table:table-cell table:number-columns-repeated="1017"/>
        </table:table-row>
        <table:table-row table:style-name="ro2">
          <table:table-cell office:value-type="string">
            <text:p>Best Friend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G</text:p>
          </table:table-cell>
          <table:table-cell office:value-type="string">
            <text:p>When making a defensive roll, add +1B ARM for every ally that is adjacent, up to +3B ARM.</text:p>
          </table:table-cell>
          <table:table-cell table:number-columns-repeated="1017"/>
        </table:table-row>
        <table:table-row table:style-name="ro3">
          <table:table-cell office:value-type="string">
            <text:p>Twin Blade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1B STR, Karura attacks twice. <text:s/>If both attacking hit roll 1G, if you roll a 1, 2: target gains Bane, if you roll a 3, 4: target gains Hex.</text:p>
          </table:table-cell>
          <table:table-cell table:number-columns-repeated="1017"/>
        </table:table-row>
        <table:table-row table:style-name="ro2">
          <table:table-cell office:value-type="string">
            <text:p>Wind Blas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1B WILL, 3ma, WILL vs WILL, Ice.</text:p>
          </table:table-cell>
          <table:table-cell table:number-columns-repeated="1017"/>
        </table:table-row>
        <table:table-row table:style-name="ro2">
          <table:table-cell office:value-type="string">
            <text:p>Flight of the Condo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B</text:p>
          </table:table-cell>
          <table:table-cell office:value-type="string">
            <text:p>Friendly model gains Fly.</text:p>
          </table:table-cell>
          <table:table-cell table:number-columns-repeated="1017"/>
        </table:table-row>
        <table:table-row table:style-name="ro2">
          <table:table-cell office:value-type="string">
            <text:p>Starburst Stream</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3R</text:p>
          </table:table-cell>
          <table:table-cell office:value-type="string">
            <text:p>1sw, +1G STR, Massive Damage</text:p>
          </table:table-cell>
          <table:table-cell table:number-columns-repeated="1017"/>
        </table:table-row>
        <table:table-row table:style-name="ro2">
          <table:table-cell office:value-type="string">
            <text:p>Cross Block</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B</text:p>
          </table:table-cell>
          <table:table-cell office:value-type="string">
            <text:p>Augment, +2B ARM</text:p>
          </table:table-cell>
          <table:table-cell table:number-columns-repeated="1017"/>
        </table:table-row>
        <table:table-row table:style-name="ro2">
          <table:table-cell office:value-type="string">
            <text:p>Switc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G</text:p>
          </table:table-cell>
          <table:table-cell office:value-type="string">
            <text:p>Augment, Trade positions with an adjacent model.</text:p>
          </table:table-cell>
          <table:table-cell table:number-columns-repeated="1017"/>
        </table:table-row>
        <table:table-row table:style-name="ro3">
          <table:table-cell office:value-type="string">
            <text:p>Starburst Stream</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3R</text:p>
          </table:table-cell>
          <table:table-cell office:value-type="string">
            <text:p>Immediately make 3 Melee Attacks, if all 3 are successful gain 1 additional Melee Attack that deals Massive Damage. <text:s/>Kirito becomes exhausted and suffers Knockdown.</text:p>
          </table:table-cell>
          <table:table-cell table:number-columns-repeated="1017"/>
        </table:table-row>
        <table:table-row table:style-name="ro2">
          <table:table-cell office:value-type="string">
            <text:p>Hidde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B</text:p>
          </table:table-cell>
          <table:table-cell office:value-type="string">
            <text:p>Aura 3, Stealth</text:p>
          </table:table-cell>
          <table:table-cell table:number-columns-repeated="1017"/>
        </table:table-row>
        <table:table-row table:style-name="ro2">
          <table:table-cell office:value-type="string">
            <text:p>Evasive Actio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G</text:p>
          </table:table-cell>
          <table:table-cell office:value-type="string">
            <text:p>Gain +1R DEX and Sidestep</text:p>
          </table:table-cell>
          <table:table-cell table:number-columns-repeated="1017"/>
        </table:table-row>
        <table:table-row table:style-name="ro2">
          <table:table-cell office:value-type="string">
            <text:p>Mighty Swing</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3R</text:p>
          </table:table-cell>
          <table:table-cell office:value-type="string">
            <text:p>2sw, +1, Massive Damage</text:p>
          </table:table-cell>
          <table:table-cell table:number-columns-repeated="1017"/>
        </table:table-row>
        <table:table-row table:style-name="ro2">
          <table:table-cell office:value-type="string">
            <text:p>Hero's Arc</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R</text:p>
          </table:table-cell>
          <table:table-cell office:value-type="string">
            <text:p>2sw, Sweep 1</text:p>
          </table:table-cell>
          <table:table-cell table:number-columns-repeated="1017"/>
        </table:table-row>
        <table:table-row table:style-name="ro2">
          <table:table-cell office:value-type="string">
            <text:p>Lay Hand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G</text:p>
          </table:table-cell>
          <table:table-cell office:value-type="string">
            <text:p>1rng, Heal 1, Remedy</text:p>
          </table:table-cell>
          <table:table-cell table:number-columns-repeated="1017"/>
        </table:table-row>
        <table:table-row table:style-name="ro2">
          <table:table-cell office:value-type="string">
            <text:p>Cloud Serpen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mi, Lance 8, Pull 3</text:p>
          </table:table-cell>
          <table:table-cell table:number-columns-repeated="1017"/>
        </table:table-row>
        <table:table-row table:style-name="ro2">
          <table:table-cell office:value-type="string">
            <text:p>Blinding Wind</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Augment, Aura 2, Stealth</text:p>
          </table:table-cell>
          <table:table-cell table:number-columns-repeated="1017"/>
        </table:table-row>
        <table:table-row table:style-name="ro2">
          <table:table-cell office:value-type="string">
            <text:p>Healing Brew</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G</text:p>
          </table:table-cell>
          <table:table-cell office:value-type="string">
            <text:p>Wave 1, Heal 1. <text:s/>Healing Brew affects all models in the area of effect, friendly and enemy.</text:p>
          </table:table-cell>
          <table:table-cell table:number-columns-repeated="1017"/>
        </table:table-row>
        <table:table-row table:style-name="ro2">
          <table:table-cell office:value-type="string">
            <text:p>Lotus Blossum</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Wave 1</text:p>
          </table:table-cell>
          <table:table-cell table:number-columns-repeated="1017"/>
        </table:table-row>
        <table:table-row table:style-name="ro2">
          <table:table-cell office:value-type="string">
            <text:p>Chakra Blas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B</text:p>
          </table:table-cell>
          <table:table-cell office:value-type="string">
            <text:p>Wave 2, Push 2, WILL vs WILL</text:p>
          </table:table-cell>
          <table:table-cell table:number-columns-repeated="1017"/>
        </table:table-row>
        <table:table-row table:style-name="ro2">
          <table:table-cell office:value-type="string">
            <text:p>Instant Karma</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For every wound the Monk takes, roll 1B. <text:s/>For every star rolled the attacking model takes one wound.</text:p>
          </table:table-cell>
          <table:table-cell table:number-columns-repeated="1017"/>
        </table:table-row>
        <table:table-row table:style-name="ro2">
          <table:table-cell office:value-type="string">
            <text:p>Inner Peac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float" office:value="1">
            <text:p>1</text:p>
          </table:table-cell>
          <table:table-cell office:value-type="string">
            <text:p>+1R WILL</text:p>
          </table:table-cell>
          <table:table-cell table:number-columns-repeated="1017"/>
        </table:table-row>
        <table:table-row table:style-name="ro2">
          <table:table-cell office:value-type="string">
            <text:p>Chicken Chop</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sw, Cross 2, Knockdown</text:p>
          </table:table-cell>
          <table:table-cell table:number-columns-repeated="1017"/>
        </table:table-row>
        <table:table-row table:style-name="ro2">
          <table:table-cell office:value-type="string">
            <text:p>Begerrk!</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2sw, +1R STR, Massive Damage</text:p>
          </table:table-cell>
          <table:table-cell table:number-columns-repeated="1017"/>
        </table:table-row>
        <table:table-row table:style-name="ro2">
          <table:table-cell office:value-type="string">
            <text:p>Chicken Stru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Augment, Immune All</text:p>
          </table:table-cell>
          <table:table-cell table:number-columns-repeated="1017"/>
        </table:table-row>
        <table:table-row table:style-name="ro2">
          <table:table-cell office:value-type="string">
            <text:p>Eggsplosive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R</text:p>
          </table:table-cell>
          <table:table-cell office:value-type="string">
            <text:p>Dangerous, sw, Wave 1, Fire</text:p>
          </table:table-cell>
          <table:table-cell table:number-columns-repeated="1017"/>
        </table:table-row>
        <table:table-row table:style-name="ro2">
          <table:table-cell office:value-type="string">
            <text:p>Raging Wave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R</text:p>
          </table:table-cell>
          <table:table-cell office:value-type="string">
            <text:p>+1B WILL, +4ma, Ice.</text:p>
          </table:table-cell>
          <table:table-cell table:number-columns-repeated="1017"/>
        </table:table-row>
        <table:table-row table:style-name="ro2">
          <table:table-cell office:value-type="string">
            <text:p>Water Dragon Lanc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1G STR, Lance 3, Ice and Bane. <text:s/>Deals 2 Damage against Firetype models.</text:p>
          </table:table-cell>
          <table:table-cell table:number-columns-repeated="1017"/>
        </table:table-row>
        <table:table-row table:style-name="ro2">
          <table:table-cell office:value-type="string">
            <text:p>Water Armor Jutsu</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Augment, Aura 1, +1B ARM.</text:p>
          </table:table-cell>
          <table:table-cell table:number-columns-repeated="1017"/>
        </table:table-row>
        <table:table-row table:style-name="ro3">
          <table:table-cell office:value-type="string">
            <text:p>Water Replenshing Jutsu</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B</text:p>
          </table:table-cell>
          <table:table-cell office:value-type="string">
            <text:p>-1mv, Augment Aura 1, Tough.</text:p>
          </table:table-cell>
          <table:table-cell table:number-columns-repeated="1017"/>
        </table:table-row>
        <table:table-row table:style-name="ro2">
          <table:table-cell office:value-type="string">
            <text:p>Lacerate Soul</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1sw, +1B STR, Fire</text:p>
          </table:table-cell>
          <table:table-cell table:number-columns-repeated="1017"/>
        </table:table-row>
        <table:table-row table:style-name="ro2">
          <table:table-cell office:value-type="string">
            <text:p>Sure Kill</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1sw, +1R STR, Hissatsu</text:p>
          </table:table-cell>
          <table:table-cell table:number-columns-repeated="1017"/>
        </table:table-row>
        <table:table-row table:style-name="ro2">
          <table:table-cell office:value-type="string">
            <text:p>White-Moon Sak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B</text:p>
          </table:table-cell>
          <table:table-cell office:value-type="string">
            <text:p>Augment, Heal 1, +1R ARM on the next defensive roll.</text:p>
          </table:table-cell>
          <table:table-cell table:number-columns-repeated="1017"/>
        </table:table-row>
        <table:table-row table:style-name="ro2">
          <table:table-cell office:value-type="string">
            <text:p>Clank!</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2sw, +1R, Knockdown</text:p>
          </table:table-cell>
          <table:table-cell table:number-columns-repeated="1017"/>
        </table:table-row>
        <table:table-row table:style-name="ro2">
          <table:table-cell office:value-type="string">
            <text:p>Fix I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2rng, Augment Remove Jam</text:p>
          </table:table-cell>
          <table:table-cell table:number-columns-repeated="1017"/>
        </table:table-row>
        <table:table-row table:style-name="ro2">
          <table:table-cell office:value-type="string">
            <text:p>Clockwork Oil</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G</text:p>
          </table:table-cell>
          <table:table-cell office:value-type="string">
            <text:p>2rng, Augment Remove Jam</text:p>
          </table:table-cell>
          <table:table-cell table:number-columns-repeated="1017"/>
        </table:table-row>
        <table:table-row table:style-name="ro2">
          <table:table-cell office:value-type="string">
            <text:p>Combustible Oil</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R</text:p>
          </table:table-cell>
          <table:table-cell office:value-type="string">
            <text:p>3sw, Burst 1 Fire</text:p>
          </table:table-cell>
          <table:table-cell table:number-columns-repeated="1017"/>
        </table:table-row>
        <table:table-row table:style-name="ro2">
          <table:table-cell office:value-type="string">
            <text:p>Sword Beam</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6mi, Lance 1</text:p>
          </table:table-cell>
          <table:table-cell table:number-columns-repeated="1017"/>
        </table:table-row>
        <table:table-row table:style-name="ro2">
          <table:table-cell office:value-type="string">
            <text:p>Sword Pinwheel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3R</text:p>
          </table:table-cell>
          <table:table-cell office:value-type="string">
            <text:p>2sw, Sweep 1, Sweep 1, where the 2 Sweeps are not the same</text:p>
          </table:table-cell>
          <table:table-cell table:number-columns-repeated="1017"/>
        </table:table-row>
        <table:table-row table:style-name="ro2">
          <table:table-cell office:value-type="string">
            <text:p>Throw-a-friend</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Augment, 1rng Move friendly model of less than or equal size, up to 8 squares</text:p>
          </table:table-cell>
          <table:table-cell table:number-columns-repeated="1017"/>
        </table:table-row>
        <table:table-row table:style-name="ro2">
          <table:table-cell office:value-type="string">
            <text:p>Multi-Sword Beam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2R</text:p>
          </table:table-cell>
          <table:table-cell office:value-type="string">
            <text:p>mi 3-wide Lance 6</text:p>
          </table:table-cell>
          <table:table-cell table:number-columns-repeated="1017"/>
        </table:table-row>
        <table:table-row table:style-name="ro2">
          <table:table-cell office:value-type="string">
            <text:p>Aura of Lov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B</text:p>
          </table:table-cell>
          <table:table-cell office:value-type="string">
            <text:p>+1R WILL, Wave 2, Pacify</text:p>
          </table:table-cell>
          <table:table-cell table:number-columns-repeated="1017"/>
        </table:table-row>
        <table:table-row table:style-name="ro2">
          <table:table-cell office:value-type="string">
            <text:p>The Power of Lov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Augment, Aura 1, Heal 1, Remedy</text:p>
          </table:table-cell>
          <table:table-cell table:number-columns-repeated="1017"/>
        </table:table-row>
        <table:table-row table:style-name="ro2">
          <table:table-cell office:value-type="string">
            <text:p>Loving Car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float" office:value="1">
            <text:p>1</text:p>
          </table:table-cell>
          <table:table-cell office:value-type="string">
            <text:p>+1R ARM, Heal1</text:p>
          </table:table-cell>
          <table:table-cell table:number-columns-repeated="1017"/>
        </table:table-row>
        <table:table-row table:style-name="ro2">
          <table:table-cell office:value-type="string">
            <text:p>Forese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Augment, 6rng Backlash, Sidestep</text:p>
          </table:table-cell>
          <table:table-cell table:number-columns-repeated="1017"/>
        </table:table-row>
        <table:table-row table:style-name="ro2">
          <table:table-cell office:value-type="string">
            <text:p>Mind Blas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6ma, +1B WILL, Burst 1</text:p>
          </table:table-cell>
          <table:table-cell table:number-columns-repeated="1017"/>
        </table:table-row>
        <table:table-row table:style-name="ro2">
          <table:table-cell office:value-type="string">
            <text:p>Astral Thorn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R</text:p>
          </table:table-cell>
          <table:table-cell office:value-type="string">
            <text:p>6ma, Immobile</text:p>
          </table:table-cell>
          <table:table-cell table:number-columns-repeated="1017"/>
        </table:table-row>
        <table:table-row table:style-name="ro2">
          <table:table-cell office:value-type="string">
            <text:p>Outwi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2g</text:p>
          </table:table-cell>
          <table:table-cell office:value-type="string">
            <text:p>Teleport, Heal 2</text:p>
          </table:table-cell>
          <table:table-cell table:number-columns-repeated="1017"/>
        </table:table-row>
        <table:table-row table:style-name="ro2">
          <table:table-cell office:value-type="string">
            <text:p>Disarm</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1R ATT, Weak</text:p>
          </table:table-cell>
          <table:table-cell table:number-columns-repeated="1017"/>
        </table:table-row>
        <table:table-row table:style-name="ro2">
          <table:table-cell office:value-type="string">
            <text:p>Lung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3R</text:p>
          </table:table-cell>
          <table:table-cell office:value-type="string">
            <text:p>+1G ATT, Fragile</text:p>
          </table:table-cell>
          <table:table-cell table:number-columns-repeated="1017"/>
        </table:table-row>
        <table:table-row table:style-name="ro2">
          <table:table-cell office:value-type="string">
            <text:p>Hero's Sacrific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float" office:value="1">
            <text:p>1</text:p>
          </table:table-cell>
          <table:table-cell office:value-type="string">
            <text:p>Remove a wound counter from a Hero's and add a wound counter to affected Hero.</text:p>
          </table:table-cell>
          <table:table-cell table:number-columns-repeated="1017"/>
        </table:table-row>
        <table:table-row table:style-name="ro2">
          <table:table-cell office:value-type="string">
            <text:p>Disarm</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1R ATT, Weak</text:p>
          </table:table-cell>
          <table:table-cell table:number-columns-repeated="1017"/>
        </table:table-row>
        <table:table-row table:style-name="ro2">
          <table:table-cell office:value-type="string">
            <text:p>Lung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1R ATT, Lance 3, Fragile</text:p>
          </table:table-cell>
          <table:table-cell table:number-columns-repeated="1017"/>
        </table:table-row>
        <table:table-row table:style-name="ro2">
          <table:table-cell office:value-type="string">
            <text:p>Graceful Elix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float" office:value="1">
            <text:p>1</text:p>
          </table:table-cell>
          <table:table-cell office:value-type="string">
            <text:p>+1B DEX, Dodge</text:p>
          </table:table-cell>
          <table:table-cell table:number-columns-repeated="1017"/>
        </table:table-row>
        <table:table-row table:style-name="ro2">
          <table:table-cell office:value-type="string">
            <text:p>Stand Fas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Augment, Aura 1, Heal 1, Remedy</text:p>
          </table:table-cell>
          <table:table-cell table:number-columns-repeated="1017"/>
        </table:table-row>
        <table:table-row table:style-name="ro2">
          <table:table-cell office:value-type="string">
            <text:p>Smit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R</text:p>
          </table:table-cell>
          <table:table-cell office:value-type="string">
            <text:p>Push 1</text:p>
          </table:table-cell>
          <table:table-cell table:number-columns-repeated="1017"/>
        </table:table-row>
        <table:table-row table:style-name="ro2">
          <table:table-cell office:value-type="string">
            <text:p>Anestehesia</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float" office:value="1">
            <text:p>1</text:p>
          </table:table-cell>
          <table:table-cell office:value-type="string">
            <text:p>+3 ARM</text:p>
          </table:table-cell>
          <table:table-cell table:number-columns-repeated="1017"/>
        </table:table-row>
        <table:table-row table:style-name="ro2">
          <table:table-cell office:value-type="string">
            <text:p>Shoot and Charg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sw Charge 6</text:p>
          </table:table-cell>
          <table:table-cell table:number-columns-repeated="1017"/>
        </table:table-row>
        <table:table-row table:style-name="ro2">
          <table:table-cell office:value-type="string">
            <text:p>Crescent Swip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sw Sweep 1</text:p>
          </table:table-cell>
          <table:table-cell table:number-columns-repeated="1017"/>
        </table:table-row>
        <table:table-row table:style-name="ro2">
          <table:table-cell office:value-type="string">
            <text:p>Move I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4mv to target model</text:p>
          </table:table-cell>
          <table:table-cell table:number-columns-repeated="1017"/>
        </table:table-row>
        <table:table-row table:style-name="ro2">
          <table:table-cell office:value-type="string">
            <text:p>Ruby's Semblanc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B</text:p>
          </table:table-cell>
          <table:table-cell office:value-type="string">
            <text:p>Teleport</text:p>
          </table:table-cell>
          <table:table-cell table:number-columns-repeated="1017"/>
        </table:table-row>
        <table:table-row table:style-name="ro2">
          <table:table-cell office:value-type="string">
            <text:p>Charged Sho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mi Lance 6</text:p>
          </table:table-cell>
          <table:table-cell table:number-columns-repeated="1017"/>
        </table:table-row>
        <table:table-row table:style-name="ro2">
          <table:table-cell office:value-type="string">
            <text:p>In my sight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3R</text:p>
          </table:table-cell>
          <table:table-cell office:value-type="string">
            <text:p>8mi, +1G, Massive Damage</text:p>
          </table:table-cell>
          <table:table-cell table:number-columns-repeated="1017"/>
        </table:table-row>
        <table:table-row table:style-name="ro2">
          <table:table-cell office:value-type="string">
            <text:p>Concentrat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1st to target model's mi offensive actions, until next round.</text:p>
          </table:table-cell>
          <table:table-cell table:number-columns-repeated="1017"/>
        </table:table-row>
        <table:table-row table:style-name="ro2">
          <table:table-cell office:value-type="string">
            <text:p>Gorgon's Eye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3R</text:p>
          </table:table-cell>
          <table:table-cell office:value-type="string">
            <text:p>WILL vs WILL destroy enemy model.</text:p>
          </table:table-cell>
          <table:table-cell table:number-columns-repeated="1017"/>
        </table:table-row>
        <table:table-row table:style-name="ro2">
          <table:table-cell office:value-type="string">
            <text:p>Summ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R</text:p>
          </table:table-cell>
          <table:table-cell office:value-type="string">
            <text:p>sw, Wave 1, Fire</text:p>
          </table:table-cell>
          <table:table-cell table:number-columns-repeated="1017"/>
        </table:table-row>
        <table:table-row table:style-name="ro2">
          <table:table-cell office:value-type="string">
            <text:p>Wint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R</text:p>
          </table:table-cell>
          <table:table-cell office:value-type="string">
            <text:p>sw, Wave 1, Ice</text:p>
          </table:table-cell>
          <table:table-cell table:number-columns-repeated="1017"/>
        </table:table-row>
        <table:table-row table:style-name="ro2">
          <table:table-cell office:value-type="string">
            <text:p>Circle of Sal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B</text:p>
          </table:table-cell>
          <table:table-cell office:value-type="string">
            <text:p>6rng, STR vs WILL, Immobile</text:p>
          </table:table-cell>
          <table:table-cell table:number-columns-repeated="1017"/>
        </table:table-row>
        <table:table-row table:style-name="ro2">
          <table:table-cell office:value-type="string">
            <text:p>Dark Howling</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6mi, Burst 2, Ice</text:p>
          </table:table-cell>
          <table:table-cell table:number-columns-repeated="1017"/>
        </table:table-row>
        <table:table-row table:style-name="ro2">
          <table:table-cell office:value-type="string">
            <text:p>Nether Soul</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1B STR, If Nether Soul inflicts a wound Shadow-Mode Candy may use any hearts rolled to heal.</text:p>
          </table:table-cell>
          <table:table-cell table:number-columns-repeated="1017"/>
        </table:table-row>
        <table:table-row table:style-name="ro2">
          <table:table-cell office:value-type="string">
            <text:p>Shadow</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B</text:p>
          </table:table-cell>
          <table:table-cell office:value-type="string">
            <text:p>Place Shadow-Mode Candy adjacent to any Ally.</text:p>
          </table:table-cell>
          <table:table-cell table:number-columns-repeated="1017"/>
        </table:table-row>
        <table:table-row table:style-name="ro2">
          <table:table-cell office:value-type="string">
            <text:p>Star Strik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6ma, Burst 1, Fire</text:p>
          </table:table-cell>
          <table:table-cell table:number-columns-repeated="1017"/>
        </table:table-row>
        <table:table-row table:style-name="ro2">
          <table:table-cell office:value-type="string">
            <text:p>Shadow Walk</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Target Adjacent Hero may Teleport.</text:p>
          </table:table-cell>
          <table:table-cell table:number-columns-repeated="1017"/>
        </table:table-row>
        <table:table-row table:style-name="ro2">
          <table:table-cell office:value-type="string">
            <text:p>Forse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B</text:p>
          </table:table-cell>
          <table:table-cell office:value-type="string">
            <text:p>Look at the next 3 Explore of Arcade Cards, place them back in any order.</text:p>
          </table:table-cell>
          <table:table-cell table:number-columns-repeated="1017"/>
        </table:table-row>
        <table:table-row table:style-name="ro2">
          <table:table-cell office:value-type="string">
            <text:p>Moon Tranc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2R</text:p>
          </table:table-cell>
          <table:table-cell office:value-type="string">
            <text:p>Wave 3, Knockdown</text:p>
          </table:table-cell>
          <table:table-cell table:number-columns-repeated="1017"/>
        </table:table-row>
        <table:table-row table:style-name="ro2">
          <table:table-cell office:value-type="string">
            <text:p>Mighty Swing</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1sw, +1R, Massive Damage</text:p>
          </table:table-cell>
          <table:table-cell table:number-columns-repeated="1017"/>
        </table:table-row>
        <table:table-row table:style-name="ro2">
          <table:table-cell office:value-type="string">
            <text:p>Hero's Arc</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sw, Sweep 1</text:p>
          </table:table-cell>
          <table:table-cell table:number-columns-repeated="1017"/>
        </table:table-row>
        <table:table-row table:style-name="ro2">
          <table:table-cell office:value-type="string">
            <text:p>Lay Hand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G</text:p>
          </table:table-cell>
          <table:table-cell office:value-type="string">
            <text:p>1rng, Heal 1, Remedy</text:p>
          </table:table-cell>
          <table:table-cell table:number-columns-repeated="1017"/>
        </table:table-row>
        <table:table-row table:style-name="ro2">
          <table:table-cell office:value-type="string">
            <text:p>Fire Arrow</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9mi, +1R DEX, Fire</text:p>
          </table:table-cell>
          <table:table-cell table:number-columns-repeated="1017"/>
        </table:table-row>
        <table:table-row table:style-name="ro2">
          <table:table-cell office:value-type="string">
            <text:p>Retrieve Arrow</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6mi, Pull 5</text:p>
          </table:table-cell>
          <table:table-cell table:number-columns-repeated="1017"/>
        </table:table-row>
        <table:table-row table:style-name="ro2">
          <table:table-cell office:value-type="string">
            <text:p>Present Grenad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R</text:p>
          </table:table-cell>
          <table:table-cell office:value-type="string">
            <text:p>Dangerous, sw, +1R STR, Wave 1</text:p>
          </table:table-cell>
          <table:table-cell table:number-columns-repeated="1017"/>
        </table:table-row>
        <table:table-row table:style-name="ro2">
          <table:table-cell office:value-type="string">
            <text:p>Hardened Scale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B</text:p>
          </table:table-cell>
          <table:table-cell office:value-type="string">
            <text:p>On defense rolls, roll an extra 1B.</text:p>
          </table:table-cell>
          <table:table-cell table:number-columns-repeated="1017"/>
        </table:table-row>
        <table:table-row table:style-name="ro2">
          <table:table-cell office:value-type="string">
            <text:p>Flame Breat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float" office:value="1">
            <text:p>1</text:p>
          </table:table-cell>
          <table:table-cell office:value-type="string">
            <text:p>10rng, Dangerous</text:p>
          </table:table-cell>
          <table:table-cell table:number-columns-repeated="1017"/>
        </table:table-row>
        <table:table-row table:style-name="ro2">
          <table:table-cell office:value-type="string">
            <text:p>Lunging Slas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R</text:p>
          </table:table-cell>
          <table:table-cell office:value-type="string">
            <text:p>Lance 3</text:p>
          </table:table-cell>
          <table:table-cell table:number-columns-repeated="1017"/>
        </table:table-row>
        <table:table-row table:style-name="ro2">
          <table:table-cell office:value-type="string">
            <text:p>Vorpal Strik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3R</text:p>
          </table:table-cell>
          <table:table-cell office:value-type="string">
            <text:p>+1G ATT, Massive Damage</text:p>
          </table:table-cell>
          <table:table-cell table:number-columns-repeated="1017"/>
        </table:table-row>
        <table:table-row table:style-name="ro2">
          <table:table-cell office:value-type="string">
            <text:p>Invulnerabl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float" office:value="1">
            <text:p>1</text:p>
          </table:table-cell>
          <table:table-cell office:value-type="string">
            <text:p>Immune: Status Effects, Remedy</text:p>
          </table:table-cell>
          <table:table-cell table:number-columns-repeated="1017"/>
        </table:table-row>
        <table:table-row table:style-name="ro2">
          <table:table-cell office:value-type="string">
            <text:p>Thundering Shurike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6mi, +1R DEX</text:p>
          </table:table-cell>
          <table:table-cell table:number-columns-repeated="1017"/>
        </table:table-row>
        <table:table-row table:style-name="ro2">
          <table:table-cell office:value-type="string">
            <text:p>Lightning Rus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ma, Lance 5, Charge</text:p>
          </table:table-cell>
          <table:table-cell table:number-columns-repeated="1017"/>
        </table:table-row>
        <table:table-row table:style-name="ro2">
          <table:table-cell office:value-type="string">
            <text:p>Electrical Surg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R</text:p>
          </table:table-cell>
          <table:table-cell office:value-type="string">
            <text:p>ma, Wave 1</text:p>
          </table:table-cell>
          <table:table-cell table:number-columns-repeated="1017"/>
        </table:table-row>
        <table:table-row table:style-name="ro2">
          <table:table-cell office:value-type="string">
            <text:p>Fend</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Cross 1, Knockdown</text:p>
          </table:table-cell>
          <table:table-cell table:number-columns-repeated="1017"/>
        </table:table-row>
        <table:table-row table:style-name="ro3">
          <table:table-cell office:value-type="string">
            <text:p>Lightning Fury</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6mi, Spray 3, +1B DEX. <text:s/>The Spray effect only occurs if the model targeted is wounded and the area affected starts with the square the targeted model is on.</text:p>
          </table:table-cell>
          <table:table-cell table:number-columns-repeated="1017"/>
        </table:table-row>
        <table:table-row table:style-name="ro2">
          <table:table-cell office:value-type="string">
            <text:p>Dinosaur Egg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float" office:value="1">
            <text:p>1</text:p>
          </table:table-cell>
          <table:table-cell office:value-type="string">
            <text:p>Dodge</text:p>
          </table:table-cell>
          <table:table-cell table:number-columns-repeated="1017"/>
        </table:table-row>
        <table:table-row table:style-name="ro2">
          <table:table-cell office:value-type="string">
            <text:p>Love Arrow</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8mi, target enemy model makes a basic offensive action controlled by this Hero's controller.</text:p>
          </table:table-cell>
          <table:table-cell table:number-columns-repeated="1017"/>
        </table:table-row>
        <table:table-row table:style-name="ro2">
          <table:table-cell office:value-type="string">
            <text:p>Flutter Eyelashe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DEX vs. WILL, Wave 1, Hex, Immobile</text:p>
          </table:table-cell>
          <table:table-cell table:number-columns-repeated="1017"/>
        </table:table-row>
        <table:table-row table:style-name="ro2">
          <table:table-cell office:value-type="string">
            <text:p>Heart Fountai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G</text:p>
          </table:table-cell>
          <table:table-cell office:value-type="string">
            <text:p>Every Hero rolls 4B and Heals 1 for each heart they roll.</text:p>
          </table:table-cell>
          <table:table-cell table:number-columns-repeated="1017"/>
        </table:table-row>
        <table:table-row table:style-name="ro3">
          <table:table-cell office:value-type="string">
            <text:p>Reckless Charg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3R</text:p>
          </table:table-cell>
          <table:table-cell office:value-type="string">
            <text:p>sw, Lance 6. <text:s/>After resolving all other effects of the Lance, place the model in the unoccupied square furthest from it that was affected by the lance.</text:p>
          </table:table-cell>
          <table:table-cell table:number-columns-repeated="1017"/>
        </table:table-row>
        <table:table-row table:style-name="ro2">
          <table:table-cell office:value-type="string">
            <text:p>Seismic Tea</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B</text:p>
          </table:table-cell>
          <table:table-cell office:value-type="string">
            <text:p>Dangerous, Wave 4, Compel 1.</text:p>
          </table:table-cell>
          <table:table-cell table:number-columns-repeated="1017"/>
        </table:table-row>
        <table:table-row table:style-name="ro2">
          <table:table-cell office:value-type="string">
            <text:p>Rasenga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1G DEX, 2rng, Burst 1, Massive Damage. <text:s/>*Requires a Shadow clone in an adjacent space.</text:p>
          </table:table-cell>
          <table:table-cell table:number-columns-repeated="1017"/>
        </table:table-row>
        <table:table-row table:style-name="ro3">
          <table:table-cell office:value-type="string">
            <text:p>Shadow Clon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B</text:p>
          </table:table-cell>
          <table:table-cell office:value-type="string">
            <text:p>Summon a Shadow Clone of Uzimaki with 1 heart and 1mv but otherwise the same as Uzumaki. <text:s/>Clones deploy on a free adjacent space and activate on your turn. <text:s/>(Maximum of 2 Clones only)</text:p>
          </table:table-cell>
          <table:table-cell table:number-columns-repeated="1017"/>
        </table:table-row>
        <table:table-row table:style-name="ro2">
          <table:table-cell office:value-type="string">
            <text:p>Military Ration Pill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B</text:p>
          </table:table-cell>
          <table:table-cell office:value-type="string">
            <text:p>Heal 2</text:p>
          </table:table-cell>
          <table:table-cell table:number-columns-repeated="1017"/>
        </table:table-row>
        <table:table-row table:style-name="ro2">
          <table:table-cell office:value-type="string">
            <text:p>Burning Vendetta</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R</text:p>
          </table:table-cell>
          <table:table-cell office:value-type="string">
            <text:p>sw, Spray 3</text:p>
          </table:table-cell>
          <table:table-cell table:number-columns-repeated="1017"/>
        </table:table-row>
        <table:table-row table:style-name="ro2">
          <table:table-cell office:value-type="string">
            <text:p>Dancing Havoc</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5mi, Burst 1, Compel 3</text:p>
          </table:table-cell>
          <table:table-cell table:number-columns-repeated="1017"/>
        </table:table-row>
        <table:table-row table:style-name="ro2">
          <table:table-cell office:value-type="string">
            <text:p>Soul Juic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G</text:p>
          </table:table-cell>
          <table:table-cell office:value-type="string">
            <text:p>Augment, Heal 1, Backlash</text:p>
          </table:table-cell>
          <table:table-cell table:number-columns-repeated="1017"/>
        </table:table-row>
        <table:table-row table:style-name="ro2">
          <table:table-cell office:value-type="string">
            <text:p>Speed Boos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4mv to target model.</text:p>
          </table:table-cell>
          <table:table-cell table:number-columns-repeated="1017"/>
        </table:table-row>
        <table:table-row table:style-name="ro2">
          <table:table-cell office:value-type="string">
            <text:p>Ice Shield</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2st to target mode's defensive roles.</text:p>
          </table:table-cell>
          <table:table-cell table:number-columns-repeated="1017"/>
        </table:table-row>
        <table:table-row table:style-name="ro2">
          <table:table-cell office:value-type="string">
            <text:p>Weiss' Semblanc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2B</text:p>
          </table:table-cell>
          <table:table-cell office:value-type="string">
            <text:p>Summon Weiss' Knight</text:p>
          </table:table-cell>
          <table:table-cell table:number-columns-repeated="1017"/>
        </table:table-row>
        <table:table-row table:style-name="ro2">
          <table:table-cell office:value-type="string">
            <text:p>Spinning Halberd</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1R STR, Bane</text:p>
          </table:table-cell>
          <table:table-cell table:number-columns-repeated="1017"/>
        </table:table-row>
        <table:table-row table:style-name="ro2">
          <table:table-cell office:value-type="string">
            <text:p>Hold the Lin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B</text:p>
          </table:table-cell>
          <table:table-cell office:value-type="string">
            <text:p>+1R ARM, Aura 3</text:p>
          </table:table-cell>
          <table:table-cell table:number-columns-repeated="1017"/>
        </table:table-row>
        <table:table-row table:style-name="ro2">
          <table:table-cell office:value-type="string">
            <text:p>Come at M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G</text:p>
          </table:table-cell>
          <table:table-cell office:value-type="string">
            <text:p>Wave 3, Compel 2</text:p>
          </table:table-cell>
          <table:table-cell table:number-columns-repeated="1017"/>
        </table:table-row>
        <table:table-row table:style-name="ro3">
          <table:table-cell office:value-type="string">
            <text:p>"Your Kung Fu is weak!"</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Aura 1, -1<text:span text:style-name="T1">st</text:span> STR</text:p>
          </table:table-cell>
          <table:table-cell table:number-columns-repeated="1017"/>
        </table:table-row>
        <table:table-row table:style-name="ro2">
          <table:table-cell office:value-type="string">
            <text:p>Pluck Sigh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3R</text:p>
          </table:table-cell>
          <table:table-cell office:value-type="string">
            <text:p>Bane, Curse, Slow</text:p>
          </table:table-cell>
          <table:table-cell table:number-columns-repeated="1017"/>
        </table:table-row>
        <table:table-row table:style-name="ro3">
          <table:table-cell office:value-type="string">
            <text:p>Exploding Heart Techniqu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3R</text:p>
          </table:table-cell>
          <table:table-cell office:value-type="string">
            <text:p>+1R DEX, Massive Damage</text:p>
          </table:table-cell>
          <table:table-cell table:number-columns-repeated="1017"/>
        </table:table-row>
        <table:table-row table:style-name="ro2">
          <table:table-cell office:value-type="string">
            <text:p>Fish Head Soup</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B</text:p>
          </table:table-cell>
          <table:table-cell office:value-type="string">
            <text:p>Remedy</text:p>
          </table:table-cell>
          <table:table-cell table:number-columns-repeated="1017"/>
        </table:table-row>
        <table:table-row table:style-name="ro2">
          <table:table-cell office:value-type="string">
            <text:p>Dual Sho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R</text:p>
          </table:table-cell>
          <table:table-cell office:value-type="string">
            <text:p>4mi, Shoot once at 2 different targets.</text:p>
          </table:table-cell>
          <table:table-cell table:number-columns-repeated="1017"/>
        </table:table-row>
        <table:table-row table:style-name="ro2">
          <table:table-cell office:value-type="string">
            <text:p>1,2 Punc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2R</text:p>
          </table:table-cell>
          <table:table-cell office:value-type="string">
            <text:p>sw +1R STR</text:p>
          </table:table-cell>
          <table:table-cell table:number-columns-repeated="1017"/>
        </table:table-row>
        <table:table-row table:style-name="ro2">
          <table:table-cell office:value-type="string">
            <text:p>Give a boost!</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Action</text:p>
          </table:table-cell>
          <table:table-cell office:value-type="string">
            <text:p>1B</text:p>
          </table:table-cell>
          <table:table-cell office:value-type="string">
            <text:p>+1ST to target model's offensive sw actions until next round.</text:p>
          </table:table-cell>
          <table:table-cell table:number-columns-repeated="1017"/>
        </table:table-row>
        <table:table-row table:style-name="ro2">
          <table:table-cell office:value-type="string">
            <text:p>Yang's Semblanc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Potion Ability</text:p>
          </table:table-cell>
          <table:table-cell office:value-type="string">
            <text:p>1B</text:p>
          </table:table-cell>
          <table:table-cell office:value-type="string">
            <text:p>Gain +1B on offensive rolls for every wound gained on the model.</text:p>
          </table:table-cell>
          <table:table-cell table:number-columns-repeated="1017"/>
        </table:table-row>
        <table:table-row table:style-name="ro2">
          <table:table-cell office:value-type="string">
            <text:p>Uniqu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Trait</text:p>
          </table:table-cell>
          <table:table-cell/>
          <table:table-cell office:value-type="string">
            <text:p>There can never be more than one of this model.</text:p>
          </table:table-cell>
          <table:table-cell table:number-columns-repeated="1017"/>
        </table:table-row>
        <table:table-row table:style-name="ro3">
          <table:table-cell office:value-type="string">
            <text:p>Eternal Mast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Item Ability</text:p>
          </table:table-cell>
          <table:table-cell office:value-type="string">
            <text:p>1B</text:p>
          </table:table-cell>
          <table:table-cell office:value-type="string">
            <text:p>4rng, Place up to two other Undead monsters, from anywhere in the dungeon, adjacent to target Hero. <text:s/>Monsters placed in this way may immediately make a basci melee attack after being placed.</text:p>
          </table:table-cell>
          <table:table-cell table:number-columns-repeated="1017"/>
        </table:table-row>
        <table:table-row table:style-name="ro3">
          <table:table-cell office:value-type="string">
            <text:p>The Burning Jewel</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Item Ability</text:p>
          </table:table-cell>
          <table:table-cell/>
          <table:table-cell office:value-type="string">
            <text:p>Enemy models on the same tile as a model with Eternal Flame may only remove the Fire token status effect when a heart is rolled (not at the end of their activation or through any other effect).</text:p>
          </table:table-cell>
          <table:table-cell table:number-columns-repeated="1017"/>
        </table:table-row>
        <table:table-row table:style-name="ro3">
          <table:table-cell office:value-type="string">
            <text:p>Burn, Insect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Item Ability</text:p>
          </table:table-cell>
          <table:table-cell/>
          <table:table-cell office:value-type="string">
            <text:p>Enemy models within 2 squares that resolve Fire during their upkeep must discard two equipment cards from the backpack or suffer an additional wound.</text:p>
          </table:table-cell>
          <table:table-cell table:number-columns-repeated="1017"/>
        </table:table-row>
        <table:table-row table:style-name="ro3">
          <table:table-cell office:value-type="string">
            <text:p>Excess Ammo</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Item Ability</text:p>
          </table:table-cell>
          <table:table-cell/>
          <table:table-cell office:value-type="string">
            <text:p>When a model with Excess Ammo discards a crystal shell token as part of an action, roll 1R. <text:s/>On a roll of two or more stars, the token is not discarded.</text:p>
          </table:table-cell>
          <table:table-cell table:number-columns-repeated="1017"/>
        </table:table-row>
        <table:table-row table:style-name="ro2">
          <table:table-cell office:value-type="string">
            <text:p>Summon 2 Rat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Item Ability</text:p>
          </table:table-cell>
          <table:table-cell office:value-type="string">
            <text:p>0B</text:p>
          </table:table-cell>
          <table:table-cell office:value-type="string">
            <text:p>Once per activation, spawn two Dirty Rats within three squares of the Dungeon Boss</text:p>
          </table:table-cell>
          <table:table-cell table:number-columns-repeated="1017"/>
        </table:table-row>
        <table:table-row table:style-name="ro2">
          <table:table-cell office:value-type="string">
            <text:p>Flame Weaver</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Item Ability</text:p>
          </table:table-cell>
          <table:table-cell office:value-type="string">
            <text:p>2R</text:p>
          </table:table-cell>
          <table:table-cell office:value-type="string">
            <text:p>sw, Lance 6, +1R STR</text:p>
          </table:table-cell>
          <table:table-cell table:number-columns-repeated="1017"/>
        </table:table-row>
        <table:table-row table:style-name="ro2">
          <table:table-cell office:value-type="string">
            <text:p>The Consul's Wrat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Item Ability</text:p>
          </table:table-cell>
          <table:table-cell/>
          <table:table-cell office:value-type="string">
            <text:p>This model gains +1R to all offense rolls.</text:p>
          </table:table-cell>
          <table:table-cell table:number-columns-repeated="1017"/>
        </table:table-row>
        <table:table-row table:style-name="ro2">
          <table:table-cell office:value-type="string">
            <text:p>Frostfang</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Item Ability</text:p>
          </table:table-cell>
          <table:table-cell/>
          <table:table-cell office:value-type="string">
            <text:p>A model with Frostfang gains +1G to offensive rolls while targeting a model suffering Ice.</text:p>
          </table:table-cell>
          <table:table-cell table:number-columns-repeated="1017"/>
        </table:table-row>
        <table:table-row table:style-name="ro2">
          <table:table-cell office:value-type="string">
            <text:p>Fueled by Fir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Item Ability</text:p>
          </table:table-cell>
          <table:table-cell/>
          <table:table-cell office:value-type="string">
            <text:p>A model with Fuled by Fire adds +1R to all offensive rolls for each enemy model suffering Fire.</text:p>
          </table:table-cell>
          <table:table-cell table:number-columns-repeated="1017"/>
        </table:table-row>
        <table:table-row table:style-name="ro3">
          <table:table-cell office:value-type="string">
            <text:p>Heart of the Forg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Item Ability</text:p>
          </table:table-cell>
          <table:table-cell/>
          <table:table-cell office:value-type="string">
            <text:p>When this Relic item is equipped, this model may Heal 3. <text:s/>Then all enemy models in Wave 4 suffer 1 wound and Fire.</text:p>
          </table:table-cell>
          <table:table-cell table:number-columns-repeated="1017"/>
        </table:table-row>
        <table:table-row table:style-name="ro3">
          <table:table-cell office:value-type="string">
            <text:p>Hero's Bane</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Item Ability</text:p>
          </table:table-cell>
          <table:table-cell/>
          <table:table-cell office:value-type="string">
            <text:p>A model with Hero's Bane gains +1<text:span text:style-name="T1">st</text:span> STR while making a basic melee attack for each Ghostflame adjacent to the target.</text:p>
          </table:table-cell>
          <table:table-cell table:number-columns-repeated="1017"/>
        </table:table-row>
        <table:table-row table:style-name="ro3">
          <table:table-cell office:value-type="string">
            <text:p>The Consuming Winds</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Item Ability</text:p>
          </table:table-cell>
          <table:table-cell office:value-type="string">
            <text:p>2R</text:p>
          </table:table-cell>
          <table:table-cell office:value-type="string">
            <text:p>6ma, Burst 1</text:p>
          </table:table-cell>
          <table:table-cell table:number-columns-repeated="1017"/>
        </table:table-row>
        <table:table-row table:style-name="ro3">
          <table:table-cell office:value-type="string">
            <text:p>Bone Burn</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Item Ability</text:p>
          </table:table-cell>
          <table:table-cell office:value-type="string">
            <text:p>2R</text:p>
          </table:table-cell>
          <table:table-cell office:value-type="string">
            <text:p>2sw, Bone Burn may cause a model to have more than one Fire token on its card (the model suffers the Fire effect once per token).</text:p>
          </table:table-cell>
          <table:table-cell table:number-columns-repeated="1017"/>
        </table:table-row>
        <table:table-row table:style-name="ro2">
          <table:table-cell office:value-type="string">
            <text:p>Cleanse the World</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Item Ability</text:p>
          </table:table-cell>
          <table:table-cell office:value-type="string">
            <text:p>1R</text:p>
          </table:table-cell>
          <table:table-cell office:value-type="string">
            <text:p>sw, Sweep 3</text:p>
          </table:table-cell>
          <table:table-cell table:number-columns-repeated="1017"/>
        </table:table-row>
        <table:table-row table:style-name="ro3">
          <table:table-cell office:value-type="string">
            <text:p>Tainted Blood</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Item Ability</text:p>
          </table:table-cell>
          <table:table-cell/>
          <table:table-cell office:value-type="string">
            <text:p>Enemy models within three squares of a model with Tainted Blood do not remove the Poison status effect at the end of their activations.</text:p>
          </table:table-cell>
          <table:table-cell table:number-columns-repeated="1017"/>
        </table:table-row>
        <table:table-row table:style-name="ro2">
          <table:table-cell office:value-type="string">
            <text:p>Afflict X</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SDE 2.0</text:p>
          </table:table-cell>
          <table:table-cell table:content-validation-name="val4" office:value-type="string">
            <text:p>Definition</text:p>
          </table:table-cell>
          <table:table-cell/>
          <table:table-cell office:value-type="string">
            <text:p>A model with Afflict X causes its target to suffer the listed status effect(s) when it achieves a critical.</text:p>
          </table:table-cell>
          <table:table-cell table:number-columns-repeated="1017"/>
        </table:table-row>
        <table:table-row table:style-name="ro3">
          <table:table-cell office:value-type="string">
            <text:p>Dual Wield</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Item Ability</text:p>
          </table:table-cell>
          <table:table-cell office:value-type="string">
            <text:p>1B</text:p>
          </table:table-cell>
          <table:table-cell office:value-type="string">
            <text:p>If the model with dark Repulser has another sword, axe, hammer or knife equpped it may reroll any or all offensive dice this turn.</text:p>
          </table:table-cell>
          <table:table-cell table:number-columns-repeated="1017"/>
        </table:table-row>
        <table:table-row table:style-name="ro2">
          <table:table-cell office:value-type="string">
            <text:p>The Flash</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Item Ability</text:p>
          </table:table-cell>
          <table:table-cell office:value-type="string">
            <text:p>1R</text:p>
          </table:table-cell>
          <table:table-cell office:value-type="string">
            <text:p>1mi, Pounce</text:p>
          </table:table-cell>
          <table:table-cell table:number-columns-repeated="1017"/>
        </table:table-row>
        <table:table-row table:style-name="ro2">
          <table:table-cell office:value-type="string">
            <text:p>Freezing Arrow</text:p>
          </table:table-cell>
          <table:table-cell table:content-validation-name="val1" office:value-type="string">
            <text:p>Classic</text:p>
          </table:table-cell>
          <table:table-cell table:content-validation-name="val2" office:value-type="string">
            <text:p>?</text:p>
          </table:table-cell>
          <table:table-cell table:content-validation-name="val3" office:value-type="string">
            <text:p>Custom</text:p>
          </table:table-cell>
          <table:table-cell table:content-validation-name="val4" office:value-type="string">
            <text:p>Item Ability</text:p>
          </table:table-cell>
          <table:table-cell office:value-type="string">
            <text:p>2R</text:p>
          </table:table-cell>
          <table:table-cell office:value-type="string">
            <text:p>9mi, Ice</text:p>
          </table:table-cell>
          <table:table-cell table:number-columns-repeated="1017"/>
        </table:table-row>
        <table:table-row table:style-name="ro2">
          <table:table-cell office:value-type="string">
            <text:p>Accursed Cut</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1sw, +1R STR, Bane</text:p>
          </table:table-cell>
          <table:table-cell table:number-columns-repeated="1017"/>
        </table:table-row>
        <table:table-row table:style-name="ro2">
          <table:table-cell office:value-type="string">
            <text:p>Bombs Away!</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Dangerous, 4ma, Burst 2</text:p>
          </table:table-cell>
          <table:table-cell table:number-columns-repeated="1017"/>
        </table:table-row>
        <table:table-row table:style-name="ro2">
          <table:table-cell office:value-type="string">
            <text:p>Princess Power</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ma, Wave 2, Knockdown</text:p>
          </table:table-cell>
          <table:table-cell table:number-columns-repeated="1017"/>
        </table:table-row>
        <table:table-row table:style-name="ro2">
          <table:table-cell office:value-type="string">
            <text:p>Bane Bullet</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10mi, Bane</text:p>
          </table:table-cell>
          <table:table-cell table:number-columns-repeated="1017"/>
        </table:table-row>
        <table:table-row table:style-name="ro2">
          <table:table-cell office:value-type="string">
            <text:p>Celestial Clobbering</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4mi, +3B DEX, Push 2, Knockdown</text:p>
          </table:table-cell>
          <table:table-cell table:number-columns-repeated="1017"/>
        </table:table-row>
        <table:table-row table:style-name="ro2">
          <table:table-cell office:value-type="string">
            <text:p>Wind Dance</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R</text:p>
          </table:table-cell>
          <table:table-cell office:value-type="string">
            <text:p>1sw, Retreat</text:p>
          </table:table-cell>
          <table:table-cell table:number-columns-repeated="1017"/>
        </table:table-row>
        <table:table-row table:style-name="ro3">
          <table:table-cell office:value-type="string">
            <text:p>Retreat</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Trait</text:p>
          </table:table-cell>
          <table:table-cell/>
          <table:table-cell office:value-type="string">
            <text:p>After completing an action with Retreat, using the rules for Push, the model's player moves the model with Retreat fiver squares away from its target or the square which the target occupied.</text:p>
          </table:table-cell>
          <table:table-cell table:number-columns-repeated="1017"/>
        </table:table-row>
        <table:table-row table:style-name="ro2">
          <table:table-cell office:value-type="string">
            <text:p>Wine Tasting</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B</text:p>
          </table:table-cell>
          <table:table-cell office:value-type="string">
            <text:p>Augment, Wave 3, Heal 2</text:p>
          </table:table-cell>
          <table:table-cell table:number-columns-repeated="1017"/>
        </table:table-row>
        <table:table-row table:style-name="ro2">
          <table:table-cell office:value-type="string">
            <text:p>Mastery</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Once per activation, this model may use a unique action listed on the card of an adjacent friendly model.</text:p>
          </table:table-cell>
          <table:table-cell table:number-columns-repeated="1017"/>
        </table:table-row>
        <table:table-row table:style-name="ro2">
          <table:table-cell office:value-type="string">
            <text:p>Extra Sparkly</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When a model with Extra Sparkly ends its activation, it may gain two wrath.</text:p>
          </table:table-cell>
          <table:table-cell table:number-columns-repeated="1017"/>
        </table:table-row>
        <table:table-row table:style-name="ro2">
          <table:table-cell office:value-type="string">
            <text:p>Alchemy</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When a model with Alchemy rolls a heart, it may choose to gain a potion instead.</text:p>
          </table:table-cell>
          <table:table-cell table:number-columns-repeated="1017"/>
        </table:table-row>
        <table:table-row table:style-name="ro3">
          <table:table-cell office:value-type="string">
            <text:p>Backlash</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Trait</text:p>
          </table:table-cell>
          <table:table-cell/>
          <table:table-cell office:value-type="string">
            <text:p>If a model targeted by an offensive action possesses Backlash and wins the defense roll, the model making the offense roll suffers one wound. <text:s/>A model may not draw a loot card for destroying a model due to Backlash.</text:p>
          </table:table-cell>
          <table:table-cell table:number-columns-repeated="1017"/>
        </table:table-row>
        <table:table-row table:style-name="ro2">
          <table:table-cell office:value-type="string">
            <text:p>Berserk</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Trait</text:p>
          </table:table-cell>
          <table:table-cell/>
          <table:table-cell office:value-type="string">
            <text:p>During its activation, a model with Berserk may make a single Melee Attack costing no action points.</text:p>
          </table:table-cell>
          <table:table-cell table:number-columns-repeated="1017"/>
        </table:table-row>
        <table:table-row table:style-name="ro2">
          <table:table-cell office:value-type="string">
            <text:p>Dark Radiance</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Trait</text:p>
          </table:table-cell>
          <table:table-cell/>
          <table:table-cell office:value-type="string">
            <text:p>All offfense rolls and defense rolls made against a model with Dark Radiance reduce the result by 1<text:span text:style-name="T1">st</text:span>.</text:p>
          </table:table-cell>
          <table:table-cell table:number-columns-repeated="1017"/>
        </table:table-row>
        <table:table-row table:style-name="ro2">
          <table:table-cell office:value-type="string">
            <text:p>No Mercy</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sw, Sweep 2</text:p>
          </table:table-cell>
          <table:table-cell table:number-columns-repeated="1017"/>
        </table:table-row>
        <table:table-row table:style-name="ro3">
          <table:table-cell office:value-type="string">
            <text:p>Divine Guidance</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When a challenge card with a Trap effect is drawn, this model may discard this treasure to prevent the Trap effect from happening.</text:p>
          </table:table-cell>
          <table:table-cell table:number-columns-repeated="1017"/>
        </table:table-row>
        <table:table-row table:style-name="ro2">
          <table:table-cell office:value-type="string">
            <text:p>Share a Sip!</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If another Hero activates after this Hero, during the same turn, that Hero gains +3mv during that activation.</text:p>
          </table:table-cell>
          <table:table-cell table:number-columns-repeated="1017"/>
        </table:table-row>
        <table:table-row table:style-name="ro2">
          <table:table-cell office:value-type="string">
            <text:p>Sidestep</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Trait</text:p>
          </table:table-cell>
          <table:table-cell/>
          <table:table-cell office:value-type="string">
            <text:p>When a model with Sidestep wins a defense roll, it may immediately move one square.</text:p>
          </table:table-cell>
          <table:table-cell table:number-columns-repeated="1017"/>
        </table:table-row>
        <table:table-row table:style-name="ro2">
          <table:table-cell office:value-type="string">
            <text:p>A Taste for the Fight</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B</text:p>
          </table:table-cell>
          <table:table-cell office:value-type="string">
            <text:p>Augment, Place this model in a square adjacent to an enemy model on this tile, regardless of line of sight.</text:p>
          </table:table-cell>
          <table:table-cell table:number-columns-repeated="1017"/>
        </table:table-row>
        <table:table-row table:style-name="ro2">
          <table:table-cell office:value-type="string">
            <text:p>Spread the Love</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B</text:p>
          </table:table-cell>
          <table:table-cell office:value-type="string">
            <text:p>Augment, 8rng, Heal 1</text:p>
          </table:table-cell>
          <table:table-cell table:number-columns-repeated="1017"/>
        </table:table-row>
        <table:table-row table:style-name="ro2">
          <table:table-cell office:value-type="string">
            <text:p>The Goddess Lance</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ma, Lance 4, +1B WILL, all squares in the area are affected regardless of line of sight.</text:p>
          </table:table-cell>
          <table:table-cell table:number-columns-repeated="1017"/>
        </table:table-row>
        <table:table-row table:style-name="ro2">
          <table:table-cell office:value-type="string">
            <text:p>Living Chains</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R</text:p>
          </table:table-cell>
          <table:table-cell office:value-type="string">
            <text:p>6sw, Hookshot</text:p>
          </table:table-cell>
          <table:table-cell table:number-columns-repeated="1017"/>
        </table:table-row>
        <table:table-row table:style-name="ro3">
          <table:table-cell office:value-type="string">
            <text:p>Hookshot</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Trait</text:p>
          </table:table-cell>
          <table:table-cell/>
          <table:table-cell office:value-type="string">
            <text:p>Actions with Hookshot do not require lline of sight to target a model. <text:s/>Range must still be counted around walls and structures.</text:p>
          </table:table-cell>
          <table:table-cell table:number-columns-repeated="1017"/>
        </table:table-row>
        <table:table-row table:style-name="ro2">
          <table:table-cell office:value-type="string">
            <text:p>Last Shot</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1sw, Add this model's ARM to the offense roll. <text:s/>This model's ARM is reduced to 1B until its next activation.</text:p>
          </table:table-cell>
          <table:table-cell table:number-columns-repeated="1017"/>
        </table:table-row>
        <table:table-row table:style-name="ro2">
          <table:table-cell office:value-type="string">
            <text:p>Improved Critical</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This model's critical hits inflict an additional wound.</text:p>
          </table:table-cell>
          <table:table-cell table:number-columns-repeated="1017"/>
        </table:table-row>
        <table:table-row table:style-name="ro3">
          <table:table-cell office:value-type="string">
            <text:p>Changeling Cloak</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A model equipped with the Changeling Cloak may choose to add its ARM to any roll. <text:s/>Each time it does so the model suffers one wound.</text:p>
          </table:table-cell>
          <table:table-cell table:number-columns-repeated="1017"/>
        </table:table-row>
        <table:table-row table:style-name="ro2">
          <table:table-cell office:value-type="string">
            <text:p>Fancy Pocket Watch</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Once per activation, spawn two Dirty Rats within three squares of the Dungeon Boss </text:p>
          </table:table-cell>
          <table:table-cell table:number-columns-repeated="1017"/>
        </table:table-row>
        <table:table-row table:style-name="ro3">
          <table:table-cell office:value-type="string">
            <text:p>Autosave</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One use only. <text:s/>When this model or a friendly model within 2 squares would be destroyed, immediately roll 1G. <text:s/>Remove one wound token for each star rolled. <text:s/>If no stars are rolled, the model is destroyed as normal.</text:p>
          </table:table-cell>
          <table:table-cell table:number-columns-repeated="1017"/>
        </table:table-row>
        <table:table-row table:style-name="ro3">
          <table:table-cell office:value-type="string">
            <text:p>Go Home, Boy</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B</text:p>
          </table:table-cell>
          <table:table-cell office:value-type="string">
            <text:p>1rng, WILL vs WILL, Compel 6. <text:s/>If the target enters a space adjacent to a dungeon exit during this move it is destroyed. <text:s/>May only target minions and creeps.</text:p>
          </table:table-cell>
          <table:table-cell table:number-columns-repeated="1017"/>
        </table:table-row>
        <table:table-row table:style-name="ro2">
          <table:table-cell office:value-type="string">
            <text:p>Princess Power</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B</text:p>
          </table:table-cell>
          <table:table-cell office:value-type="string">
            <text:p>Augment, Aura 1, +1R STR</text:p>
          </table:table-cell>
          <table:table-cell table:number-columns-repeated="1017"/>
        </table:table-row>
        <table:table-row table:style-name="ro2">
          <table:table-cell office:value-type="string">
            <text:p>Deadly Defense</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Trait</text:p>
          </table:table-cell>
          <table:table-cell/>
          <table:table-cell office:value-type="string">
            <text:p>This model may score criticals on defense rolls. <text:s/>If it does, the attacker suffers a wound.</text:p>
          </table:table-cell>
          <table:table-cell table:number-columns-repeated="1017"/>
        </table:table-row>
        <table:table-row table:style-name="ro3">
          <table:table-cell office:value-type="string">
            <text:p>Sturdy</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Trait</text:p>
          </table:table-cell>
          <table:table-cell/>
          <table:table-cell office:value-type="string">
            <text:p>A model with Sturdy never suffers more than a single wound from a single action, such as critical hits or Massive Damage.</text:p>
          </table:table-cell>
          <table:table-cell table:number-columns-repeated="1017"/>
        </table:table-row>
        <table:table-row table:style-name="ro3">
          <table:table-cell office:value-type="string">
            <text:p>Sacrifice</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3R</text:p>
          </table:table-cell>
          <table:table-cell office:value-type="string">
            <text:p>1sw, Massive Damage, The model may add its WILL to the offense roll. <text:s/>(When an offensive action with Massive Damage inflicts a wound, it inflicts two wounds instead.)</text:p>
          </table:table-cell>
          <table:table-cell table:number-columns-repeated="1017"/>
        </table:table-row>
        <table:table-row table:style-name="ro3">
          <table:table-cell office:value-type="string">
            <text:p>Predator</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Trait</text:p>
          </table:table-cell>
          <table:table-cell/>
          <table:table-cell office:value-type="string">
            <text:p>When an enemy model moves out of a square that is adjacent to a model with Predator, the model with Predator may immediately make a Melee Attack against that model.</text:p>
          </table:table-cell>
          <table:table-cell table:number-columns-repeated="1017"/>
        </table:table-row>
        <table:table-row table:style-name="ro3">
          <table:table-cell office:value-type="string">
            <text:p>Soothe</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B</text:p>
          </table:table-cell>
          <table:table-cell office:value-type="string">
            <text:p>Augment, 6rng, Heal 1 (A model affected by Heal may remove a number of wound counters or a number of status effect counters equal to the value of X.)</text:p>
          </table:table-cell>
          <table:table-cell table:number-columns-repeated="1017"/>
        </table:table-row>
        <table:table-row table:style-name="ro3">
          <table:table-cell office:value-type="string">
            <text:p>Backstabber</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Trait</text:p>
          </table:table-cell>
          <table:table-cell/>
          <table:table-cell office:value-type="string">
            <text:p>When a model with Backstabber suffers a wound, it may place the wound token on an adjacent friendly model instead.</text:p>
          </table:table-cell>
          <table:table-cell table:number-columns-repeated="1017"/>
        </table:table-row>
        <table:table-row table:style-name="ro2">
          <table:table-cell office:value-type="string">
            <text:p>Solar Flare</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8mi, Burst 1</text:p>
          </table:table-cell>
          <table:table-cell table:number-columns-repeated="1017"/>
        </table:table-row>
        <table:table-row table:style-name="ro2">
          <table:table-cell office:value-type="string">
            <text:p>Eruption</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Mi,. Wave 1, Fire</text:p>
          </table:table-cell>
          <table:table-cell table:number-columns-repeated="1017"/>
        </table:table-row>
        <table:table-row table:style-name="ro2">
          <table:table-cell office:value-type="string">
            <text:p>Flaming Gaze</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ma, Lance 3, +1B WILL, Fire</text:p>
          </table:table-cell>
          <table:table-cell table:number-columns-repeated="1017"/>
        </table:table-row>
        <table:table-row table:style-name="ro2">
          <table:table-cell office:value-type="string">
            <text:p>Princess Power</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B</text:p>
          </table:table-cell>
          <table:table-cell office:value-type="string">
            <text:p>Augment, Aura 1, +1R DEX</text:p>
          </table:table-cell>
          <table:table-cell table:number-columns-repeated="1017"/>
        </table:table-row>
        <table:table-row table:style-name="ro2">
          <table:table-cell office:value-type="string">
            <text:p>Massive Damage</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Definition</text:p>
          </table:table-cell>
          <table:table-cell/>
          <table:table-cell office:value-type="string">
            <text:p>When an offensive action with Massive Damage inflicts a wound it instead inflicts two wounds.</text:p>
          </table:table-cell>
          <table:table-cell table:number-columns-repeated="1017"/>
        </table:table-row>
        <table:table-row table:style-name="ro2">
          <table:table-cell office:value-type="string">
            <text:p>Execute</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2sw, +1R STR, Massive Damage</text:p>
          </table:table-cell>
          <table:table-cell table:number-columns-repeated="1017"/>
        </table:table-row>
        <table:table-row table:style-name="ro2">
          <table:table-cell office:value-type="string">
            <text:p>Dance of Blades</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mi, Cross 2, +1R DEX</text:p>
          </table:table-cell>
          <table:table-cell table:number-columns-repeated="1017"/>
        </table:table-row>
        <table:table-row table:style-name="ro2">
          <table:table-cell office:value-type="string">
            <text:p>Fury</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A model with Fury gains +1B to all offense rolls for each wound it is currently suffering.</text:p>
          </table:table-cell>
          <table:table-cell table:number-columns-repeated="1017"/>
        </table:table-row>
        <table:table-row table:style-name="ro2">
          <table:table-cell office:value-type="string">
            <text:p>Fireball</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6ma, Burst 1, Fire</text:p>
          </table:table-cell>
          <table:table-cell table:number-columns-repeated="1017"/>
        </table:table-row>
        <table:table-row table:style-name="ro5">
          <table:table-cell office:value-type="string">
            <text:p>Insight</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When a model with Insight is targeted by an offensive action, it may force the attacker to reroll one die of its choice from the offense roll, before making a defense roll. <text:s/>(Arcade: A monster targeting a model with Insight reduces its STR by 1.)</text:p>
          </table:table-cell>
          <table:table-cell table:number-columns-repeated="1017"/>
        </table:table-row>
        <table:table-row table:style-name="ro2">
          <table:table-cell office:value-type="string">
            <text:p>Flameburst</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6mi, Burst 1, Fire, +1R DEX</text:p>
          </table:table-cell>
          <table:table-cell table:number-columns-repeated="1017"/>
        </table:table-row>
        <table:table-row table:style-name="ro3">
          <table:table-cell office:value-type="string">
            <text:p>Forbidden Magic</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6ma, if the target is destroyed by this action, this model may immediately select one of the target's unique actions and perform it without spending action points.</text:p>
          </table:table-cell>
          <table:table-cell table:number-columns-repeated="1017"/>
        </table:table-row>
        <table:table-row table:style-name="ro2">
          <table:table-cell office:value-type="string">
            <text:p>Icicle</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sw, Lance 3, Ice</text:p>
          </table:table-cell>
          <table:table-cell table:number-columns-repeated="1017"/>
        </table:table-row>
        <table:table-row table:style-name="ro3">
          <table:table-cell office:value-type="string">
            <text:p>Bob-omb!</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If another Hero activates after this Hero, during the same turn, that Hero gains +1R to the first offense roll it makes that activation.</text:p>
          </table:table-cell>
          <table:table-cell table:number-columns-repeated="1017"/>
        </table:table-row>
        <table:table-row table:style-name="ro2">
          <table:table-cell office:value-type="string">
            <text:p>Sparklesplosion</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R</text:p>
          </table:table-cell>
          <table:table-cell office:value-type="string">
            <text:p>Dangerous, 6mi, Burst 1</text:p>
          </table:table-cell>
          <table:table-cell table:number-columns-repeated="1017"/>
        </table:table-row>
        <table:table-row table:style-name="ro2">
          <table:table-cell office:value-type="string">
            <text:p>Glimmering Swirls</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B</text:p>
          </table:table-cell>
          <table:table-cell office:value-type="string">
            <text:p>Augment, Aura 3, Stealth</text:p>
          </table:table-cell>
          <table:table-cell table:number-columns-repeated="1017"/>
        </table:table-row>
        <table:table-row table:style-name="ro2">
          <table:table-cell office:value-type="string">
            <text:p>Resolve</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Models with Resolve are immune to Control Effects.</text:p>
          </table:table-cell>
          <table:table-cell table:number-columns-repeated="1017"/>
        </table:table-row>
        <table:table-row table:style-name="ro3">
          <table:table-cell office:value-type="string">
            <text:p>Hunger</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When a model with Hunger rolls a Heart, no other <text:s/>model may benefit from its effect unless the model with Hunger is not suffering any wounds.</text:p>
          </table:table-cell>
          <table:table-cell table:number-columns-repeated="1017"/>
        </table:table-row>
        <table:table-row table:style-name="ro3">
          <table:table-cell office:value-type="string">
            <text:p>Flicker</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B</text:p>
          </table:table-cell>
          <table:table-cell office:value-type="string">
            <text:p>Augment, Teleport (Choose an empty square anywhere within 10 squares, and LoS. <text:s/>Place the model affected by Teleport in this square.)</text:p>
          </table:table-cell>
          <table:table-cell table:number-columns-repeated="1017"/>
        </table:table-row>
        <table:table-row table:style-name="ro3">
          <table:table-cell office:value-type="string">
            <text:p>Bulldozer</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A model with Bulldozer may move through enemy models, and treats difficult terrain and structure squares as open squares. <text:s/>All non-blessing tile effects in those squares are ignored.</text:p>
          </table:table-cell>
          <table:table-cell table:number-columns-repeated="1017"/>
        </table:table-row>
        <table:table-row table:style-name="ro3">
          <table:table-cell office:value-type="string">
            <text:p>Heroic Advance</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sw, Lance 6, Charge. <text:s/>(When a model with Charge uses a Lance area effect, after resolving all other effects of the Lance, the model may be placed in any unoccupied square that was affected by the Lance for free.)</text:p>
          </table:table-cell>
          <table:table-cell table:number-columns-repeated="1017"/>
        </table:table-row>
        <table:table-row table:style-name="ro2">
          <table:table-cell office:value-type="string">
            <text:p>Spin Attack</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sw, Wave 1, Push 2</text:p>
          </table:table-cell>
          <table:table-cell table:number-columns-repeated="1017"/>
        </table:table-row>
        <table:table-row table:style-name="ro2">
          <table:table-cell office:value-type="string">
            <text:p>Ice Chipper</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ma, Cross 4, Fire</text:p>
          </table:table-cell>
          <table:table-cell table:number-columns-repeated="1017"/>
        </table:table-row>
        <table:table-row table:style-name="ro2">
          <table:table-cell office:value-type="string">
            <text:p>Hex Blast</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Dangerous, 6ma, Burst 1, Hex</text:p>
          </table:table-cell>
          <table:table-cell table:number-columns-repeated="1017"/>
        </table:table-row>
        <table:table-row table:style-name="ro2">
          <table:table-cell office:value-type="string">
            <text:p>Lightning Storm</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6ma, Arc</text:p>
          </table:table-cell>
          <table:table-cell table:number-columns-repeated="1017"/>
        </table:table-row>
        <table:table-row table:style-name="ro3">
          <table:table-cell office:value-type="string">
            <text:p>Luck</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Trait</text:p>
          </table:table-cell>
          <table:table-cell/>
          <table:table-cell office:value-type="string">
            <text:p>When a model with Luck drawas treasure cards, it may draw one addtional card. <text:s/>Choose one of the cards drawn and shuffle it back into the deck.</text:p>
          </table:table-cell>
          <table:table-cell table:number-columns-repeated="1017"/>
        </table:table-row>
        <table:table-row table:style-name="ro2">
          <table:table-cell office:value-type="string">
            <text:p>Brutal Strike</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When this model wins an offense roll, add 3st to its total.</text:p>
          </table:table-cell>
          <table:table-cell table:number-columns-repeated="1017"/>
        </table:table-row>
        <table:table-row table:style-name="ro2">
          <table:table-cell office:value-type="string">
            <text:p>A Taste for Treasure</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B</text:p>
          </table:table-cell>
          <table:table-cell office:value-type="string">
            <text:p>Augment, Place this model in a square adjacent to a treasure chest that is within line of sight.</text:p>
          </table:table-cell>
          <table:table-cell table:number-columns-repeated="1017"/>
        </table:table-row>
        <table:table-row table:style-name="ro2">
          <table:table-cell office:value-type="string">
            <text:p>Crunch</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2sw, +1R STR, Bane</text:p>
          </table:table-cell>
          <table:table-cell table:number-columns-repeated="1017"/>
        </table:table-row>
        <table:table-row table:style-name="ro2">
          <table:table-cell office:value-type="string">
            <text:p>Moon Shot</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R</text:p>
          </table:table-cell>
          <table:table-cell office:value-type="string">
            <text:p>8mi</text:p>
          </table:table-cell>
          <table:table-cell table:number-columns-repeated="1017"/>
        </table:table-row>
        <table:table-row table:style-name="ro2">
          <table:table-cell office:value-type="string">
            <text:p>Choking Spores</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ma, Wave 1, Slow</text:p>
          </table:table-cell>
          <table:table-cell table:number-columns-repeated="1017"/>
        </table:table-row>
        <table:table-row table:style-name="ro3">
          <table:table-cell office:value-type="string">
            <text:p>Oracle</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Trait</text:p>
          </table:table-cell>
          <table:table-cell/>
          <table:table-cell office:value-type="string">
            <text:p>When this model wins an offense roll, if it rolled no potions or hearts, it may choose to count as having rolled one potion or one heart.</text:p>
          </table:table-cell>
          <table:table-cell table:number-columns-repeated="1017"/>
        </table:table-row>
        <table:table-row table:style-name="ro2">
          <table:table-cell office:value-type="string">
            <text:p>A Taste for Blood</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B</text:p>
          </table:table-cell>
          <table:table-cell office:value-type="string">
            <text:p>Augment, Place this model in a square adjacent to a spawning point on this tile, regardless of line of sight.</text:p>
          </table:table-cell>
          <table:table-cell table:number-columns-repeated="1017"/>
        </table:table-row>
        <table:table-row table:style-name="ro2">
          <table:table-cell office:value-type="string">
            <text:p>Reborn</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B</text:p>
          </table:table-cell>
          <table:table-cell office:value-type="string">
            <text:p>Augment, 8rng, Heal 1, Remedy</text:p>
          </table:table-cell>
          <table:table-cell table:number-columns-repeated="1017"/>
        </table:table-row>
        <table:table-row table:style-name="ro2">
          <table:table-cell office:value-type="string">
            <text:p>Pixel Crush</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sw, Cross 4, Push 2</text:p>
          </table:table-cell>
          <table:table-cell table:number-columns-repeated="1017"/>
        </table:table-row>
        <table:table-row table:style-name="ro3">
          <table:table-cell office:value-type="string">
            <text:p>Through the Hole</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B</text:p>
          </table:table-cell>
          <table:table-cell office:value-type="string">
            <text:p>Augment, 4rng, Teleport (Choose an empty square anywhere within 10 squares and line of sight. <text:s/>Place the model affected by Teleport in this square.)</text:p>
          </table:table-cell>
          <table:table-cell table:number-columns-repeated="1017"/>
        </table:table-row>
        <table:table-row table:style-name="ro3">
          <table:table-cell office:value-type="string">
            <text:p>A Taste for Friendship</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B</text:p>
          </table:table-cell>
          <table:table-cell office:value-type="string">
            <text:p>Augment, Place this model in a square adjacent to another friendly model that is within line of sight.</text:p>
          </table:table-cell>
          <table:table-cell table:number-columns-repeated="1017"/>
        </table:table-row>
        <table:table-row table:style-name="ro2">
          <table:table-cell office:value-type="string">
            <text:p>Resurrection</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When the party spends a Princess Coin, draw two loot.</text:p>
          </table:table-cell>
          <table:table-cell table:number-columns-repeated="1017"/>
        </table:table-row>
        <table:table-row table:style-name="ro2">
          <table:table-cell office:value-type="string">
            <text:p>Bleed</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When making an offense roll, a model with Bleed counts any Hearts rolled as both one star and one heart.</text:p>
          </table:table-cell>
          <table:table-cell table:number-columns-repeated="1017"/>
        </table:table-row>
        <table:table-row table:style-name="ro5">
          <table:table-cell office:value-type="string">
            <text:p>Together Now</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B</text:p>
          </table:table-cell>
          <table:table-cell office:value-type="string">
            <text:p>Augment, Aura 2, Models in the area gain Mob. <text:s/>(When making a Melee offensive action, a model with Mob adds +1B STR to its offense roll for every additional model with Mob that is in range of its target, up to +3B STR.)</text:p>
          </table:table-cell>
          <table:table-cell table:number-columns-repeated="1017"/>
        </table:table-row>
        <table:table-row table:style-name="ro2">
          <table:table-cell office:value-type="string">
            <text:p>Selfless</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Once per turn, when an adjacent friendly model suffers a wound, this model may suffer it instead.</text:p>
          </table:table-cell>
          <table:table-cell table:number-columns-repeated="1017"/>
        </table:table-row>
        <table:table-row table:style-name="ro2">
          <table:table-cell office:value-type="string">
            <text:p>Princess Power</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B</text:p>
          </table:table-cell>
          <table:table-cell office:value-type="string">
            <text:p>Augment, Aura 1, +1R WILL</text:p>
          </table:table-cell>
          <table:table-cell table:number-columns-repeated="1017"/>
        </table:table-row>
        <table:table-row table:style-name="ro2">
          <table:table-cell office:value-type="string">
            <text:p>Step Back</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B</text:p>
          </table:table-cell>
          <table:table-cell office:value-type="string">
            <text:p>6rng, Push 3</text:p>
          </table:table-cell>
          <table:table-cell table:number-columns-repeated="1017"/>
        </table:table-row>
        <table:table-row table:style-name="ro2">
          <table:table-cell office:value-type="string">
            <text:p>Princess Power</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B</text:p>
          </table:table-cell>
          <table:table-cell office:value-type="string">
            <text:p>Augment, Aura 1, +1R ARM</text:p>
          </table:table-cell>
          <table:table-cell table:number-columns-repeated="1017"/>
        </table:table-row>
        <table:table-row table:style-name="ro2">
          <table:table-cell office:value-type="string">
            <text:p>Force of Will</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6ma, Burst 1</text:p>
          </table:table-cell>
          <table:table-cell table:number-columns-repeated="1017"/>
        </table:table-row>
        <table:table-row table:style-name="ro2">
          <table:table-cell office:value-type="string">
            <text:p>The Sentinel Strikes</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R</text:p>
          </table:table-cell>
          <table:table-cell office:value-type="string">
            <text:p>3sw, Knockdown</text:p>
          </table:table-cell>
          <table:table-cell table:number-columns-repeated="1017"/>
        </table:table-row>
        <table:table-row table:style-name="ro2">
          <table:table-cell office:value-type="string">
            <text:p>Shadow</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B</text:p>
          </table:table-cell>
          <table:table-cell office:value-type="string">
            <text:p>Augment, Place Hero adjacent to any other Hero on the dungeon map.</text:p>
          </table:table-cell>
          <table:table-cell table:number-columns-repeated="1017"/>
        </table:table-row>
        <table:table-row table:style-name="ro2">
          <table:table-cell office:value-type="string">
            <text:p>Shield Ring</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B</text:p>
          </table:table-cell>
          <table:table-cell office:value-type="string">
            <text:p>6rng, Knockdown</text:p>
          </table:table-cell>
          <table:table-cell table:number-columns-repeated="1017"/>
        </table:table-row>
        <table:table-row table:style-name="ro3">
          <table:table-cell office:value-type="string">
            <text:p>Soul Echo</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The first time this Hero succeeds with an offensive action against a SUPER monster, it must discard this treasure and add one Princess Coin to the backpack.</text:p>
          </table:table-cell>
          <table:table-cell table:number-columns-repeated="1017"/>
        </table:table-row>
        <table:table-row table:style-name="ro2">
          <table:table-cell office:value-type="string">
            <text:p>Soul Wave</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Sw, Wave 1, Fire, Ice</text:p>
          </table:table-cell>
          <table:table-cell table:number-columns-repeated="1017"/>
        </table:table-row>
        <table:table-row table:style-name="ro2">
          <table:table-cell office:value-type="string">
            <text:p>Soul Lance</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ma, Lance 6, Fire, Ice</text:p>
          </table:table-cell>
          <table:table-cell table:number-columns-repeated="1017"/>
        </table:table-row>
        <table:table-row table:style-name="ro2">
          <table:table-cell office:value-type="string">
            <text:p>Spawn Kill</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When an enemy model spawns within range, this model may immediately make a melee attack against it.</text:p>
          </table:table-cell>
          <table:table-cell table:number-columns-repeated="1017"/>
        </table:table-row>
        <table:table-row table:style-name="ro2">
          <table:table-cell office:value-type="string">
            <text:p>Glitter Bomb</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Dangerous, 4ma, Burst 1, Hex</text:p>
          </table:table-cell>
          <table:table-cell table:number-columns-repeated="1017"/>
        </table:table-row>
        <table:table-row table:style-name="ro2">
          <table:table-cell office:value-type="string">
            <text:p>Rejuvenate</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B</text:p>
          </table:table-cell>
          <table:table-cell office:value-type="string">
            <text:p>Augment, Wave 2, Heal 1</text:p>
          </table:table-cell>
          <table:table-cell table:number-columns-repeated="1017"/>
        </table:table-row>
        <table:table-row table:style-name="ro2">
          <table:table-cell office:value-type="string">
            <text:p>Invincible</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B</text:p>
          </table:table-cell>
          <table:table-cell office:value-type="string">
            <text:p>Augment, Aura 3, Heroes in the area of effect amy reroll one dice on defense rolls.</text:p>
          </table:table-cell>
          <table:table-cell table:number-columns-repeated="1017"/>
        </table:table-row>
        <table:table-row table:style-name="ro2">
          <table:table-cell office:value-type="string">
            <text:p>Thief</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A model with Thief may reroll a single dice when using the Pick Lock action.)</text:p>
          </table:table-cell>
          <table:table-cell table:number-columns-repeated="1017"/>
        </table:table-row>
        <table:table-row table:style-name="ro3">
          <table:table-cell office:value-type="string">
            <text:p>Proficient</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Models with Proficient may take the basic Interact or Open Chest action without spending action points, once per turn.</text:p>
          </table:table-cell>
          <table:table-cell table:number-columns-repeated="1017"/>
        </table:table-row>
        <table:table-row table:style-name="ro2">
          <table:table-cell office:value-type="string">
            <text:p>Tribute to Myself</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When this model wins a defensive roll, it may heal itself using hearts as if it were an offensive roll.</text:p>
          </table:table-cell>
          <table:table-cell table:number-columns-repeated="1017"/>
        </table:table-row>
        <table:table-row table:style-name="ro2">
          <table:table-cell office:value-type="string">
            <text:p>Take This</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B</text:p>
          </table:table-cell>
          <table:table-cell office:value-type="string">
            <text:p>Augment, 1rng, Remedy (A model affected by Remedy removes all status effect tokens.)</text:p>
          </table:table-cell>
          <table:table-cell table:number-columns-repeated="1017"/>
        </table:table-row>
        <table:table-row table:style-name="ro3">
          <table:table-cell office:value-type="string">
            <text:p>Defender</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Models without Defender that are adjacent to a friendly model with Defender cannot be targeted by offensive actions.</text:p>
          </table:table-cell>
          <table:table-cell table:number-columns-repeated="1017"/>
        </table:table-row>
        <table:table-row table:style-name="ro2">
          <table:table-cell office:value-type="string">
            <text:p>Windsong</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B</text:p>
          </table:table-cell>
          <table:table-cell office:value-type="string">
            <text:p>Wave 1, Push 2, Knockdown</text:p>
          </table:table-cell>
          <table:table-cell table:number-columns-repeated="1017"/>
        </table:table-row>
        <table:table-row table:style-name="ro3">
          <table:table-cell office:value-type="string">
            <text:p>Roots of Resurrection</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B</text:p>
          </table:table-cell>
          <table:table-cell office:value-type="string">
            <text:p>One Use Only, Augment Remove all wound and status tokens from a destroyed Hero and place its model adjacent to the start marker.</text:p>
          </table:table-cell>
          <table:table-cell table:number-columns-repeated="1017"/>
        </table:table-row>
        <table:table-row table:style-name="ro2">
          <table:table-cell office:value-type="string">
            <text:p>The Lonely Arrow</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R</text:p>
          </table:table-cell>
          <table:table-cell office:value-type="string">
            <text:p>6mi, Hookshot</text:p>
          </table:table-cell>
          <table:table-cell table:number-columns-repeated="1017"/>
        </table:table-row>
        <table:table-row table:style-name="ro2">
          <table:table-cell office:value-type="string">
            <text:p>Pain</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R</text:p>
          </table:table-cell>
          <table:table-cell office:value-type="string">
            <text:p>6mi, Poison</text:p>
          </table:table-cell>
          <table:table-cell table:number-columns-repeated="1017"/>
        </table:table-row>
        <table:table-row table:style-name="ro3">
          <table:table-cell office:value-type="string">
            <text:p>Dance Party</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If another Hero activates after this Hero, during the same turn, that Hero gains: +2mv +1act +1R DEX +1R WILL during the activation.</text:p>
          </table:table-cell>
          <table:table-cell table:number-columns-repeated="1017"/>
        </table:table-row>
        <table:table-row table:style-name="ro3">
          <table:table-cell office:value-type="string">
            <text:p>Consuming Greed</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Whenever the party draws treasure, a model with Consuming Greed must equip the treasure, unless it would cause the Black Pearl to be discarded.</text:p>
          </table:table-cell>
          <table:table-cell table:number-columns-repeated="1017"/>
        </table:table-row>
        <table:table-row table:style-name="ro2">
          <table:table-cell office:value-type="string">
            <text:p>Cursed</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Definition</text:p>
          </table:table-cell>
          <table:table-cell table:number-columns-repeated="1019"/>
        </table:table-row>
        <table:table-row table:style-name="ro2">
          <table:table-cell office:value-type="string">
            <text:p>Critical Hit</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Definition</text:p>
          </table:table-cell>
          <table:table-cell table:number-columns-repeated="1019"/>
        </table:table-row>
        <table:table-row table:style-name="ro2">
          <table:table-cell office:value-type="string">
            <text:p>Black Spot</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Anytime this model makes a defense roll discard the highest result rolled.</text:p>
          </table:table-cell>
          <table:table-cell table:number-columns-repeated="1017"/>
        </table:table-row>
        <table:table-row table:style-name="ro2">
          <table:table-cell office:value-type="string">
            <text:p>Ghost</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table-cell office:value-type="string">
            <text:p>A model with Ghost ignores walls for the purposes of line of sight and movement.</text:p>
          </table:table-cell>
          <table:table-cell table:number-columns-repeated="1017"/>
        </table:table-row>
        <table:table-row table:style-name="ro2">
          <table:table-cell office:value-type="string">
            <text:p>Seek The Leader</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R</text:p>
          </table:table-cell>
          <table:table-cell office:value-type="string">
            <text:p>6mi, +1R DEX, Massive Damage. <text:s/>Discard this treasure after taking this action.</text:p>
          </table:table-cell>
          <table:table-cell table:number-columns-repeated="1017"/>
        </table:table-row>
        <table:table-row table:style-name="ro2">
          <table:table-cell office:value-type="string">
            <text:p>Stinky</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B</text:p>
          </table:table-cell>
          <table:table-cell office:value-type="string">
            <text:p>Wave 1, Poison</text:p>
          </table:table-cell>
          <table:table-cell table:number-columns-repeated="1017"/>
        </table:table-row>
        <table:table-row table:style-name="ro2">
          <table:table-cell office:value-type="string">
            <text:p>Stranglethorn</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6ma, Burst 1, Slow</text:p>
          </table:table-cell>
          <table:table-cell table:number-columns-repeated="1017"/>
        </table:table-row>
        <table:table-row table:style-name="ro2">
          <table:table-cell office:value-type="string">
            <text:p>Frenzy</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Trait</text:p>
          </table:table-cell>
          <table:table-cell/>
          <table:table-cell office:value-type="string">
            <text:p>A model with Frenzy gains +1R on offensive rolls against any model that is suffering a wound.</text:p>
          </table:table-cell>
          <table:table-cell table:number-columns-repeated="1017"/>
        </table:table-row>
        <table:table-row table:style-name="ro2">
          <table:table-cell office:value-type="string">
            <text:p>Dragon's Breath</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Dangerous, sw, Lance 8, Fire</text:p>
          </table:table-cell>
          <table:table-cell table:number-columns-repeated="1017"/>
        </table:table-row>
        <table:table-row table:style-name="ro3">
          <table:table-cell office:value-type="string">
            <text:p>Sneak Attack</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sw, +1R STR, Knockdown, Pounce (Choose an enemy model anywhere within 5 squares, and line of sight. <text:s/>Place the model with Pounce adjacent to this target, then make the offense roll as normal.)</text:p>
          </table:table-cell>
          <table:table-cell table:number-columns-repeated="1017"/>
        </table:table-row>
        <table:table-row table:style-name="ro2">
          <table:table-cell office:value-type="string">
            <text:p>Servitude</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B</text:p>
          </table:table-cell>
          <table:table-cell office:value-type="string">
            <text:p>Augment, 4rng, the target gains one action point that must be used immediately.</text:p>
          </table:table-cell>
          <table:table-cell table:number-columns-repeated="1017"/>
        </table:table-row>
        <table:table-row table:style-name="ro5">
          <table:table-cell office:value-type="string">
            <text:p>Spongy</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Trait</text:p>
          </table:table-cell>
          <table:table-cell/>
          <table:table-cell office:value-type="string">
            <text:p>When a model with Spongy is targeted by an action, after that action has been resolved, move the model that targeted it one square using the rules for Push. <text:s/>Resolve Spongy even if the model with Spongy was destroyed.</text:p>
          </table:table-cell>
          <table:table-cell table:number-columns-repeated="1017"/>
        </table:table-row>
        <table:table-row table:style-name="ro3">
          <table:table-cell office:value-type="string">
            <text:p>Lost Hero</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Trait</text:p>
          </table:table-cell>
          <table:table-cell/>
          <table:table-cell office:value-type="string">
            <text:p>When this Hero is destroyed, its player must choose a new Hero. <text:s/>The new Hero retains all equipment except this Treasure. <text:s/>A Princess Coin is not used to bring the Hero into play.</text:p>
          </table:table-cell>
          <table:table-cell table:number-columns-repeated="1017"/>
        </table:table-row>
        <table:table-row table:style-name="ro2">
          <table:table-cell office:value-type="string">
            <text:p>Banish</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1B</text:p>
          </table:table-cell>
          <table:table-cell office:value-type="string">
            <text:p>Wave 2, discard all Bone Pile tokens in range.</text:p>
          </table:table-cell>
          <table:table-cell table:number-columns-repeated="1017"/>
        </table:table-row>
        <table:table-row table:style-name="ro3">
          <table:table-cell office:value-type="string">
            <text:p>Grave Visions</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Trait</text:p>
          </table:table-cell>
          <table:table-cell/>
          <table:table-cell office:value-type="string">
            <text:p>When this model is destroyed, place three red dice on this treasure. <text:s/>This model may discard 1R from the Crimson Watcher when it makes any roll to add 1R to the roll.</text:p>
          </table:table-cell>
          <table:table-cell table:number-columns-repeated="1017"/>
        </table:table-row>
        <table:table-row table:style-name="ro3">
          <table:table-cell office:value-type="string">
            <text:p>Volatile</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Trait</text:p>
          </table:table-cell>
          <table:table-cell/>
          <table:table-cell office:value-type="string">
            <text:p>When a model with Volatile is destroyed, before removing the model, resolve the following action: 0R sw, Wave 1, +2R STR</text:p>
          </table:table-cell>
          <table:table-cell table:number-columns-repeated="1017"/>
        </table:table-row>
        <table:table-row table:style-name="ro3">
          <table:table-cell office:value-type="string">
            <text:p>False Security</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Trait</text:p>
          </table:table-cell>
          <table:table-cell/>
          <table:table-cell office:value-type="string">
            <text:p>The model equipped with Cursed Remains suffers Bane, which can only be removed when the model dies. <text:s/>The model does not gain a Princess Coin.</text:p>
          </table:table-cell>
          <table:table-cell table:number-columns-repeated="1017"/>
        </table:table-row>
        <table:table-row table:style-name="ro2">
          <table:table-cell office:value-type="string">
            <text:p>Cursed Talisman</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Trait</text:p>
          </table:table-cell>
          <table:table-cell/>
          <table:table-cell office:value-type="string">
            <text:p>Anytime this model makes a defense roll discard the highest result rolled.</text:p>
          </table:table-cell>
          <table:table-cell table:number-columns-repeated="1017"/>
        </table:table-row>
        <table:table-row table:style-name="ro3">
          <table:table-cell office:value-type="string">
            <text:p>Malice</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Trait</text:p>
          </table:table-cell>
          <table:table-cell/>
          <table:table-cell office:value-type="string">
            <text:p>During the Consul's power-up phase, all Heroes with Malice move two spaces towards the closest other Hero and then must take a basic offensive action against the closest other Hero, if able.</text:p>
          </table:table-cell>
          <table:table-cell table:number-columns-repeated="1017"/>
        </table:table-row>
        <table:table-row table:style-name="ro3">
          <table:table-cell office:value-type="string">
            <text:p>Slayer</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Trait</text:p>
          </table:table-cell>
          <table:table-cell/>
          <table:table-cell office:value-type="string">
            <text:p>A model with Slayer may reroll a single dice whe making offensive actions which target dragon, kobold, or drake models.</text:p>
          </table:table-cell>
          <table:table-cell table:number-columns-repeated="1017"/>
        </table:table-row>
        <table:table-row table:style-name="ro3">
          <table:table-cell office:value-type="string">
            <text:p>Holy</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Trait</text:p>
          </table:table-cell>
          <table:table-cell/>
          <table:table-cell office:value-type="string">
            <text:p>A model with Holy may reroll a single dice when making offensive actions which target undead, demon, or nether models.</text:p>
          </table:table-cell>
          <table:table-cell table:number-columns-repeated="1017"/>
        </table:table-row>
        <table:table-row table:style-name="ro2">
          <table:table-cell office:value-type="string">
            <text:p>Harvest</text:p>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office:value-type="string">
            <text:p>2R</text:p>
          </table:table-cell>
          <table:table-cell office:value-type="string">
            <text:p>Dangerous, sw, Sweep 1, Heal 1 if any model is destroyed by Harvest.</text:p>
          </table:table-cell>
          <table:table-cell table:number-columns-repeated="1017"/>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table-cell/>
          <table:table-cell table:content-validation-name="val1" office:value-type="string">
            <text:p>Classic</text:p>
          </table:table-cell>
          <table:table-cell table:content-validation-name="val2" office:value-type="string">
            <text:p>?</text:p>
          </table:table-cell>
          <table:table-cell table:content-validation-name="val3"/>
          <table:table-cell table:content-validation-name="val4" office:value-type="string">
            <text:p>Item Ability</text:p>
          </table:table-cell>
          <table:table-cell table:number-columns-repeated="1019"/>
        </table:table-row>
        <table:table-row table:style-name="ro2" table:number-rows-repeated="1047010">
          <table:table-cell table:number-columns-repeated="1024"/>
        </table:table-row>
        <table:table-row table:style-name="ro2">
          <table:table-cell table:number-columns-repeated="1024"/>
        </table:table-row>
      </table:table>
      <table:table table:name="Enumerations" table:style-name="ta1" table:print="false">
        <office:forms form:automatic-focus="false" form:apply-design-mode="false"/>
        <table:table-column table:style-name="co7" table:default-cell-style-name="Default"/>
        <table:table-column table:style-name="co8" table:default-cell-style-name="Default"/>
        <table:table-column table:style-name="co3" table:number-columns-repeated="2" table:default-cell-style-name="Default"/>
        <table:table-row table:style-name="ro9">
          <table:table-cell table:style-name="ce8" office:value-type="string">
            <text:p>Version</text:p>
          </table:table-cell>
          <table:table-cell table:style-name="ce8" office:value-type="string">
            <text:p>Type</text:p>
          </table:table-cell>
          <table:table-cell table:style-name="ce8" office:value-type="string">
            <text:p>Mode</text:p>
          </table:table-cell>
          <table:table-cell table:style-name="ce8" office:value-type="string">
            <text:p>Edition</text:p>
          </table:table-cell>
        </table:table-row>
        <table:table-row table:style-name="ro9">
          <table:table-cell office:value-type="float" office:value="1">
            <text:p>1</text:p>
          </table:table-cell>
          <table:table-cell office:value-type="string">
            <text:p>Trait</text:p>
          </table:table-cell>
          <table:table-cell office:value-type="string">
            <text:p>Dual</text:p>
          </table:table-cell>
          <table:table-cell office:value-type="string">
            <text:p>SDE 1.0</text:p>
          </table:table-cell>
        </table:table-row>
        <table:table-row table:style-name="ro9">
          <table:table-cell office:value-type="float" office:value="1.1">
            <text:p>1.1</text:p>
          </table:table-cell>
          <table:table-cell office:value-type="string">
            <text:p>Action</text:p>
          </table:table-cell>
          <table:table-cell office:value-type="string">
            <text:p>Classic</text:p>
          </table:table-cell>
          <table:table-cell office:value-type="string">
            <text:p>Forgotten King</text:p>
          </table:table-cell>
        </table:table-row>
        <table:table-row table:style-name="ro9">
          <table:table-cell office:value-type="float" office:value="1.5">
            <text:p>1.5</text:p>
          </table:table-cell>
          <table:table-cell office:value-type="string">
            <text:p>Definition</text:p>
          </table:table-cell>
          <table:table-cell office:value-type="string">
            <text:p>Arcade</text:p>
          </table:table-cell>
          <table:table-cell office:value-type="string">
            <text:p>SDE 2.0</text:p>
          </table:table-cell>
        </table:table-row>
        <table:table-row table:style-name="ro9">
          <table:table-cell office:value-type="float" office:value="1.6">
            <text:p>1.6</text:p>
          </table:table-cell>
          <table:table-cell office:value-type="string">
            <text:p>Item Ability</text:p>
          </table:table-cell>
          <table:table-cell/>
          <table:table-cell office:value-type="string">
            <text:p>Pet Parade</text:p>
          </table:table-cell>
        </table:table-row>
        <table:table-row table:style-name="ro9">
          <table:table-cell office:value-type="float" office:value="1.7">
            <text:p>1.7</text:p>
          </table:table-cell>
          <table:table-cell office:value-type="string">
            <text:p>Potion Ability</text:p>
          </table:table-cell>
          <table:table-cell/>
          <table:table-cell office:value-type="string">
            <text:p>Custom</text:p>
          </table:table-cell>
        </table:table-row>
        <table:table-row table:style-name="ro9">
          <table:table-cell office:value-type="float" office:value="2">
            <text:p>2</text:p>
          </table:table-cell>
          <table:table-cell table:number-columns-repeated="2"/>
          <table:table-cell office:value-type="string">
            <text:p>SDE Legends</text:p>
          </table:table-cell>
        </table:table-row>
        <table:table-row table:style-name="ro9">
          <table:table-cell office:value-type="string">
            <text:p>C</text:p>
          </table:table-cell>
          <table:table-cell table:number-columns-repeated="3"/>
        </table:table-row>
        <table:table-row table:style-name="ro9">
          <table:table-cell office:value-type="string">
            <text:p>?</text:p>
          </table:table-cell>
          <table:table-cell table:number-columns-repeated="3"/>
        </table:table-row>
      </table:table>
      <table:table table:name="Sheet3" table:style-name="ta1" table:print="false">
        <table:table-column table:style-name="co3" table:default-cell-style-name="Default"/>
        <table:table-row table:style-name="ro9">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ArialMT" svg:font-family="ArialMT" style:font-family-generic="swiss"/>
    <style:font-face style:name="Gautami" svg:font-family="Gautami"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11">08/11/2020</text:date>, <text:time>23:31: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0DT11H12M46S</meta:editing-duration>
    <meta:editing-cycles>17</meta:editing-cycles>
    <meta:generator>OpenOffice/4.1.7$Win32 OpenOffice.org_project/417m1$Build-9800</meta:generator>
    <dc:date>2020-08-11T23:31:31.04</dc:date>
    <meta:document-statistic meta:table-count="3" meta:cell-count="9488" meta:object-count="0"/>
    <meta:user-defined meta:name="Info 1"/>
    <meta:user-defined meta:name="Info 2"/>
    <meta:user-defined meta:name="Info 3"/>
    <meta:user-defined meta:name="Info 4"/>
  </office:meta>
</office:document-meta>
</file>